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Basic/Standard/Feuil2.xml"/>
  <manifest:file-entry manifest:media-type="text/xml" manifest:full-path="Basic/Standard/Feuil3.xml"/>
  <manifest:file-entry manifest:media-type="text/xml" manifest:full-path="Basic/Standard/COLOR_ADAPT.xml"/>
  <manifest:file-entry manifest:media-type="text/xml" manifest:full-path="Basic/Standard/Feuil4.xml"/>
  <manifest:file-entry manifest:media-type="text/xml" manifest:full-path="Basic/Standard/NEW_POINT.xml"/>
  <manifest:file-entry manifest:media-type="text/xml" manifest:full-path="Basic/Standard/Feuil5.xml"/>
  <manifest:file-entry manifest:media-type="text/xml" manifest:full-path="Basic/Standard/PAYS.xml"/>
  <manifest:file-entry manifest:media-type="text/xml" manifest:full-path="Basic/Standard/script-lb.xml"/>
  <manifest:file-entry manifest:media-type="text/xml" manifest:full-path="Basic/Standard/ThisWorkbook.xml"/>
  <manifest:file-entry manifest:media-type="text/xml" manifest:full-path="Basic/Standard/Feuil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57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1.736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2.092cm"/>
    </style:style>
    <style:style style:name="co7" style:family="table-column">
      <style:table-column-properties fo:break-before="auto" style:column-width="2.882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1.372cm"/>
    </style:style>
    <style:style style:name="co10" style:family="table-column">
      <style:table-column-properties fo:break-before="auto" style:column-width="1.483cm"/>
    </style:style>
    <style:style style:name="co11" style:family="table-column">
      <style:table-column-properties fo:break-before="auto" style:column-width="2.997cm"/>
    </style:style>
    <style:style style:name="co12" style:family="table-column">
      <style:table-column-properties fo:break-before="auto" style:column-width="3.247cm"/>
    </style:style>
    <style:style style:name="co13" style:family="table-column">
      <style:table-column-properties fo:break-before="auto" style:column-width="2.238cm"/>
    </style:style>
    <style:style style:name="co14" style:family="table-column">
      <style:table-column-properties fo:break-before="auto" style:column-width="0.335cm"/>
    </style:style>
    <style:style style:name="co15" style:family="table-column">
      <style:table-column-properties fo:break-before="auto" style:column-width="7.4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11.08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ta1" style:family="table" style:master-page-name="PageStyle_5f_DATA">
      <style:table-properties table:display="false" style:writing-mode="lr-tb"/>
    </style:style>
    <style:style style:name="ta2" style:family="table" style:master-page-name="PageStyle_5f_GRAPH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Feuil1">
      <style:table-properties table:display="fals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1" number:language="fr" number:country="FR">
      <number:number number:decimal-places="0" number:min-integer-digits="1"/>
    </number:number-style>
    <number:number-style style:name="N8003" number:language="fr" number:country="FR">
      <number:number number:decimal-places="0" number:min-integer-digits="1" number:grouping="true"/>
    </number:number-style>
    <number:percentage-style style:name="N8011" number:language="fr" number:country="FR">
      <number:number number:decimal-places="2" number:min-integer-digits="1"/>
      <number:text>%</number:text>
    </number:percentage-style>
    <number:text-style style:name="N8100" number:language="fr" number:country="FR">
      <number:text-content/>
    </number:text-style>
    <style:style style:name="ce1" style:family="table-cell" style:parent-style-name="Excel_20_Built-in_20_Normal">
      <style:table-cell-properties fo:background-color="#80800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Excel_20_Built-in_20_Normal" style:data-style-name="N8001">
      <style:table-cell-properties fo:background-color="#ff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Excel_20_Built-in_20_Normal">
      <style:table-cell-properties fo:background-color="#ffff99"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Excel_20_Built-in_20_Normal">
      <style:table-cell-properties fo:background-color="#ff00ff"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Excel_20_Built-in_20_Normal">
      <style:table-cell-properties fo:background-color="#0000ff" style:diagonal-bl-tr="none" style:diagonal-tl-br="none" fo:border="0.035cm solid #000000" style:rotation-align="non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Excel_20_Built-in_20_Normal">
      <style:table-cell-properties fo:background-color="#ff0000"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Excel_20_Built-in_20_Normal">
      <style:table-cell-properties fo:background-color="#333333" style:diagonal-bl-tr="none" style:diagonal-tl-br="none" fo:border="0.035cm solid #000000" style:rotation-align="non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Excel_20_Built-in_20_Normal">
      <style:table-cell-properties fo:background-color="#000000" style:diagonal-bl-tr="none" style:diagonal-tl-br="none" fo:border="0.035cm solid #000000" style:rotation-align="non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Excel_20_Built-in_20_Normal">
      <style:table-cell-properties fo:background-color="#99cc00"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Excel_20_Built-in_20_Normal">
      <style:table-cell-properties fo:background-color="#00ffff"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Excel_20_Built-in_20_Normal" style:data-style-name="N8003">
      <style:table-cell-properties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Excel_20_Built-in_20_Normal" style:data-style-name="N8003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Excel_20_Built-in_20_Normal" style:data-style-name="N8003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Excel_20_Built-in_20_Normal" style:data-style-name="N8010">
      <style:table-cell-properties fo:background-color="transparent"/>
    </style:style>
    <style:style style:name="ce18" style:family="table-cell" style:parent-style-name="Excel_20_Built-in_20_Normal" style:data-style-name="N8010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Excel_20_Built-in_20_Normal" style:data-style-name="N8010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ackground-color="#c0c0c0" style:diagonal-bl-tr="none" style:diagonal-tl-br="none" fo:border="0.035cm solid #000000" style:rotation-align="none"/>
    </style:style>
    <style:style style:name="ce23" style:family="table-cell" style:parent-style-name="Excel_20_Built-in_20_Normal">
      <style:table-cell-properties fo:background-color="#00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fo:background-color="#ff99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29" style:family="table-cell" style:parent-style-name="Excel_20_Built-in_20_Normal" style:data-style-name="N8011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30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31" style:family="table-cell" style:parent-style-name="Excel_20_Built-in_20_Normal" style:data-style-name="N8011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3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33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34" style:family="table-cell" style:parent-style-name="Excel_20_Built-in_20_Normal">
      <style:table-cell-properties fo:border-bottom="none" fo:background-color="#c0c0c0" style:diagonal-bl-tr="none" style:diagonal-tl-br="none" fo:border-left="0.035cm solid #000000" fo:border-right="0.035cm solid #000000" style:rotation-align="none" fo:border-top="0.035cm solid #000000"/>
    </style:style>
    <style:style style:name="ce35" style:family="table-cell" style:parent-style-name="Excel_20_Built-in_20_Normal">
      <style:table-cell-properties fo:border-bottom="none" fo:background-color="#c0c0c0" style:diagonal-bl-tr="none" style:diagonal-tl-br="none" fo:border-left="0.035cm solid #000000" fo:border-right="0.035cm solid #000000" style:rotation-align="none" fo:border-top="none"/>
    </style:style>
    <style:style style:name="ce36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37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38" style:family="table-cell" style:parent-style-name="Excel_20_Built-in_20_Normal" style:data-style-name="N37">
      <style:table-cell-properties fo:background-color="#c0c0c0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Excel_20_Built-in_20_Normal" style:data-style-name="N37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 style:data-style-name="N37">
      <style:text-properties fo:font-size="11pt"/>
    </style:style>
    <style:style style:name="ce41" style:family="table-cell" style:parent-style-name="Excel_20_Built-in_20_Normal" style:data-style-name="N37">
      <style:table-cell-properties fo:background-color="transparen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Excel_20_Built-in_20_Normal" style:data-style-name="N37">
      <style:table-cell-properties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 style:data-style-name="N37"/>
    <style:style style:name="ce44" style:family="table-cell" style:parent-style-name="Excel_20_Built-in_20_Normal" style:data-style-name="N37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Excel_20_Built-in_20_Normal" style:data-style-name="N8011">
      <style:table-cell-properties fo:background-color="#c0c0c0"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 style:data-style-name="N8011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 style:data-style-name="N11"/>
    <style:style style:name="ce48" style:family="table-cell" style:parent-style-name="Excel_20_Built-in_20_Normal" style:data-style-name="N8011">
      <style:table-cell-properties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 style:data-style-name="N114"/>
    <style:style style:name="ce50" style:family="table-cell" style:parent-style-name="Excel_20_Built-in_20_Normal" style:data-style-name="N8011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Excel_20_Built-in_20_Normal" style:data-style-name="N8010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Excel_20_Built-in_20_Normal">
      <style:table-cell-properties fo:background-color="#c0c0c0"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Excel_20_Built-in_20_Normal" style:data-style-name="N8010">
      <style:table-cell-properties fo:background-color="transparent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7" style:family="table-cell" style:parent-style-name="Excel_20_Built-in_20_Normal" style:data-style-name="N113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>
      <style:table-cell-properties fo:background-color="#ffff00" style:text-align-source="fix" style:repeat-content="false" style:vertical-align="middle"/>
      <style:paragraph-properties fo:text-align="center"/>
    </style:style>
    <style:style style:name="ce59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0" style:family="table-cell" style:parent-style-name="Excel_20_Built-in_20_Normal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1" style:family="table-cell" style:parent-style-name="Excel_20_Built-in_20_Normal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62" style:family="table-cell" style:parent-style-name="Excel_20_Built-in_20_Normal">
      <style:table-cell-properties style:text-align-source="fix" style:repeat-content="false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Excel_20_Built-in_20_Normal" style:data-style-name="N8100">
      <style:table-cell-properties style:text-align-source="value-type" style:repeat-content="false" fo:background-color="transparent" fo:wrap-option="wrap" style:direction="ltr" style:rotation-angle="0" style:rotation-align="none" style:shrink-to-fit="false" CellBackColor="12632256" Pattern="1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 style:data-style-name="N8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c#ref !=1)" style:apply-style-name="ConditionalStyle_5f_24" style:base-cell-address="DATA.A1"/>
      <style:map style:condition="is-true-formula(c#ref !&gt;0)" style:apply-style-name="ConditionalStyle_5f_23" style:base-cell-address="DATA.A1"/>
    </style:style>
    <style:style style:name="ce66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lr-tb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Excel_20_Built-in_20_Normal" style:data-style-name="N8000">
      <style:table-cell-properties style:cell-protect="none" style:print-content="true" fo:background-color="transparent"/>
      <style:text-properties fo:color="#0084d1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C1]=1)" style:apply-style-name="ConditionalStyle_5f_21" style:base-cell-address="DATA.A1"/>
      <style:map style:condition="is-true-formula([.C1]&gt;0)" style:apply-style-name="ConditionalStyle_5f_20" style:base-cell-address="DATA.A1"/>
    </style:style>
    <style:style style:name="ce68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lr-tb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c#ref !=1)" style:apply-style-name="ConditionalStyle_5f_24" style:base-cell-address="DATA.A1"/>
      <style:map style:condition="is-true-formula(c#ref !&gt;0)" style:apply-style-name="ConditionalStyle_5f_23" style:base-cell-address="DATA.A1"/>
    </style:style>
    <style:style style:name="ce69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lr-tb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c#ref !=1)" style:apply-style-name="ConditionalStyle_5f_24" style:base-cell-address="DATA.A1"/>
      <style:map style:condition="is-true-formula(c#ref !&gt;0)" style:apply-style-name="ConditionalStyle_5f_23" style:base-cell-address="DATA.A1"/>
    </style:style>
    <style:style style:name="ce70" style:family="table-cell" style:parent-style-name="Excel_20_Built-in_20_Normal" style:data-style-name="N8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c#ref !=1)" style:apply-style-name="ConditionalStyle_5f_24" style:base-cell-address="DATA.A1"/>
      <style:map style:condition="is-true-formula(c#ref !&gt;0)" style:apply-style-name="ConditionalStyle_5f_23" style:base-cell-address="DATA.A1"/>
    </style:style>
    <style:style style:name="ce71" style:family="table-cell" style:parent-style-name="Excel_20_Built-in_20_Normal" style:data-style-name="N114">
      <style:table-cell-properties style:text-align-source="fix" style:repeat-content="false" fo:background-color="transparent" fo:wrap-option="no-wrap" style:direction="ltr" style:rotation-angle="0" style:rotation-align="none" style:shrink-to-fit="false" CellBackColor="12632256" Pattern="1" style:vertical-align="bottom"/>
      <style:paragraph-properties fo:text-align="center" fo:margin-left="0cm" style:writing-mode="page"/>
    </style:style>
    <style:style style:name="ce72" style:family="table-cell" style:parent-style-name="Excel_20_Built-in_20_Normal" style:data-style-name="N11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3" style:family="table-cell" style:parent-style-name="Default" style:data-style-name="N114">
      <style:text-properties fo:font-style="italic" style:font-style-asian="italic" style:font-style-complex="italic"/>
    </style:style>
    <style:style style:name="ce74" style:family="table-cell" style:parent-style-name="Excel_20_Built-in_20_Normal" style:data-style-name="N114">
      <style:table-cell-properties fo:background-color="transparent"/>
    </style:style>
    <style:style style:name="ce75" style:family="table-cell" style:parent-style-name="Default" style:data-style-name="N114">
      <style:text-properties fo:font-style="normal" style:font-style-asian="normal" style:font-style-complex="normal"/>
    </style:style>
    <style:style style:name="ce76" style:family="table-cell" style:parent-style-name="Excel_20_Built-in_20_Normal" style:data-style-name="N114">
      <style:map style:condition="cell-content()!=1" style:apply-style-name="ConditionalStyle_5f_25" style:base-cell-address="DATA.A1"/>
    </style:style>
    <style:style style:name="ce77" style:family="table-cell" style:parent-style-name="Excel_20_Built-in_20_Normal" style:data-style-name="N114">
      <style:table-cell-properties style:text-align-source="fix" style:repeat-content="false" fo:background-color="transparent" fo:wrap-option="no-wrap" style:direction="ltr" style:rotation-angle="0" style:rotation-align="none" style:shrink-to-fit="false" CellBackColor="12632256" Pattern="1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 style:data-style-name="N11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Normal" style:data-style-name="N114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A1]&lt;&gt;#ref !1)" style:apply-style-name="ConditionalStyle_5f_22" style:base-cell-address="DATA.A1"/>
    </style:style>
    <style:style style:name="ce80" style:family="table-cell" style:parent-style-name="Excel_20_Built-in_20_Normal" style:data-style-name="N114">
      <style:table-cell-properties fo:background-color="#ffff99" style:diagonal-bl-tr="none" style:diagonal-tl-br="none" fo:border="0.035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Excel_20_Built-in_20_Normal" style:data-style-name="N114">
      <style:table-cell-properties style:text-align-source="fix" style:repeat-content="false" fo:background-color="transparent" fo:wrap-option="no-wrap" style:direction="ltr" style:rotation-angle="0" style:rotation-align="none" style:shrink-to-fit="false" CellBackColor="12632256" Pattern="1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 style:data-style-name="N11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83" style:family="table-cell" style:parent-style-name="Excel_20_Built-in_20_Percent" style:data-style-name="N114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end"/>
    </style:style>
    <style:style style:name="ce85" style:family="table-cell" style:parent-style-name="Excel_20_Built-in_20_Normal">
      <style:table-cell-properties fo:background-color="transparent" CellBackColor="12632256" Pattern="1"/>
    </style:style>
    <style:style style:name="ce86" style:family="table-cell" style:parent-style-name="Excel_20_Built-in_20_Normal">
      <style:table-cell-properties fo:background-color="transparent"/>
    </style:style>
    <style:style style:name="ce87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9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Normal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17375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Normal">
      <style:text-properties fo:color="#17375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 fo:background-color="#ece9d8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color="#000000" style:text-line-through-style="none" fo:font-family="Arial" fo:font-size="10pt" fo:font-style="normal" style:text-underline-style="none" fo:font-weight="normal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color="#ff0000" style:text-line-through-style="none" fo:font-family="Arial" fo:font-size="10pt" fo:font-style="normal" style:text-underline-style="none" fo:font-weight="bold"/>
    </style:style>
    <style:style style:name="P4" style:family="paragraph">
      <style:paragraph-properties fo:text-align="center"/>
      <style:text-properties fo:color="#339966" style:text-line-through-style="none" fo:font-family="Arial" fo:font-size="10pt" fo:font-style="normal" style:text-underline-style="none"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button form:name="Button 1" form:control-implementation="ooo:com.sun.star.form.component.CommandButton" xml:id="control1" form:id="control1" form:label="COLORS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13"/>
        <table:table-column table:style-name="co2" table:default-cell-style-name="ce14"/>
        <table:table-column table:style-name="co3" table:default-cell-style-name="ce17"/>
        <table:table-column table:style-name="co4" table:default-cell-style-name="Excel_20_Built-in_20_Normal"/>
        <table:table-column table:style-name="co5" table:default-cell-style-name="ce20"/>
        <table:table-column table:style-name="co6" table:number-columns-repeated="4" table:default-cell-style-name="Excel_20_Built-in_20_Normal"/>
        <table:table-column table:style-name="co7" table:number-columns-repeated="2" table:default-cell-style-name="Excel_20_Built-in_20_Normal"/>
        <table:table-column table:style-name="co6" table:number-columns-repeated="1013" table:default-cell-style-name="Excel_20_Built-in_20_Normal"/>
        <table:table-row table:style-name="ro1">
          <table:table-cell table:style-name="ce1">
            <draw:control table:end-cell-address="DATA.F1" table:end-x="0.075cm" table:end-y="0.896cm" draw:z-index="0" draw:style-name="gr1" draw:text-style-name="P1" svg:width="11.939cm" svg:height="0.896cm" svg:x="0.075cm" svg:y="0cm" draw:control="control1"/>
          </table:table-cell>
          <table:table-cell table:number-columns-repeated="4"/>
          <table:table-cell table:formula="of:=+SUM([.E3:.E242])" office:value-type="float" office:value="68">
            <text:p>68</text:p>
          </table:table-cell>
          <table:table-cell table:number-columns-repeated="5"/>
          <table:table-cell table:formula="of:=+SUMPRODUCT([.$E3:.$E242];[.L3:.L242])" office:value-type="float" office:value="54">
            <text:p>54</text:p>
          </table:table-cell>
          <table:table-cell table:formula="of:=+SUMPRODUCT([.$E3:.$E242];[.M3:.M242])" office:value-type="float" office:value="9">
            <text:p>9</text:p>
          </table:table-cell>
          <table:table-cell table:formula="of:=+SUMPRODUCT([.$E3:.$E242];[.N3:.N242])" office:value-type="float" office:value="5">
            <text:p>5</text:p>
          </table:table-cell>
          <table:table-cell table:formula="of:=+SUMPRODUCT([.$E3:.$E242];[.O3:.O242])" office:value-type="float" office:value="0">
            <text:p>0</text:p>
          </table:table-cell>
          <table:table-cell table:formula="of:=+SUMPRODUCT([.$E3:.$E242];[.P3:.P242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GEONAME</text:p>
          </table:table-cell>
          <table:table-cell table:style-name="ce15"/>
          <table:table-cell table:style-name="ce18" office:value-type="string">
            <text:p>%</text:p>
          </table:table-cell>
          <table:table-cell/>
          <table:table-cell table:style-name="ce21" office:value-type="string">
            <text:p>MAIN</text:p>
          </table:table-cell>
          <table:table-cell table:number-columns-repeated="6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number-columns-repeated="1008"/>
        </table:table-row>
        <table:table-row table:style-name="ro2">
          <table:table-cell table:style-name="ce3" office:value-type="string">
            <text:p>Afghanistan</text:p>
          </table:table-cell>
          <table:table-cell table:style-name="ce16" office:value-type="float" office:value="12">
            <text:p>12</text:p>
          </table:table-cell>
          <table:table-cell table:style-name="ce19" table:formula="of:=+[.B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3]=12;1;0)" office:value-type="float" office:value="1">
            <text:p>1</text:p>
          </table:table-cell>
          <table:table-cell table:formula="of:=IF([.$B3]=8;1;0)" office:value-type="float" office:value="0">
            <text:p>0</text:p>
          </table:table-cell>
          <table:table-cell table:formula="of:=IF([.$B3]=5;1;0)" office:value-type="float" office:value="0">
            <text:p>0</text:p>
          </table:table-cell>
          <table:table-cell table:formula="of:=IF([.$B3]=3;1;0)" office:value-type="float" office:value="0">
            <text:p>0</text:p>
          </table:table-cell>
          <table:table-cell table:formula="of:=IF([.$B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lbania</text:p>
          </table:table-cell>
          <table:table-cell table:style-name="ce16" office:value-type="float" office:value="12">
            <text:p>12</text:p>
          </table:table-cell>
          <table:table-cell table:style-name="ce19" table:formula="of:=+[.B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4]=12;1;0)" office:value-type="float" office:value="1">
            <text:p>1</text:p>
          </table:table-cell>
          <table:table-cell table:formula="of:=IF([.$B4]=8;1;0)" office:value-type="float" office:value="0">
            <text:p>0</text:p>
          </table:table-cell>
          <table:table-cell table:formula="of:=IF([.$B4]=5;1;0)" office:value-type="float" office:value="0">
            <text:p>0</text:p>
          </table:table-cell>
          <table:table-cell table:formula="of:=IF([.$B4]=3;1;0)" office:value-type="float" office:value="0">
            <text:p>0</text:p>
          </table:table-cell>
          <table:table-cell table:formula="of:=IF([.$B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Algeria</text:p>
          </table:table-cell>
          <table:table-cell table:style-name="ce16" office:value-type="float" office:value="12">
            <text:p>12</text:p>
          </table:table-cell>
          <table:table-cell table:style-name="ce19" table:formula="of:=+[.B5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5]=12;1;0)" office:value-type="float" office:value="1">
            <text:p>1</text:p>
          </table:table-cell>
          <table:table-cell table:formula="of:=IF([.$B5]=8;1;0)" office:value-type="float" office:value="0">
            <text:p>0</text:p>
          </table:table-cell>
          <table:table-cell table:formula="of:=IF([.$B5]=5;1;0)" office:value-type="float" office:value="0">
            <text:p>0</text:p>
          </table:table-cell>
          <table:table-cell table:formula="of:=IF([.$B5]=3;1;0)" office:value-type="float" office:value="0">
            <text:p>0</text:p>
          </table:table-cell>
          <table:table-cell table:formula="of:=IF([.$B5]=0;1;0)" office:value-type="float" office:value="0">
            <text:p>0</text:p>
          </table:table-cell>
          <table:table-cell table:number-columns-repeated="1008"/>
        </table:table-row>
        <table:table-row table:style-name="ro3">
          <table:table-cell table:style-name="ce5" office:value-type="string">
            <text:p>Andorra</text:p>
          </table:table-cell>
          <table:table-cell table:style-name="ce16" office:value-type="float" office:value="12">
            <text:p>12</text:p>
          </table:table-cell>
          <table:table-cell table:style-name="ce19" table:formula="of:=+[.B6]/100" office:value-type="percentage" office:value="0.12">
            <text:p>12%</text:p>
          </table:table-cell>
          <table:table-cell/>
          <table:table-cell table:style-name="ce21"/>
          <table:table-cell table:number-columns-repeated="4"/>
          <table:table-cell table:style-name="ce27" table:formula="of:=[$#REF !.F31]" office:value-type="float" office:value="0">
            <text:p>#REF !</text:p>
          </table:table-cell>
          <table:table-cell table:style-name="ce32" table:formula="of:=[$#REF !.F32]" office:value-type="float" office:value="0">
            <text:p>#REF !</text:p>
          </table:table-cell>
          <table:table-cell table:formula="of:=IF([.$B6]=12;1;0)" office:value-type="float" office:value="1">
            <text:p>1</text:p>
          </table:table-cell>
          <table:table-cell table:formula="of:=IF([.$B6]=8;1;0)" office:value-type="float" office:value="0">
            <text:p>0</text:p>
          </table:table-cell>
          <table:table-cell table:formula="of:=IF([.$B6]=5;1;0)" office:value-type="float" office:value="0">
            <text:p>0</text:p>
          </table:table-cell>
          <table:table-cell table:formula="of:=IF([.$B6]=3;1;0)" office:value-type="float" office:value="0">
            <text:p>0</text:p>
          </table:table-cell>
          <table:table-cell table:formula="of:=IF([.$B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Angola</text:p>
          </table:table-cell>
          <table:table-cell table:style-name="ce16" office:value-type="float" office:value="12">
            <text:p>12</text:p>
          </table:table-cell>
          <table:table-cell table:style-name="ce19" table:formula="of:=+[.B7]/100" office:value-type="percentage" office:value="0.12">
            <text:p>12%</text:p>
          </table:table-cell>
          <table:table-cell/>
          <table:table-cell table:style-name="ce21"/>
          <table:table-cell/>
          <table:table-cell office:value-type="float" office:value="12">
            <text:p>12</text:p>
          </table:table-cell>
          <table:table-cell table:style-name="ce22"/>
          <table:table-cell table:formula="of:=+[.L1]" office:value-type="float" office:value="54">
            <text:p>54</text:p>
          </table:table-cell>
          <table:table-cell table:style-name="ce28" table:formula="of:=[.K8]" office:value-type="float" office:value="12">
            <text:p>12</text:p>
          </table:table-cell>
          <table:table-cell table:style-name="ce33" table:formula="of:=+SUM([.K9:.K11])" office:value-type="float" office:value="6">
            <text:p>6</text:p>
          </table:table-cell>
          <table:table-cell table:formula="of:=IF([.$B7]=12;1;0)" office:value-type="float" office:value="1">
            <text:p>1</text:p>
          </table:table-cell>
          <table:table-cell table:formula="of:=IF([.$B7]=8;1;0)" office:value-type="float" office:value="0">
            <text:p>0</text:p>
          </table:table-cell>
          <table:table-cell table:formula="of:=IF([.$B7]=5;1;0)" office:value-type="float" office:value="0">
            <text:p>0</text:p>
          </table:table-cell>
          <table:table-cell table:formula="of:=IF([.$B7]=3;1;0)" office:value-type="float" office:value="0">
            <text:p>0</text:p>
          </table:table-cell>
          <table:table-cell table:formula="of:=IF([.$B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Antigua and Barbuda</text:p>
          </table:table-cell>
          <table:table-cell table:style-name="ce16" office:value-type="float" office:value="12">
            <text:p>12</text:p>
          </table:table-cell>
          <table:table-cell table:style-name="ce19" table:formula="of:=+[.B8]/100" office:value-type="percentage" office:value="0.12">
            <text:p>12%</text:p>
          </table:table-cell>
          <table:table-cell/>
          <table:table-cell table:style-name="ce21"/>
          <table:table-cell/>
          <table:table-cell office:value-type="float" office:value="8">
            <text:p>8</text:p>
          </table:table-cell>
          <table:table-cell table:style-name="ce23"/>
          <table:table-cell table:formula="of:=+[.M1]" office:value-type="float" office:value="9">
            <text:p>9</text:p>
          </table:table-cell>
          <table:table-cell table:style-name="ce29" office:value-type="percentage" office:value="0.02">
            <text:p>2,00%</text:p>
          </table:table-cell>
          <table:table-cell table:style-name="ce34" table:formula="of:=+COUNTIF([.$B$3:.$B$242];&quot;=8&quot;)" office:value-type="float" office:value="12">
            <text:p>12</text:p>
          </table:table-cell>
          <table:table-cell table:formula="of:=IF([.$B8]=12;1;0)" office:value-type="float" office:value="1">
            <text:p>1</text:p>
          </table:table-cell>
          <table:table-cell table:formula="of:=IF([.$B8]=8;1;0)" office:value-type="float" office:value="0">
            <text:p>0</text:p>
          </table:table-cell>
          <table:table-cell table:formula="of:=IF([.$B8]=5;1;0)" office:value-type="float" office:value="0">
            <text:p>0</text:p>
          </table:table-cell>
          <table:table-cell table:formula="of:=IF([.$B8]=3;1;0)" office:value-type="float" office:value="0">
            <text:p>0</text:p>
          </table:table-cell>
          <table:table-cell table:formula="of:=IF([.$B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Argentina</text:p>
          </table:table-cell>
          <table:table-cell table:style-name="ce16" office:value-type="float" office:value="8">
            <text:p>8</text:p>
          </table:table-cell>
          <table:table-cell table:style-name="ce19" table:formula="of:=+[.B9]/100" office:value-type="percentage" office:value="0.08">
            <text:p>8%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style-name="ce24"/>
          <table:table-cell table:formula="of:=+[.N1]" office:value-type="float" office:value="5">
            <text:p>5</text:p>
          </table:table-cell>
          <table:table-cell table:style-name="ce29" office:value-type="percentage" office:value="0.01">
            <text:p>1,00%</text:p>
          </table:table-cell>
          <table:table-cell table:style-name="ce35" table:formula="of:=+COUNTIF([.$B$3:.$B$242];&quot;=5&quot;)" office:value-type="float" office:value="6">
            <text:p>6</text:p>
          </table:table-cell>
          <table:table-cell table:formula="of:=IF([.$B9]=12;1;0)" office:value-type="float" office:value="0">
            <text:p>0</text:p>
          </table:table-cell>
          <table:table-cell table:formula="of:=IF([.$B9]=8;1;0)" office:value-type="float" office:value="1">
            <text:p>1</text:p>
          </table:table-cell>
          <table:table-cell table:formula="of:=IF([.$B9]=5;1;0)" office:value-type="float" office:value="0">
            <text:p>0</text:p>
          </table:table-cell>
          <table:table-cell table:formula="of:=IF([.$B9]=3;1;0)" office:value-type="float" office:value="0">
            <text:p>0</text:p>
          </table:table-cell>
          <table:table-cell table:formula="of:=IF([.$B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Armenia</text:p>
          </table:table-cell>
          <table:table-cell table:style-name="ce16" office:value-type="float" office:value="12">
            <text:p>12</text:p>
          </table:table-cell>
          <table:table-cell table:style-name="ce19" table:formula="of:=+[.B10]/100" office:value-type="percentage" office:value="0.12">
            <text:p>12%</text:p>
          </table:table-cell>
          <table:table-cell/>
          <table:table-cell table:style-name="ce21"/>
          <table:table-cell/>
          <table:table-cell office:value-type="float" office:value="3">
            <text:p>3</text:p>
          </table:table-cell>
          <table:table-cell table:style-name="ce25"/>
          <table:table-cell table:formula="of:=+[.O1]" office:value-type="float" office:value="0">
            <text:p>0</text:p>
          </table:table-cell>
          <table:table-cell table:style-name="ce29" office:value-type="percentage" office:value="0.005">
            <text:p>0,50%</text:p>
          </table:table-cell>
          <table:table-cell table:style-name="ce35" table:formula="of:=+COUNTIF([.$B$3:.$B$242];&quot;=3&quot;)" office:value-type="float" office:value="0">
            <text:p>0</text:p>
          </table:table-cell>
          <table:table-cell table:formula="of:=IF([.$B10]=12;1;0)" office:value-type="float" office:value="1">
            <text:p>1</text:p>
          </table:table-cell>
          <table:table-cell table:formula="of:=IF([.$B10]=8;1;0)" office:value-type="float" office:value="0">
            <text:p>0</text:p>
          </table:table-cell>
          <table:table-cell table:formula="of:=IF([.$B10]=5;1;0)" office:value-type="float" office:value="0">
            <text:p>0</text:p>
          </table:table-cell>
          <table:table-cell table:formula="of:=IF([.$B10]=3;1;0)" office:value-type="float" office:value="0">
            <text:p>0</text:p>
          </table:table-cell>
          <table:table-cell table:formula="of:=IF([.$B1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Aruba</text:p>
          </table:table-cell>
          <table:table-cell table:style-name="ce16" office:value-type="float" office:value="12">
            <text:p>12</text:p>
          </table:table-cell>
          <table:table-cell table:style-name="ce19" table:formula="of:=+[.B11]/100" office:value-type="percentage" office:value="0.12">
            <text:p>12%</text:p>
          </table:table-cell>
          <table:table-cell/>
          <table:table-cell table:style-name="ce21"/>
          <table:table-cell/>
          <table:table-cell office:value-type="float" office:value="0">
            <text:p>0</text:p>
          </table:table-cell>
          <table:table-cell table:style-name="ce26"/>
          <table:table-cell table:formula="of:=+[.P1]" office:value-type="float" office:value="0">
            <text:p>0</text:p>
          </table:table-cell>
          <table:table-cell table:style-name="ce29" office:value-type="percentage" office:value="0.002">
            <text:p>0,20%</text:p>
          </table:table-cell>
          <table:table-cell table:style-name="ce35" table:formula="of:=+COUNTIF([.$B$3:.$B$242];&quot;=0&quot;)" office:value-type="float" office:value="0">
            <text:p>0</text:p>
          </table:table-cell>
          <table:table-cell table:formula="of:=IF([.$B11]=12;1;0)" office:value-type="float" office:value="1">
            <text:p>1</text:p>
          </table:table-cell>
          <table:table-cell table:formula="of:=IF([.$B11]=8;1;0)" office:value-type="float" office:value="0">
            <text:p>0</text:p>
          </table:table-cell>
          <table:table-cell table:formula="of:=IF([.$B11]=5;1;0)" office:value-type="float" office:value="0">
            <text:p>0</text:p>
          </table:table-cell>
          <table:table-cell table:formula="of:=IF([.$B11]=3;1;0)" office:value-type="float" office:value="0">
            <text:p>0</text:p>
          </table:table-cell>
          <table:table-cell table:formula="of:=IF([.$B1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Australia</text:p>
          </table:table-cell>
          <table:table-cell table:style-name="ce16" office:value-type="float" office:value="12">
            <text:p>12</text:p>
          </table:table-cell>
          <table:table-cell table:style-name="ce19" table:formula="of:=+[.B12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4"/>
          <table:table-cell table:style-name="ce30"/>
          <table:table-cell table:style-name="ce36"/>
          <table:table-cell table:formula="of:=IF([.$B12]=12;1;0)" office:value-type="float" office:value="1">
            <text:p>1</text:p>
          </table:table-cell>
          <table:table-cell table:formula="of:=IF([.$B12]=8;1;0)" office:value-type="float" office:value="0">
            <text:p>0</text:p>
          </table:table-cell>
          <table:table-cell table:formula="of:=IF([.$B12]=5;1;0)" office:value-type="float" office:value="0">
            <text:p>0</text:p>
          </table:table-cell>
          <table:table-cell table:formula="of:=IF([.$B12]=3;1;0)" office:value-type="float" office:value="0">
            <text:p>0</text:p>
          </table:table-cell>
          <table:table-cell table:formula="of:=IF([.$B1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6" office:value-type="string">
            <text:p>Austria</text:p>
          </table:table-cell>
          <table:table-cell table:style-name="ce16" office:value-type="float" office:value="12">
            <text:p>12</text:p>
          </table:table-cell>
          <table:table-cell table:style-name="ce19" table:formula="of:=+[.B13]/100" office:value-type="percentage" office:value="0.12">
            <text:p>12%</text:p>
          </table:table-cell>
          <table:table-cell/>
          <table:table-cell table:style-name="ce21"/>
          <table:table-cell table:number-columns-repeated="4"/>
          <table:table-cell table:style-name="ce31" table:formula="of:=SUMPRODUCT([.I8:.I11];[.J8:.J11])" office:value-type="percentage" office:value="0.23">
            <text:p>23,00%</text:p>
          </table:table-cell>
          <table:table-cell table:style-name="ce37"/>
          <table:table-cell table:formula="of:=IF([.$B13]=12;1;0)" office:value-type="float" office:value="1">
            <text:p>1</text:p>
          </table:table-cell>
          <table:table-cell table:formula="of:=IF([.$B13]=8;1;0)" office:value-type="float" office:value="0">
            <text:p>0</text:p>
          </table:table-cell>
          <table:table-cell table:formula="of:=IF([.$B13]=5;1;0)" office:value-type="float" office:value="0">
            <text:p>0</text:p>
          </table:table-cell>
          <table:table-cell table:formula="of:=IF([.$B13]=3;1;0)" office:value-type="float" office:value="0">
            <text:p>0</text:p>
          </table:table-cell>
          <table:table-cell table:formula="of:=IF([.$B1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Azerbaijan (Republic of)</text:p>
          </table:table-cell>
          <table:table-cell table:style-name="ce16" office:value-type="float" office:value="12">
            <text:p>12</text:p>
          </table:table-cell>
          <table:table-cell table:style-name="ce19" table:formula="of:=+[.B1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4]=12;1;0)" office:value-type="float" office:value="1">
            <text:p>1</text:p>
          </table:table-cell>
          <table:table-cell table:formula="of:=IF([.$B14]=8;1;0)" office:value-type="float" office:value="0">
            <text:p>0</text:p>
          </table:table-cell>
          <table:table-cell table:formula="of:=IF([.$B14]=5;1;0)" office:value-type="float" office:value="0">
            <text:p>0</text:p>
          </table:table-cell>
          <table:table-cell table:formula="of:=IF([.$B14]=3;1;0)" office:value-type="float" office:value="0">
            <text:p>0</text:p>
          </table:table-cell>
          <table:table-cell table:formula="of:=IF([.$B1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7" office:value-type="string">
            <text:p>Azores (Port.)</text:p>
          </table:table-cell>
          <table:table-cell table:style-name="ce16" office:value-type="float" office:value="12">
            <text:p>12</text:p>
          </table:table-cell>
          <table:table-cell table:style-name="ce19" table:formula="of:=+[.B1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5]=12;1;0)" office:value-type="float" office:value="1">
            <text:p>1</text:p>
          </table:table-cell>
          <table:table-cell table:formula="of:=IF([.$B15]=8;1;0)" office:value-type="float" office:value="0">
            <text:p>0</text:p>
          </table:table-cell>
          <table:table-cell table:formula="of:=IF([.$B15]=5;1;0)" office:value-type="float" office:value="0">
            <text:p>0</text:p>
          </table:table-cell>
          <table:table-cell table:formula="of:=IF([.$B15]=3;1;0)" office:value-type="float" office:value="0">
            <text:p>0</text:p>
          </table:table-cell>
          <table:table-cell table:formula="of:=IF([.$B1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ahamas</text:p>
          </table:table-cell>
          <table:table-cell table:style-name="ce16" office:value-type="float" office:value="12">
            <text:p>12</text:p>
          </table:table-cell>
          <table:table-cell table:style-name="ce19" table:formula="of:=+[.B1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6]=12;1;0)" office:value-type="float" office:value="1">
            <text:p>1</text:p>
          </table:table-cell>
          <table:table-cell table:formula="of:=IF([.$B16]=8;1;0)" office:value-type="float" office:value="0">
            <text:p>0</text:p>
          </table:table-cell>
          <table:table-cell table:formula="of:=IF([.$B16]=5;1;0)" office:value-type="float" office:value="0">
            <text:p>0</text:p>
          </table:table-cell>
          <table:table-cell table:formula="of:=IF([.$B16]=3;1;0)" office:value-type="float" office:value="0">
            <text:p>0</text:p>
          </table:table-cell>
          <table:table-cell table:formula="of:=IF([.$B1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Bahrein</text:p>
          </table:table-cell>
          <table:table-cell table:style-name="ce16" office:value-type="float" office:value="5">
            <text:p>5</text:p>
          </table:table-cell>
          <table:table-cell table:style-name="ce19" table:formula="of:=+[.B17]/100" office:value-type="percentage" office:value="0.05">
            <text:p>5%</text:p>
          </table:table-cell>
          <table:table-cell/>
          <table:table-cell table:style-name="ce21"/>
          <table:table-cell table:number-columns-repeated="6"/>
          <table:table-cell table:formula="of:=IF([.$B17]=12;1;0)" office:value-type="float" office:value="0">
            <text:p>0</text:p>
          </table:table-cell>
          <table:table-cell table:formula="of:=IF([.$B17]=8;1;0)" office:value-type="float" office:value="0">
            <text:p>0</text:p>
          </table:table-cell>
          <table:table-cell table:formula="of:=IF([.$B17]=5;1;0)" office:value-type="float" office:value="1">
            <text:p>1</text:p>
          </table:table-cell>
          <table:table-cell table:formula="of:=IF([.$B17]=3;1;0)" office:value-type="float" office:value="0">
            <text:p>0</text:p>
          </table:table-cell>
          <table:table-cell table:formula="of:=IF([.$B1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Bangladesh</text:p>
          </table:table-cell>
          <table:table-cell table:style-name="ce16" office:value-type="float" office:value="12">
            <text:p>12</text:p>
          </table:table-cell>
          <table:table-cell table:style-name="ce19" table:formula="of:=+[.B1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8]=12;1;0)" office:value-type="float" office:value="1">
            <text:p>1</text:p>
          </table:table-cell>
          <table:table-cell table:formula="of:=IF([.$B18]=8;1;0)" office:value-type="float" office:value="0">
            <text:p>0</text:p>
          </table:table-cell>
          <table:table-cell table:formula="of:=IF([.$B18]=5;1;0)" office:value-type="float" office:value="0">
            <text:p>0</text:p>
          </table:table-cell>
          <table:table-cell table:formula="of:=IF([.$B18]=3;1;0)" office:value-type="float" office:value="0">
            <text:p>0</text:p>
          </table:table-cell>
          <table:table-cell table:formula="of:=IF([.$B1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arbados</text:p>
          </table:table-cell>
          <table:table-cell table:style-name="ce16" office:value-type="float" office:value="12">
            <text:p>12</text:p>
          </table:table-cell>
          <table:table-cell table:style-name="ce19" table:formula="of:=+[.B1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9]=12;1;0)" office:value-type="float" office:value="1">
            <text:p>1</text:p>
          </table:table-cell>
          <table:table-cell table:formula="of:=IF([.$B19]=8;1;0)" office:value-type="float" office:value="0">
            <text:p>0</text:p>
          </table:table-cell>
          <table:table-cell table:formula="of:=IF([.$B19]=5;1;0)" office:value-type="float" office:value="0">
            <text:p>0</text:p>
          </table:table-cell>
          <table:table-cell table:formula="of:=IF([.$B19]=3;1;0)" office:value-type="float" office:value="0">
            <text:p>0</text:p>
          </table:table-cell>
          <table:table-cell table:formula="of:=IF([.$B1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elarus (Republic of)</text:p>
          </table:table-cell>
          <table:table-cell table:style-name="ce16" office:value-type="float" office:value="12">
            <text:p>12</text:p>
          </table:table-cell>
          <table:table-cell table:style-name="ce19" table:formula="of:=+[.B2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0]=12;1;0)" office:value-type="float" office:value="1">
            <text:p>1</text:p>
          </table:table-cell>
          <table:table-cell table:formula="of:=IF([.$B20]=8;1;0)" office:value-type="float" office:value="0">
            <text:p>0</text:p>
          </table:table-cell>
          <table:table-cell table:formula="of:=IF([.$B20]=5;1;0)" office:value-type="float" office:value="0">
            <text:p>0</text:p>
          </table:table-cell>
          <table:table-cell table:formula="of:=IF([.$B20]=3;1;0)" office:value-type="float" office:value="0">
            <text:p>0</text:p>
          </table:table-cell>
          <table:table-cell table:formula="of:=IF([.$B2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Belgium</text:p>
          </table:table-cell>
          <table:table-cell table:style-name="ce16" office:value-type="float" office:value="12">
            <text:p>12</text:p>
          </table:table-cell>
          <table:table-cell table:style-name="ce19" table:formula="of:=+[.B21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1]=12;1;0)" office:value-type="float" office:value="1">
            <text:p>1</text:p>
          </table:table-cell>
          <table:table-cell table:formula="of:=IF([.$B21]=8;1;0)" office:value-type="float" office:value="0">
            <text:p>0</text:p>
          </table:table-cell>
          <table:table-cell table:formula="of:=IF([.$B21]=5;1;0)" office:value-type="float" office:value="0">
            <text:p>0</text:p>
          </table:table-cell>
          <table:table-cell table:formula="of:=IF([.$B21]=3;1;0)" office:value-type="float" office:value="0">
            <text:p>0</text:p>
          </table:table-cell>
          <table:table-cell table:formula="of:=IF([.$B2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elize</text:p>
          </table:table-cell>
          <table:table-cell table:style-name="ce16" office:value-type="float" office:value="12">
            <text:p>12</text:p>
          </table:table-cell>
          <table:table-cell table:style-name="ce19" table:formula="of:=+[.B2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2]=12;1;0)" office:value-type="float" office:value="1">
            <text:p>1</text:p>
          </table:table-cell>
          <table:table-cell table:formula="of:=IF([.$B22]=8;1;0)" office:value-type="float" office:value="0">
            <text:p>0</text:p>
          </table:table-cell>
          <table:table-cell table:formula="of:=IF([.$B22]=5;1;0)" office:value-type="float" office:value="0">
            <text:p>0</text:p>
          </table:table-cell>
          <table:table-cell table:formula="of:=IF([.$B22]=3;1;0)" office:value-type="float" office:value="0">
            <text:p>0</text:p>
          </table:table-cell>
          <table:table-cell table:formula="of:=IF([.$B2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enin</text:p>
          </table:table-cell>
          <table:table-cell table:style-name="ce16" office:value-type="float" office:value="12">
            <text:p>12</text:p>
          </table:table-cell>
          <table:table-cell table:style-name="ce19" table:formula="of:=+[.B2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3]=12;1;0)" office:value-type="float" office:value="1">
            <text:p>1</text:p>
          </table:table-cell>
          <table:table-cell table:formula="of:=IF([.$B23]=8;1;0)" office:value-type="float" office:value="0">
            <text:p>0</text:p>
          </table:table-cell>
          <table:table-cell table:formula="of:=IF([.$B23]=5;1;0)" office:value-type="float" office:value="0">
            <text:p>0</text:p>
          </table:table-cell>
          <table:table-cell table:formula="of:=IF([.$B23]=3;1;0)" office:value-type="float" office:value="0">
            <text:p>0</text:p>
          </table:table-cell>
          <table:table-cell table:formula="of:=IF([.$B2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ermuda</text:p>
          </table:table-cell>
          <table:table-cell table:style-name="ce16" office:value-type="float" office:value="12">
            <text:p>12</text:p>
          </table:table-cell>
          <table:table-cell table:style-name="ce19" table:formula="of:=+[.B2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4]=12;1;0)" office:value-type="float" office:value="1">
            <text:p>1</text:p>
          </table:table-cell>
          <table:table-cell table:formula="of:=IF([.$B24]=8;1;0)" office:value-type="float" office:value="0">
            <text:p>0</text:p>
          </table:table-cell>
          <table:table-cell table:formula="of:=IF([.$B24]=5;1;0)" office:value-type="float" office:value="0">
            <text:p>0</text:p>
          </table:table-cell>
          <table:table-cell table:formula="of:=IF([.$B24]=3;1;0)" office:value-type="float" office:value="0">
            <text:p>0</text:p>
          </table:table-cell>
          <table:table-cell table:formula="of:=IF([.$B2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hutan</text:p>
          </table:table-cell>
          <table:table-cell table:style-name="ce16" office:value-type="float" office:value="12">
            <text:p>12</text:p>
          </table:table-cell>
          <table:table-cell table:style-name="ce19" table:formula="of:=+[.B2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5]=12;1;0)" office:value-type="float" office:value="1">
            <text:p>1</text:p>
          </table:table-cell>
          <table:table-cell table:formula="of:=IF([.$B25]=8;1;0)" office:value-type="float" office:value="0">
            <text:p>0</text:p>
          </table:table-cell>
          <table:table-cell table:formula="of:=IF([.$B25]=5;1;0)" office:value-type="float" office:value="0">
            <text:p>0</text:p>
          </table:table-cell>
          <table:table-cell table:formula="of:=IF([.$B25]=3;1;0)" office:value-type="float" office:value="0">
            <text:p>0</text:p>
          </table:table-cell>
          <table:table-cell table:formula="of:=IF([.$B2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olivia</text:p>
          </table:table-cell>
          <table:table-cell table:style-name="ce16" office:value-type="float" office:value="8">
            <text:p>8</text:p>
          </table:table-cell>
          <table:table-cell table:style-name="ce19" table:formula="of:=+[.B26]/100" office:value-type="percentage" office:value="0.08">
            <text:p>8%</text:p>
          </table:table-cell>
          <table:table-cell/>
          <table:table-cell table:style-name="ce21"/>
          <table:table-cell table:number-columns-repeated="6"/>
          <table:table-cell table:formula="of:=IF([.$B26]=12;1;0)" office:value-type="float" office:value="0">
            <text:p>0</text:p>
          </table:table-cell>
          <table:table-cell table:formula="of:=IF([.$B26]=8;1;0)" office:value-type="float" office:value="1">
            <text:p>1</text:p>
          </table:table-cell>
          <table:table-cell table:formula="of:=IF([.$B26]=5;1;0)" office:value-type="float" office:value="0">
            <text:p>0</text:p>
          </table:table-cell>
          <table:table-cell table:formula="of:=IF([.$B26]=3;1;0)" office:value-type="float" office:value="0">
            <text:p>0</text:p>
          </table:table-cell>
          <table:table-cell table:formula="of:=IF([.$B2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osnia and Herzegovina</text:p>
          </table:table-cell>
          <table:table-cell table:style-name="ce16" office:value-type="float" office:value="12">
            <text:p>12</text:p>
          </table:table-cell>
          <table:table-cell table:style-name="ce19" table:formula="of:=+[.B2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7]=12;1;0)" office:value-type="float" office:value="1">
            <text:p>1</text:p>
          </table:table-cell>
          <table:table-cell table:formula="of:=IF([.$B27]=8;1;0)" office:value-type="float" office:value="0">
            <text:p>0</text:p>
          </table:table-cell>
          <table:table-cell table:formula="of:=IF([.$B27]=5;1;0)" office:value-type="float" office:value="0">
            <text:p>0</text:p>
          </table:table-cell>
          <table:table-cell table:formula="of:=IF([.$B27]=3;1;0)" office:value-type="float" office:value="0">
            <text:p>0</text:p>
          </table:table-cell>
          <table:table-cell table:formula="of:=IF([.$B2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otswana</text:p>
          </table:table-cell>
          <table:table-cell table:style-name="ce16" office:value-type="float" office:value="12">
            <text:p>12</text:p>
          </table:table-cell>
          <table:table-cell table:style-name="ce19" table:formula="of:=+[.B2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8]=12;1;0)" office:value-type="float" office:value="1">
            <text:p>1</text:p>
          </table:table-cell>
          <table:table-cell table:formula="of:=IF([.$B28]=8;1;0)" office:value-type="float" office:value="0">
            <text:p>0</text:p>
          </table:table-cell>
          <table:table-cell table:formula="of:=IF([.$B28]=5;1;0)" office:value-type="float" office:value="0">
            <text:p>0</text:p>
          </table:table-cell>
          <table:table-cell table:formula="of:=IF([.$B28]=3;1;0)" office:value-type="float" office:value="0">
            <text:p>0</text:p>
          </table:table-cell>
          <table:table-cell table:formula="of:=IF([.$B2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razil</text:p>
          </table:table-cell>
          <table:table-cell table:style-name="ce16" office:value-type="float" office:value="8">
            <text:p>8</text:p>
          </table:table-cell>
          <table:table-cell table:style-name="ce19" table:formula="of:=+[.B29]/100" office:value-type="percentage" office:value="0.08">
            <text:p>8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9]=12;1;0)" office:value-type="float" office:value="0">
            <text:p>0</text:p>
          </table:table-cell>
          <table:table-cell table:formula="of:=IF([.$B29]=8;1;0)" office:value-type="float" office:value="1">
            <text:p>1</text:p>
          </table:table-cell>
          <table:table-cell table:formula="of:=IF([.$B29]=5;1;0)" office:value-type="float" office:value="0">
            <text:p>0</text:p>
          </table:table-cell>
          <table:table-cell table:formula="of:=IF([.$B29]=3;1;0)" office:value-type="float" office:value="0">
            <text:p>0</text:p>
          </table:table-cell>
          <table:table-cell table:formula="of:=IF([.$B2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ritish Indian Ocean Territory</text:p>
          </table:table-cell>
          <table:table-cell table:style-name="ce16" office:value-type="float" office:value="12">
            <text:p>12</text:p>
          </table:table-cell>
          <table:table-cell table:style-name="ce19" table:formula="of:=+[.B3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30]=12;1;0)" office:value-type="float" office:value="1">
            <text:p>1</text:p>
          </table:table-cell>
          <table:table-cell table:formula="of:=IF([.$B30]=8;1;0)" office:value-type="float" office:value="0">
            <text:p>0</text:p>
          </table:table-cell>
          <table:table-cell table:formula="of:=IF([.$B30]=5;1;0)" office:value-type="float" office:value="0">
            <text:p>0</text:p>
          </table:table-cell>
          <table:table-cell table:formula="of:=IF([.$B30]=3;1;0)" office:value-type="float" office:value="0">
            <text:p>0</text:p>
          </table:table-cell>
          <table:table-cell table:formula="of:=IF([.$B3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Brunei Darussalam</text:p>
          </table:table-cell>
          <table:table-cell table:style-name="ce16" office:value-type="float" office:value="12">
            <text:p>12</text:p>
          </table:table-cell>
          <table:table-cell table:style-name="ce19" table:formula="of:=+[.B3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31]=12;1;0)" office:value-type="float" office:value="1">
            <text:p>1</text:p>
          </table:table-cell>
          <table:table-cell table:formula="of:=IF([.$B31]=8;1;0)" office:value-type="float" office:value="0">
            <text:p>0</text:p>
          </table:table-cell>
          <table:table-cell table:formula="of:=IF([.$B31]=5;1;0)" office:value-type="float" office:value="0">
            <text:p>0</text:p>
          </table:table-cell>
          <table:table-cell table:formula="of:=IF([.$B31]=3;1;0)" office:value-type="float" office:value="0">
            <text:p>0</text:p>
          </table:table-cell>
          <table:table-cell table:formula="of:=IF([.$B3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Bulgaria</text:p>
          </table:table-cell>
          <table:table-cell table:style-name="ce16" office:value-type="float" office:value="12">
            <text:p>12</text:p>
          </table:table-cell>
          <table:table-cell table:style-name="ce19" table:formula="of:=+[.B3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32]=12;1;0)" office:value-type="float" office:value="1">
            <text:p>1</text:p>
          </table:table-cell>
          <table:table-cell table:formula="of:=IF([.$B32]=8;1;0)" office:value-type="float" office:value="0">
            <text:p>0</text:p>
          </table:table-cell>
          <table:table-cell table:formula="of:=IF([.$B32]=5;1;0)" office:value-type="float" office:value="0">
            <text:p>0</text:p>
          </table:table-cell>
          <table:table-cell table:formula="of:=IF([.$B32]=3;1;0)" office:value-type="float" office:value="0">
            <text:p>0</text:p>
          </table:table-cell>
          <table:table-cell table:formula="of:=IF([.$B3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Burkina Faso</text:p>
          </table:table-cell>
          <table:table-cell table:style-name="ce16" office:value-type="float" office:value="12">
            <text:p>12</text:p>
          </table:table-cell>
          <table:table-cell table:style-name="ce19" table:formula="of:=+[.B3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33]=12;1;0)" office:value-type="float" office:value="1">
            <text:p>1</text:p>
          </table:table-cell>
          <table:table-cell table:formula="of:=IF([.$B33]=8;1;0)" office:value-type="float" office:value="0">
            <text:p>0</text:p>
          </table:table-cell>
          <table:table-cell table:formula="of:=IF([.$B33]=5;1;0)" office:value-type="float" office:value="0">
            <text:p>0</text:p>
          </table:table-cell>
          <table:table-cell table:formula="of:=IF([.$B33]=3;1;0)" office:value-type="float" office:value="0">
            <text:p>0</text:p>
          </table:table-cell>
          <table:table-cell table:formula="of:=IF([.$B3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Burundi</text:p>
          </table:table-cell>
          <table:table-cell table:style-name="ce16" office:value-type="float" office:value="12">
            <text:p>12</text:p>
          </table:table-cell>
          <table:table-cell table:style-name="ce19" table:formula="of:=+[.B3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34]=12;1;0)" office:value-type="float" office:value="1">
            <text:p>1</text:p>
          </table:table-cell>
          <table:table-cell table:formula="of:=IF([.$B34]=8;1;0)" office:value-type="float" office:value="0">
            <text:p>0</text:p>
          </table:table-cell>
          <table:table-cell table:formula="of:=IF([.$B34]=5;1;0)" office:value-type="float" office:value="0">
            <text:p>0</text:p>
          </table:table-cell>
          <table:table-cell table:formula="of:=IF([.$B34]=3;1;0)" office:value-type="float" office:value="0">
            <text:p>0</text:p>
          </table:table-cell>
          <table:table-cell table:formula="of:=IF([.$B3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8" office:value-type="string">
            <text:p>Cambodia</text:p>
          </table:table-cell>
          <table:table-cell table:style-name="ce16" office:value-type="float" office:value="12">
            <text:p>12</text:p>
          </table:table-cell>
          <table:table-cell table:style-name="ce19" table:formula="of:=+[.B3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35]=12;1;0)" office:value-type="float" office:value="1">
            <text:p>1</text:p>
          </table:table-cell>
          <table:table-cell table:formula="of:=IF([.$B35]=8;1;0)" office:value-type="float" office:value="0">
            <text:p>0</text:p>
          </table:table-cell>
          <table:table-cell table:formula="of:=IF([.$B35]=5;1;0)" office:value-type="float" office:value="0">
            <text:p>0</text:p>
          </table:table-cell>
          <table:table-cell table:formula="of:=IF([.$B35]=3;1;0)" office:value-type="float" office:value="0">
            <text:p>0</text:p>
          </table:table-cell>
          <table:table-cell table:formula="of:=IF([.$B3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ameroon</text:p>
          </table:table-cell>
          <table:table-cell table:style-name="ce16" office:value-type="float" office:value="12">
            <text:p>12</text:p>
          </table:table-cell>
          <table:table-cell table:style-name="ce19" table:formula="of:=+[.B3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36]=12;1;0)" office:value-type="float" office:value="1">
            <text:p>1</text:p>
          </table:table-cell>
          <table:table-cell table:formula="of:=IF([.$B36]=8;1;0)" office:value-type="float" office:value="0">
            <text:p>0</text:p>
          </table:table-cell>
          <table:table-cell table:formula="of:=IF([.$B36]=5;1;0)" office:value-type="float" office:value="0">
            <text:p>0</text:p>
          </table:table-cell>
          <table:table-cell table:formula="of:=IF([.$B36]=3;1;0)" office:value-type="float" office:value="0">
            <text:p>0</text:p>
          </table:table-cell>
          <table:table-cell table:formula="of:=IF([.$B3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anada</text:p>
          </table:table-cell>
          <table:table-cell table:style-name="ce16" office:value-type="float" office:value="12">
            <text:p>12</text:p>
          </table:table-cell>
          <table:table-cell table:style-name="ce19" table:formula="of:=+[.B37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37]=12;1;0)" office:value-type="float" office:value="1">
            <text:p>1</text:p>
          </table:table-cell>
          <table:table-cell table:formula="of:=IF([.$B37]=8;1;0)" office:value-type="float" office:value="0">
            <text:p>0</text:p>
          </table:table-cell>
          <table:table-cell table:formula="of:=IF([.$B37]=5;1;0)" office:value-type="float" office:value="0">
            <text:p>0</text:p>
          </table:table-cell>
          <table:table-cell table:formula="of:=IF([.$B37]=3;1;0)" office:value-type="float" office:value="0">
            <text:p>0</text:p>
          </table:table-cell>
          <table:table-cell table:formula="of:=IF([.$B3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ape Verde</text:p>
          </table:table-cell>
          <table:table-cell table:style-name="ce16" office:value-type="float" office:value="12">
            <text:p>12</text:p>
          </table:table-cell>
          <table:table-cell table:style-name="ce19" table:formula="of:=+[.B3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38]=12;1;0)" office:value-type="float" office:value="1">
            <text:p>1</text:p>
          </table:table-cell>
          <table:table-cell table:formula="of:=IF([.$B38]=8;1;0)" office:value-type="float" office:value="0">
            <text:p>0</text:p>
          </table:table-cell>
          <table:table-cell table:formula="of:=IF([.$B38]=5;1;0)" office:value-type="float" office:value="0">
            <text:p>0</text:p>
          </table:table-cell>
          <table:table-cell table:formula="of:=IF([.$B38]=3;1;0)" office:value-type="float" office:value="0">
            <text:p>0</text:p>
          </table:table-cell>
          <table:table-cell table:formula="of:=IF([.$B3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ayman Islands</text:p>
          </table:table-cell>
          <table:table-cell table:style-name="ce16" office:value-type="float" office:value="12">
            <text:p>12</text:p>
          </table:table-cell>
          <table:table-cell table:style-name="ce19" table:formula="of:=+[.B3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39]=12;1;0)" office:value-type="float" office:value="1">
            <text:p>1</text:p>
          </table:table-cell>
          <table:table-cell table:formula="of:=IF([.$B39]=8;1;0)" office:value-type="float" office:value="0">
            <text:p>0</text:p>
          </table:table-cell>
          <table:table-cell table:formula="of:=IF([.$B39]=5;1;0)" office:value-type="float" office:value="0">
            <text:p>0</text:p>
          </table:table-cell>
          <table:table-cell table:formula="of:=IF([.$B39]=3;1;0)" office:value-type="float" office:value="0">
            <text:p>0</text:p>
          </table:table-cell>
          <table:table-cell table:formula="of:=IF([.$B3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entral African Republic</text:p>
          </table:table-cell>
          <table:table-cell table:style-name="ce16" office:value-type="float" office:value="12">
            <text:p>12</text:p>
          </table:table-cell>
          <table:table-cell table:style-name="ce19" table:formula="of:=+[.B4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40]=12;1;0)" office:value-type="float" office:value="1">
            <text:p>1</text:p>
          </table:table-cell>
          <table:table-cell table:formula="of:=IF([.$B40]=8;1;0)" office:value-type="float" office:value="0">
            <text:p>0</text:p>
          </table:table-cell>
          <table:table-cell table:formula="of:=IF([.$B40]=5;1;0)" office:value-type="float" office:value="0">
            <text:p>0</text:p>
          </table:table-cell>
          <table:table-cell table:formula="of:=IF([.$B40]=3;1;0)" office:value-type="float" office:value="0">
            <text:p>0</text:p>
          </table:table-cell>
          <table:table-cell table:formula="of:=IF([.$B4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had</text:p>
          </table:table-cell>
          <table:table-cell table:style-name="ce16" office:value-type="float" office:value="12">
            <text:p>12</text:p>
          </table:table-cell>
          <table:table-cell table:style-name="ce19" table:formula="of:=+[.B4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41]=12;1;0)" office:value-type="float" office:value="1">
            <text:p>1</text:p>
          </table:table-cell>
          <table:table-cell table:formula="of:=IF([.$B41]=8;1;0)" office:value-type="float" office:value="0">
            <text:p>0</text:p>
          </table:table-cell>
          <table:table-cell table:formula="of:=IF([.$B41]=5;1;0)" office:value-type="float" office:value="0">
            <text:p>0</text:p>
          </table:table-cell>
          <table:table-cell table:formula="of:=IF([.$B41]=3;1;0)" office:value-type="float" office:value="0">
            <text:p>0</text:p>
          </table:table-cell>
          <table:table-cell table:formula="of:=IF([.$B4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hile</text:p>
          </table:table-cell>
          <table:table-cell table:style-name="ce16" office:value-type="float" office:value="8">
            <text:p>8</text:p>
          </table:table-cell>
          <table:table-cell table:style-name="ce19" table:formula="of:=+[.B42]/100" office:value-type="percentage" office:value="0.08">
            <text:p>8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42]=12;1;0)" office:value-type="float" office:value="0">
            <text:p>0</text:p>
          </table:table-cell>
          <table:table-cell table:formula="of:=IF([.$B42]=8;1;0)" office:value-type="float" office:value="1">
            <text:p>1</text:p>
          </table:table-cell>
          <table:table-cell table:formula="of:=IF([.$B42]=5;1;0)" office:value-type="float" office:value="0">
            <text:p>0</text:p>
          </table:table-cell>
          <table:table-cell table:formula="of:=IF([.$B42]=3;1;0)" office:value-type="float" office:value="0">
            <text:p>0</text:p>
          </table:table-cell>
          <table:table-cell table:formula="of:=IF([.$B4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hina</text:p>
          </table:table-cell>
          <table:table-cell table:style-name="ce16" office:value-type="float" office:value="12">
            <text:p>12</text:p>
          </table:table-cell>
          <table:table-cell table:style-name="ce19" table:formula="of:=+[.B43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43]=12;1;0)" office:value-type="float" office:value="1">
            <text:p>1</text:p>
          </table:table-cell>
          <table:table-cell table:formula="of:=IF([.$B43]=8;1;0)" office:value-type="float" office:value="0">
            <text:p>0</text:p>
          </table:table-cell>
          <table:table-cell table:formula="of:=IF([.$B43]=5;1;0)" office:value-type="float" office:value="0">
            <text:p>0</text:p>
          </table:table-cell>
          <table:table-cell table:formula="of:=IF([.$B43]=3;1;0)" office:value-type="float" office:value="0">
            <text:p>0</text:p>
          </table:table-cell>
          <table:table-cell table:formula="of:=IF([.$B4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olombia</text:p>
          </table:table-cell>
          <table:table-cell table:style-name="ce16" office:value-type="float" office:value="8">
            <text:p>8</text:p>
          </table:table-cell>
          <table:table-cell table:style-name="ce19" table:formula="of:=+[.B44]/100" office:value-type="percentage" office:value="0.08">
            <text:p>8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44]=12;1;0)" office:value-type="float" office:value="0">
            <text:p>0</text:p>
          </table:table-cell>
          <table:table-cell table:formula="of:=IF([.$B44]=8;1;0)" office:value-type="float" office:value="1">
            <text:p>1</text:p>
          </table:table-cell>
          <table:table-cell table:formula="of:=IF([.$B44]=5;1;0)" office:value-type="float" office:value="0">
            <text:p>0</text:p>
          </table:table-cell>
          <table:table-cell table:formula="of:=IF([.$B44]=3;1;0)" office:value-type="float" office:value="0">
            <text:p>0</text:p>
          </table:table-cell>
          <table:table-cell table:formula="of:=IF([.$B4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omoros</text:p>
          </table:table-cell>
          <table:table-cell table:style-name="ce16" office:value-type="float" office:value="12">
            <text:p>12</text:p>
          </table:table-cell>
          <table:table-cell table:style-name="ce19" table:formula="of:=+[.B4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45]=12;1;0)" office:value-type="float" office:value="1">
            <text:p>1</text:p>
          </table:table-cell>
          <table:table-cell table:formula="of:=IF([.$B45]=8;1;0)" office:value-type="float" office:value="0">
            <text:p>0</text:p>
          </table:table-cell>
          <table:table-cell table:formula="of:=IF([.$B45]=5;1;0)" office:value-type="float" office:value="0">
            <text:p>0</text:p>
          </table:table-cell>
          <table:table-cell table:formula="of:=IF([.$B45]=3;1;0)" office:value-type="float" office:value="0">
            <text:p>0</text:p>
          </table:table-cell>
          <table:table-cell table:formula="of:=IF([.$B4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ongo</text:p>
          </table:table-cell>
          <table:table-cell table:style-name="ce16" office:value-type="float" office:value="12">
            <text:p>12</text:p>
          </table:table-cell>
          <table:table-cell table:style-name="ce19" table:formula="of:=+[.B4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46]=12;1;0)" office:value-type="float" office:value="1">
            <text:p>1</text:p>
          </table:table-cell>
          <table:table-cell table:formula="of:=IF([.$B46]=8;1;0)" office:value-type="float" office:value="0">
            <text:p>0</text:p>
          </table:table-cell>
          <table:table-cell table:formula="of:=IF([.$B46]=5;1;0)" office:value-type="float" office:value="0">
            <text:p>0</text:p>
          </table:table-cell>
          <table:table-cell table:formula="of:=IF([.$B46]=3;1;0)" office:value-type="float" office:value="0">
            <text:p>0</text:p>
          </table:table-cell>
          <table:table-cell table:formula="of:=IF([.$B4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ook Islands</text:p>
          </table:table-cell>
          <table:table-cell table:style-name="ce16" office:value-type="float" office:value="12">
            <text:p>12</text:p>
          </table:table-cell>
          <table:table-cell table:style-name="ce19" table:formula="of:=+[.B4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47]=12;1;0)" office:value-type="float" office:value="1">
            <text:p>1</text:p>
          </table:table-cell>
          <table:table-cell table:formula="of:=IF([.$B47]=8;1;0)" office:value-type="float" office:value="0">
            <text:p>0</text:p>
          </table:table-cell>
          <table:table-cell table:formula="of:=IF([.$B47]=5;1;0)" office:value-type="float" office:value="0">
            <text:p>0</text:p>
          </table:table-cell>
          <table:table-cell table:formula="of:=IF([.$B47]=3;1;0)" office:value-type="float" office:value="0">
            <text:p>0</text:p>
          </table:table-cell>
          <table:table-cell table:formula="of:=IF([.$B4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osta Rica</text:p>
          </table:table-cell>
          <table:table-cell table:style-name="ce16" office:value-type="float" office:value="12">
            <text:p>12</text:p>
          </table:table-cell>
          <table:table-cell table:style-name="ce19" table:formula="of:=+[.B4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48]=12;1;0)" office:value-type="float" office:value="1">
            <text:p>1</text:p>
          </table:table-cell>
          <table:table-cell table:formula="of:=IF([.$B48]=8;1;0)" office:value-type="float" office:value="0">
            <text:p>0</text:p>
          </table:table-cell>
          <table:table-cell table:formula="of:=IF([.$B48]=5;1;0)" office:value-type="float" office:value="0">
            <text:p>0</text:p>
          </table:table-cell>
          <table:table-cell table:formula="of:=IF([.$B48]=3;1;0)" office:value-type="float" office:value="0">
            <text:p>0</text:p>
          </table:table-cell>
          <table:table-cell table:formula="of:=IF([.$B4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roatia</text:p>
          </table:table-cell>
          <table:table-cell table:style-name="ce16" office:value-type="float" office:value="12">
            <text:p>12</text:p>
          </table:table-cell>
          <table:table-cell table:style-name="ce19" table:formula="of:=+[.B4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49]=12;1;0)" office:value-type="float" office:value="1">
            <text:p>1</text:p>
          </table:table-cell>
          <table:table-cell table:formula="of:=IF([.$B49]=8;1;0)" office:value-type="float" office:value="0">
            <text:p>0</text:p>
          </table:table-cell>
          <table:table-cell table:formula="of:=IF([.$B49]=5;1;0)" office:value-type="float" office:value="0">
            <text:p>0</text:p>
          </table:table-cell>
          <table:table-cell table:formula="of:=IF([.$B49]=3;1;0)" office:value-type="float" office:value="0">
            <text:p>0</text:p>
          </table:table-cell>
          <table:table-cell table:formula="of:=IF([.$B4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uba</text:p>
          </table:table-cell>
          <table:table-cell table:style-name="ce16" office:value-type="float" office:value="12">
            <text:p>12</text:p>
          </table:table-cell>
          <table:table-cell table:style-name="ce19" table:formula="of:=+[.B5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50]=12;1;0)" office:value-type="float" office:value="1">
            <text:p>1</text:p>
          </table:table-cell>
          <table:table-cell table:formula="of:=IF([.$B50]=8;1;0)" office:value-type="float" office:value="0">
            <text:p>0</text:p>
          </table:table-cell>
          <table:table-cell table:formula="of:=IF([.$B50]=5;1;0)" office:value-type="float" office:value="0">
            <text:p>0</text:p>
          </table:table-cell>
          <table:table-cell table:formula="of:=IF([.$B50]=3;1;0)" office:value-type="float" office:value="0">
            <text:p>0</text:p>
          </table:table-cell>
          <table:table-cell table:formula="of:=IF([.$B5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yprus</text:p>
          </table:table-cell>
          <table:table-cell table:style-name="ce16" office:value-type="float" office:value="12">
            <text:p>12</text:p>
          </table:table-cell>
          <table:table-cell table:style-name="ce19" table:formula="of:=+[.B5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51]=12;1;0)" office:value-type="float" office:value="1">
            <text:p>1</text:p>
          </table:table-cell>
          <table:table-cell table:formula="of:=IF([.$B51]=8;1;0)" office:value-type="float" office:value="0">
            <text:p>0</text:p>
          </table:table-cell>
          <table:table-cell table:formula="of:=IF([.$B51]=5;1;0)" office:value-type="float" office:value="0">
            <text:p>0</text:p>
          </table:table-cell>
          <table:table-cell table:formula="of:=IF([.$B51]=3;1;0)" office:value-type="float" office:value="0">
            <text:p>0</text:p>
          </table:table-cell>
          <table:table-cell table:formula="of:=IF([.$B5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zech Republic</text:p>
          </table:table-cell>
          <table:table-cell table:style-name="ce16" office:value-type="float" office:value="12">
            <text:p>12</text:p>
          </table:table-cell>
          <table:table-cell table:style-name="ce19" table:formula="of:=+[.B5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52]=12;1;0)" office:value-type="float" office:value="1">
            <text:p>1</text:p>
          </table:table-cell>
          <table:table-cell table:formula="of:=IF([.$B52]=8;1;0)" office:value-type="float" office:value="0">
            <text:p>0</text:p>
          </table:table-cell>
          <table:table-cell table:formula="of:=IF([.$B52]=5;1;0)" office:value-type="float" office:value="0">
            <text:p>0</text:p>
          </table:table-cell>
          <table:table-cell table:formula="of:=IF([.$B52]=3;1;0)" office:value-type="float" office:value="0">
            <text:p>0</text:p>
          </table:table-cell>
          <table:table-cell table:formula="of:=IF([.$B5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Denmark</text:p>
          </table:table-cell>
          <table:table-cell table:style-name="ce16" office:value-type="float" office:value="12">
            <text:p>12</text:p>
          </table:table-cell>
          <table:table-cell table:style-name="ce19" table:formula="of:=+[.B53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53]=12;1;0)" office:value-type="float" office:value="1">
            <text:p>1</text:p>
          </table:table-cell>
          <table:table-cell table:formula="of:=IF([.$B53]=8;1;0)" office:value-type="float" office:value="0">
            <text:p>0</text:p>
          </table:table-cell>
          <table:table-cell table:formula="of:=IF([.$B53]=5;1;0)" office:value-type="float" office:value="0">
            <text:p>0</text:p>
          </table:table-cell>
          <table:table-cell table:formula="of:=IF([.$B53]=3;1;0)" office:value-type="float" office:value="0">
            <text:p>0</text:p>
          </table:table-cell>
          <table:table-cell table:formula="of:=IF([.$B5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Djibouti</text:p>
          </table:table-cell>
          <table:table-cell table:style-name="ce16" office:value-type="float" office:value="12">
            <text:p>12</text:p>
          </table:table-cell>
          <table:table-cell table:style-name="ce19" table:formula="of:=+[.B5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54]=12;1;0)" office:value-type="float" office:value="1">
            <text:p>1</text:p>
          </table:table-cell>
          <table:table-cell table:formula="of:=IF([.$B54]=8;1;0)" office:value-type="float" office:value="0">
            <text:p>0</text:p>
          </table:table-cell>
          <table:table-cell table:formula="of:=IF([.$B54]=5;1;0)" office:value-type="float" office:value="0">
            <text:p>0</text:p>
          </table:table-cell>
          <table:table-cell table:formula="of:=IF([.$B54]=3;1;0)" office:value-type="float" office:value="0">
            <text:p>0</text:p>
          </table:table-cell>
          <table:table-cell table:formula="of:=IF([.$B5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Dominica</text:p>
          </table:table-cell>
          <table:table-cell table:style-name="ce16" office:value-type="float" office:value="12">
            <text:p>12</text:p>
          </table:table-cell>
          <table:table-cell table:style-name="ce19" table:formula="of:=+[.B5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55]=12;1;0)" office:value-type="float" office:value="1">
            <text:p>1</text:p>
          </table:table-cell>
          <table:table-cell table:formula="of:=IF([.$B55]=8;1;0)" office:value-type="float" office:value="0">
            <text:p>0</text:p>
          </table:table-cell>
          <table:table-cell table:formula="of:=IF([.$B55]=5;1;0)" office:value-type="float" office:value="0">
            <text:p>0</text:p>
          </table:table-cell>
          <table:table-cell table:formula="of:=IF([.$B55]=3;1;0)" office:value-type="float" office:value="0">
            <text:p>0</text:p>
          </table:table-cell>
          <table:table-cell table:formula="of:=IF([.$B5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Dominican Republic</text:p>
          </table:table-cell>
          <table:table-cell table:style-name="ce16" office:value-type="float" office:value="12">
            <text:p>12</text:p>
          </table:table-cell>
          <table:table-cell table:style-name="ce19" table:formula="of:=+[.B5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56]=12;1;0)" office:value-type="float" office:value="1">
            <text:p>1</text:p>
          </table:table-cell>
          <table:table-cell table:formula="of:=IF([.$B56]=8;1;0)" office:value-type="float" office:value="0">
            <text:p>0</text:p>
          </table:table-cell>
          <table:table-cell table:formula="of:=IF([.$B56]=5;1;0)" office:value-type="float" office:value="0">
            <text:p>0</text:p>
          </table:table-cell>
          <table:table-cell table:formula="of:=IF([.$B56]=3;1;0)" office:value-type="float" office:value="0">
            <text:p>0</text:p>
          </table:table-cell>
          <table:table-cell table:formula="of:=IF([.$B5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Ecuador</text:p>
          </table:table-cell>
          <table:table-cell table:style-name="ce16" office:value-type="float" office:value="8">
            <text:p>8</text:p>
          </table:table-cell>
          <table:table-cell table:style-name="ce19" table:formula="of:=+[.B57]/100" office:value-type="percentage" office:value="0.08">
            <text:p>8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57]=12;1;0)" office:value-type="float" office:value="0">
            <text:p>0</text:p>
          </table:table-cell>
          <table:table-cell table:formula="of:=IF([.$B57]=8;1;0)" office:value-type="float" office:value="1">
            <text:p>1</text:p>
          </table:table-cell>
          <table:table-cell table:formula="of:=IF([.$B57]=5;1;0)" office:value-type="float" office:value="0">
            <text:p>0</text:p>
          </table:table-cell>
          <table:table-cell table:formula="of:=IF([.$B57]=3;1;0)" office:value-type="float" office:value="0">
            <text:p>0</text:p>
          </table:table-cell>
          <table:table-cell table:formula="of:=IF([.$B5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Egypt</text:p>
          </table:table-cell>
          <table:table-cell table:style-name="ce16" office:value-type="float" office:value="12">
            <text:p>12</text:p>
          </table:table-cell>
          <table:table-cell table:style-name="ce19" table:formula="of:=+[.B58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58]=12;1;0)" office:value-type="float" office:value="1">
            <text:p>1</text:p>
          </table:table-cell>
          <table:table-cell table:formula="of:=IF([.$B58]=8;1;0)" office:value-type="float" office:value="0">
            <text:p>0</text:p>
          </table:table-cell>
          <table:table-cell table:formula="of:=IF([.$B58]=5;1;0)" office:value-type="float" office:value="0">
            <text:p>0</text:p>
          </table:table-cell>
          <table:table-cell table:formula="of:=IF([.$B58]=3;1;0)" office:value-type="float" office:value="0">
            <text:p>0</text:p>
          </table:table-cell>
          <table:table-cell table:formula="of:=IF([.$B5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El Salvador</text:p>
          </table:table-cell>
          <table:table-cell table:style-name="ce16" office:value-type="float" office:value="12">
            <text:p>12</text:p>
          </table:table-cell>
          <table:table-cell table:style-name="ce19" table:formula="of:=+[.B5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59]=12;1;0)" office:value-type="float" office:value="1">
            <text:p>1</text:p>
          </table:table-cell>
          <table:table-cell table:formula="of:=IF([.$B59]=8;1;0)" office:value-type="float" office:value="0">
            <text:p>0</text:p>
          </table:table-cell>
          <table:table-cell table:formula="of:=IF([.$B59]=5;1;0)" office:value-type="float" office:value="0">
            <text:p>0</text:p>
          </table:table-cell>
          <table:table-cell table:formula="of:=IF([.$B59]=3;1;0)" office:value-type="float" office:value="0">
            <text:p>0</text:p>
          </table:table-cell>
          <table:table-cell table:formula="of:=IF([.$B5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Equatorial Guinea</text:p>
          </table:table-cell>
          <table:table-cell table:style-name="ce16" office:value-type="float" office:value="12">
            <text:p>12</text:p>
          </table:table-cell>
          <table:table-cell table:style-name="ce19" table:formula="of:=+[.B6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60]=12;1;0)" office:value-type="float" office:value="1">
            <text:p>1</text:p>
          </table:table-cell>
          <table:table-cell table:formula="of:=IF([.$B60]=8;1;0)" office:value-type="float" office:value="0">
            <text:p>0</text:p>
          </table:table-cell>
          <table:table-cell table:formula="of:=IF([.$B60]=5;1;0)" office:value-type="float" office:value="0">
            <text:p>0</text:p>
          </table:table-cell>
          <table:table-cell table:formula="of:=IF([.$B60]=3;1;0)" office:value-type="float" office:value="0">
            <text:p>0</text:p>
          </table:table-cell>
          <table:table-cell table:formula="of:=IF([.$B6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Eritrea</text:p>
          </table:table-cell>
          <table:table-cell table:style-name="ce16" office:value-type="float" office:value="12">
            <text:p>12</text:p>
          </table:table-cell>
          <table:table-cell table:style-name="ce19" table:formula="of:=+[.B6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61]=12;1;0)" office:value-type="float" office:value="1">
            <text:p>1</text:p>
          </table:table-cell>
          <table:table-cell table:formula="of:=IF([.$B61]=8;1;0)" office:value-type="float" office:value="0">
            <text:p>0</text:p>
          </table:table-cell>
          <table:table-cell table:formula="of:=IF([.$B61]=5;1;0)" office:value-type="float" office:value="0">
            <text:p>0</text:p>
          </table:table-cell>
          <table:table-cell table:formula="of:=IF([.$B61]=3;1;0)" office:value-type="float" office:value="0">
            <text:p>0</text:p>
          </table:table-cell>
          <table:table-cell table:formula="of:=IF([.$B6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Estonia</text:p>
          </table:table-cell>
          <table:table-cell table:style-name="ce16" office:value-type="float" office:value="12">
            <text:p>12</text:p>
          </table:table-cell>
          <table:table-cell table:style-name="ce19" table:formula="of:=+[.B6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62]=12;1;0)" office:value-type="float" office:value="1">
            <text:p>1</text:p>
          </table:table-cell>
          <table:table-cell table:formula="of:=IF([.$B62]=8;1;0)" office:value-type="float" office:value="0">
            <text:p>0</text:p>
          </table:table-cell>
          <table:table-cell table:formula="of:=IF([.$B62]=5;1;0)" office:value-type="float" office:value="0">
            <text:p>0</text:p>
          </table:table-cell>
          <table:table-cell table:formula="of:=IF([.$B62]=3;1;0)" office:value-type="float" office:value="0">
            <text:p>0</text:p>
          </table:table-cell>
          <table:table-cell table:formula="of:=IF([.$B6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Ethiopia</text:p>
          </table:table-cell>
          <table:table-cell table:style-name="ce16" office:value-type="float" office:value="12">
            <text:p>12</text:p>
          </table:table-cell>
          <table:table-cell table:style-name="ce19" table:formula="of:=+[.B6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63]=12;1;0)" office:value-type="float" office:value="1">
            <text:p>1</text:p>
          </table:table-cell>
          <table:table-cell table:formula="of:=IF([.$B63]=8;1;0)" office:value-type="float" office:value="0">
            <text:p>0</text:p>
          </table:table-cell>
          <table:table-cell table:formula="of:=IF([.$B63]=5;1;0)" office:value-type="float" office:value="0">
            <text:p>0</text:p>
          </table:table-cell>
          <table:table-cell table:formula="of:=IF([.$B63]=3;1;0)" office:value-type="float" office:value="0">
            <text:p>0</text:p>
          </table:table-cell>
          <table:table-cell table:formula="of:=IF([.$B6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Falkland Islands (Malvinas)</text:p>
          </table:table-cell>
          <table:table-cell table:style-name="ce16" office:value-type="float" office:value="12">
            <text:p>12</text:p>
          </table:table-cell>
          <table:table-cell table:style-name="ce19" table:formula="of:=+[.B6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64]=12;1;0)" office:value-type="float" office:value="1">
            <text:p>1</text:p>
          </table:table-cell>
          <table:table-cell table:formula="of:=IF([.$B64]=8;1;0)" office:value-type="float" office:value="0">
            <text:p>0</text:p>
          </table:table-cell>
          <table:table-cell table:formula="of:=IF([.$B64]=5;1;0)" office:value-type="float" office:value="0">
            <text:p>0</text:p>
          </table:table-cell>
          <table:table-cell table:formula="of:=IF([.$B64]=3;1;0)" office:value-type="float" office:value="0">
            <text:p>0</text:p>
          </table:table-cell>
          <table:table-cell table:formula="of:=IF([.$B6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Fiji</text:p>
          </table:table-cell>
          <table:table-cell table:style-name="ce16" office:value-type="float" office:value="12">
            <text:p>12</text:p>
          </table:table-cell>
          <table:table-cell table:style-name="ce19" table:formula="of:=+[.B6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65]=12;1;0)" office:value-type="float" office:value="1">
            <text:p>1</text:p>
          </table:table-cell>
          <table:table-cell table:formula="of:=IF([.$B65]=8;1;0)" office:value-type="float" office:value="0">
            <text:p>0</text:p>
          </table:table-cell>
          <table:table-cell table:formula="of:=IF([.$B65]=5;1;0)" office:value-type="float" office:value="0">
            <text:p>0</text:p>
          </table:table-cell>
          <table:table-cell table:formula="of:=IF([.$B65]=3;1;0)" office:value-type="float" office:value="0">
            <text:p>0</text:p>
          </table:table-cell>
          <table:table-cell table:formula="of:=IF([.$B6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Finland</text:p>
          </table:table-cell>
          <table:table-cell table:style-name="ce16" office:value-type="float" office:value="12">
            <text:p>12</text:p>
          </table:table-cell>
          <table:table-cell table:style-name="ce19" table:formula="of:=+[.B6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66]=12;1;0)" office:value-type="float" office:value="1">
            <text:p>1</text:p>
          </table:table-cell>
          <table:table-cell table:formula="of:=IF([.$B66]=8;1;0)" office:value-type="float" office:value="0">
            <text:p>0</text:p>
          </table:table-cell>
          <table:table-cell table:formula="of:=IF([.$B66]=5;1;0)" office:value-type="float" office:value="0">
            <text:p>0</text:p>
          </table:table-cell>
          <table:table-cell table:formula="of:=IF([.$B66]=3;1;0)" office:value-type="float" office:value="0">
            <text:p>0</text:p>
          </table:table-cell>
          <table:table-cell table:formula="of:=IF([.$B6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France</text:p>
          </table:table-cell>
          <table:table-cell table:style-name="ce16" office:value-type="float" office:value="12">
            <text:p>12</text:p>
          </table:table-cell>
          <table:table-cell table:style-name="ce19" table:formula="of:=+[.B67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67]=12;1;0)" office:value-type="float" office:value="1">
            <text:p>1</text:p>
          </table:table-cell>
          <table:table-cell table:formula="of:=IF([.$B67]=8;1;0)" office:value-type="float" office:value="0">
            <text:p>0</text:p>
          </table:table-cell>
          <table:table-cell table:formula="of:=IF([.$B67]=5;1;0)" office:value-type="float" office:value="0">
            <text:p>0</text:p>
          </table:table-cell>
          <table:table-cell table:formula="of:=IF([.$B67]=3;1;0)" office:value-type="float" office:value="0">
            <text:p>0</text:p>
          </table:table-cell>
          <table:table-cell table:formula="of:=IF([.$B6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French Guiana</text:p>
          </table:table-cell>
          <table:table-cell table:style-name="ce16" office:value-type="float" office:value="12">
            <text:p>12</text:p>
          </table:table-cell>
          <table:table-cell table:style-name="ce19" table:formula="of:=+[.B6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68]=12;1;0)" office:value-type="float" office:value="1">
            <text:p>1</text:p>
          </table:table-cell>
          <table:table-cell table:formula="of:=IF([.$B68]=8;1;0)" office:value-type="float" office:value="0">
            <text:p>0</text:p>
          </table:table-cell>
          <table:table-cell table:formula="of:=IF([.$B68]=5;1;0)" office:value-type="float" office:value="0">
            <text:p>0</text:p>
          </table:table-cell>
          <table:table-cell table:formula="of:=IF([.$B68]=3;1;0)" office:value-type="float" office:value="0">
            <text:p>0</text:p>
          </table:table-cell>
          <table:table-cell table:formula="of:=IF([.$B6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French Polynesia</text:p>
          </table:table-cell>
          <table:table-cell table:style-name="ce16" office:value-type="float" office:value="12">
            <text:p>12</text:p>
          </table:table-cell>
          <table:table-cell table:style-name="ce19" table:formula="of:=+[.B6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69]=12;1;0)" office:value-type="float" office:value="1">
            <text:p>1</text:p>
          </table:table-cell>
          <table:table-cell table:formula="of:=IF([.$B69]=8;1;0)" office:value-type="float" office:value="0">
            <text:p>0</text:p>
          </table:table-cell>
          <table:table-cell table:formula="of:=IF([.$B69]=5;1;0)" office:value-type="float" office:value="0">
            <text:p>0</text:p>
          </table:table-cell>
          <table:table-cell table:formula="of:=IF([.$B69]=3;1;0)" office:value-type="float" office:value="0">
            <text:p>0</text:p>
          </table:table-cell>
          <table:table-cell table:formula="of:=IF([.$B6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abon</text:p>
          </table:table-cell>
          <table:table-cell table:style-name="ce16" office:value-type="float" office:value="12">
            <text:p>12</text:p>
          </table:table-cell>
          <table:table-cell table:style-name="ce19" table:formula="of:=+[.B7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70]=12;1;0)" office:value-type="float" office:value="1">
            <text:p>1</text:p>
          </table:table-cell>
          <table:table-cell table:formula="of:=IF([.$B70]=8;1;0)" office:value-type="float" office:value="0">
            <text:p>0</text:p>
          </table:table-cell>
          <table:table-cell table:formula="of:=IF([.$B70]=5;1;0)" office:value-type="float" office:value="0">
            <text:p>0</text:p>
          </table:table-cell>
          <table:table-cell table:formula="of:=IF([.$B70]=3;1;0)" office:value-type="float" office:value="0">
            <text:p>0</text:p>
          </table:table-cell>
          <table:table-cell table:formula="of:=IF([.$B7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ambia</text:p>
          </table:table-cell>
          <table:table-cell table:style-name="ce16" office:value-type="float" office:value="12">
            <text:p>12</text:p>
          </table:table-cell>
          <table:table-cell table:style-name="ce19" table:formula="of:=+[.B7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71]=12;1;0)" office:value-type="float" office:value="1">
            <text:p>1</text:p>
          </table:table-cell>
          <table:table-cell table:formula="of:=IF([.$B71]=8;1;0)" office:value-type="float" office:value="0">
            <text:p>0</text:p>
          </table:table-cell>
          <table:table-cell table:formula="of:=IF([.$B71]=5;1;0)" office:value-type="float" office:value="0">
            <text:p>0</text:p>
          </table:table-cell>
          <table:table-cell table:formula="of:=IF([.$B71]=3;1;0)" office:value-type="float" office:value="0">
            <text:p>0</text:p>
          </table:table-cell>
          <table:table-cell table:formula="of:=IF([.$B7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eorgia</text:p>
          </table:table-cell>
          <table:table-cell table:style-name="ce16" office:value-type="float" office:value="12">
            <text:p>12</text:p>
          </table:table-cell>
          <table:table-cell table:style-name="ce19" table:formula="of:=+[.B7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72]=12;1;0)" office:value-type="float" office:value="1">
            <text:p>1</text:p>
          </table:table-cell>
          <table:table-cell table:formula="of:=IF([.$B72]=8;1;0)" office:value-type="float" office:value="0">
            <text:p>0</text:p>
          </table:table-cell>
          <table:table-cell table:formula="of:=IF([.$B72]=5;1;0)" office:value-type="float" office:value="0">
            <text:p>0</text:p>
          </table:table-cell>
          <table:table-cell table:formula="of:=IF([.$B72]=3;1;0)" office:value-type="float" office:value="0">
            <text:p>0</text:p>
          </table:table-cell>
          <table:table-cell table:formula="of:=IF([.$B7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ermany</text:p>
          </table:table-cell>
          <table:table-cell table:style-name="ce16" office:value-type="float" office:value="12">
            <text:p>12</text:p>
          </table:table-cell>
          <table:table-cell table:style-name="ce19" table:formula="of:=+[.B73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73]=12;1;0)" office:value-type="float" office:value="1">
            <text:p>1</text:p>
          </table:table-cell>
          <table:table-cell table:formula="of:=IF([.$B73]=8;1;0)" office:value-type="float" office:value="0">
            <text:p>0</text:p>
          </table:table-cell>
          <table:table-cell table:formula="of:=IF([.$B73]=5;1;0)" office:value-type="float" office:value="0">
            <text:p>0</text:p>
          </table:table-cell>
          <table:table-cell table:formula="of:=IF([.$B73]=3;1;0)" office:value-type="float" office:value="0">
            <text:p>0</text:p>
          </table:table-cell>
          <table:table-cell table:formula="of:=IF([.$B7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hana</text:p>
          </table:table-cell>
          <table:table-cell table:style-name="ce16" office:value-type="float" office:value="12">
            <text:p>12</text:p>
          </table:table-cell>
          <table:table-cell table:style-name="ce19" table:formula="of:=+[.B7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74]=12;1;0)" office:value-type="float" office:value="1">
            <text:p>1</text:p>
          </table:table-cell>
          <table:table-cell table:formula="of:=IF([.$B74]=8;1;0)" office:value-type="float" office:value="0">
            <text:p>0</text:p>
          </table:table-cell>
          <table:table-cell table:formula="of:=IF([.$B74]=5;1;0)" office:value-type="float" office:value="0">
            <text:p>0</text:p>
          </table:table-cell>
          <table:table-cell table:formula="of:=IF([.$B74]=3;1;0)" office:value-type="float" office:value="0">
            <text:p>0</text:p>
          </table:table-cell>
          <table:table-cell table:formula="of:=IF([.$B7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ibraltar</text:p>
          </table:table-cell>
          <table:table-cell table:style-name="ce16" office:value-type="float" office:value="12">
            <text:p>12</text:p>
          </table:table-cell>
          <table:table-cell table:style-name="ce19" table:formula="of:=+[.B7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75]=12;1;0)" office:value-type="float" office:value="1">
            <text:p>1</text:p>
          </table:table-cell>
          <table:table-cell table:formula="of:=IF([.$B75]=8;1;0)" office:value-type="float" office:value="0">
            <text:p>0</text:p>
          </table:table-cell>
          <table:table-cell table:formula="of:=IF([.$B75]=5;1;0)" office:value-type="float" office:value="0">
            <text:p>0</text:p>
          </table:table-cell>
          <table:table-cell table:formula="of:=IF([.$B75]=3;1;0)" office:value-type="float" office:value="0">
            <text:p>0</text:p>
          </table:table-cell>
          <table:table-cell table:formula="of:=IF([.$B7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reece</text:p>
          </table:table-cell>
          <table:table-cell table:style-name="ce16" office:value-type="float" office:value="12">
            <text:p>12</text:p>
          </table:table-cell>
          <table:table-cell table:style-name="ce19" table:formula="of:=+[.B7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76]=12;1;0)" office:value-type="float" office:value="1">
            <text:p>1</text:p>
          </table:table-cell>
          <table:table-cell table:formula="of:=IF([.$B76]=8;1;0)" office:value-type="float" office:value="0">
            <text:p>0</text:p>
          </table:table-cell>
          <table:table-cell table:formula="of:=IF([.$B76]=5;1;0)" office:value-type="float" office:value="0">
            <text:p>0</text:p>
          </table:table-cell>
          <table:table-cell table:formula="of:=IF([.$B76]=3;1;0)" office:value-type="float" office:value="0">
            <text:p>0</text:p>
          </table:table-cell>
          <table:table-cell table:formula="of:=IF([.$B7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reenland</text:p>
          </table:table-cell>
          <table:table-cell table:style-name="ce16" office:value-type="float" office:value="12">
            <text:p>12</text:p>
          </table:table-cell>
          <table:table-cell table:style-name="ce19" table:formula="of:=+[.B7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77]=12;1;0)" office:value-type="float" office:value="1">
            <text:p>1</text:p>
          </table:table-cell>
          <table:table-cell table:formula="of:=IF([.$B77]=8;1;0)" office:value-type="float" office:value="0">
            <text:p>0</text:p>
          </table:table-cell>
          <table:table-cell table:formula="of:=IF([.$B77]=5;1;0)" office:value-type="float" office:value="0">
            <text:p>0</text:p>
          </table:table-cell>
          <table:table-cell table:formula="of:=IF([.$B77]=3;1;0)" office:value-type="float" office:value="0">
            <text:p>0</text:p>
          </table:table-cell>
          <table:table-cell table:formula="of:=IF([.$B7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renada</text:p>
          </table:table-cell>
          <table:table-cell table:style-name="ce16" office:value-type="float" office:value="12">
            <text:p>12</text:p>
          </table:table-cell>
          <table:table-cell table:style-name="ce19" table:formula="of:=+[.B7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78]=12;1;0)" office:value-type="float" office:value="1">
            <text:p>1</text:p>
          </table:table-cell>
          <table:table-cell table:formula="of:=IF([.$B78]=8;1;0)" office:value-type="float" office:value="0">
            <text:p>0</text:p>
          </table:table-cell>
          <table:table-cell table:formula="of:=IF([.$B78]=5;1;0)" office:value-type="float" office:value="0">
            <text:p>0</text:p>
          </table:table-cell>
          <table:table-cell table:formula="of:=IF([.$B78]=3;1;0)" office:value-type="float" office:value="0">
            <text:p>0</text:p>
          </table:table-cell>
          <table:table-cell table:formula="of:=IF([.$B7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uadeloupe</text:p>
          </table:table-cell>
          <table:table-cell table:style-name="ce16" office:value-type="float" office:value="12">
            <text:p>12</text:p>
          </table:table-cell>
          <table:table-cell table:style-name="ce19" table:formula="of:=+[.B7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79]=12;1;0)" office:value-type="float" office:value="1">
            <text:p>1</text:p>
          </table:table-cell>
          <table:table-cell table:formula="of:=IF([.$B79]=8;1;0)" office:value-type="float" office:value="0">
            <text:p>0</text:p>
          </table:table-cell>
          <table:table-cell table:formula="of:=IF([.$B79]=5;1;0)" office:value-type="float" office:value="0">
            <text:p>0</text:p>
          </table:table-cell>
          <table:table-cell table:formula="of:=IF([.$B79]=3;1;0)" office:value-type="float" office:value="0">
            <text:p>0</text:p>
          </table:table-cell>
          <table:table-cell table:formula="of:=IF([.$B7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uam</text:p>
          </table:table-cell>
          <table:table-cell table:style-name="ce16" office:value-type="float" office:value="12">
            <text:p>12</text:p>
          </table:table-cell>
          <table:table-cell table:style-name="ce19" table:formula="of:=+[.B8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80]=12;1;0)" office:value-type="float" office:value="1">
            <text:p>1</text:p>
          </table:table-cell>
          <table:table-cell table:formula="of:=IF([.$B80]=8;1;0)" office:value-type="float" office:value="0">
            <text:p>0</text:p>
          </table:table-cell>
          <table:table-cell table:formula="of:=IF([.$B80]=5;1;0)" office:value-type="float" office:value="0">
            <text:p>0</text:p>
          </table:table-cell>
          <table:table-cell table:formula="of:=IF([.$B80]=3;1;0)" office:value-type="float" office:value="0">
            <text:p>0</text:p>
          </table:table-cell>
          <table:table-cell table:formula="of:=IF([.$B8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uatemala</text:p>
          </table:table-cell>
          <table:table-cell table:style-name="ce16" office:value-type="float" office:value="12">
            <text:p>12</text:p>
          </table:table-cell>
          <table:table-cell table:style-name="ce19" table:formula="of:=+[.B8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81]=12;1;0)" office:value-type="float" office:value="1">
            <text:p>1</text:p>
          </table:table-cell>
          <table:table-cell table:formula="of:=IF([.$B81]=8;1;0)" office:value-type="float" office:value="0">
            <text:p>0</text:p>
          </table:table-cell>
          <table:table-cell table:formula="of:=IF([.$B81]=5;1;0)" office:value-type="float" office:value="0">
            <text:p>0</text:p>
          </table:table-cell>
          <table:table-cell table:formula="of:=IF([.$B81]=3;1;0)" office:value-type="float" office:value="0">
            <text:p>0</text:p>
          </table:table-cell>
          <table:table-cell table:formula="of:=IF([.$B8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uinea</text:p>
          </table:table-cell>
          <table:table-cell table:style-name="ce16" office:value-type="float" office:value="12">
            <text:p>12</text:p>
          </table:table-cell>
          <table:table-cell table:style-name="ce19" table:formula="of:=+[.B8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82]=12;1;0)" office:value-type="float" office:value="1">
            <text:p>1</text:p>
          </table:table-cell>
          <table:table-cell table:formula="of:=IF([.$B82]=8;1;0)" office:value-type="float" office:value="0">
            <text:p>0</text:p>
          </table:table-cell>
          <table:table-cell table:formula="of:=IF([.$B82]=5;1;0)" office:value-type="float" office:value="0">
            <text:p>0</text:p>
          </table:table-cell>
          <table:table-cell table:formula="of:=IF([.$B82]=3;1;0)" office:value-type="float" office:value="0">
            <text:p>0</text:p>
          </table:table-cell>
          <table:table-cell table:formula="of:=IF([.$B8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uinea-Bissau</text:p>
          </table:table-cell>
          <table:table-cell table:style-name="ce16" office:value-type="float" office:value="12">
            <text:p>12</text:p>
          </table:table-cell>
          <table:table-cell table:style-name="ce19" table:formula="of:=+[.B8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83]=12;1;0)" office:value-type="float" office:value="1">
            <text:p>1</text:p>
          </table:table-cell>
          <table:table-cell table:formula="of:=IF([.$B83]=8;1;0)" office:value-type="float" office:value="0">
            <text:p>0</text:p>
          </table:table-cell>
          <table:table-cell table:formula="of:=IF([.$B83]=5;1;0)" office:value-type="float" office:value="0">
            <text:p>0</text:p>
          </table:table-cell>
          <table:table-cell table:formula="of:=IF([.$B83]=3;1;0)" office:value-type="float" office:value="0">
            <text:p>0</text:p>
          </table:table-cell>
          <table:table-cell table:formula="of:=IF([.$B8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Guyana</text:p>
          </table:table-cell>
          <table:table-cell table:style-name="ce16" office:value-type="float" office:value="8">
            <text:p>8</text:p>
          </table:table-cell>
          <table:table-cell table:style-name="ce19" table:formula="of:=+[.B84]/100" office:value-type="percentage" office:value="0.08">
            <text:p>8%</text:p>
          </table:table-cell>
          <table:table-cell/>
          <table:table-cell table:style-name="ce21"/>
          <table:table-cell table:number-columns-repeated="6"/>
          <table:table-cell table:formula="of:=IF([.$B84]=12;1;0)" office:value-type="float" office:value="0">
            <text:p>0</text:p>
          </table:table-cell>
          <table:table-cell table:formula="of:=IF([.$B84]=8;1;0)" office:value-type="float" office:value="1">
            <text:p>1</text:p>
          </table:table-cell>
          <table:table-cell table:formula="of:=IF([.$B84]=5;1;0)" office:value-type="float" office:value="0">
            <text:p>0</text:p>
          </table:table-cell>
          <table:table-cell table:formula="of:=IF([.$B84]=3;1;0)" office:value-type="float" office:value="0">
            <text:p>0</text:p>
          </table:table-cell>
          <table:table-cell table:formula="of:=IF([.$B8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Haiti</text:p>
          </table:table-cell>
          <table:table-cell table:style-name="ce16" office:value-type="float" office:value="12">
            <text:p>12</text:p>
          </table:table-cell>
          <table:table-cell table:style-name="ce19" table:formula="of:=+[.B8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85]=12;1;0)" office:value-type="float" office:value="1">
            <text:p>1</text:p>
          </table:table-cell>
          <table:table-cell table:formula="of:=IF([.$B85]=8;1;0)" office:value-type="float" office:value="0">
            <text:p>0</text:p>
          </table:table-cell>
          <table:table-cell table:formula="of:=IF([.$B85]=5;1;0)" office:value-type="float" office:value="0">
            <text:p>0</text:p>
          </table:table-cell>
          <table:table-cell table:formula="of:=IF([.$B85]=3;1;0)" office:value-type="float" office:value="0">
            <text:p>0</text:p>
          </table:table-cell>
          <table:table-cell table:formula="of:=IF([.$B8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Honduras</text:p>
          </table:table-cell>
          <table:table-cell table:style-name="ce16" office:value-type="float" office:value="12">
            <text:p>12</text:p>
          </table:table-cell>
          <table:table-cell table:style-name="ce19" table:formula="of:=+[.B8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86]=12;1;0)" office:value-type="float" office:value="1">
            <text:p>1</text:p>
          </table:table-cell>
          <table:table-cell table:formula="of:=IF([.$B86]=8;1;0)" office:value-type="float" office:value="0">
            <text:p>0</text:p>
          </table:table-cell>
          <table:table-cell table:formula="of:=IF([.$B86]=5;1;0)" office:value-type="float" office:value="0">
            <text:p>0</text:p>
          </table:table-cell>
          <table:table-cell table:formula="of:=IF([.$B86]=3;1;0)" office:value-type="float" office:value="0">
            <text:p>0</text:p>
          </table:table-cell>
          <table:table-cell table:formula="of:=IF([.$B8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Hong Kong</text:p>
          </table:table-cell>
          <table:table-cell table:style-name="ce16" office:value-type="float" office:value="12">
            <text:p>12</text:p>
          </table:table-cell>
          <table:table-cell table:style-name="ce19" table:formula="of:=+[.B8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87]=12;1;0)" office:value-type="float" office:value="1">
            <text:p>1</text:p>
          </table:table-cell>
          <table:table-cell table:formula="of:=IF([.$B87]=8;1;0)" office:value-type="float" office:value="0">
            <text:p>0</text:p>
          </table:table-cell>
          <table:table-cell table:formula="of:=IF([.$B87]=5;1;0)" office:value-type="float" office:value="0">
            <text:p>0</text:p>
          </table:table-cell>
          <table:table-cell table:formula="of:=IF([.$B87]=3;1;0)" office:value-type="float" office:value="0">
            <text:p>0</text:p>
          </table:table-cell>
          <table:table-cell table:formula="of:=IF([.$B8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Hungary</text:p>
          </table:table-cell>
          <table:table-cell table:style-name="ce16" office:value-type="float" office:value="12">
            <text:p>12</text:p>
          </table:table-cell>
          <table:table-cell table:style-name="ce19" table:formula="of:=+[.B8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88]=12;1;0)" office:value-type="float" office:value="1">
            <text:p>1</text:p>
          </table:table-cell>
          <table:table-cell table:formula="of:=IF([.$B88]=8;1;0)" office:value-type="float" office:value="0">
            <text:p>0</text:p>
          </table:table-cell>
          <table:table-cell table:formula="of:=IF([.$B88]=5;1;0)" office:value-type="float" office:value="0">
            <text:p>0</text:p>
          </table:table-cell>
          <table:table-cell table:formula="of:=IF([.$B88]=3;1;0)" office:value-type="float" office:value="0">
            <text:p>0</text:p>
          </table:table-cell>
          <table:table-cell table:formula="of:=IF([.$B8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Iceland</text:p>
          </table:table-cell>
          <table:table-cell table:style-name="ce16" office:value-type="float" office:value="12">
            <text:p>12</text:p>
          </table:table-cell>
          <table:table-cell table:style-name="ce19" table:formula="of:=+[.B8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89]=12;1;0)" office:value-type="float" office:value="1">
            <text:p>1</text:p>
          </table:table-cell>
          <table:table-cell table:formula="of:=IF([.$B89]=8;1;0)" office:value-type="float" office:value="0">
            <text:p>0</text:p>
          </table:table-cell>
          <table:table-cell table:formula="of:=IF([.$B89]=5;1;0)" office:value-type="float" office:value="0">
            <text:p>0</text:p>
          </table:table-cell>
          <table:table-cell table:formula="of:=IF([.$B89]=3;1;0)" office:value-type="float" office:value="0">
            <text:p>0</text:p>
          </table:table-cell>
          <table:table-cell table:formula="of:=IF([.$B8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India</text:p>
          </table:table-cell>
          <table:table-cell table:style-name="ce16" office:value-type="float" office:value="12">
            <text:p>12</text:p>
          </table:table-cell>
          <table:table-cell table:style-name="ce19" table:formula="of:=+[.B90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90]=12;1;0)" office:value-type="float" office:value="1">
            <text:p>1</text:p>
          </table:table-cell>
          <table:table-cell table:formula="of:=IF([.$B90]=8;1;0)" office:value-type="float" office:value="0">
            <text:p>0</text:p>
          </table:table-cell>
          <table:table-cell table:formula="of:=IF([.$B90]=5;1;0)" office:value-type="float" office:value="0">
            <text:p>0</text:p>
          </table:table-cell>
          <table:table-cell table:formula="of:=IF([.$B90]=3;1;0)" office:value-type="float" office:value="0">
            <text:p>0</text:p>
          </table:table-cell>
          <table:table-cell table:formula="of:=IF([.$B9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9" office:value-type="string">
            <text:p>Indonesia</text:p>
          </table:table-cell>
          <table:table-cell table:style-name="ce16" office:value-type="float" office:value="12">
            <text:p>12</text:p>
          </table:table-cell>
          <table:table-cell table:style-name="ce19" table:formula="of:=+[.B91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91]=12;1;0)" office:value-type="float" office:value="1">
            <text:p>1</text:p>
          </table:table-cell>
          <table:table-cell table:formula="of:=IF([.$B91]=8;1;0)" office:value-type="float" office:value="0">
            <text:p>0</text:p>
          </table:table-cell>
          <table:table-cell table:formula="of:=IF([.$B91]=5;1;0)" office:value-type="float" office:value="0">
            <text:p>0</text:p>
          </table:table-cell>
          <table:table-cell table:formula="of:=IF([.$B91]=3;1;0)" office:value-type="float" office:value="0">
            <text:p>0</text:p>
          </table:table-cell>
          <table:table-cell table:formula="of:=IF([.$B9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Iran (Islamic Republic of)</text:p>
          </table:table-cell>
          <table:table-cell table:style-name="ce16" office:value-type="float" office:value="12">
            <text:p>12</text:p>
          </table:table-cell>
          <table:table-cell table:style-name="ce19" table:formula="of:=+[.B9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92]=12;1;0)" office:value-type="float" office:value="1">
            <text:p>1</text:p>
          </table:table-cell>
          <table:table-cell table:formula="of:=IF([.$B92]=8;1;0)" office:value-type="float" office:value="0">
            <text:p>0</text:p>
          </table:table-cell>
          <table:table-cell table:formula="of:=IF([.$B92]=5;1;0)" office:value-type="float" office:value="0">
            <text:p>0</text:p>
          </table:table-cell>
          <table:table-cell table:formula="of:=IF([.$B92]=3;1;0)" office:value-type="float" office:value="0">
            <text:p>0</text:p>
          </table:table-cell>
          <table:table-cell table:formula="of:=IF([.$B9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Iraq</text:p>
          </table:table-cell>
          <table:table-cell table:style-name="ce16" office:value-type="float" office:value="12">
            <text:p>12</text:p>
          </table:table-cell>
          <table:table-cell table:style-name="ce19" table:formula="of:=+[.B93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93]=12;1;0)" office:value-type="float" office:value="1">
            <text:p>1</text:p>
          </table:table-cell>
          <table:table-cell table:formula="of:=IF([.$B93]=8;1;0)" office:value-type="float" office:value="0">
            <text:p>0</text:p>
          </table:table-cell>
          <table:table-cell table:formula="of:=IF([.$B93]=5;1;0)" office:value-type="float" office:value="0">
            <text:p>0</text:p>
          </table:table-cell>
          <table:table-cell table:formula="of:=IF([.$B93]=3;1;0)" office:value-type="float" office:value="0">
            <text:p>0</text:p>
          </table:table-cell>
          <table:table-cell table:formula="of:=IF([.$B9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6" office:value-type="string">
            <text:p>Ireland</text:p>
          </table:table-cell>
          <table:table-cell table:style-name="ce16" office:value-type="float" office:value="12">
            <text:p>12</text:p>
          </table:table-cell>
          <table:table-cell table:style-name="ce19" table:formula="of:=+[.B94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94]=12;1;0)" office:value-type="float" office:value="1">
            <text:p>1</text:p>
          </table:table-cell>
          <table:table-cell table:formula="of:=IF([.$B94]=8;1;0)" office:value-type="float" office:value="0">
            <text:p>0</text:p>
          </table:table-cell>
          <table:table-cell table:formula="of:=IF([.$B94]=5;1;0)" office:value-type="float" office:value="0">
            <text:p>0</text:p>
          </table:table-cell>
          <table:table-cell table:formula="of:=IF([.$B94]=3;1;0)" office:value-type="float" office:value="0">
            <text:p>0</text:p>
          </table:table-cell>
          <table:table-cell table:formula="of:=IF([.$B9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Israel</text:p>
          </table:table-cell>
          <table:table-cell table:style-name="ce16" office:value-type="float" office:value="12">
            <text:p>12</text:p>
          </table:table-cell>
          <table:table-cell table:style-name="ce19" table:formula="of:=+[.B95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95]=12;1;0)" office:value-type="float" office:value="1">
            <text:p>1</text:p>
          </table:table-cell>
          <table:table-cell table:formula="of:=IF([.$B95]=8;1;0)" office:value-type="float" office:value="0">
            <text:p>0</text:p>
          </table:table-cell>
          <table:table-cell table:formula="of:=IF([.$B95]=5;1;0)" office:value-type="float" office:value="0">
            <text:p>0</text:p>
          </table:table-cell>
          <table:table-cell table:formula="of:=IF([.$B95]=3;1;0)" office:value-type="float" office:value="0">
            <text:p>0</text:p>
          </table:table-cell>
          <table:table-cell table:formula="of:=IF([.$B9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7" office:value-type="string">
            <text:p>Italy</text:p>
          </table:table-cell>
          <table:table-cell table:style-name="ce16" office:value-type="float" office:value="12">
            <text:p>12</text:p>
          </table:table-cell>
          <table:table-cell table:style-name="ce19" table:formula="of:=+[.B96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96]=12;1;0)" office:value-type="float" office:value="1">
            <text:p>1</text:p>
          </table:table-cell>
          <table:table-cell table:formula="of:=IF([.$B96]=8;1;0)" office:value-type="float" office:value="0">
            <text:p>0</text:p>
          </table:table-cell>
          <table:table-cell table:formula="of:=IF([.$B96]=5;1;0)" office:value-type="float" office:value="0">
            <text:p>0</text:p>
          </table:table-cell>
          <table:table-cell table:formula="of:=IF([.$B96]=3;1;0)" office:value-type="float" office:value="0">
            <text:p>0</text:p>
          </table:table-cell>
          <table:table-cell table:formula="of:=IF([.$B9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Ivory Coast</text:p>
          </table:table-cell>
          <table:table-cell table:style-name="ce16" office:value-type="float" office:value="12">
            <text:p>12</text:p>
          </table:table-cell>
          <table:table-cell table:style-name="ce19" table:formula="of:=+[.B9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97]=12;1;0)" office:value-type="float" office:value="1">
            <text:p>1</text:p>
          </table:table-cell>
          <table:table-cell table:formula="of:=IF([.$B97]=8;1;0)" office:value-type="float" office:value="0">
            <text:p>0</text:p>
          </table:table-cell>
          <table:table-cell table:formula="of:=IF([.$B97]=5;1;0)" office:value-type="float" office:value="0">
            <text:p>0</text:p>
          </table:table-cell>
          <table:table-cell table:formula="of:=IF([.$B97]=3;1;0)" office:value-type="float" office:value="0">
            <text:p>0</text:p>
          </table:table-cell>
          <table:table-cell table:formula="of:=IF([.$B9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Jamaica</text:p>
          </table:table-cell>
          <table:table-cell table:style-name="ce16" office:value-type="float" office:value="12">
            <text:p>12</text:p>
          </table:table-cell>
          <table:table-cell table:style-name="ce19" table:formula="of:=+[.B9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98]=12;1;0)" office:value-type="float" office:value="1">
            <text:p>1</text:p>
          </table:table-cell>
          <table:table-cell table:formula="of:=IF([.$B98]=8;1;0)" office:value-type="float" office:value="0">
            <text:p>0</text:p>
          </table:table-cell>
          <table:table-cell table:formula="of:=IF([.$B98]=5;1;0)" office:value-type="float" office:value="0">
            <text:p>0</text:p>
          </table:table-cell>
          <table:table-cell table:formula="of:=IF([.$B98]=3;1;0)" office:value-type="float" office:value="0">
            <text:p>0</text:p>
          </table:table-cell>
          <table:table-cell table:formula="of:=IF([.$B9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Japan</text:p>
          </table:table-cell>
          <table:table-cell table:style-name="ce16" office:value-type="float" office:value="12">
            <text:p>12</text:p>
          </table:table-cell>
          <table:table-cell table:style-name="ce19" table:formula="of:=+[.B9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99]=12;1;0)" office:value-type="float" office:value="1">
            <text:p>1</text:p>
          </table:table-cell>
          <table:table-cell table:formula="of:=IF([.$B99]=8;1;0)" office:value-type="float" office:value="0">
            <text:p>0</text:p>
          </table:table-cell>
          <table:table-cell table:formula="of:=IF([.$B99]=5;1;0)" office:value-type="float" office:value="0">
            <text:p>0</text:p>
          </table:table-cell>
          <table:table-cell table:formula="of:=IF([.$B99]=3;1;0)" office:value-type="float" office:value="0">
            <text:p>0</text:p>
          </table:table-cell>
          <table:table-cell table:formula="of:=IF([.$B9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Jordan</text:p>
          </table:table-cell>
          <table:table-cell table:style-name="ce16" office:value-type="float" office:value="12">
            <text:p>12</text:p>
          </table:table-cell>
          <table:table-cell table:style-name="ce19" table:formula="of:=+[.B10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00]=12;1;0)" office:value-type="float" office:value="1">
            <text:p>1</text:p>
          </table:table-cell>
          <table:table-cell table:formula="of:=IF([.$B100]=8;1;0)" office:value-type="float" office:value="0">
            <text:p>0</text:p>
          </table:table-cell>
          <table:table-cell table:formula="of:=IF([.$B100]=5;1;0)" office:value-type="float" office:value="0">
            <text:p>0</text:p>
          </table:table-cell>
          <table:table-cell table:formula="of:=IF([.$B100]=3;1;0)" office:value-type="float" office:value="0">
            <text:p>0</text:p>
          </table:table-cell>
          <table:table-cell table:formula="of:=IF([.$B10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Kazakhstan</text:p>
          </table:table-cell>
          <table:table-cell table:style-name="ce16" office:value-type="float" office:value="12">
            <text:p>12</text:p>
          </table:table-cell>
          <table:table-cell table:style-name="ce19" table:formula="of:=+[.B101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01]=12;1;0)" office:value-type="float" office:value="1">
            <text:p>1</text:p>
          </table:table-cell>
          <table:table-cell table:formula="of:=IF([.$B101]=8;1;0)" office:value-type="float" office:value="0">
            <text:p>0</text:p>
          </table:table-cell>
          <table:table-cell table:formula="of:=IF([.$B101]=5;1;0)" office:value-type="float" office:value="0">
            <text:p>0</text:p>
          </table:table-cell>
          <table:table-cell table:formula="of:=IF([.$B101]=3;1;0)" office:value-type="float" office:value="0">
            <text:p>0</text:p>
          </table:table-cell>
          <table:table-cell table:formula="of:=IF([.$B10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Kenya</text:p>
          </table:table-cell>
          <table:table-cell table:style-name="ce16" office:value-type="float" office:value="12">
            <text:p>12</text:p>
          </table:table-cell>
          <table:table-cell table:style-name="ce19" table:formula="of:=+[.B10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02]=12;1;0)" office:value-type="float" office:value="1">
            <text:p>1</text:p>
          </table:table-cell>
          <table:table-cell table:formula="of:=IF([.$B102]=8;1;0)" office:value-type="float" office:value="0">
            <text:p>0</text:p>
          </table:table-cell>
          <table:table-cell table:formula="of:=IF([.$B102]=5;1;0)" office:value-type="float" office:value="0">
            <text:p>0</text:p>
          </table:table-cell>
          <table:table-cell table:formula="of:=IF([.$B102]=3;1;0)" office:value-type="float" office:value="0">
            <text:p>0</text:p>
          </table:table-cell>
          <table:table-cell table:formula="of:=IF([.$B10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Kiribati</text:p>
          </table:table-cell>
          <table:table-cell table:style-name="ce16" office:value-type="float" office:value="12">
            <text:p>12</text:p>
          </table:table-cell>
          <table:table-cell table:style-name="ce19" table:formula="of:=+[.B10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03]=12;1;0)" office:value-type="float" office:value="1">
            <text:p>1</text:p>
          </table:table-cell>
          <table:table-cell table:formula="of:=IF([.$B103]=8;1;0)" office:value-type="float" office:value="0">
            <text:p>0</text:p>
          </table:table-cell>
          <table:table-cell table:formula="of:=IF([.$B103]=5;1;0)" office:value-type="float" office:value="0">
            <text:p>0</text:p>
          </table:table-cell>
          <table:table-cell table:formula="of:=IF([.$B103]=3;1;0)" office:value-type="float" office:value="0">
            <text:p>0</text:p>
          </table:table-cell>
          <table:table-cell table:formula="of:=IF([.$B10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Korea (Democratic People''s Republic of)</text:p>
          </table:table-cell>
          <table:table-cell table:style-name="ce16" office:value-type="float" office:value="12">
            <text:p>12</text:p>
          </table:table-cell>
          <table:table-cell table:style-name="ce19" table:formula="of:=+[.B10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04]=12;1;0)" office:value-type="float" office:value="1">
            <text:p>1</text:p>
          </table:table-cell>
          <table:table-cell table:formula="of:=IF([.$B104]=8;1;0)" office:value-type="float" office:value="0">
            <text:p>0</text:p>
          </table:table-cell>
          <table:table-cell table:formula="of:=IF([.$B104]=5;1;0)" office:value-type="float" office:value="0">
            <text:p>0</text:p>
          </table:table-cell>
          <table:table-cell table:formula="of:=IF([.$B104]=3;1;0)" office:value-type="float" office:value="0">
            <text:p>0</text:p>
          </table:table-cell>
          <table:table-cell table:formula="of:=IF([.$B10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Korea (Republic of)</text:p>
          </table:table-cell>
          <table:table-cell table:style-name="ce16" office:value-type="float" office:value="12">
            <text:p>12</text:p>
          </table:table-cell>
          <table:table-cell table:style-name="ce19" table:formula="of:=+[.B105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05]=12;1;0)" office:value-type="float" office:value="1">
            <text:p>1</text:p>
          </table:table-cell>
          <table:table-cell table:formula="of:=IF([.$B105]=8;1;0)" office:value-type="float" office:value="0">
            <text:p>0</text:p>
          </table:table-cell>
          <table:table-cell table:formula="of:=IF([.$B105]=5;1;0)" office:value-type="float" office:value="0">
            <text:p>0</text:p>
          </table:table-cell>
          <table:table-cell table:formula="of:=IF([.$B105]=3;1;0)" office:value-type="float" office:value="0">
            <text:p>0</text:p>
          </table:table-cell>
          <table:table-cell table:formula="of:=IF([.$B10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Kuwait</text:p>
          </table:table-cell>
          <table:table-cell table:style-name="ce16" office:value-type="float" office:value="12">
            <text:p>12</text:p>
          </table:table-cell>
          <table:table-cell table:style-name="ce19" table:formula="of:=+[.B10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06]=12;1;0)" office:value-type="float" office:value="1">
            <text:p>1</text:p>
          </table:table-cell>
          <table:table-cell table:formula="of:=IF([.$B106]=8;1;0)" office:value-type="float" office:value="0">
            <text:p>0</text:p>
          </table:table-cell>
          <table:table-cell table:formula="of:=IF([.$B106]=5;1;0)" office:value-type="float" office:value="0">
            <text:p>0</text:p>
          </table:table-cell>
          <table:table-cell table:formula="of:=IF([.$B106]=3;1;0)" office:value-type="float" office:value="0">
            <text:p>0</text:p>
          </table:table-cell>
          <table:table-cell table:formula="of:=IF([.$B10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Kyrgyzstan</text:p>
          </table:table-cell>
          <table:table-cell table:style-name="ce16" office:value-type="float" office:value="12">
            <text:p>12</text:p>
          </table:table-cell>
          <table:table-cell table:style-name="ce19" table:formula="of:=+[.B10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07]=12;1;0)" office:value-type="float" office:value="1">
            <text:p>1</text:p>
          </table:table-cell>
          <table:table-cell table:formula="of:=IF([.$B107]=8;1;0)" office:value-type="float" office:value="0">
            <text:p>0</text:p>
          </table:table-cell>
          <table:table-cell table:formula="of:=IF([.$B107]=5;1;0)" office:value-type="float" office:value="0">
            <text:p>0</text:p>
          </table:table-cell>
          <table:table-cell table:formula="of:=IF([.$B107]=3;1;0)" office:value-type="float" office:value="0">
            <text:p>0</text:p>
          </table:table-cell>
          <table:table-cell table:formula="of:=IF([.$B10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8" office:value-type="string">
            <text:p>Laos</text:p>
          </table:table-cell>
          <table:table-cell table:style-name="ce16" office:value-type="float" office:value="12">
            <text:p>12</text:p>
          </table:table-cell>
          <table:table-cell table:style-name="ce19" table:formula="of:=+[.B10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08]=12;1;0)" office:value-type="float" office:value="1">
            <text:p>1</text:p>
          </table:table-cell>
          <table:table-cell table:formula="of:=IF([.$B108]=8;1;0)" office:value-type="float" office:value="0">
            <text:p>0</text:p>
          </table:table-cell>
          <table:table-cell table:formula="of:=IF([.$B108]=5;1;0)" office:value-type="float" office:value="0">
            <text:p>0</text:p>
          </table:table-cell>
          <table:table-cell table:formula="of:=IF([.$B108]=3;1;0)" office:value-type="float" office:value="0">
            <text:p>0</text:p>
          </table:table-cell>
          <table:table-cell table:formula="of:=IF([.$B10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Latvia</text:p>
          </table:table-cell>
          <table:table-cell table:style-name="ce16" office:value-type="float" office:value="12">
            <text:p>12</text:p>
          </table:table-cell>
          <table:table-cell table:style-name="ce19" table:formula="of:=+[.B10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09]=12;1;0)" office:value-type="float" office:value="1">
            <text:p>1</text:p>
          </table:table-cell>
          <table:table-cell table:formula="of:=IF([.$B109]=8;1;0)" office:value-type="float" office:value="0">
            <text:p>0</text:p>
          </table:table-cell>
          <table:table-cell table:formula="of:=IF([.$B109]=5;1;0)" office:value-type="float" office:value="0">
            <text:p>0</text:p>
          </table:table-cell>
          <table:table-cell table:formula="of:=IF([.$B109]=3;1;0)" office:value-type="float" office:value="0">
            <text:p>0</text:p>
          </table:table-cell>
          <table:table-cell table:formula="of:=IF([.$B10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Lebanon</text:p>
          </table:table-cell>
          <table:table-cell table:style-name="ce16" office:value-type="float" office:value="12">
            <text:p>12</text:p>
          </table:table-cell>
          <table:table-cell table:style-name="ce19" table:formula="of:=+[.B110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10]=12;1;0)" office:value-type="float" office:value="1">
            <text:p>1</text:p>
          </table:table-cell>
          <table:table-cell table:formula="of:=IF([.$B110]=8;1;0)" office:value-type="float" office:value="0">
            <text:p>0</text:p>
          </table:table-cell>
          <table:table-cell table:formula="of:=IF([.$B110]=5;1;0)" office:value-type="float" office:value="0">
            <text:p>0</text:p>
          </table:table-cell>
          <table:table-cell table:formula="of:=IF([.$B110]=3;1;0)" office:value-type="float" office:value="0">
            <text:p>0</text:p>
          </table:table-cell>
          <table:table-cell table:formula="of:=IF([.$B11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Lesotho</text:p>
          </table:table-cell>
          <table:table-cell table:style-name="ce16" office:value-type="float" office:value="12">
            <text:p>12</text:p>
          </table:table-cell>
          <table:table-cell table:style-name="ce19" table:formula="of:=+[.B11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11]=12;1;0)" office:value-type="float" office:value="1">
            <text:p>1</text:p>
          </table:table-cell>
          <table:table-cell table:formula="of:=IF([.$B111]=8;1;0)" office:value-type="float" office:value="0">
            <text:p>0</text:p>
          </table:table-cell>
          <table:table-cell table:formula="of:=IF([.$B111]=5;1;0)" office:value-type="float" office:value="0">
            <text:p>0</text:p>
          </table:table-cell>
          <table:table-cell table:formula="of:=IF([.$B111]=3;1;0)" office:value-type="float" office:value="0">
            <text:p>0</text:p>
          </table:table-cell>
          <table:table-cell table:formula="of:=IF([.$B11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Liberia</text:p>
          </table:table-cell>
          <table:table-cell table:style-name="ce16" office:value-type="float" office:value="12">
            <text:p>12</text:p>
          </table:table-cell>
          <table:table-cell table:style-name="ce19" table:formula="of:=+[.B11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12]=12;1;0)" office:value-type="float" office:value="1">
            <text:p>1</text:p>
          </table:table-cell>
          <table:table-cell table:formula="of:=IF([.$B112]=8;1;0)" office:value-type="float" office:value="0">
            <text:p>0</text:p>
          </table:table-cell>
          <table:table-cell table:formula="of:=IF([.$B112]=5;1;0)" office:value-type="float" office:value="0">
            <text:p>0</text:p>
          </table:table-cell>
          <table:table-cell table:formula="of:=IF([.$B112]=3;1;0)" office:value-type="float" office:value="0">
            <text:p>0</text:p>
          </table:table-cell>
          <table:table-cell table:formula="of:=IF([.$B11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Libian Arab Jamahiriya</text:p>
          </table:table-cell>
          <table:table-cell table:style-name="ce16" office:value-type="float" office:value="12">
            <text:p>12</text:p>
          </table:table-cell>
          <table:table-cell table:style-name="ce19" table:formula="of:=+[.B11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13]=12;1;0)" office:value-type="float" office:value="1">
            <text:p>1</text:p>
          </table:table-cell>
          <table:table-cell table:formula="of:=IF([.$B113]=8;1;0)" office:value-type="float" office:value="0">
            <text:p>0</text:p>
          </table:table-cell>
          <table:table-cell table:formula="of:=IF([.$B113]=5;1;0)" office:value-type="float" office:value="0">
            <text:p>0</text:p>
          </table:table-cell>
          <table:table-cell table:formula="of:=IF([.$B113]=3;1;0)" office:value-type="float" office:value="0">
            <text:p>0</text:p>
          </table:table-cell>
          <table:table-cell table:formula="of:=IF([.$B11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Liechtenstein</text:p>
          </table:table-cell>
          <table:table-cell table:style-name="ce16" office:value-type="float" office:value="12">
            <text:p>12</text:p>
          </table:table-cell>
          <table:table-cell table:style-name="ce19" table:formula="of:=+[.B11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14]=12;1;0)" office:value-type="float" office:value="1">
            <text:p>1</text:p>
          </table:table-cell>
          <table:table-cell table:formula="of:=IF([.$B114]=8;1;0)" office:value-type="float" office:value="0">
            <text:p>0</text:p>
          </table:table-cell>
          <table:table-cell table:formula="of:=IF([.$B114]=5;1;0)" office:value-type="float" office:value="0">
            <text:p>0</text:p>
          </table:table-cell>
          <table:table-cell table:formula="of:=IF([.$B114]=3;1;0)" office:value-type="float" office:value="0">
            <text:p>0</text:p>
          </table:table-cell>
          <table:table-cell table:formula="of:=IF([.$B11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Lithuania</text:p>
          </table:table-cell>
          <table:table-cell table:style-name="ce16" office:value-type="float" office:value="12">
            <text:p>12</text:p>
          </table:table-cell>
          <table:table-cell table:style-name="ce19" table:formula="of:=+[.B11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15]=12;1;0)" office:value-type="float" office:value="1">
            <text:p>1</text:p>
          </table:table-cell>
          <table:table-cell table:formula="of:=IF([.$B115]=8;1;0)" office:value-type="float" office:value="0">
            <text:p>0</text:p>
          </table:table-cell>
          <table:table-cell table:formula="of:=IF([.$B115]=5;1;0)" office:value-type="float" office:value="0">
            <text:p>0</text:p>
          </table:table-cell>
          <table:table-cell table:formula="of:=IF([.$B115]=3;1;0)" office:value-type="float" office:value="0">
            <text:p>0</text:p>
          </table:table-cell>
          <table:table-cell table:formula="of:=IF([.$B11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Luxembourg</text:p>
          </table:table-cell>
          <table:table-cell table:style-name="ce16" office:value-type="float" office:value="12">
            <text:p>12</text:p>
          </table:table-cell>
          <table:table-cell table:style-name="ce19" table:formula="of:=+[.B11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16]=12;1;0)" office:value-type="float" office:value="1">
            <text:p>1</text:p>
          </table:table-cell>
          <table:table-cell table:formula="of:=IF([.$B116]=8;1;0)" office:value-type="float" office:value="0">
            <text:p>0</text:p>
          </table:table-cell>
          <table:table-cell table:formula="of:=IF([.$B116]=5;1;0)" office:value-type="float" office:value="0">
            <text:p>0</text:p>
          </table:table-cell>
          <table:table-cell table:formula="of:=IF([.$B116]=3;1;0)" office:value-type="float" office:value="0">
            <text:p>0</text:p>
          </table:table-cell>
          <table:table-cell table:formula="of:=IF([.$B11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adagascar</text:p>
          </table:table-cell>
          <table:table-cell table:style-name="ce16" office:value-type="float" office:value="12">
            <text:p>12</text:p>
          </table:table-cell>
          <table:table-cell table:style-name="ce19" table:formula="of:=+[.B11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17]=12;1;0)" office:value-type="float" office:value="1">
            <text:p>1</text:p>
          </table:table-cell>
          <table:table-cell table:formula="of:=IF([.$B117]=8;1;0)" office:value-type="float" office:value="0">
            <text:p>0</text:p>
          </table:table-cell>
          <table:table-cell table:formula="of:=IF([.$B117]=5;1;0)" office:value-type="float" office:value="0">
            <text:p>0</text:p>
          </table:table-cell>
          <table:table-cell table:formula="of:=IF([.$B117]=3;1;0)" office:value-type="float" office:value="0">
            <text:p>0</text:p>
          </table:table-cell>
          <table:table-cell table:formula="of:=IF([.$B11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alawi</text:p>
          </table:table-cell>
          <table:table-cell table:style-name="ce16" office:value-type="float" office:value="12">
            <text:p>12</text:p>
          </table:table-cell>
          <table:table-cell table:style-name="ce19" table:formula="of:=+[.B11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18]=12;1;0)" office:value-type="float" office:value="1">
            <text:p>1</text:p>
          </table:table-cell>
          <table:table-cell table:formula="of:=IF([.$B118]=8;1;0)" office:value-type="float" office:value="0">
            <text:p>0</text:p>
          </table:table-cell>
          <table:table-cell table:formula="of:=IF([.$B118]=5;1;0)" office:value-type="float" office:value="0">
            <text:p>0</text:p>
          </table:table-cell>
          <table:table-cell table:formula="of:=IF([.$B118]=3;1;0)" office:value-type="float" office:value="0">
            <text:p>0</text:p>
          </table:table-cell>
          <table:table-cell table:formula="of:=IF([.$B11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0" office:value-type="string">
            <text:p>Malaysia</text:p>
          </table:table-cell>
          <table:table-cell table:style-name="ce16" office:value-type="float" office:value="12">
            <text:p>12</text:p>
          </table:table-cell>
          <table:table-cell table:style-name="ce19" table:formula="of:=+[.B119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19]=12;1;0)" office:value-type="float" office:value="1">
            <text:p>1</text:p>
          </table:table-cell>
          <table:table-cell table:formula="of:=IF([.$B119]=8;1;0)" office:value-type="float" office:value="0">
            <text:p>0</text:p>
          </table:table-cell>
          <table:table-cell table:formula="of:=IF([.$B119]=5;1;0)" office:value-type="float" office:value="0">
            <text:p>0</text:p>
          </table:table-cell>
          <table:table-cell table:formula="of:=IF([.$B119]=3;1;0)" office:value-type="float" office:value="0">
            <text:p>0</text:p>
          </table:table-cell>
          <table:table-cell table:formula="of:=IF([.$B11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aldives</text:p>
          </table:table-cell>
          <table:table-cell table:style-name="ce16" office:value-type="float" office:value="12">
            <text:p>12</text:p>
          </table:table-cell>
          <table:table-cell table:style-name="ce19" table:formula="of:=+[.B12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20]=12;1;0)" office:value-type="float" office:value="1">
            <text:p>1</text:p>
          </table:table-cell>
          <table:table-cell table:formula="of:=IF([.$B120]=8;1;0)" office:value-type="float" office:value="0">
            <text:p>0</text:p>
          </table:table-cell>
          <table:table-cell table:formula="of:=IF([.$B120]=5;1;0)" office:value-type="float" office:value="0">
            <text:p>0</text:p>
          </table:table-cell>
          <table:table-cell table:formula="of:=IF([.$B120]=3;1;0)" office:value-type="float" office:value="0">
            <text:p>0</text:p>
          </table:table-cell>
          <table:table-cell table:formula="of:=IF([.$B12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ali</text:p>
          </table:table-cell>
          <table:table-cell table:style-name="ce16" office:value-type="float" office:value="12">
            <text:p>12</text:p>
          </table:table-cell>
          <table:table-cell table:style-name="ce19" table:formula="of:=+[.B12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21]=12;1;0)" office:value-type="float" office:value="1">
            <text:p>1</text:p>
          </table:table-cell>
          <table:table-cell table:formula="of:=IF([.$B121]=8;1;0)" office:value-type="float" office:value="0">
            <text:p>0</text:p>
          </table:table-cell>
          <table:table-cell table:formula="of:=IF([.$B121]=5;1;0)" office:value-type="float" office:value="0">
            <text:p>0</text:p>
          </table:table-cell>
          <table:table-cell table:formula="of:=IF([.$B121]=3;1;0)" office:value-type="float" office:value="0">
            <text:p>0</text:p>
          </table:table-cell>
          <table:table-cell table:formula="of:=IF([.$B12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alta</text:p>
          </table:table-cell>
          <table:table-cell table:style-name="ce16" office:value-type="float" office:value="12">
            <text:p>12</text:p>
          </table:table-cell>
          <table:table-cell table:style-name="ce19" table:formula="of:=+[.B12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22]=12;1;0)" office:value-type="float" office:value="1">
            <text:p>1</text:p>
          </table:table-cell>
          <table:table-cell table:formula="of:=IF([.$B122]=8;1;0)" office:value-type="float" office:value="0">
            <text:p>0</text:p>
          </table:table-cell>
          <table:table-cell table:formula="of:=IF([.$B122]=5;1;0)" office:value-type="float" office:value="0">
            <text:p>0</text:p>
          </table:table-cell>
          <table:table-cell table:formula="of:=IF([.$B122]=3;1;0)" office:value-type="float" office:value="0">
            <text:p>0</text:p>
          </table:table-cell>
          <table:table-cell table:formula="of:=IF([.$B12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Marshall Islands</text:p>
          </table:table-cell>
          <table:table-cell table:style-name="ce16" office:value-type="float" office:value="12">
            <text:p>12</text:p>
          </table:table-cell>
          <table:table-cell table:style-name="ce19" table:formula="of:=+[.B12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23]=12;1;0)" office:value-type="float" office:value="1">
            <text:p>1</text:p>
          </table:table-cell>
          <table:table-cell table:formula="of:=IF([.$B123]=8;1;0)" office:value-type="float" office:value="0">
            <text:p>0</text:p>
          </table:table-cell>
          <table:table-cell table:formula="of:=IF([.$B123]=5;1;0)" office:value-type="float" office:value="0">
            <text:p>0</text:p>
          </table:table-cell>
          <table:table-cell table:formula="of:=IF([.$B123]=3;1;0)" office:value-type="float" office:value="0">
            <text:p>0</text:p>
          </table:table-cell>
          <table:table-cell table:formula="of:=IF([.$B12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Martinique</text:p>
          </table:table-cell>
          <table:table-cell table:style-name="ce16" office:value-type="float" office:value="12">
            <text:p>12</text:p>
          </table:table-cell>
          <table:table-cell table:style-name="ce19" table:formula="of:=+[.B12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24]=12;1;0)" office:value-type="float" office:value="1">
            <text:p>1</text:p>
          </table:table-cell>
          <table:table-cell table:formula="of:=IF([.$B124]=8;1;0)" office:value-type="float" office:value="0">
            <text:p>0</text:p>
          </table:table-cell>
          <table:table-cell table:formula="of:=IF([.$B124]=5;1;0)" office:value-type="float" office:value="0">
            <text:p>0</text:p>
          </table:table-cell>
          <table:table-cell table:formula="of:=IF([.$B124]=3;1;0)" office:value-type="float" office:value="0">
            <text:p>0</text:p>
          </table:table-cell>
          <table:table-cell table:formula="of:=IF([.$B12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Mauritania</text:p>
          </table:table-cell>
          <table:table-cell table:style-name="ce16" office:value-type="float" office:value="12">
            <text:p>12</text:p>
          </table:table-cell>
          <table:table-cell table:style-name="ce19" table:formula="of:=+[.B12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25]=12;1;0)" office:value-type="float" office:value="1">
            <text:p>1</text:p>
          </table:table-cell>
          <table:table-cell table:formula="of:=IF([.$B125]=8;1;0)" office:value-type="float" office:value="0">
            <text:p>0</text:p>
          </table:table-cell>
          <table:table-cell table:formula="of:=IF([.$B125]=5;1;0)" office:value-type="float" office:value="0">
            <text:p>0</text:p>
          </table:table-cell>
          <table:table-cell table:formula="of:=IF([.$B125]=3;1;0)" office:value-type="float" office:value="0">
            <text:p>0</text:p>
          </table:table-cell>
          <table:table-cell table:formula="of:=IF([.$B12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auritius</text:p>
          </table:table-cell>
          <table:table-cell table:style-name="ce16" office:value-type="float" office:value="12">
            <text:p>12</text:p>
          </table:table-cell>
          <table:table-cell table:style-name="ce19" table:formula="of:=+[.B12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26]=12;1;0)" office:value-type="float" office:value="1">
            <text:p>1</text:p>
          </table:table-cell>
          <table:table-cell table:formula="of:=IF([.$B126]=8;1;0)" office:value-type="float" office:value="0">
            <text:p>0</text:p>
          </table:table-cell>
          <table:table-cell table:formula="of:=IF([.$B126]=5;1;0)" office:value-type="float" office:value="0">
            <text:p>0</text:p>
          </table:table-cell>
          <table:table-cell table:formula="of:=IF([.$B126]=3;1;0)" office:value-type="float" office:value="0">
            <text:p>0</text:p>
          </table:table-cell>
          <table:table-cell table:formula="of:=IF([.$B12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1" office:value-type="string">
            <text:p>Mexico</text:p>
          </table:table-cell>
          <table:table-cell table:style-name="ce16" office:value-type="float" office:value="12">
            <text:p>12</text:p>
          </table:table-cell>
          <table:table-cell table:style-name="ce19" table:formula="of:=+[.B127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27]=12;1;0)" office:value-type="float" office:value="1">
            <text:p>1</text:p>
          </table:table-cell>
          <table:table-cell table:formula="of:=IF([.$B127]=8;1;0)" office:value-type="float" office:value="0">
            <text:p>0</text:p>
          </table:table-cell>
          <table:table-cell table:formula="of:=IF([.$B127]=5;1;0)" office:value-type="float" office:value="0">
            <text:p>0</text:p>
          </table:table-cell>
          <table:table-cell table:formula="of:=IF([.$B127]=3;1;0)" office:value-type="float" office:value="0">
            <text:p>0</text:p>
          </table:table-cell>
          <table:table-cell table:formula="of:=IF([.$B12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icronesia (Federated States of)</text:p>
          </table:table-cell>
          <table:table-cell table:style-name="ce16" office:value-type="float" office:value="12">
            <text:p>12</text:p>
          </table:table-cell>
          <table:table-cell table:style-name="ce19" table:formula="of:=+[.B12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28]=12;1;0)" office:value-type="float" office:value="1">
            <text:p>1</text:p>
          </table:table-cell>
          <table:table-cell table:formula="of:=IF([.$B128]=8;1;0)" office:value-type="float" office:value="0">
            <text:p>0</text:p>
          </table:table-cell>
          <table:table-cell table:formula="of:=IF([.$B128]=5;1;0)" office:value-type="float" office:value="0">
            <text:p>0</text:p>
          </table:table-cell>
          <table:table-cell table:formula="of:=IF([.$B128]=3;1;0)" office:value-type="float" office:value="0">
            <text:p>0</text:p>
          </table:table-cell>
          <table:table-cell table:formula="of:=IF([.$B12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oldova (Republic of)</text:p>
          </table:table-cell>
          <table:table-cell table:style-name="ce16" office:value-type="float" office:value="12">
            <text:p>12</text:p>
          </table:table-cell>
          <table:table-cell table:style-name="ce19" table:formula="of:=+[.B12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29]=12;1;0)" office:value-type="float" office:value="1">
            <text:p>1</text:p>
          </table:table-cell>
          <table:table-cell table:formula="of:=IF([.$B129]=8;1;0)" office:value-type="float" office:value="0">
            <text:p>0</text:p>
          </table:table-cell>
          <table:table-cell table:formula="of:=IF([.$B129]=5;1;0)" office:value-type="float" office:value="0">
            <text:p>0</text:p>
          </table:table-cell>
          <table:table-cell table:formula="of:=IF([.$B129]=3;1;0)" office:value-type="float" office:value="0">
            <text:p>0</text:p>
          </table:table-cell>
          <table:table-cell table:formula="of:=IF([.$B12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onaco</text:p>
          </table:table-cell>
          <table:table-cell table:style-name="ce16" office:value-type="float" office:value="12">
            <text:p>12</text:p>
          </table:table-cell>
          <table:table-cell table:style-name="ce19" table:formula="of:=+[.B13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30]=12;1;0)" office:value-type="float" office:value="1">
            <text:p>1</text:p>
          </table:table-cell>
          <table:table-cell table:formula="of:=IF([.$B130]=8;1;0)" office:value-type="float" office:value="0">
            <text:p>0</text:p>
          </table:table-cell>
          <table:table-cell table:formula="of:=IF([.$B130]=5;1;0)" office:value-type="float" office:value="0">
            <text:p>0</text:p>
          </table:table-cell>
          <table:table-cell table:formula="of:=IF([.$B130]=3;1;0)" office:value-type="float" office:value="0">
            <text:p>0</text:p>
          </table:table-cell>
          <table:table-cell table:formula="of:=IF([.$B13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2" office:value-type="string">
            <text:p>Mongolia</text:p>
          </table:table-cell>
          <table:table-cell table:style-name="ce16" office:value-type="float" office:value="12">
            <text:p>12</text:p>
          </table:table-cell>
          <table:table-cell table:style-name="ce19" table:formula="of:=+[.B13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31]=12;1;0)" office:value-type="float" office:value="1">
            <text:p>1</text:p>
          </table:table-cell>
          <table:table-cell table:formula="of:=IF([.$B131]=8;1;0)" office:value-type="float" office:value="0">
            <text:p>0</text:p>
          </table:table-cell>
          <table:table-cell table:formula="of:=IF([.$B131]=5;1;0)" office:value-type="float" office:value="0">
            <text:p>0</text:p>
          </table:table-cell>
          <table:table-cell table:formula="of:=IF([.$B131]=3;1;0)" office:value-type="float" office:value="0">
            <text:p>0</text:p>
          </table:table-cell>
          <table:table-cell table:formula="of:=IF([.$B13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orocco</text:p>
          </table:table-cell>
          <table:table-cell table:style-name="ce16" office:value-type="float" office:value="12">
            <text:p>12</text:p>
          </table:table-cell>
          <table:table-cell table:style-name="ce19" table:formula="of:=+[.B13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32]=12;1;0)" office:value-type="float" office:value="1">
            <text:p>1</text:p>
          </table:table-cell>
          <table:table-cell table:formula="of:=IF([.$B132]=8;1;0)" office:value-type="float" office:value="0">
            <text:p>0</text:p>
          </table:table-cell>
          <table:table-cell table:formula="of:=IF([.$B132]=5;1;0)" office:value-type="float" office:value="0">
            <text:p>0</text:p>
          </table:table-cell>
          <table:table-cell table:formula="of:=IF([.$B132]=3;1;0)" office:value-type="float" office:value="0">
            <text:p>0</text:p>
          </table:table-cell>
          <table:table-cell table:formula="of:=IF([.$B13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ozambique</text:p>
          </table:table-cell>
          <table:table-cell table:style-name="ce16" office:value-type="float" office:value="12">
            <text:p>12</text:p>
          </table:table-cell>
          <table:table-cell table:style-name="ce19" table:formula="of:=+[.B13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33]=12;1;0)" office:value-type="float" office:value="1">
            <text:p>1</text:p>
          </table:table-cell>
          <table:table-cell table:formula="of:=IF([.$B133]=8;1;0)" office:value-type="float" office:value="0">
            <text:p>0</text:p>
          </table:table-cell>
          <table:table-cell table:formula="of:=IF([.$B133]=5;1;0)" office:value-type="float" office:value="0">
            <text:p>0</text:p>
          </table:table-cell>
          <table:table-cell table:formula="of:=IF([.$B133]=3;1;0)" office:value-type="float" office:value="0">
            <text:p>0</text:p>
          </table:table-cell>
          <table:table-cell table:formula="of:=IF([.$B13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8" office:value-type="string">
            <text:p>Myanmar</text:p>
          </table:table-cell>
          <table:table-cell table:style-name="ce16" office:value-type="float" office:value="12">
            <text:p>12</text:p>
          </table:table-cell>
          <table:table-cell table:style-name="ce19" table:formula="of:=+[.B13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34]=12;1;0)" office:value-type="float" office:value="1">
            <text:p>1</text:p>
          </table:table-cell>
          <table:table-cell table:formula="of:=IF([.$B134]=8;1;0)" office:value-type="float" office:value="0">
            <text:p>0</text:p>
          </table:table-cell>
          <table:table-cell table:formula="of:=IF([.$B134]=5;1;0)" office:value-type="float" office:value="0">
            <text:p>0</text:p>
          </table:table-cell>
          <table:table-cell table:formula="of:=IF([.$B134]=3;1;0)" office:value-type="float" office:value="0">
            <text:p>0</text:p>
          </table:table-cell>
          <table:table-cell table:formula="of:=IF([.$B13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amibia</text:p>
          </table:table-cell>
          <table:table-cell table:style-name="ce16" office:value-type="float" office:value="12">
            <text:p>12</text:p>
          </table:table-cell>
          <table:table-cell table:style-name="ce19" table:formula="of:=+[.B13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35]=12;1;0)" office:value-type="float" office:value="1">
            <text:p>1</text:p>
          </table:table-cell>
          <table:table-cell table:formula="of:=IF([.$B135]=8;1;0)" office:value-type="float" office:value="0">
            <text:p>0</text:p>
          </table:table-cell>
          <table:table-cell table:formula="of:=IF([.$B135]=5;1;0)" office:value-type="float" office:value="0">
            <text:p>0</text:p>
          </table:table-cell>
          <table:table-cell table:formula="of:=IF([.$B135]=3;1;0)" office:value-type="float" office:value="0">
            <text:p>0</text:p>
          </table:table-cell>
          <table:table-cell table:formula="of:=IF([.$B13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auru</text:p>
          </table:table-cell>
          <table:table-cell table:style-name="ce16" office:value-type="float" office:value="12">
            <text:p>12</text:p>
          </table:table-cell>
          <table:table-cell table:style-name="ce19" table:formula="of:=+[.B13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36]=12;1;0)" office:value-type="float" office:value="1">
            <text:p>1</text:p>
          </table:table-cell>
          <table:table-cell table:formula="of:=IF([.$B136]=8;1;0)" office:value-type="float" office:value="0">
            <text:p>0</text:p>
          </table:table-cell>
          <table:table-cell table:formula="of:=IF([.$B136]=5;1;0)" office:value-type="float" office:value="0">
            <text:p>0</text:p>
          </table:table-cell>
          <table:table-cell table:formula="of:=IF([.$B136]=3;1;0)" office:value-type="float" office:value="0">
            <text:p>0</text:p>
          </table:table-cell>
          <table:table-cell table:formula="of:=IF([.$B13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epal</text:p>
          </table:table-cell>
          <table:table-cell table:style-name="ce16" office:value-type="float" office:value="12">
            <text:p>12</text:p>
          </table:table-cell>
          <table:table-cell table:style-name="ce19" table:formula="of:=+[.B13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37]=12;1;0)" office:value-type="float" office:value="1">
            <text:p>1</text:p>
          </table:table-cell>
          <table:table-cell table:formula="of:=IF([.$B137]=8;1;0)" office:value-type="float" office:value="0">
            <text:p>0</text:p>
          </table:table-cell>
          <table:table-cell table:formula="of:=IF([.$B137]=5;1;0)" office:value-type="float" office:value="0">
            <text:p>0</text:p>
          </table:table-cell>
          <table:table-cell table:formula="of:=IF([.$B137]=3;1;0)" office:value-type="float" office:value="0">
            <text:p>0</text:p>
          </table:table-cell>
          <table:table-cell table:formula="of:=IF([.$B13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etherlands</text:p>
          </table:table-cell>
          <table:table-cell table:style-name="ce16" office:value-type="float" office:value="12">
            <text:p>12</text:p>
          </table:table-cell>
          <table:table-cell table:style-name="ce19" table:formula="of:=+[.B138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38]=12;1;0)" office:value-type="float" office:value="1">
            <text:p>1</text:p>
          </table:table-cell>
          <table:table-cell table:formula="of:=IF([.$B138]=8;1;0)" office:value-type="float" office:value="0">
            <text:p>0</text:p>
          </table:table-cell>
          <table:table-cell table:formula="of:=IF([.$B138]=5;1;0)" office:value-type="float" office:value="0">
            <text:p>0</text:p>
          </table:table-cell>
          <table:table-cell table:formula="of:=IF([.$B138]=3;1;0)" office:value-type="float" office:value="0">
            <text:p>0</text:p>
          </table:table-cell>
          <table:table-cell table:formula="of:=IF([.$B13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ew Caledonia (France)</text:p>
          </table:table-cell>
          <table:table-cell table:style-name="ce16" office:value-type="float" office:value="12">
            <text:p>12</text:p>
          </table:table-cell>
          <table:table-cell table:style-name="ce19" table:formula="of:=+[.B13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39]=12;1;0)" office:value-type="float" office:value="1">
            <text:p>1</text:p>
          </table:table-cell>
          <table:table-cell table:formula="of:=IF([.$B139]=8;1;0)" office:value-type="float" office:value="0">
            <text:p>0</text:p>
          </table:table-cell>
          <table:table-cell table:formula="of:=IF([.$B139]=5;1;0)" office:value-type="float" office:value="0">
            <text:p>0</text:p>
          </table:table-cell>
          <table:table-cell table:formula="of:=IF([.$B139]=3;1;0)" office:value-type="float" office:value="0">
            <text:p>0</text:p>
          </table:table-cell>
          <table:table-cell table:formula="of:=IF([.$B13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ew Zealand</text:p>
          </table:table-cell>
          <table:table-cell table:style-name="ce16" office:value-type="float" office:value="12">
            <text:p>12</text:p>
          </table:table-cell>
          <table:table-cell table:style-name="ce19" table:formula="of:=+[.B14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40]=12;1;0)" office:value-type="float" office:value="1">
            <text:p>1</text:p>
          </table:table-cell>
          <table:table-cell table:formula="of:=IF([.$B140]=8;1;0)" office:value-type="float" office:value="0">
            <text:p>0</text:p>
          </table:table-cell>
          <table:table-cell table:formula="of:=IF([.$B140]=5;1;0)" office:value-type="float" office:value="0">
            <text:p>0</text:p>
          </table:table-cell>
          <table:table-cell table:formula="of:=IF([.$B140]=3;1;0)" office:value-type="float" office:value="0">
            <text:p>0</text:p>
          </table:table-cell>
          <table:table-cell table:formula="of:=IF([.$B14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icaragua</text:p>
          </table:table-cell>
          <table:table-cell table:style-name="ce16" office:value-type="float" office:value="12">
            <text:p>12</text:p>
          </table:table-cell>
          <table:table-cell table:style-name="ce19" table:formula="of:=+[.B14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41]=12;1;0)" office:value-type="float" office:value="1">
            <text:p>1</text:p>
          </table:table-cell>
          <table:table-cell table:formula="of:=IF([.$B141]=8;1;0)" office:value-type="float" office:value="0">
            <text:p>0</text:p>
          </table:table-cell>
          <table:table-cell table:formula="of:=IF([.$B141]=5;1;0)" office:value-type="float" office:value="0">
            <text:p>0</text:p>
          </table:table-cell>
          <table:table-cell table:formula="of:=IF([.$B141]=3;1;0)" office:value-type="float" office:value="0">
            <text:p>0</text:p>
          </table:table-cell>
          <table:table-cell table:formula="of:=IF([.$B14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iger</text:p>
          </table:table-cell>
          <table:table-cell table:style-name="ce16" office:value-type="float" office:value="12">
            <text:p>12</text:p>
          </table:table-cell>
          <table:table-cell table:style-name="ce19" table:formula="of:=+[.B14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42]=12;1;0)" office:value-type="float" office:value="1">
            <text:p>1</text:p>
          </table:table-cell>
          <table:table-cell table:formula="of:=IF([.$B142]=8;1;0)" office:value-type="float" office:value="0">
            <text:p>0</text:p>
          </table:table-cell>
          <table:table-cell table:formula="of:=IF([.$B142]=5;1;0)" office:value-type="float" office:value="0">
            <text:p>0</text:p>
          </table:table-cell>
          <table:table-cell table:formula="of:=IF([.$B142]=3;1;0)" office:value-type="float" office:value="0">
            <text:p>0</text:p>
          </table:table-cell>
          <table:table-cell table:formula="of:=IF([.$B14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igeria</text:p>
          </table:table-cell>
          <table:table-cell table:style-name="ce16" office:value-type="float" office:value="12">
            <text:p>12</text:p>
          </table:table-cell>
          <table:table-cell table:style-name="ce19" table:formula="of:=+[.B143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43]=12;1;0)" office:value-type="float" office:value="1">
            <text:p>1</text:p>
          </table:table-cell>
          <table:table-cell table:formula="of:=IF([.$B143]=8;1;0)" office:value-type="float" office:value="0">
            <text:p>0</text:p>
          </table:table-cell>
          <table:table-cell table:formula="of:=IF([.$B143]=5;1;0)" office:value-type="float" office:value="0">
            <text:p>0</text:p>
          </table:table-cell>
          <table:table-cell table:formula="of:=IF([.$B143]=3;1;0)" office:value-type="float" office:value="0">
            <text:p>0</text:p>
          </table:table-cell>
          <table:table-cell table:formula="of:=IF([.$B14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iue</text:p>
          </table:table-cell>
          <table:table-cell table:style-name="ce16" office:value-type="float" office:value="12">
            <text:p>12</text:p>
          </table:table-cell>
          <table:table-cell table:style-name="ce19" table:formula="of:=+[.B14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44]=12;1;0)" office:value-type="float" office:value="1">
            <text:p>1</text:p>
          </table:table-cell>
          <table:table-cell table:formula="of:=IF([.$B144]=8;1;0)" office:value-type="float" office:value="0">
            <text:p>0</text:p>
          </table:table-cell>
          <table:table-cell table:formula="of:=IF([.$B144]=5;1;0)" office:value-type="float" office:value="0">
            <text:p>0</text:p>
          </table:table-cell>
          <table:table-cell table:formula="of:=IF([.$B144]=3;1;0)" office:value-type="float" office:value="0">
            <text:p>0</text:p>
          </table:table-cell>
          <table:table-cell table:formula="of:=IF([.$B14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orthern Mariana Islands</text:p>
          </table:table-cell>
          <table:table-cell table:style-name="ce16" office:value-type="float" office:value="12">
            <text:p>12</text:p>
          </table:table-cell>
          <table:table-cell table:style-name="ce19" table:formula="of:=+[.B14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45]=12;1;0)" office:value-type="float" office:value="1">
            <text:p>1</text:p>
          </table:table-cell>
          <table:table-cell table:formula="of:=IF([.$B145]=8;1;0)" office:value-type="float" office:value="0">
            <text:p>0</text:p>
          </table:table-cell>
          <table:table-cell table:formula="of:=IF([.$B145]=5;1;0)" office:value-type="float" office:value="0">
            <text:p>0</text:p>
          </table:table-cell>
          <table:table-cell table:formula="of:=IF([.$B145]=3;1;0)" office:value-type="float" office:value="0">
            <text:p>0</text:p>
          </table:table-cell>
          <table:table-cell table:formula="of:=IF([.$B14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Norway</text:p>
          </table:table-cell>
          <table:table-cell table:style-name="ce16" office:value-type="float" office:value="12">
            <text:p>12</text:p>
          </table:table-cell>
          <table:table-cell table:style-name="ce19" table:formula="of:=+[.B146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46]=12;1;0)" office:value-type="float" office:value="1">
            <text:p>1</text:p>
          </table:table-cell>
          <table:table-cell table:formula="of:=IF([.$B146]=8;1;0)" office:value-type="float" office:value="0">
            <text:p>0</text:p>
          </table:table-cell>
          <table:table-cell table:formula="of:=IF([.$B146]=5;1;0)" office:value-type="float" office:value="0">
            <text:p>0</text:p>
          </table:table-cell>
          <table:table-cell table:formula="of:=IF([.$B146]=3;1;0)" office:value-type="float" office:value="0">
            <text:p>0</text:p>
          </table:table-cell>
          <table:table-cell table:formula="of:=IF([.$B14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Oman</text:p>
          </table:table-cell>
          <table:table-cell table:style-name="ce16" office:value-type="float" office:value="5">
            <text:p>5</text:p>
          </table:table-cell>
          <table:table-cell table:style-name="ce19" table:formula="of:=+[.B147]/100" office:value-type="percentage" office:value="0.05">
            <text:p>5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47]=12;1;0)" office:value-type="float" office:value="0">
            <text:p>0</text:p>
          </table:table-cell>
          <table:table-cell table:formula="of:=IF([.$B147]=8;1;0)" office:value-type="float" office:value="0">
            <text:p>0</text:p>
          </table:table-cell>
          <table:table-cell table:formula="of:=IF([.$B147]=5;1;0)" office:value-type="float" office:value="1">
            <text:p>1</text:p>
          </table:table-cell>
          <table:table-cell table:formula="of:=IF([.$B147]=3;1;0)" office:value-type="float" office:value="0">
            <text:p>0</text:p>
          </table:table-cell>
          <table:table-cell table:formula="of:=IF([.$B14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Pakistan</text:p>
          </table:table-cell>
          <table:table-cell table:style-name="ce16" office:value-type="float" office:value="12">
            <text:p>12</text:p>
          </table:table-cell>
          <table:table-cell table:style-name="ce19" table:formula="of:=+[.B148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48]=12;1;0)" office:value-type="float" office:value="1">
            <text:p>1</text:p>
          </table:table-cell>
          <table:table-cell table:formula="of:=IF([.$B148]=8;1;0)" office:value-type="float" office:value="0">
            <text:p>0</text:p>
          </table:table-cell>
          <table:table-cell table:formula="of:=IF([.$B148]=5;1;0)" office:value-type="float" office:value="0">
            <text:p>0</text:p>
          </table:table-cell>
          <table:table-cell table:formula="of:=IF([.$B148]=3;1;0)" office:value-type="float" office:value="0">
            <text:p>0</text:p>
          </table:table-cell>
          <table:table-cell table:formula="of:=IF([.$B14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Palau</text:p>
          </table:table-cell>
          <table:table-cell table:style-name="ce16" office:value-type="float" office:value="12">
            <text:p>12</text:p>
          </table:table-cell>
          <table:table-cell table:style-name="ce19" table:formula="of:=+[.B14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49]=12;1;0)" office:value-type="float" office:value="1">
            <text:p>1</text:p>
          </table:table-cell>
          <table:table-cell table:formula="of:=IF([.$B149]=8;1;0)" office:value-type="float" office:value="0">
            <text:p>0</text:p>
          </table:table-cell>
          <table:table-cell table:formula="of:=IF([.$B149]=5;1;0)" office:value-type="float" office:value="0">
            <text:p>0</text:p>
          </table:table-cell>
          <table:table-cell table:formula="of:=IF([.$B149]=3;1;0)" office:value-type="float" office:value="0">
            <text:p>0</text:p>
          </table:table-cell>
          <table:table-cell table:formula="of:=IF([.$B14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Panama</text:p>
          </table:table-cell>
          <table:table-cell table:style-name="ce16" office:value-type="float" office:value="12">
            <text:p>12</text:p>
          </table:table-cell>
          <table:table-cell table:style-name="ce19" table:formula="of:=+[.B15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50]=12;1;0)" office:value-type="float" office:value="1">
            <text:p>1</text:p>
          </table:table-cell>
          <table:table-cell table:formula="of:=IF([.$B150]=8;1;0)" office:value-type="float" office:value="0">
            <text:p>0</text:p>
          </table:table-cell>
          <table:table-cell table:formula="of:=IF([.$B150]=5;1;0)" office:value-type="float" office:value="0">
            <text:p>0</text:p>
          </table:table-cell>
          <table:table-cell table:formula="of:=IF([.$B150]=3;1;0)" office:value-type="float" office:value="0">
            <text:p>0</text:p>
          </table:table-cell>
          <table:table-cell table:formula="of:=IF([.$B15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0" office:value-type="string">
            <text:p>Papua New Guinea</text:p>
          </table:table-cell>
          <table:table-cell table:style-name="ce16" office:value-type="float" office:value="12">
            <text:p>12</text:p>
          </table:table-cell>
          <table:table-cell table:style-name="ce19" table:formula="of:=+[.B15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51]=12;1;0)" office:value-type="float" office:value="1">
            <text:p>1</text:p>
          </table:table-cell>
          <table:table-cell table:formula="of:=IF([.$B151]=8;1;0)" office:value-type="float" office:value="0">
            <text:p>0</text:p>
          </table:table-cell>
          <table:table-cell table:formula="of:=IF([.$B151]=5;1;0)" office:value-type="float" office:value="0">
            <text:p>0</text:p>
          </table:table-cell>
          <table:table-cell table:formula="of:=IF([.$B151]=3;1;0)" office:value-type="float" office:value="0">
            <text:p>0</text:p>
          </table:table-cell>
          <table:table-cell table:formula="of:=IF([.$B15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Paraguay</text:p>
          </table:table-cell>
          <table:table-cell table:style-name="ce16" office:value-type="float" office:value="8">
            <text:p>8</text:p>
          </table:table-cell>
          <table:table-cell table:style-name="ce19" table:formula="of:=+[.B152]/100" office:value-type="percentage" office:value="0.08">
            <text:p>8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52]=12;1;0)" office:value-type="float" office:value="0">
            <text:p>0</text:p>
          </table:table-cell>
          <table:table-cell table:formula="of:=IF([.$B152]=8;1;0)" office:value-type="float" office:value="1">
            <text:p>1</text:p>
          </table:table-cell>
          <table:table-cell table:formula="of:=IF([.$B152]=5;1;0)" office:value-type="float" office:value="0">
            <text:p>0</text:p>
          </table:table-cell>
          <table:table-cell table:formula="of:=IF([.$B152]=3;1;0)" office:value-type="float" office:value="0">
            <text:p>0</text:p>
          </table:table-cell>
          <table:table-cell table:formula="of:=IF([.$B15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Peru</text:p>
          </table:table-cell>
          <table:table-cell table:style-name="ce16" office:value-type="float" office:value="8">
            <text:p>8</text:p>
          </table:table-cell>
          <table:table-cell table:style-name="ce19" table:formula="of:=+[.B153]/100" office:value-type="percentage" office:value="0.08">
            <text:p>8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53]=12;1;0)" office:value-type="float" office:value="0">
            <text:p>0</text:p>
          </table:table-cell>
          <table:table-cell table:formula="of:=IF([.$B153]=8;1;0)" office:value-type="float" office:value="1">
            <text:p>1</text:p>
          </table:table-cell>
          <table:table-cell table:formula="of:=IF([.$B153]=5;1;0)" office:value-type="float" office:value="0">
            <text:p>0</text:p>
          </table:table-cell>
          <table:table-cell table:formula="of:=IF([.$B153]=3;1;0)" office:value-type="float" office:value="0">
            <text:p>0</text:p>
          </table:table-cell>
          <table:table-cell table:formula="of:=IF([.$B15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8" office:value-type="string">
            <text:p>Philippines</text:p>
          </table:table-cell>
          <table:table-cell table:style-name="ce16" office:value-type="float" office:value="12">
            <text:p>12</text:p>
          </table:table-cell>
          <table:table-cell table:style-name="ce19" table:formula="of:=+[.B154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54]=12;1;0)" office:value-type="float" office:value="1">
            <text:p>1</text:p>
          </table:table-cell>
          <table:table-cell table:formula="of:=IF([.$B154]=8;1;0)" office:value-type="float" office:value="0">
            <text:p>0</text:p>
          </table:table-cell>
          <table:table-cell table:formula="of:=IF([.$B154]=5;1;0)" office:value-type="float" office:value="0">
            <text:p>0</text:p>
          </table:table-cell>
          <table:table-cell table:formula="of:=IF([.$B154]=3;1;0)" office:value-type="float" office:value="0">
            <text:p>0</text:p>
          </table:table-cell>
          <table:table-cell table:formula="of:=IF([.$B15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Poland</text:p>
          </table:table-cell>
          <table:table-cell table:style-name="ce16" office:value-type="float" office:value="12">
            <text:p>12</text:p>
          </table:table-cell>
          <table:table-cell table:style-name="ce19" table:formula="of:=+[.B155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55]=12;1;0)" office:value-type="float" office:value="1">
            <text:p>1</text:p>
          </table:table-cell>
          <table:table-cell table:formula="of:=IF([.$B155]=8;1;0)" office:value-type="float" office:value="0">
            <text:p>0</text:p>
          </table:table-cell>
          <table:table-cell table:formula="of:=IF([.$B155]=5;1;0)" office:value-type="float" office:value="0">
            <text:p>0</text:p>
          </table:table-cell>
          <table:table-cell table:formula="of:=IF([.$B155]=3;1;0)" office:value-type="float" office:value="0">
            <text:p>0</text:p>
          </table:table-cell>
          <table:table-cell table:formula="of:=IF([.$B15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7" office:value-type="string">
            <text:p>Portugal</text:p>
          </table:table-cell>
          <table:table-cell table:style-name="ce16" office:value-type="float" office:value="12">
            <text:p>12</text:p>
          </table:table-cell>
          <table:table-cell table:style-name="ce19" table:formula="of:=+[.B156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56]=12;1;0)" office:value-type="float" office:value="1">
            <text:p>1</text:p>
          </table:table-cell>
          <table:table-cell table:formula="of:=IF([.$B156]=8;1;0)" office:value-type="float" office:value="0">
            <text:p>0</text:p>
          </table:table-cell>
          <table:table-cell table:formula="of:=IF([.$B156]=5;1;0)" office:value-type="float" office:value="0">
            <text:p>0</text:p>
          </table:table-cell>
          <table:table-cell table:formula="of:=IF([.$B156]=3;1;0)" office:value-type="float" office:value="0">
            <text:p>0</text:p>
          </table:table-cell>
          <table:table-cell table:formula="of:=IF([.$B15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Puerto Rico</text:p>
          </table:table-cell>
          <table:table-cell table:style-name="ce16" office:value-type="float" office:value="12">
            <text:p>12</text:p>
          </table:table-cell>
          <table:table-cell table:style-name="ce19" table:formula="of:=+[.B15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57]=12;1;0)" office:value-type="float" office:value="1">
            <text:p>1</text:p>
          </table:table-cell>
          <table:table-cell table:formula="of:=IF([.$B157]=8;1;0)" office:value-type="float" office:value="0">
            <text:p>0</text:p>
          </table:table-cell>
          <table:table-cell table:formula="of:=IF([.$B157]=5;1;0)" office:value-type="float" office:value="0">
            <text:p>0</text:p>
          </table:table-cell>
          <table:table-cell table:formula="of:=IF([.$B157]=3;1;0)" office:value-type="float" office:value="0">
            <text:p>0</text:p>
          </table:table-cell>
          <table:table-cell table:formula="of:=IF([.$B15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Qatar</text:p>
          </table:table-cell>
          <table:table-cell table:style-name="ce16" office:value-type="float" office:value="5">
            <text:p>5</text:p>
          </table:table-cell>
          <table:table-cell table:style-name="ce19" table:formula="of:=+[.B158]/100" office:value-type="percentage" office:value="0.05">
            <text:p>5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58]=12;1;0)" office:value-type="float" office:value="0">
            <text:p>0</text:p>
          </table:table-cell>
          <table:table-cell table:formula="of:=IF([.$B158]=8;1;0)" office:value-type="float" office:value="0">
            <text:p>0</text:p>
          </table:table-cell>
          <table:table-cell table:formula="of:=IF([.$B158]=5;1;0)" office:value-type="float" office:value="1">
            <text:p>1</text:p>
          </table:table-cell>
          <table:table-cell table:formula="of:=IF([.$B158]=3;1;0)" office:value-type="float" office:value="0">
            <text:p>0</text:p>
          </table:table-cell>
          <table:table-cell table:formula="of:=IF([.$B15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Reunion</text:p>
          </table:table-cell>
          <table:table-cell table:style-name="ce16" office:value-type="float" office:value="12">
            <text:p>12</text:p>
          </table:table-cell>
          <table:table-cell table:style-name="ce19" table:formula="of:=+[.B15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59]=12;1;0)" office:value-type="float" office:value="1">
            <text:p>1</text:p>
          </table:table-cell>
          <table:table-cell table:formula="of:=IF([.$B159]=8;1;0)" office:value-type="float" office:value="0">
            <text:p>0</text:p>
          </table:table-cell>
          <table:table-cell table:formula="of:=IF([.$B159]=5;1;0)" office:value-type="float" office:value="0">
            <text:p>0</text:p>
          </table:table-cell>
          <table:table-cell table:formula="of:=IF([.$B159]=3;1;0)" office:value-type="float" office:value="0">
            <text:p>0</text:p>
          </table:table-cell>
          <table:table-cell table:formula="of:=IF([.$B15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Romania</text:p>
          </table:table-cell>
          <table:table-cell table:style-name="ce16" office:value-type="float" office:value="12">
            <text:p>12</text:p>
          </table:table-cell>
          <table:table-cell table:style-name="ce19" table:formula="of:=+[.B160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60]=12;1;0)" office:value-type="float" office:value="1">
            <text:p>1</text:p>
          </table:table-cell>
          <table:table-cell table:formula="of:=IF([.$B160]=8;1;0)" office:value-type="float" office:value="0">
            <text:p>0</text:p>
          </table:table-cell>
          <table:table-cell table:formula="of:=IF([.$B160]=5;1;0)" office:value-type="float" office:value="0">
            <text:p>0</text:p>
          </table:table-cell>
          <table:table-cell table:formula="of:=IF([.$B160]=3;1;0)" office:value-type="float" office:value="0">
            <text:p>0</text:p>
          </table:table-cell>
          <table:table-cell table:formula="of:=IF([.$B16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2" office:value-type="string">
            <text:p>Russian Federation</text:p>
          </table:table-cell>
          <table:table-cell table:style-name="ce16" office:value-type="float" office:value="12">
            <text:p>12</text:p>
          </table:table-cell>
          <table:table-cell table:style-name="ce19" table:formula="of:=+[.B161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61]=12;1;0)" office:value-type="float" office:value="1">
            <text:p>1</text:p>
          </table:table-cell>
          <table:table-cell table:formula="of:=IF([.$B161]=8;1;0)" office:value-type="float" office:value="0">
            <text:p>0</text:p>
          </table:table-cell>
          <table:table-cell table:formula="of:=IF([.$B161]=5;1;0)" office:value-type="float" office:value="0">
            <text:p>0</text:p>
          </table:table-cell>
          <table:table-cell table:formula="of:=IF([.$B161]=3;1;0)" office:value-type="float" office:value="0">
            <text:p>0</text:p>
          </table:table-cell>
          <table:table-cell table:formula="of:=IF([.$B16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Rwanda (Republic of)</text:p>
          </table:table-cell>
          <table:table-cell table:style-name="ce16" office:value-type="float" office:value="12">
            <text:p>12</text:p>
          </table:table-cell>
          <table:table-cell table:style-name="ce19" table:formula="of:=+[.B16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62]=12;1;0)" office:value-type="float" office:value="1">
            <text:p>1</text:p>
          </table:table-cell>
          <table:table-cell table:formula="of:=IF([.$B162]=8;1;0)" office:value-type="float" office:value="0">
            <text:p>0</text:p>
          </table:table-cell>
          <table:table-cell table:formula="of:=IF([.$B162]=5;1;0)" office:value-type="float" office:value="0">
            <text:p>0</text:p>
          </table:table-cell>
          <table:table-cell table:formula="of:=IF([.$B162]=3;1;0)" office:value-type="float" office:value="0">
            <text:p>0</text:p>
          </table:table-cell>
          <table:table-cell table:formula="of:=IF([.$B16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alvador</text:p>
          </table:table-cell>
          <table:table-cell table:style-name="ce16" office:value-type="float" office:value="12">
            <text:p>12</text:p>
          </table:table-cell>
          <table:table-cell table:style-name="ce19" table:formula="of:=+[.B16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63]=12;1;0)" office:value-type="float" office:value="1">
            <text:p>1</text:p>
          </table:table-cell>
          <table:table-cell table:formula="of:=IF([.$B163]=8;1;0)" office:value-type="float" office:value="0">
            <text:p>0</text:p>
          </table:table-cell>
          <table:table-cell table:formula="of:=IF([.$B163]=5;1;0)" office:value-type="float" office:value="0">
            <text:p>0</text:p>
          </table:table-cell>
          <table:table-cell table:formula="of:=IF([.$B163]=3;1;0)" office:value-type="float" office:value="0">
            <text:p>0</text:p>
          </table:table-cell>
          <table:table-cell table:formula="of:=IF([.$B16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7" office:value-type="string">
            <text:p>San Marino</text:p>
          </table:table-cell>
          <table:table-cell table:style-name="ce16" office:value-type="float" office:value="12">
            <text:p>12</text:p>
          </table:table-cell>
          <table:table-cell table:style-name="ce19" table:formula="of:=+[.B16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64]=12;1;0)" office:value-type="float" office:value="1">
            <text:p>1</text:p>
          </table:table-cell>
          <table:table-cell table:formula="of:=IF([.$B164]=8;1;0)" office:value-type="float" office:value="0">
            <text:p>0</text:p>
          </table:table-cell>
          <table:table-cell table:formula="of:=IF([.$B164]=5;1;0)" office:value-type="float" office:value="0">
            <text:p>0</text:p>
          </table:table-cell>
          <table:table-cell table:formula="of:=IF([.$B164]=3;1;0)" office:value-type="float" office:value="0">
            <text:p>0</text:p>
          </table:table-cell>
          <table:table-cell table:formula="of:=IF([.$B16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ao Tome and Principe</text:p>
          </table:table-cell>
          <table:table-cell table:style-name="ce16" office:value-type="float" office:value="12">
            <text:p>12</text:p>
          </table:table-cell>
          <table:table-cell table:style-name="ce19" table:formula="of:=+[.B16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65]=12;1;0)" office:value-type="float" office:value="1">
            <text:p>1</text:p>
          </table:table-cell>
          <table:table-cell table:formula="of:=IF([.$B165]=8;1;0)" office:value-type="float" office:value="0">
            <text:p>0</text:p>
          </table:table-cell>
          <table:table-cell table:formula="of:=IF([.$B165]=5;1;0)" office:value-type="float" office:value="0">
            <text:p>0</text:p>
          </table:table-cell>
          <table:table-cell table:formula="of:=IF([.$B165]=3;1;0)" office:value-type="float" office:value="0">
            <text:p>0</text:p>
          </table:table-cell>
          <table:table-cell table:formula="of:=IF([.$B16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Saudi Arabia</text:p>
          </table:table-cell>
          <table:table-cell table:style-name="ce16" office:value-type="float" office:value="5">
            <text:p>5</text:p>
          </table:table-cell>
          <table:table-cell table:style-name="ce19" table:formula="of:=+[.B166]/100" office:value-type="percentage" office:value="0.05">
            <text:p>5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66]=12;1;0)" office:value-type="float" office:value="0">
            <text:p>0</text:p>
          </table:table-cell>
          <table:table-cell table:formula="of:=IF([.$B166]=8;1;0)" office:value-type="float" office:value="0">
            <text:p>0</text:p>
          </table:table-cell>
          <table:table-cell table:formula="of:=IF([.$B166]=5;1;0)" office:value-type="float" office:value="1">
            <text:p>1</text:p>
          </table:table-cell>
          <table:table-cell table:formula="of:=IF([.$B166]=3;1;0)" office:value-type="float" office:value="0">
            <text:p>0</text:p>
          </table:table-cell>
          <table:table-cell table:formula="of:=IF([.$B16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enegal</text:p>
          </table:table-cell>
          <table:table-cell table:style-name="ce16" office:value-type="float" office:value="12">
            <text:p>12</text:p>
          </table:table-cell>
          <table:table-cell table:style-name="ce19" table:formula="of:=+[.B167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67]=12;1;0)" office:value-type="float" office:value="1">
            <text:p>1</text:p>
          </table:table-cell>
          <table:table-cell table:formula="of:=IF([.$B167]=8;1;0)" office:value-type="float" office:value="0">
            <text:p>0</text:p>
          </table:table-cell>
          <table:table-cell table:formula="of:=IF([.$B167]=5;1;0)" office:value-type="float" office:value="0">
            <text:p>0</text:p>
          </table:table-cell>
          <table:table-cell table:formula="of:=IF([.$B167]=3;1;0)" office:value-type="float" office:value="0">
            <text:p>0</text:p>
          </table:table-cell>
          <table:table-cell table:formula="of:=IF([.$B16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eychelles</text:p>
          </table:table-cell>
          <table:table-cell table:style-name="ce16" office:value-type="float" office:value="12">
            <text:p>12</text:p>
          </table:table-cell>
          <table:table-cell table:style-name="ce19" table:formula="of:=+[.B16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68]=12;1;0)" office:value-type="float" office:value="1">
            <text:p>1</text:p>
          </table:table-cell>
          <table:table-cell table:formula="of:=IF([.$B168]=8;1;0)" office:value-type="float" office:value="0">
            <text:p>0</text:p>
          </table:table-cell>
          <table:table-cell table:formula="of:=IF([.$B168]=5;1;0)" office:value-type="float" office:value="0">
            <text:p>0</text:p>
          </table:table-cell>
          <table:table-cell table:formula="of:=IF([.$B168]=3;1;0)" office:value-type="float" office:value="0">
            <text:p>0</text:p>
          </table:table-cell>
          <table:table-cell table:formula="of:=IF([.$B16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ierra Leone</text:p>
          </table:table-cell>
          <table:table-cell table:style-name="ce16" office:value-type="float" office:value="12">
            <text:p>12</text:p>
          </table:table-cell>
          <table:table-cell table:style-name="ce19" table:formula="of:=+[.B16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69]=12;1;0)" office:value-type="float" office:value="1">
            <text:p>1</text:p>
          </table:table-cell>
          <table:table-cell table:formula="of:=IF([.$B169]=8;1;0)" office:value-type="float" office:value="0">
            <text:p>0</text:p>
          </table:table-cell>
          <table:table-cell table:formula="of:=IF([.$B169]=5;1;0)" office:value-type="float" office:value="0">
            <text:p>0</text:p>
          </table:table-cell>
          <table:table-cell table:formula="of:=IF([.$B169]=3;1;0)" office:value-type="float" office:value="0">
            <text:p>0</text:p>
          </table:table-cell>
          <table:table-cell table:formula="of:=IF([.$B16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0" office:value-type="string">
            <text:p>Singapore</text:p>
          </table:table-cell>
          <table:table-cell table:style-name="ce16" office:value-type="float" office:value="12">
            <text:p>12</text:p>
          </table:table-cell>
          <table:table-cell table:style-name="ce19" table:formula="of:=+[.B170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70]=12;1;0)" office:value-type="float" office:value="1">
            <text:p>1</text:p>
          </table:table-cell>
          <table:table-cell table:formula="of:=IF([.$B170]=8;1;0)" office:value-type="float" office:value="0">
            <text:p>0</text:p>
          </table:table-cell>
          <table:table-cell table:formula="of:=IF([.$B170]=5;1;0)" office:value-type="float" office:value="0">
            <text:p>0</text:p>
          </table:table-cell>
          <table:table-cell table:formula="of:=IF([.$B170]=3;1;0)" office:value-type="float" office:value="0">
            <text:p>0</text:p>
          </table:table-cell>
          <table:table-cell table:formula="of:=IF([.$B17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lovakia</text:p>
          </table:table-cell>
          <table:table-cell table:style-name="ce16" office:value-type="float" office:value="12">
            <text:p>12</text:p>
          </table:table-cell>
          <table:table-cell table:style-name="ce19" table:formula="of:=+[.B171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71]=12;1;0)" office:value-type="float" office:value="1">
            <text:p>1</text:p>
          </table:table-cell>
          <table:table-cell table:formula="of:=IF([.$B171]=8;1;0)" office:value-type="float" office:value="0">
            <text:p>0</text:p>
          </table:table-cell>
          <table:table-cell table:formula="of:=IF([.$B171]=5;1;0)" office:value-type="float" office:value="0">
            <text:p>0</text:p>
          </table:table-cell>
          <table:table-cell table:formula="of:=IF([.$B171]=3;1;0)" office:value-type="float" office:value="0">
            <text:p>0</text:p>
          </table:table-cell>
          <table:table-cell table:formula="of:=IF([.$B17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lovenia</text:p>
          </table:table-cell>
          <table:table-cell table:style-name="ce16" office:value-type="float" office:value="12">
            <text:p>12</text:p>
          </table:table-cell>
          <table:table-cell table:style-name="ce19" table:formula="of:=+[.B172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72]=12;1;0)" office:value-type="float" office:value="1">
            <text:p>1</text:p>
          </table:table-cell>
          <table:table-cell table:formula="of:=IF([.$B172]=8;1;0)" office:value-type="float" office:value="0">
            <text:p>0</text:p>
          </table:table-cell>
          <table:table-cell table:formula="of:=IF([.$B172]=5;1;0)" office:value-type="float" office:value="0">
            <text:p>0</text:p>
          </table:table-cell>
          <table:table-cell table:formula="of:=IF([.$B172]=3;1;0)" office:value-type="float" office:value="0">
            <text:p>0</text:p>
          </table:table-cell>
          <table:table-cell table:formula="of:=IF([.$B17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olomon Islands</text:p>
          </table:table-cell>
          <table:table-cell table:style-name="ce16" office:value-type="float" office:value="12">
            <text:p>12</text:p>
          </table:table-cell>
          <table:table-cell table:style-name="ce19" table:formula="of:=+[.B17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73]=12;1;0)" office:value-type="float" office:value="1">
            <text:p>1</text:p>
          </table:table-cell>
          <table:table-cell table:formula="of:=IF([.$B173]=8;1;0)" office:value-type="float" office:value="0">
            <text:p>0</text:p>
          </table:table-cell>
          <table:table-cell table:formula="of:=IF([.$B173]=5;1;0)" office:value-type="float" office:value="0">
            <text:p>0</text:p>
          </table:table-cell>
          <table:table-cell table:formula="of:=IF([.$B173]=3;1;0)" office:value-type="float" office:value="0">
            <text:p>0</text:p>
          </table:table-cell>
          <table:table-cell table:formula="of:=IF([.$B17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omalia</text:p>
          </table:table-cell>
          <table:table-cell table:style-name="ce16" office:value-type="float" office:value="12">
            <text:p>12</text:p>
          </table:table-cell>
          <table:table-cell table:style-name="ce19" table:formula="of:=+[.B17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74]=12;1;0)" office:value-type="float" office:value="1">
            <text:p>1</text:p>
          </table:table-cell>
          <table:table-cell table:formula="of:=IF([.$B174]=8;1;0)" office:value-type="float" office:value="0">
            <text:p>0</text:p>
          </table:table-cell>
          <table:table-cell table:formula="of:=IF([.$B174]=5;1;0)" office:value-type="float" office:value="0">
            <text:p>0</text:p>
          </table:table-cell>
          <table:table-cell table:formula="of:=IF([.$B174]=3;1;0)" office:value-type="float" office:value="0">
            <text:p>0</text:p>
          </table:table-cell>
          <table:table-cell table:formula="of:=IF([.$B17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outh Africa</text:p>
          </table:table-cell>
          <table:table-cell table:style-name="ce16" office:value-type="float" office:value="12">
            <text:p>12</text:p>
          </table:table-cell>
          <table:table-cell table:style-name="ce19" table:formula="of:=+[.B175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75]=12;1;0)" office:value-type="float" office:value="1">
            <text:p>1</text:p>
          </table:table-cell>
          <table:table-cell table:formula="of:=IF([.$B175]=8;1;0)" office:value-type="float" office:value="0">
            <text:p>0</text:p>
          </table:table-cell>
          <table:table-cell table:formula="of:=IF([.$B175]=5;1;0)" office:value-type="float" office:value="0">
            <text:p>0</text:p>
          </table:table-cell>
          <table:table-cell table:formula="of:=IF([.$B175]=3;1;0)" office:value-type="float" office:value="0">
            <text:p>0</text:p>
          </table:table-cell>
          <table:table-cell table:formula="of:=IF([.$B17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pain</text:p>
          </table:table-cell>
          <table:table-cell table:style-name="ce16" office:value-type="float" office:value="12">
            <text:p>12</text:p>
          </table:table-cell>
          <table:table-cell table:style-name="ce19" table:formula="of:=+[.B176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76]=12;1;0)" office:value-type="float" office:value="1">
            <text:p>1</text:p>
          </table:table-cell>
          <table:table-cell table:formula="of:=IF([.$B176]=8;1;0)" office:value-type="float" office:value="0">
            <text:p>0</text:p>
          </table:table-cell>
          <table:table-cell table:formula="of:=IF([.$B176]=5;1;0)" office:value-type="float" office:value="0">
            <text:p>0</text:p>
          </table:table-cell>
          <table:table-cell table:formula="of:=IF([.$B176]=3;1;0)" office:value-type="float" office:value="0">
            <text:p>0</text:p>
          </table:table-cell>
          <table:table-cell table:formula="of:=IF([.$B17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ri Lanka</text:p>
          </table:table-cell>
          <table:table-cell table:style-name="ce16" office:value-type="float" office:value="12">
            <text:p>12</text:p>
          </table:table-cell>
          <table:table-cell table:style-name="ce19" table:formula="of:=+[.B177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77]=12;1;0)" office:value-type="float" office:value="1">
            <text:p>1</text:p>
          </table:table-cell>
          <table:table-cell table:formula="of:=IF([.$B177]=8;1;0)" office:value-type="float" office:value="0">
            <text:p>0</text:p>
          </table:table-cell>
          <table:table-cell table:formula="of:=IF([.$B177]=5;1;0)" office:value-type="float" office:value="0">
            <text:p>0</text:p>
          </table:table-cell>
          <table:table-cell table:formula="of:=IF([.$B177]=3;1;0)" office:value-type="float" office:value="0">
            <text:p>0</text:p>
          </table:table-cell>
          <table:table-cell table:formula="of:=IF([.$B17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aint Kitts and Nevis</text:p>
          </table:table-cell>
          <table:table-cell table:style-name="ce16" office:value-type="float" office:value="12">
            <text:p>12</text:p>
          </table:table-cell>
          <table:table-cell table:style-name="ce19" table:formula="of:=+[.B17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78]=12;1;0)" office:value-type="float" office:value="1">
            <text:p>1</text:p>
          </table:table-cell>
          <table:table-cell table:formula="of:=IF([.$B178]=8;1;0)" office:value-type="float" office:value="0">
            <text:p>0</text:p>
          </table:table-cell>
          <table:table-cell table:formula="of:=IF([.$B178]=5;1;0)" office:value-type="float" office:value="0">
            <text:p>0</text:p>
          </table:table-cell>
          <table:table-cell table:formula="of:=IF([.$B178]=3;1;0)" office:value-type="float" office:value="0">
            <text:p>0</text:p>
          </table:table-cell>
          <table:table-cell table:formula="of:=IF([.$B17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aint Vincent and the Grenadines</text:p>
          </table:table-cell>
          <table:table-cell table:style-name="ce16" office:value-type="float" office:value="12">
            <text:p>12</text:p>
          </table:table-cell>
          <table:table-cell table:style-name="ce19" table:formula="of:=+[.B17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79]=12;1;0)" office:value-type="float" office:value="1">
            <text:p>1</text:p>
          </table:table-cell>
          <table:table-cell table:formula="of:=IF([.$B179]=8;1;0)" office:value-type="float" office:value="0">
            <text:p>0</text:p>
          </table:table-cell>
          <table:table-cell table:formula="of:=IF([.$B179]=5;1;0)" office:value-type="float" office:value="0">
            <text:p>0</text:p>
          </table:table-cell>
          <table:table-cell table:formula="of:=IF([.$B179]=3;1;0)" office:value-type="float" office:value="0">
            <text:p>0</text:p>
          </table:table-cell>
          <table:table-cell table:formula="of:=IF([.$B17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udan</text:p>
          </table:table-cell>
          <table:table-cell table:style-name="ce16" office:value-type="float" office:value="12">
            <text:p>12</text:p>
          </table:table-cell>
          <table:table-cell table:style-name="ce19" table:formula="of:=+[.B180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80]=12;1;0)" office:value-type="float" office:value="1">
            <text:p>1</text:p>
          </table:table-cell>
          <table:table-cell table:formula="of:=IF([.$B180]=8;1;0)" office:value-type="float" office:value="0">
            <text:p>0</text:p>
          </table:table-cell>
          <table:table-cell table:formula="of:=IF([.$B180]=5;1;0)" office:value-type="float" office:value="0">
            <text:p>0</text:p>
          </table:table-cell>
          <table:table-cell table:formula="of:=IF([.$B180]=3;1;0)" office:value-type="float" office:value="0">
            <text:p>0</text:p>
          </table:table-cell>
          <table:table-cell table:formula="of:=IF([.$B18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uriname</text:p>
          </table:table-cell>
          <table:table-cell table:style-name="ce16" office:value-type="float" office:value="8">
            <text:p>8</text:p>
          </table:table-cell>
          <table:table-cell table:style-name="ce19" table:formula="of:=+[.B181]/100" office:value-type="percentage" office:value="0.08">
            <text:p>8%</text:p>
          </table:table-cell>
          <table:table-cell/>
          <table:table-cell table:style-name="ce21"/>
          <table:table-cell table:number-columns-repeated="6"/>
          <table:table-cell table:formula="of:=IF([.$B181]=12;1;0)" office:value-type="float" office:value="0">
            <text:p>0</text:p>
          </table:table-cell>
          <table:table-cell table:formula="of:=IF([.$B181]=8;1;0)" office:value-type="float" office:value="1">
            <text:p>1</text:p>
          </table:table-cell>
          <table:table-cell table:formula="of:=IF([.$B181]=5;1;0)" office:value-type="float" office:value="0">
            <text:p>0</text:p>
          </table:table-cell>
          <table:table-cell table:formula="of:=IF([.$B181]=3;1;0)" office:value-type="float" office:value="0">
            <text:p>0</text:p>
          </table:table-cell>
          <table:table-cell table:formula="of:=IF([.$B18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waziland</text:p>
          </table:table-cell>
          <table:table-cell table:style-name="ce16" office:value-type="float" office:value="12">
            <text:p>12</text:p>
          </table:table-cell>
          <table:table-cell table:style-name="ce19" table:formula="of:=+[.B18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82]=12;1;0)" office:value-type="float" office:value="1">
            <text:p>1</text:p>
          </table:table-cell>
          <table:table-cell table:formula="of:=IF([.$B182]=8;1;0)" office:value-type="float" office:value="0">
            <text:p>0</text:p>
          </table:table-cell>
          <table:table-cell table:formula="of:=IF([.$B182]=5;1;0)" office:value-type="float" office:value="0">
            <text:p>0</text:p>
          </table:table-cell>
          <table:table-cell table:formula="of:=IF([.$B182]=3;1;0)" office:value-type="float" office:value="0">
            <text:p>0</text:p>
          </table:table-cell>
          <table:table-cell table:formula="of:=IF([.$B18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weden</text:p>
          </table:table-cell>
          <table:table-cell table:style-name="ce16" office:value-type="float" office:value="12">
            <text:p>12</text:p>
          </table:table-cell>
          <table:table-cell table:style-name="ce19" table:formula="of:=+[.B183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83]=12;1;0)" office:value-type="float" office:value="1">
            <text:p>1</text:p>
          </table:table-cell>
          <table:table-cell table:formula="of:=IF([.$B183]=8;1;0)" office:value-type="float" office:value="0">
            <text:p>0</text:p>
          </table:table-cell>
          <table:table-cell table:formula="of:=IF([.$B183]=5;1;0)" office:value-type="float" office:value="0">
            <text:p>0</text:p>
          </table:table-cell>
          <table:table-cell table:formula="of:=IF([.$B183]=3;1;0)" office:value-type="float" office:value="0">
            <text:p>0</text:p>
          </table:table-cell>
          <table:table-cell table:formula="of:=IF([.$B18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witzerland</text:p>
          </table:table-cell>
          <table:table-cell table:style-name="ce16" office:value-type="float" office:value="12">
            <text:p>12</text:p>
          </table:table-cell>
          <table:table-cell table:style-name="ce19" table:formula="of:=+[.B184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84]=12;1;0)" office:value-type="float" office:value="1">
            <text:p>1</text:p>
          </table:table-cell>
          <table:table-cell table:formula="of:=IF([.$B184]=8;1;0)" office:value-type="float" office:value="0">
            <text:p>0</text:p>
          </table:table-cell>
          <table:table-cell table:formula="of:=IF([.$B184]=5;1;0)" office:value-type="float" office:value="0">
            <text:p>0</text:p>
          </table:table-cell>
          <table:table-cell table:formula="of:=IF([.$B184]=3;1;0)" office:value-type="float" office:value="0">
            <text:p>0</text:p>
          </table:table-cell>
          <table:table-cell table:formula="of:=IF([.$B18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Syrian Arab Republic</text:p>
          </table:table-cell>
          <table:table-cell table:style-name="ce16" office:value-type="float" office:value="12">
            <text:p>12</text:p>
          </table:table-cell>
          <table:table-cell table:style-name="ce19" table:formula="of:=+[.B185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85]=12;1;0)" office:value-type="float" office:value="1">
            <text:p>1</text:p>
          </table:table-cell>
          <table:table-cell table:formula="of:=IF([.$B185]=8;1;0)" office:value-type="float" office:value="0">
            <text:p>0</text:p>
          </table:table-cell>
          <table:table-cell table:formula="of:=IF([.$B185]=5;1;0)" office:value-type="float" office:value="0">
            <text:p>0</text:p>
          </table:table-cell>
          <table:table-cell table:formula="of:=IF([.$B185]=3;1;0)" office:value-type="float" office:value="0">
            <text:p>0</text:p>
          </table:table-cell>
          <table:table-cell table:formula="of:=IF([.$B18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8" office:value-type="string">
            <text:p>Taiwan (Province of China)</text:p>
          </table:table-cell>
          <table:table-cell table:style-name="ce16" office:value-type="float" office:value="12">
            <text:p>12</text:p>
          </table:table-cell>
          <table:table-cell table:style-name="ce19" table:formula="of:=+[.B186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86]=12;1;0)" office:value-type="float" office:value="1">
            <text:p>1</text:p>
          </table:table-cell>
          <table:table-cell table:formula="of:=IF([.$B186]=8;1;0)" office:value-type="float" office:value="0">
            <text:p>0</text:p>
          </table:table-cell>
          <table:table-cell table:formula="of:=IF([.$B186]=5;1;0)" office:value-type="float" office:value="0">
            <text:p>0</text:p>
          </table:table-cell>
          <table:table-cell table:formula="of:=IF([.$B186]=3;1;0)" office:value-type="float" office:value="0">
            <text:p>0</text:p>
          </table:table-cell>
          <table:table-cell table:formula="of:=IF([.$B18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Tajikistan</text:p>
          </table:table-cell>
          <table:table-cell table:style-name="ce16" office:value-type="float" office:value="12">
            <text:p>12</text:p>
          </table:table-cell>
          <table:table-cell table:style-name="ce19" table:formula="of:=+[.B18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87]=12;1;0)" office:value-type="float" office:value="1">
            <text:p>1</text:p>
          </table:table-cell>
          <table:table-cell table:formula="of:=IF([.$B187]=8;1;0)" office:value-type="float" office:value="0">
            <text:p>0</text:p>
          </table:table-cell>
          <table:table-cell table:formula="of:=IF([.$B187]=5;1;0)" office:value-type="float" office:value="0">
            <text:p>0</text:p>
          </table:table-cell>
          <table:table-cell table:formula="of:=IF([.$B187]=3;1;0)" office:value-type="float" office:value="0">
            <text:p>0</text:p>
          </table:table-cell>
          <table:table-cell table:formula="of:=IF([.$B18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Tanzania (United Republic of)</text:p>
          </table:table-cell>
          <table:table-cell table:style-name="ce16" office:value-type="float" office:value="12">
            <text:p>12</text:p>
          </table:table-cell>
          <table:table-cell table:style-name="ce19" table:formula="of:=+[.B18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88]=12;1;0)" office:value-type="float" office:value="1">
            <text:p>1</text:p>
          </table:table-cell>
          <table:table-cell table:formula="of:=IF([.$B188]=8;1;0)" office:value-type="float" office:value="0">
            <text:p>0</text:p>
          </table:table-cell>
          <table:table-cell table:formula="of:=IF([.$B188]=5;1;0)" office:value-type="float" office:value="0">
            <text:p>0</text:p>
          </table:table-cell>
          <table:table-cell table:formula="of:=IF([.$B188]=3;1;0)" office:value-type="float" office:value="0">
            <text:p>0</text:p>
          </table:table-cell>
          <table:table-cell table:formula="of:=IF([.$B18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8" office:value-type="string">
            <text:p>Thailand</text:p>
          </table:table-cell>
          <table:table-cell table:style-name="ce16" office:value-type="float" office:value="12">
            <text:p>12</text:p>
          </table:table-cell>
          <table:table-cell table:style-name="ce19" table:formula="of:=+[.B189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89]=12;1;0)" office:value-type="float" office:value="1">
            <text:p>1</text:p>
          </table:table-cell>
          <table:table-cell table:formula="of:=IF([.$B189]=8;1;0)" office:value-type="float" office:value="0">
            <text:p>0</text:p>
          </table:table-cell>
          <table:table-cell table:formula="of:=IF([.$B189]=5;1;0)" office:value-type="float" office:value="0">
            <text:p>0</text:p>
          </table:table-cell>
          <table:table-cell table:formula="of:=IF([.$B189]=3;1;0)" office:value-type="float" office:value="0">
            <text:p>0</text:p>
          </table:table-cell>
          <table:table-cell table:formula="of:=IF([.$B18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acedonia</text:p>
          </table:table-cell>
          <table:table-cell table:style-name="ce16" office:value-type="float" office:value="12">
            <text:p>12</text:p>
          </table:table-cell>
          <table:table-cell table:style-name="ce19" table:formula="of:=+[.B19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90]=12;1;0)" office:value-type="float" office:value="1">
            <text:p>1</text:p>
          </table:table-cell>
          <table:table-cell table:formula="of:=IF([.$B190]=8;1;0)" office:value-type="float" office:value="0">
            <text:p>0</text:p>
          </table:table-cell>
          <table:table-cell table:formula="of:=IF([.$B190]=5;1;0)" office:value-type="float" office:value="0">
            <text:p>0</text:p>
          </table:table-cell>
          <table:table-cell table:formula="of:=IF([.$B190]=3;1;0)" office:value-type="float" office:value="0">
            <text:p>0</text:p>
          </table:table-cell>
          <table:table-cell table:formula="of:=IF([.$B19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Togo</text:p>
          </table:table-cell>
          <table:table-cell table:style-name="ce16" office:value-type="float" office:value="12">
            <text:p>12</text:p>
          </table:table-cell>
          <table:table-cell table:style-name="ce19" table:formula="of:=+[.B19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91]=12;1;0)" office:value-type="float" office:value="1">
            <text:p>1</text:p>
          </table:table-cell>
          <table:table-cell table:formula="of:=IF([.$B191]=8;1;0)" office:value-type="float" office:value="0">
            <text:p>0</text:p>
          </table:table-cell>
          <table:table-cell table:formula="of:=IF([.$B191]=5;1;0)" office:value-type="float" office:value="0">
            <text:p>0</text:p>
          </table:table-cell>
          <table:table-cell table:formula="of:=IF([.$B191]=3;1;0)" office:value-type="float" office:value="0">
            <text:p>0</text:p>
          </table:table-cell>
          <table:table-cell table:formula="of:=IF([.$B19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Tonga</text:p>
          </table:table-cell>
          <table:table-cell table:style-name="ce16" office:value-type="float" office:value="12">
            <text:p>12</text:p>
          </table:table-cell>
          <table:table-cell table:style-name="ce19" table:formula="of:=+[.B19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92]=12;1;0)" office:value-type="float" office:value="1">
            <text:p>1</text:p>
          </table:table-cell>
          <table:table-cell table:formula="of:=IF([.$B192]=8;1;0)" office:value-type="float" office:value="0">
            <text:p>0</text:p>
          </table:table-cell>
          <table:table-cell table:formula="of:=IF([.$B192]=5;1;0)" office:value-type="float" office:value="0">
            <text:p>0</text:p>
          </table:table-cell>
          <table:table-cell table:formula="of:=IF([.$B192]=3;1;0)" office:value-type="float" office:value="0">
            <text:p>0</text:p>
          </table:table-cell>
          <table:table-cell table:formula="of:=IF([.$B19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Trinidad and Tobago (Republic of )</text:p>
          </table:table-cell>
          <table:table-cell table:style-name="ce16" office:value-type="float" office:value="12">
            <text:p>12</text:p>
          </table:table-cell>
          <table:table-cell table:style-name="ce19" table:formula="of:=+[.B19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93]=12;1;0)" office:value-type="float" office:value="1">
            <text:p>1</text:p>
          </table:table-cell>
          <table:table-cell table:formula="of:=IF([.$B193]=8;1;0)" office:value-type="float" office:value="0">
            <text:p>0</text:p>
          </table:table-cell>
          <table:table-cell table:formula="of:=IF([.$B193]=5;1;0)" office:value-type="float" office:value="0">
            <text:p>0</text:p>
          </table:table-cell>
          <table:table-cell table:formula="of:=IF([.$B193]=3;1;0)" office:value-type="float" office:value="0">
            <text:p>0</text:p>
          </table:table-cell>
          <table:table-cell table:formula="of:=IF([.$B19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Tunisia</text:p>
          </table:table-cell>
          <table:table-cell table:style-name="ce16" office:value-type="float" office:value="12">
            <text:p>12</text:p>
          </table:table-cell>
          <table:table-cell table:style-name="ce19" table:formula="of:=+[.B194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94]=12;1;0)" office:value-type="float" office:value="1">
            <text:p>1</text:p>
          </table:table-cell>
          <table:table-cell table:formula="of:=IF([.$B194]=8;1;0)" office:value-type="float" office:value="0">
            <text:p>0</text:p>
          </table:table-cell>
          <table:table-cell table:formula="of:=IF([.$B194]=5;1;0)" office:value-type="float" office:value="0">
            <text:p>0</text:p>
          </table:table-cell>
          <table:table-cell table:formula="of:=IF([.$B194]=3;1;0)" office:value-type="float" office:value="0">
            <text:p>0</text:p>
          </table:table-cell>
          <table:table-cell table:formula="of:=IF([.$B19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Turkey</text:p>
          </table:table-cell>
          <table:table-cell table:style-name="ce16" office:value-type="float" office:value="12">
            <text:p>12</text:p>
          </table:table-cell>
          <table:table-cell table:style-name="ce19" table:formula="of:=+[.B195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95]=12;1;0)" office:value-type="float" office:value="1">
            <text:p>1</text:p>
          </table:table-cell>
          <table:table-cell table:formula="of:=IF([.$B195]=8;1;0)" office:value-type="float" office:value="0">
            <text:p>0</text:p>
          </table:table-cell>
          <table:table-cell table:formula="of:=IF([.$B195]=5;1;0)" office:value-type="float" office:value="0">
            <text:p>0</text:p>
          </table:table-cell>
          <table:table-cell table:formula="of:=IF([.$B195]=3;1;0)" office:value-type="float" office:value="0">
            <text:p>0</text:p>
          </table:table-cell>
          <table:table-cell table:formula="of:=IF([.$B19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Turkmenistan</text:p>
          </table:table-cell>
          <table:table-cell table:style-name="ce16" office:value-type="float" office:value="12">
            <text:p>12</text:p>
          </table:table-cell>
          <table:table-cell table:style-name="ce19" table:formula="of:=+[.B196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196]=12;1;0)" office:value-type="float" office:value="1">
            <text:p>1</text:p>
          </table:table-cell>
          <table:table-cell table:formula="of:=IF([.$B196]=8;1;0)" office:value-type="float" office:value="0">
            <text:p>0</text:p>
          </table:table-cell>
          <table:table-cell table:formula="of:=IF([.$B196]=5;1;0)" office:value-type="float" office:value="0">
            <text:p>0</text:p>
          </table:table-cell>
          <table:table-cell table:formula="of:=IF([.$B196]=3;1;0)" office:value-type="float" office:value="0">
            <text:p>0</text:p>
          </table:table-cell>
          <table:table-cell table:formula="of:=IF([.$B19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Turks And Caicos Islands</text:p>
          </table:table-cell>
          <table:table-cell table:style-name="ce16" office:value-type="float" office:value="12">
            <text:p>12</text:p>
          </table:table-cell>
          <table:table-cell table:style-name="ce19" table:formula="of:=+[.B19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97]=12;1;0)" office:value-type="float" office:value="1">
            <text:p>1</text:p>
          </table:table-cell>
          <table:table-cell table:formula="of:=IF([.$B197]=8;1;0)" office:value-type="float" office:value="0">
            <text:p>0</text:p>
          </table:table-cell>
          <table:table-cell table:formula="of:=IF([.$B197]=5;1;0)" office:value-type="float" office:value="0">
            <text:p>0</text:p>
          </table:table-cell>
          <table:table-cell table:formula="of:=IF([.$B197]=3;1;0)" office:value-type="float" office:value="0">
            <text:p>0</text:p>
          </table:table-cell>
          <table:table-cell table:formula="of:=IF([.$B19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Tuvalu</text:p>
          </table:table-cell>
          <table:table-cell table:style-name="ce16" office:value-type="float" office:value="12">
            <text:p>12</text:p>
          </table:table-cell>
          <table:table-cell table:style-name="ce19" table:formula="of:=+[.B19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98]=12;1;0)" office:value-type="float" office:value="1">
            <text:p>1</text:p>
          </table:table-cell>
          <table:table-cell table:formula="of:=IF([.$B198]=8;1;0)" office:value-type="float" office:value="0">
            <text:p>0</text:p>
          </table:table-cell>
          <table:table-cell table:formula="of:=IF([.$B198]=5;1;0)" office:value-type="float" office:value="0">
            <text:p>0</text:p>
          </table:table-cell>
          <table:table-cell table:formula="of:=IF([.$B198]=3;1;0)" office:value-type="float" office:value="0">
            <text:p>0</text:p>
          </table:table-cell>
          <table:table-cell table:formula="of:=IF([.$B19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U.S. Virgin Islands</text:p>
          </table:table-cell>
          <table:table-cell table:style-name="ce16" office:value-type="float" office:value="12">
            <text:p>12</text:p>
          </table:table-cell>
          <table:table-cell table:style-name="ce19" table:formula="of:=+[.B19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199]=12;1;0)" office:value-type="float" office:value="1">
            <text:p>1</text:p>
          </table:table-cell>
          <table:table-cell table:formula="of:=IF([.$B199]=8;1;0)" office:value-type="float" office:value="0">
            <text:p>0</text:p>
          </table:table-cell>
          <table:table-cell table:formula="of:=IF([.$B199]=5;1;0)" office:value-type="float" office:value="0">
            <text:p>0</text:p>
          </table:table-cell>
          <table:table-cell table:formula="of:=IF([.$B199]=3;1;0)" office:value-type="float" office:value="0">
            <text:p>0</text:p>
          </table:table-cell>
          <table:table-cell table:formula="of:=IF([.$B19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Uganda</text:p>
          </table:table-cell>
          <table:table-cell table:style-name="ce16" office:value-type="float" office:value="12">
            <text:p>12</text:p>
          </table:table-cell>
          <table:table-cell table:style-name="ce19" table:formula="of:=+[.B20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00]=12;1;0)" office:value-type="float" office:value="1">
            <text:p>1</text:p>
          </table:table-cell>
          <table:table-cell table:formula="of:=IF([.$B200]=8;1;0)" office:value-type="float" office:value="0">
            <text:p>0</text:p>
          </table:table-cell>
          <table:table-cell table:formula="of:=IF([.$B200]=5;1;0)" office:value-type="float" office:value="0">
            <text:p>0</text:p>
          </table:table-cell>
          <table:table-cell table:formula="of:=IF([.$B200]=3;1;0)" office:value-type="float" office:value="0">
            <text:p>0</text:p>
          </table:table-cell>
          <table:table-cell table:formula="of:=IF([.$B20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Ukraine</text:p>
          </table:table-cell>
          <table:table-cell table:style-name="ce16" office:value-type="float" office:value="12">
            <text:p>12</text:p>
          </table:table-cell>
          <table:table-cell table:style-name="ce19" table:formula="of:=+[.B201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01]=12;1;0)" office:value-type="float" office:value="1">
            <text:p>1</text:p>
          </table:table-cell>
          <table:table-cell table:formula="of:=IF([.$B201]=8;1;0)" office:value-type="float" office:value="0">
            <text:p>0</text:p>
          </table:table-cell>
          <table:table-cell table:formula="of:=IF([.$B201]=5;1;0)" office:value-type="float" office:value="0">
            <text:p>0</text:p>
          </table:table-cell>
          <table:table-cell table:formula="of:=IF([.$B201]=3;1;0)" office:value-type="float" office:value="0">
            <text:p>0</text:p>
          </table:table-cell>
          <table:table-cell table:formula="of:=IF([.$B20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United Arab Emirates</text:p>
          </table:table-cell>
          <table:table-cell table:style-name="ce16" office:value-type="float" office:value="5">
            <text:p>5</text:p>
          </table:table-cell>
          <table:table-cell table:style-name="ce19" table:formula="of:=+[.B202]/100" office:value-type="percentage" office:value="0.05">
            <text:p>5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02]=12;1;0)" office:value-type="float" office:value="0">
            <text:p>0</text:p>
          </table:table-cell>
          <table:table-cell table:formula="of:=IF([.$B202]=8;1;0)" office:value-type="float" office:value="0">
            <text:p>0</text:p>
          </table:table-cell>
          <table:table-cell table:formula="of:=IF([.$B202]=5;1;0)" office:value-type="float" office:value="1">
            <text:p>1</text:p>
          </table:table-cell>
          <table:table-cell table:formula="of:=IF([.$B202]=3;1;0)" office:value-type="float" office:value="0">
            <text:p>0</text:p>
          </table:table-cell>
          <table:table-cell table:formula="of:=IF([.$B20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6" office:value-type="string">
            <text:p>United Kingdom</text:p>
          </table:table-cell>
          <table:table-cell table:style-name="ce16" office:value-type="float" office:value="12">
            <text:p>12</text:p>
          </table:table-cell>
          <table:table-cell table:style-name="ce19" table:formula="of:=+[.B203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03]=12;1;0)" office:value-type="float" office:value="1">
            <text:p>1</text:p>
          </table:table-cell>
          <table:table-cell table:formula="of:=IF([.$B203]=8;1;0)" office:value-type="float" office:value="0">
            <text:p>0</text:p>
          </table:table-cell>
          <table:table-cell table:formula="of:=IF([.$B203]=5;1;0)" office:value-type="float" office:value="0">
            <text:p>0</text:p>
          </table:table-cell>
          <table:table-cell table:formula="of:=IF([.$B203]=3;1;0)" office:value-type="float" office:value="0">
            <text:p>0</text:p>
          </table:table-cell>
          <table:table-cell table:formula="of:=IF([.$B20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United States</text:p>
          </table:table-cell>
          <table:table-cell table:style-name="ce16" office:value-type="float" office:value="12">
            <text:p>12</text:p>
          </table:table-cell>
          <table:table-cell table:style-name="ce19" table:formula="of:=+[.B204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04]=12;1;0)" office:value-type="float" office:value="1">
            <text:p>1</text:p>
          </table:table-cell>
          <table:table-cell table:formula="of:=IF([.$B204]=8;1;0)" office:value-type="float" office:value="0">
            <text:p>0</text:p>
          </table:table-cell>
          <table:table-cell table:formula="of:=IF([.$B204]=5;1;0)" office:value-type="float" office:value="0">
            <text:p>0</text:p>
          </table:table-cell>
          <table:table-cell table:formula="of:=IF([.$B204]=3;1;0)" office:value-type="float" office:value="0">
            <text:p>0</text:p>
          </table:table-cell>
          <table:table-cell table:formula="of:=IF([.$B20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Uruguay</text:p>
          </table:table-cell>
          <table:table-cell table:style-name="ce16" office:value-type="float" office:value="8">
            <text:p>8</text:p>
          </table:table-cell>
          <table:table-cell table:style-name="ce19" table:formula="of:=+[.B205]/100" office:value-type="percentage" office:value="0.08">
            <text:p>8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05]=12;1;0)" office:value-type="float" office:value="0">
            <text:p>0</text:p>
          </table:table-cell>
          <table:table-cell table:formula="of:=IF([.$B205]=8;1;0)" office:value-type="float" office:value="1">
            <text:p>1</text:p>
          </table:table-cell>
          <table:table-cell table:formula="of:=IF([.$B205]=5;1;0)" office:value-type="float" office:value="0">
            <text:p>0</text:p>
          </table:table-cell>
          <table:table-cell table:formula="of:=IF([.$B205]=3;1;0)" office:value-type="float" office:value="0">
            <text:p>0</text:p>
          </table:table-cell>
          <table:table-cell table:formula="of:=IF([.$B20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Uzbekistan</text:p>
          </table:table-cell>
          <table:table-cell table:style-name="ce16" office:value-type="float" office:value="12">
            <text:p>12</text:p>
          </table:table-cell>
          <table:table-cell table:style-name="ce19" table:formula="of:=+[.B206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06]=12;1;0)" office:value-type="float" office:value="1">
            <text:p>1</text:p>
          </table:table-cell>
          <table:table-cell table:formula="of:=IF([.$B206]=8;1;0)" office:value-type="float" office:value="0">
            <text:p>0</text:p>
          </table:table-cell>
          <table:table-cell table:formula="of:=IF([.$B206]=5;1;0)" office:value-type="float" office:value="0">
            <text:p>0</text:p>
          </table:table-cell>
          <table:table-cell table:formula="of:=IF([.$B206]=3;1;0)" office:value-type="float" office:value="0">
            <text:p>0</text:p>
          </table:table-cell>
          <table:table-cell table:formula="of:=IF([.$B20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Vanuatu</text:p>
          </table:table-cell>
          <table:table-cell table:style-name="ce16" office:value-type="float" office:value="12">
            <text:p>12</text:p>
          </table:table-cell>
          <table:table-cell table:style-name="ce19" table:formula="of:=+[.B20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07]=12;1;0)" office:value-type="float" office:value="1">
            <text:p>1</text:p>
          </table:table-cell>
          <table:table-cell table:formula="of:=IF([.$B207]=8;1;0)" office:value-type="float" office:value="0">
            <text:p>0</text:p>
          </table:table-cell>
          <table:table-cell table:formula="of:=IF([.$B207]=5;1;0)" office:value-type="float" office:value="0">
            <text:p>0</text:p>
          </table:table-cell>
          <table:table-cell table:formula="of:=IF([.$B207]=3;1;0)" office:value-type="float" office:value="0">
            <text:p>0</text:p>
          </table:table-cell>
          <table:table-cell table:formula="of:=IF([.$B20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Vatican City (Holy See)</text:p>
          </table:table-cell>
          <table:table-cell table:style-name="ce16" office:value-type="float" office:value="12">
            <text:p>12</text:p>
          </table:table-cell>
          <table:table-cell table:style-name="ce19" table:formula="of:=+[.B20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08]=12;1;0)" office:value-type="float" office:value="1">
            <text:p>1</text:p>
          </table:table-cell>
          <table:table-cell table:formula="of:=IF([.$B208]=8;1;0)" office:value-type="float" office:value="0">
            <text:p>0</text:p>
          </table:table-cell>
          <table:table-cell table:formula="of:=IF([.$B208]=5;1;0)" office:value-type="float" office:value="0">
            <text:p>0</text:p>
          </table:table-cell>
          <table:table-cell table:formula="of:=IF([.$B208]=3;1;0)" office:value-type="float" office:value="0">
            <text:p>0</text:p>
          </table:table-cell>
          <table:table-cell table:formula="of:=IF([.$B20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Venezuela</text:p>
          </table:table-cell>
          <table:table-cell table:style-name="ce16" office:value-type="float" office:value="8">
            <text:p>8</text:p>
          </table:table-cell>
          <table:table-cell table:style-name="ce19" table:formula="of:=+[.B209]/100" office:value-type="percentage" office:value="0.08">
            <text:p>8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09]=12;1;0)" office:value-type="float" office:value="0">
            <text:p>0</text:p>
          </table:table-cell>
          <table:table-cell table:formula="of:=IF([.$B209]=8;1;0)" office:value-type="float" office:value="1">
            <text:p>1</text:p>
          </table:table-cell>
          <table:table-cell table:formula="of:=IF([.$B209]=5;1;0)" office:value-type="float" office:value="0">
            <text:p>0</text:p>
          </table:table-cell>
          <table:table-cell table:formula="of:=IF([.$B209]=3;1;0)" office:value-type="float" office:value="0">
            <text:p>0</text:p>
          </table:table-cell>
          <table:table-cell table:formula="of:=IF([.$B20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8" office:value-type="string">
            <text:p>Vietnam</text:p>
          </table:table-cell>
          <table:table-cell table:style-name="ce16" office:value-type="float" office:value="12">
            <text:p>12</text:p>
          </table:table-cell>
          <table:table-cell table:style-name="ce19" table:formula="of:=+[.B210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10]=12;1;0)" office:value-type="float" office:value="1">
            <text:p>1</text:p>
          </table:table-cell>
          <table:table-cell table:formula="of:=IF([.$B210]=8;1;0)" office:value-type="float" office:value="0">
            <text:p>0</text:p>
          </table:table-cell>
          <table:table-cell table:formula="of:=IF([.$B210]=5;1;0)" office:value-type="float" office:value="0">
            <text:p>0</text:p>
          </table:table-cell>
          <table:table-cell table:formula="of:=IF([.$B210]=3;1;0)" office:value-type="float" office:value="0">
            <text:p>0</text:p>
          </table:table-cell>
          <table:table-cell table:formula="of:=IF([.$B21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Western Sahara</text:p>
          </table:table-cell>
          <table:table-cell table:style-name="ce16" office:value-type="float" office:value="12">
            <text:p>12</text:p>
          </table:table-cell>
          <table:table-cell table:style-name="ce19" table:formula="of:=+[.B21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11]=12;1;0)" office:value-type="float" office:value="1">
            <text:p>1</text:p>
          </table:table-cell>
          <table:table-cell table:formula="of:=IF([.$B211]=8;1;0)" office:value-type="float" office:value="0">
            <text:p>0</text:p>
          </table:table-cell>
          <table:table-cell table:formula="of:=IF([.$B211]=5;1;0)" office:value-type="float" office:value="0">
            <text:p>0</text:p>
          </table:table-cell>
          <table:table-cell table:formula="of:=IF([.$B211]=3;1;0)" office:value-type="float" office:value="0">
            <text:p>0</text:p>
          </table:table-cell>
          <table:table-cell table:formula="of:=IF([.$B21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Samoa</text:p>
          </table:table-cell>
          <table:table-cell table:style-name="ce16" office:value-type="float" office:value="12">
            <text:p>12</text:p>
          </table:table-cell>
          <table:table-cell table:style-name="ce19" table:formula="of:=+[.B21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12]=12;1;0)" office:value-type="float" office:value="1">
            <text:p>1</text:p>
          </table:table-cell>
          <table:table-cell table:formula="of:=IF([.$B212]=8;1;0)" office:value-type="float" office:value="0">
            <text:p>0</text:p>
          </table:table-cell>
          <table:table-cell table:formula="of:=IF([.$B212]=5;1;0)" office:value-type="float" office:value="0">
            <text:p>0</text:p>
          </table:table-cell>
          <table:table-cell table:formula="of:=IF([.$B212]=3;1;0)" office:value-type="float" office:value="0">
            <text:p>0</text:p>
          </table:table-cell>
          <table:table-cell table:formula="of:=IF([.$B21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Yemen</text:p>
          </table:table-cell>
          <table:table-cell table:style-name="ce16" office:value-type="float" office:value="5">
            <text:p>5</text:p>
          </table:table-cell>
          <table:table-cell table:style-name="ce19" table:formula="of:=+[.B213]/100" office:value-type="percentage" office:value="0.05">
            <text:p>5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13]=12;1;0)" office:value-type="float" office:value="0">
            <text:p>0</text:p>
          </table:table-cell>
          <table:table-cell table:formula="of:=IF([.$B213]=8;1;0)" office:value-type="float" office:value="0">
            <text:p>0</text:p>
          </table:table-cell>
          <table:table-cell table:formula="of:=IF([.$B213]=5;1;0)" office:value-type="float" office:value="1">
            <text:p>1</text:p>
          </table:table-cell>
          <table:table-cell table:formula="of:=IF([.$B213]=3;1;0)" office:value-type="float" office:value="0">
            <text:p>0</text:p>
          </table:table-cell>
          <table:table-cell table:formula="of:=IF([.$B21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Serbia</text:p>
          </table:table-cell>
          <table:table-cell table:style-name="ce16" office:value-type="float" office:value="12">
            <text:p>12</text:p>
          </table:table-cell>
          <table:table-cell table:style-name="ce19" table:formula="of:=+[.B214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14]=12;1;0)" office:value-type="float" office:value="1">
            <text:p>1</text:p>
          </table:table-cell>
          <table:table-cell table:formula="of:=IF([.$B214]=8;1;0)" office:value-type="float" office:value="0">
            <text:p>0</text:p>
          </table:table-cell>
          <table:table-cell table:formula="of:=IF([.$B214]=5;1;0)" office:value-type="float" office:value="0">
            <text:p>0</text:p>
          </table:table-cell>
          <table:table-cell table:formula="of:=IF([.$B214]=3;1;0)" office:value-type="float" office:value="0">
            <text:p>0</text:p>
          </table:table-cell>
          <table:table-cell table:formula="of:=IF([.$B21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ongo (The Democratic Republic of)</text:p>
          </table:table-cell>
          <table:table-cell table:style-name="ce16" office:value-type="float" office:value="12">
            <text:p>12</text:p>
          </table:table-cell>
          <table:table-cell table:style-name="ce19" table:formula="of:=+[.B215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15]=12;1;0)" office:value-type="float" office:value="1">
            <text:p>1</text:p>
          </table:table-cell>
          <table:table-cell table:formula="of:=IF([.$B215]=8;1;0)" office:value-type="float" office:value="0">
            <text:p>0</text:p>
          </table:table-cell>
          <table:table-cell table:formula="of:=IF([.$B215]=5;1;0)" office:value-type="float" office:value="0">
            <text:p>0</text:p>
          </table:table-cell>
          <table:table-cell table:formula="of:=IF([.$B215]=3;1;0)" office:value-type="float" office:value="0">
            <text:p>0</text:p>
          </table:table-cell>
          <table:table-cell table:formula="of:=IF([.$B21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Zambia</text:p>
          </table:table-cell>
          <table:table-cell table:style-name="ce16" office:value-type="float" office:value="12">
            <text:p>12</text:p>
          </table:table-cell>
          <table:table-cell table:style-name="ce19" table:formula="of:=+[.B216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16]=12;1;0)" office:value-type="float" office:value="1">
            <text:p>1</text:p>
          </table:table-cell>
          <table:table-cell table:formula="of:=IF([.$B216]=8;1;0)" office:value-type="float" office:value="0">
            <text:p>0</text:p>
          </table:table-cell>
          <table:table-cell table:formula="of:=IF([.$B216]=5;1;0)" office:value-type="float" office:value="0">
            <text:p>0</text:p>
          </table:table-cell>
          <table:table-cell table:formula="of:=IF([.$B216]=3;1;0)" office:value-type="float" office:value="0">
            <text:p>0</text:p>
          </table:table-cell>
          <table:table-cell table:formula="of:=IF([.$B21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Zimbabwe</text:p>
          </table:table-cell>
          <table:table-cell table:style-name="ce16" office:value-type="float" office:value="12">
            <text:p>12</text:p>
          </table:table-cell>
          <table:table-cell table:style-name="ce19" table:formula="of:=+[.B217]/100" office:value-type="percentage" office:value="0.12">
            <text:p>12%</text:p>
          </table:table-cell>
          <table:table-cell/>
          <table:table-cell table:style-name="ce21" office:value-type="float" office:value="1">
            <text:p>1</text:p>
          </table:table-cell>
          <table:table-cell table:number-columns-repeated="6"/>
          <table:table-cell table:formula="of:=IF([.$B217]=12;1;0)" office:value-type="float" office:value="1">
            <text:p>1</text:p>
          </table:table-cell>
          <table:table-cell table:formula="of:=IF([.$B217]=8;1;0)" office:value-type="float" office:value="0">
            <text:p>0</text:p>
          </table:table-cell>
          <table:table-cell table:formula="of:=IF([.$B217]=5;1;0)" office:value-type="float" office:value="0">
            <text:p>0</text:p>
          </table:table-cell>
          <table:table-cell table:formula="of:=IF([.$B217]=3;1;0)" office:value-type="float" office:value="0">
            <text:p>0</text:p>
          </table:table-cell>
          <table:table-cell table:formula="of:=IF([.$B21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merican Samoa</text:p>
          </table:table-cell>
          <table:table-cell table:style-name="ce16" office:value-type="float" office:value="12">
            <text:p>12</text:p>
          </table:table-cell>
          <table:table-cell table:style-name="ce19" table:formula="of:=+[.B21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18]=12;1;0)" office:value-type="float" office:value="1">
            <text:p>1</text:p>
          </table:table-cell>
          <table:table-cell table:formula="of:=IF([.$B218]=8;1;0)" office:value-type="float" office:value="0">
            <text:p>0</text:p>
          </table:table-cell>
          <table:table-cell table:formula="of:=IF([.$B218]=5;1;0)" office:value-type="float" office:value="0">
            <text:p>0</text:p>
          </table:table-cell>
          <table:table-cell table:formula="of:=IF([.$B218]=3;1;0)" office:value-type="float" office:value="0">
            <text:p>0</text:p>
          </table:table-cell>
          <table:table-cell table:formula="of:=IF([.$B21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nguilla</text:p>
          </table:table-cell>
          <table:table-cell table:style-name="ce16" office:value-type="float" office:value="12">
            <text:p>12</text:p>
          </table:table-cell>
          <table:table-cell table:style-name="ce19" table:formula="of:=+[.B21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19]=12;1;0)" office:value-type="float" office:value="1">
            <text:p>1</text:p>
          </table:table-cell>
          <table:table-cell table:formula="of:=IF([.$B219]=8;1;0)" office:value-type="float" office:value="0">
            <text:p>0</text:p>
          </table:table-cell>
          <table:table-cell table:formula="of:=IF([.$B219]=5;1;0)" office:value-type="float" office:value="0">
            <text:p>0</text:p>
          </table:table-cell>
          <table:table-cell table:formula="of:=IF([.$B219]=3;1;0)" office:value-type="float" office:value="0">
            <text:p>0</text:p>
          </table:table-cell>
          <table:table-cell table:formula="of:=IF([.$B21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Bouvet Island</text:p>
          </table:table-cell>
          <table:table-cell table:style-name="ce16" office:value-type="float" office:value="12">
            <text:p>12</text:p>
          </table:table-cell>
          <table:table-cell table:style-name="ce19" table:formula="of:=+[.B22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20]=12;1;0)" office:value-type="float" office:value="1">
            <text:p>1</text:p>
          </table:table-cell>
          <table:table-cell table:formula="of:=IF([.$B220]=8;1;0)" office:value-type="float" office:value="0">
            <text:p>0</text:p>
          </table:table-cell>
          <table:table-cell table:formula="of:=IF([.$B220]=5;1;0)" office:value-type="float" office:value="0">
            <text:p>0</text:p>
          </table:table-cell>
          <table:table-cell table:formula="of:=IF([.$B220]=3;1;0)" office:value-type="float" office:value="0">
            <text:p>0</text:p>
          </table:table-cell>
          <table:table-cell table:formula="of:=IF([.$B22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hristmas Island</text:p>
          </table:table-cell>
          <table:table-cell table:style-name="ce16" office:value-type="float" office:value="12">
            <text:p>12</text:p>
          </table:table-cell>
          <table:table-cell table:style-name="ce19" table:formula="of:=+[.B22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21]=12;1;0)" office:value-type="float" office:value="1">
            <text:p>1</text:p>
          </table:table-cell>
          <table:table-cell table:formula="of:=IF([.$B221]=8;1;0)" office:value-type="float" office:value="0">
            <text:p>0</text:p>
          </table:table-cell>
          <table:table-cell table:formula="of:=IF([.$B221]=5;1;0)" office:value-type="float" office:value="0">
            <text:p>0</text:p>
          </table:table-cell>
          <table:table-cell table:formula="of:=IF([.$B221]=3;1;0)" office:value-type="float" office:value="0">
            <text:p>0</text:p>
          </table:table-cell>
          <table:table-cell table:formula="of:=IF([.$B22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ocos (Keeling) Islands</text:p>
          </table:table-cell>
          <table:table-cell table:style-name="ce16" office:value-type="float" office:value="12">
            <text:p>12</text:p>
          </table:table-cell>
          <table:table-cell table:style-name="ce19" table:formula="of:=+[.B22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22]=12;1;0)" office:value-type="float" office:value="1">
            <text:p>1</text:p>
          </table:table-cell>
          <table:table-cell table:formula="of:=IF([.$B222]=8;1;0)" office:value-type="float" office:value="0">
            <text:p>0</text:p>
          </table:table-cell>
          <table:table-cell table:formula="of:=IF([.$B222]=5;1;0)" office:value-type="float" office:value="0">
            <text:p>0</text:p>
          </table:table-cell>
          <table:table-cell table:formula="of:=IF([.$B222]=3;1;0)" office:value-type="float" office:value="0">
            <text:p>0</text:p>
          </table:table-cell>
          <table:table-cell table:formula="of:=IF([.$B22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9" office:value-type="string">
            <text:p>East Timor</text:p>
          </table:table-cell>
          <table:table-cell table:style-name="ce16" office:value-type="float" office:value="12">
            <text:p>12</text:p>
          </table:table-cell>
          <table:table-cell table:style-name="ce19" table:formula="of:=+[.B22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23]=12;1;0)" office:value-type="float" office:value="1">
            <text:p>1</text:p>
          </table:table-cell>
          <table:table-cell table:formula="of:=IF([.$B223]=8;1;0)" office:value-type="float" office:value="0">
            <text:p>0</text:p>
          </table:table-cell>
          <table:table-cell table:formula="of:=IF([.$B223]=5;1;0)" office:value-type="float" office:value="0">
            <text:p>0</text:p>
          </table:table-cell>
          <table:table-cell table:formula="of:=IF([.$B223]=3;1;0)" office:value-type="float" office:value="0">
            <text:p>0</text:p>
          </table:table-cell>
          <table:table-cell table:formula="of:=IF([.$B22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Faroe Islands</text:p>
          </table:table-cell>
          <table:table-cell table:style-name="ce16" office:value-type="float" office:value="12">
            <text:p>12</text:p>
          </table:table-cell>
          <table:table-cell table:style-name="ce19" table:formula="of:=+[.B22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24]=12;1;0)" office:value-type="float" office:value="1">
            <text:p>1</text:p>
          </table:table-cell>
          <table:table-cell table:formula="of:=IF([.$B224]=8;1;0)" office:value-type="float" office:value="0">
            <text:p>0</text:p>
          </table:table-cell>
          <table:table-cell table:formula="of:=IF([.$B224]=5;1;0)" office:value-type="float" office:value="0">
            <text:p>0</text:p>
          </table:table-cell>
          <table:table-cell table:formula="of:=IF([.$B224]=3;1;0)" office:value-type="float" office:value="0">
            <text:p>0</text:p>
          </table:table-cell>
          <table:table-cell table:formula="of:=IF([.$B22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French Southern Territories</text:p>
          </table:table-cell>
          <table:table-cell table:style-name="ce16" office:value-type="float" office:value="12">
            <text:p>12</text:p>
          </table:table-cell>
          <table:table-cell table:style-name="ce19" table:formula="of:=+[.B22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25]=12;1;0)" office:value-type="float" office:value="1">
            <text:p>1</text:p>
          </table:table-cell>
          <table:table-cell table:formula="of:=IF([.$B225]=8;1;0)" office:value-type="float" office:value="0">
            <text:p>0</text:p>
          </table:table-cell>
          <table:table-cell table:formula="of:=IF([.$B225]=5;1;0)" office:value-type="float" office:value="0">
            <text:p>0</text:p>
          </table:table-cell>
          <table:table-cell table:formula="of:=IF([.$B225]=3;1;0)" office:value-type="float" office:value="0">
            <text:p>0</text:p>
          </table:table-cell>
          <table:table-cell table:formula="of:=IF([.$B22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Heard and Mc Donald Islands</text:p>
          </table:table-cell>
          <table:table-cell table:style-name="ce16" office:value-type="float" office:value="12">
            <text:p>12</text:p>
          </table:table-cell>
          <table:table-cell table:style-name="ce19" table:formula="of:=+[.B22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26]=12;1;0)" office:value-type="float" office:value="1">
            <text:p>1</text:p>
          </table:table-cell>
          <table:table-cell table:formula="of:=IF([.$B226]=8;1;0)" office:value-type="float" office:value="0">
            <text:p>0</text:p>
          </table:table-cell>
          <table:table-cell table:formula="of:=IF([.$B226]=5;1;0)" office:value-type="float" office:value="0">
            <text:p>0</text:p>
          </table:table-cell>
          <table:table-cell table:formula="of:=IF([.$B226]=3;1;0)" office:value-type="float" office:value="0">
            <text:p>0</text:p>
          </table:table-cell>
          <table:table-cell table:formula="of:=IF([.$B22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acao</text:p>
          </table:table-cell>
          <table:table-cell table:style-name="ce16" office:value-type="float" office:value="12">
            <text:p>12</text:p>
          </table:table-cell>
          <table:table-cell table:style-name="ce19" table:formula="of:=+[.B22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27]=12;1;0)" office:value-type="float" office:value="1">
            <text:p>1</text:p>
          </table:table-cell>
          <table:table-cell table:formula="of:=IF([.$B227]=8;1;0)" office:value-type="float" office:value="0">
            <text:p>0</text:p>
          </table:table-cell>
          <table:table-cell table:formula="of:=IF([.$B227]=5;1;0)" office:value-type="float" office:value="0">
            <text:p>0</text:p>
          </table:table-cell>
          <table:table-cell table:formula="of:=IF([.$B227]=3;1;0)" office:value-type="float" office:value="0">
            <text:p>0</text:p>
          </table:table-cell>
          <table:table-cell table:formula="of:=IF([.$B22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ayotte</text:p>
          </table:table-cell>
          <table:table-cell table:style-name="ce16" office:value-type="float" office:value="12">
            <text:p>12</text:p>
          </table:table-cell>
          <table:table-cell table:style-name="ce19" table:formula="of:=+[.B22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28]=12;1;0)" office:value-type="float" office:value="1">
            <text:p>1</text:p>
          </table:table-cell>
          <table:table-cell table:formula="of:=IF([.$B228]=8;1;0)" office:value-type="float" office:value="0">
            <text:p>0</text:p>
          </table:table-cell>
          <table:table-cell table:formula="of:=IF([.$B228]=5;1;0)" office:value-type="float" office:value="0">
            <text:p>0</text:p>
          </table:table-cell>
          <table:table-cell table:formula="of:=IF([.$B228]=3;1;0)" office:value-type="float" office:value="0">
            <text:p>0</text:p>
          </table:table-cell>
          <table:table-cell table:formula="of:=IF([.$B22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ontserrat</text:p>
          </table:table-cell>
          <table:table-cell table:style-name="ce16" office:value-type="float" office:value="12">
            <text:p>12</text:p>
          </table:table-cell>
          <table:table-cell table:style-name="ce19" table:formula="of:=+[.B22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29]=12;1;0)" office:value-type="float" office:value="1">
            <text:p>1</text:p>
          </table:table-cell>
          <table:table-cell table:formula="of:=IF([.$B229]=8;1;0)" office:value-type="float" office:value="0">
            <text:p>0</text:p>
          </table:table-cell>
          <table:table-cell table:formula="of:=IF([.$B229]=5;1;0)" office:value-type="float" office:value="0">
            <text:p>0</text:p>
          </table:table-cell>
          <table:table-cell table:formula="of:=IF([.$B229]=3;1;0)" office:value-type="float" office:value="0">
            <text:p>0</text:p>
          </table:table-cell>
          <table:table-cell table:formula="of:=IF([.$B22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etherlands Antilles</text:p>
          </table:table-cell>
          <table:table-cell table:style-name="ce16" office:value-type="float" office:value="12">
            <text:p>12</text:p>
          </table:table-cell>
          <table:table-cell table:style-name="ce19" table:formula="of:=+[.B23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30]=12;1;0)" office:value-type="float" office:value="1">
            <text:p>1</text:p>
          </table:table-cell>
          <table:table-cell table:formula="of:=IF([.$B230]=8;1;0)" office:value-type="float" office:value="0">
            <text:p>0</text:p>
          </table:table-cell>
          <table:table-cell table:formula="of:=IF([.$B230]=5;1;0)" office:value-type="float" office:value="0">
            <text:p>0</text:p>
          </table:table-cell>
          <table:table-cell table:formula="of:=IF([.$B230]=3;1;0)" office:value-type="float" office:value="0">
            <text:p>0</text:p>
          </table:table-cell>
          <table:table-cell table:formula="of:=IF([.$B23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Norfolk Island</text:p>
          </table:table-cell>
          <table:table-cell table:style-name="ce16" office:value-type="float" office:value="12">
            <text:p>12</text:p>
          </table:table-cell>
          <table:table-cell table:style-name="ce19" table:formula="of:=+[.B23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31]=12;1;0)" office:value-type="float" office:value="1">
            <text:p>1</text:p>
          </table:table-cell>
          <table:table-cell table:formula="of:=IF([.$B231]=8;1;0)" office:value-type="float" office:value="0">
            <text:p>0</text:p>
          </table:table-cell>
          <table:table-cell table:formula="of:=IF([.$B231]=5;1;0)" office:value-type="float" office:value="0">
            <text:p>0</text:p>
          </table:table-cell>
          <table:table-cell table:formula="of:=IF([.$B231]=3;1;0)" office:value-type="float" office:value="0">
            <text:p>0</text:p>
          </table:table-cell>
          <table:table-cell table:formula="of:=IF([.$B23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Pitcairn</text:p>
          </table:table-cell>
          <table:table-cell table:style-name="ce16" office:value-type="float" office:value="12">
            <text:p>12</text:p>
          </table:table-cell>
          <table:table-cell table:style-name="ce19" table:formula="of:=+[.B23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32]=12;1;0)" office:value-type="float" office:value="1">
            <text:p>1</text:p>
          </table:table-cell>
          <table:table-cell table:formula="of:=IF([.$B232]=8;1;0)" office:value-type="float" office:value="0">
            <text:p>0</text:p>
          </table:table-cell>
          <table:table-cell table:formula="of:=IF([.$B232]=5;1;0)" office:value-type="float" office:value="0">
            <text:p>0</text:p>
          </table:table-cell>
          <table:table-cell table:formula="of:=IF([.$B232]=3;1;0)" office:value-type="float" office:value="0">
            <text:p>0</text:p>
          </table:table-cell>
          <table:table-cell table:formula="of:=IF([.$B232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6" office:value-type="string">
            <text:p>Saint Helena</text:p>
          </table:table-cell>
          <table:table-cell table:style-name="ce16" office:value-type="float" office:value="12">
            <text:p>12</text:p>
          </table:table-cell>
          <table:table-cell table:style-name="ce19" table:formula="of:=+[.B233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33]=12;1;0)" office:value-type="float" office:value="1">
            <text:p>1</text:p>
          </table:table-cell>
          <table:table-cell table:formula="of:=IF([.$B233]=8;1;0)" office:value-type="float" office:value="0">
            <text:p>0</text:p>
          </table:table-cell>
          <table:table-cell table:formula="of:=IF([.$B233]=5;1;0)" office:value-type="float" office:value="0">
            <text:p>0</text:p>
          </table:table-cell>
          <table:table-cell table:formula="of:=IF([.$B233]=3;1;0)" office:value-type="float" office:value="0">
            <text:p>0</text:p>
          </table:table-cell>
          <table:table-cell table:formula="of:=IF([.$B233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aint Lucia</text:p>
          </table:table-cell>
          <table:table-cell table:style-name="ce16" office:value-type="float" office:value="12">
            <text:p>12</text:p>
          </table:table-cell>
          <table:table-cell table:style-name="ce19" table:formula="of:=+[.B234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34]=12;1;0)" office:value-type="float" office:value="1">
            <text:p>1</text:p>
          </table:table-cell>
          <table:table-cell table:formula="of:=IF([.$B234]=8;1;0)" office:value-type="float" office:value="0">
            <text:p>0</text:p>
          </table:table-cell>
          <table:table-cell table:formula="of:=IF([.$B234]=5;1;0)" office:value-type="float" office:value="0">
            <text:p>0</text:p>
          </table:table-cell>
          <table:table-cell table:formula="of:=IF([.$B234]=3;1;0)" office:value-type="float" office:value="0">
            <text:p>0</text:p>
          </table:table-cell>
          <table:table-cell table:formula="of:=IF([.$B234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aint Pierre and Miquelon</text:p>
          </table:table-cell>
          <table:table-cell table:style-name="ce16" office:value-type="float" office:value="12">
            <text:p>12</text:p>
          </table:table-cell>
          <table:table-cell table:style-name="ce19" table:formula="of:=+[.B235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35]=12;1;0)" office:value-type="float" office:value="1">
            <text:p>1</text:p>
          </table:table-cell>
          <table:table-cell table:formula="of:=IF([.$B235]=8;1;0)" office:value-type="float" office:value="0">
            <text:p>0</text:p>
          </table:table-cell>
          <table:table-cell table:formula="of:=IF([.$B235]=5;1;0)" office:value-type="float" office:value="0">
            <text:p>0</text:p>
          </table:table-cell>
          <table:table-cell table:formula="of:=IF([.$B235]=3;1;0)" office:value-type="float" office:value="0">
            <text:p>0</text:p>
          </table:table-cell>
          <table:table-cell table:formula="of:=IF([.$B235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valbard and Janmayen Islands</text:p>
          </table:table-cell>
          <table:table-cell table:style-name="ce16" office:value-type="float" office:value="12">
            <text:p>12</text:p>
          </table:table-cell>
          <table:table-cell table:style-name="ce19" table:formula="of:=+[.B236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36]=12;1;0)" office:value-type="float" office:value="1">
            <text:p>1</text:p>
          </table:table-cell>
          <table:table-cell table:formula="of:=IF([.$B236]=8;1;0)" office:value-type="float" office:value="0">
            <text:p>0</text:p>
          </table:table-cell>
          <table:table-cell table:formula="of:=IF([.$B236]=5;1;0)" office:value-type="float" office:value="0">
            <text:p>0</text:p>
          </table:table-cell>
          <table:table-cell table:formula="of:=IF([.$B236]=3;1;0)" office:value-type="float" office:value="0">
            <text:p>0</text:p>
          </table:table-cell>
          <table:table-cell table:formula="of:=IF([.$B236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Tokelau</text:p>
          </table:table-cell>
          <table:table-cell table:style-name="ce16" office:value-type="float" office:value="12">
            <text:p>12</text:p>
          </table:table-cell>
          <table:table-cell table:style-name="ce19" table:formula="of:=+[.B237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37]=12;1;0)" office:value-type="float" office:value="1">
            <text:p>1</text:p>
          </table:table-cell>
          <table:table-cell table:formula="of:=IF([.$B237]=8;1;0)" office:value-type="float" office:value="0">
            <text:p>0</text:p>
          </table:table-cell>
          <table:table-cell table:formula="of:=IF([.$B237]=5;1;0)" office:value-type="float" office:value="0">
            <text:p>0</text:p>
          </table:table-cell>
          <table:table-cell table:formula="of:=IF([.$B237]=3;1;0)" office:value-type="float" office:value="0">
            <text:p>0</text:p>
          </table:table-cell>
          <table:table-cell table:formula="of:=IF([.$B237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Wallis and Futuna Islands</text:p>
          </table:table-cell>
          <table:table-cell table:style-name="ce16" office:value-type="float" office:value="12">
            <text:p>12</text:p>
          </table:table-cell>
          <table:table-cell table:style-name="ce19" table:formula="of:=+[.B238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38]=12;1;0)" office:value-type="float" office:value="1">
            <text:p>1</text:p>
          </table:table-cell>
          <table:table-cell table:formula="of:=IF([.$B238]=8;1;0)" office:value-type="float" office:value="0">
            <text:p>0</text:p>
          </table:table-cell>
          <table:table-cell table:formula="of:=IF([.$B238]=5;1;0)" office:value-type="float" office:value="0">
            <text:p>0</text:p>
          </table:table-cell>
          <table:table-cell table:formula="of:=IF([.$B238]=3;1;0)" office:value-type="float" office:value="0">
            <text:p>0</text:p>
          </table:table-cell>
          <table:table-cell table:formula="of:=IF([.$B238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Montenegro</text:p>
          </table:table-cell>
          <table:table-cell table:style-name="ce16" office:value-type="float" office:value="12">
            <text:p>12</text:p>
          </table:table-cell>
          <table:table-cell table:style-name="ce19" table:formula="of:=+[.B239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39]=12;1;0)" office:value-type="float" office:value="1">
            <text:p>1</text:p>
          </table:table-cell>
          <table:table-cell table:formula="of:=IF([.$B239]=8;1;0)" office:value-type="float" office:value="0">
            <text:p>0</text:p>
          </table:table-cell>
          <table:table-cell table:formula="of:=IF([.$B239]=5;1;0)" office:value-type="float" office:value="0">
            <text:p>0</text:p>
          </table:table-cell>
          <table:table-cell table:formula="of:=IF([.$B239]=3;1;0)" office:value-type="float" office:value="0">
            <text:p>0</text:p>
          </table:table-cell>
          <table:table-cell table:formula="of:=IF([.$B239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Salvador</text:p>
          </table:table-cell>
          <table:table-cell table:style-name="ce16" office:value-type="float" office:value="12">
            <text:p>12</text:p>
          </table:table-cell>
          <table:table-cell table:style-name="ce19" table:formula="of:=+[.B240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40]=12;1;0)" office:value-type="float" office:value="1">
            <text:p>1</text:p>
          </table:table-cell>
          <table:table-cell table:formula="of:=IF([.$B240]=8;1;0)" office:value-type="float" office:value="0">
            <text:p>0</text:p>
          </table:table-cell>
          <table:table-cell table:formula="of:=IF([.$B240]=5;1;0)" office:value-type="float" office:value="0">
            <text:p>0</text:p>
          </table:table-cell>
          <table:table-cell table:formula="of:=IF([.$B240]=3;1;0)" office:value-type="float" office:value="0">
            <text:p>0</text:p>
          </table:table-cell>
          <table:table-cell table:formula="of:=IF([.$B240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Virgin Islands (British)</text:p>
          </table:table-cell>
          <table:table-cell table:style-name="ce16" office:value-type="float" office:value="12">
            <text:p>12</text:p>
          </table:table-cell>
          <table:table-cell table:style-name="ce19" table:formula="of:=+[.B241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41]=12;1;0)" office:value-type="float" office:value="1">
            <text:p>1</text:p>
          </table:table-cell>
          <table:table-cell table:formula="of:=IF([.$B241]=8;1;0)" office:value-type="float" office:value="0">
            <text:p>0</text:p>
          </table:table-cell>
          <table:table-cell table:formula="of:=IF([.$B241]=5;1;0)" office:value-type="float" office:value="0">
            <text:p>0</text:p>
          </table:table-cell>
          <table:table-cell table:formula="of:=IF([.$B241]=3;1;0)" office:value-type="float" office:value="0">
            <text:p>0</text:p>
          </table:table-cell>
          <table:table-cell table:formula="of:=IF([.$B241]=0;1;0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&lt;EndCustomerCountry&gt;</text:p>
          </table:table-cell>
          <table:table-cell table:style-name="ce16" office:value-type="float" office:value="12">
            <text:p>12</text:p>
          </table:table-cell>
          <table:table-cell table:style-name="ce19" table:formula="of:=+[.B242]/100" office:value-type="percentage" office:value="0.12">
            <text:p>12%</text:p>
          </table:table-cell>
          <table:table-cell/>
          <table:table-cell table:style-name="ce21"/>
          <table:table-cell table:number-columns-repeated="6"/>
          <table:table-cell table:formula="of:=IF([.$B242]=12;1;0)" office:value-type="float" office:value="1">
            <text:p>1</text:p>
          </table:table-cell>
          <table:table-cell table:formula="of:=IF([.$B242]=8;1;0)" office:value-type="float" office:value="0">
            <text:p>0</text:p>
          </table:table-cell>
          <table:table-cell table:formula="of:=IF([.$B242]=5;1;0)" office:value-type="float" office:value="0">
            <text:p>0</text:p>
          </table:table-cell>
          <table:table-cell table:formula="of:=IF([.$B242]=3;1;0)" office:value-type="float" office:value="0">
            <text:p>0</text:p>
          </table:table-cell>
          <table:table-cell table:formula="of:=IF([.$B242]=0;1;0)" office:value-type="float" office:value="0">
            <text:p>0</text:p>
          </table:table-cell>
          <table:table-cell table:number-columns-repeated="1008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HTML_Control" table:base-cell-address="$DATA.$A$1" table:expression="{&quot;'charts'!$A$1:$I$79&quot;}"/>
          <table:named-expression table:name="Worldpop" table:base-cell-address="$DATA.$A$1" table:expression="'los sas'!#ref!"/>
        </table:named-expressions>
      </table:table>
      <table:table table:name="GRAPH" table:style-name="ta2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button form:name="Button 7" form:control-implementation="ooo:com.sun.star.form.component.CommandButton" xml:id="control2" form:id="control2" form:label="New    point on the graph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8" form:control-implementation="ooo:com.sun.star.form.component.CommandButton" xml:id="control3" form:id="control3" form:label="Undo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8" table:default-cell-style-name="ce44"/>
        <table:table-column table:style-name="co9" table:default-cell-style-name="ce50"/>
        <table:table-column table:style-name="co10" table:default-cell-style-name="ce13"/>
        <table:table-column table:style-name="co10" table:visibility="collapse" table:number-columns-repeated="7" table:default-cell-style-name="ce48"/>
        <table:table-column table:style-name="co5" table:visibility="collapse" table:default-cell-style-name="ce48"/>
        <table:table-column table:style-name="co10" table:default-cell-style-name="ce53"/>
        <table:table-column table:style-name="co11" table:default-cell-style-name="Excel_20_Built-in_20_Normal"/>
        <table:table-column table:style-name="co6" table:number-columns-repeated="3" table:default-cell-style-name="Excel_20_Built-in_20_Normal"/>
        <table:table-column table:style-name="co12" table:default-cell-style-name="Excel_20_Built-in_20_Normal"/>
        <table:table-column table:style-name="co6" table:number-columns-repeated="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3" table:default-cell-style-name="ce60"/>
        <table:table-column table:style-name="co6" table:number-columns-repeated="17" table:default-cell-style-name="Excel_20_Built-in_20_Normal"/>
        <table:table-column table:style-name="co6" table:number-columns-repeated="11" table:default-cell-style-name="Default"/>
        <table:table-column table:style-name="co6" table:number-columns-repeated="973" table:default-cell-style-name="Excel_20_Built-in_20_Normal"/>
        <table:table-column table:style-name="co6" table:default-cell-style-name="Default"/>
        <table:table-row table:style-name="ro4">
          <table:table-cell table:style-name="ce38" office:value-type="string">
            <text:p>Date</text:p>
          </table:table-cell>
          <table:table-cell table:style-name="ce45" office:value-type="string">
            <text:p>progress</text:p>
          </table:table-cell>
          <table:table-cell table:style-name="ce45" office:value-type="string">
            <text:p>baseline</text:p>
          </table:table-cell>
          <table:table-cell table:style-name="ce45" table:number-columns-repeated="8"/>
          <table:table-cell table:style-name="ce52">
            <draw:frame table:end-cell-address="GRAPH.S18" table:end-x="0.545cm" table:end-y="0.109cm" draw:z-index="0" draw:name="Chart 1" draw:style-name="gr2" draw:text-style-name="P2" svg:width="15.19cm" svg:height="7.984cm" svg:x="1.39cm" svg:y="1.038cm">
              <draw:object draw:notify-on-update-of-ranges="Feuil1.B1:Feuil1.B1 GRAPH.A3:GRAPH.A61 GRAPH.B3:GRAPH.B6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55" office:value-type="string">
            <text:p>Target date 14/05/18</text:p>
          </table:table-cell>
          <table:table-cell table:style-name="Default"/>
          <table:table-cell table:style-name="ce56"/>
          <table:table-cell table:style-name="ce55" office:value-type="string">
            <text:p>Linear Trend date</text:p>
          </table:table-cell>
          <table:table-cell table:style-name="ce57" table:formula="of:=IF([.B2]=0;NOW();[.A3]+(NOW()-[.A3])/[.B2])" office:value-type="float" office:value="43313.7564915987">
            <text:p>1/8/18 18:09</text:p>
          </table:table-cell>
          <table:table-cell table:style-name="ce58" table:number-columns-repeated="4"/>
          <table:table-cell table:style-name="ce59" office:value-type="string">
            <text:p>POINT</text:p>
          </table:table-cell>
          <table:table-cell table:style-name="ce58">
            <draw:control table:end-cell-address="GRAPH.Y1" table:end-x="0.076cm" table:end-y="1.029cm" draw:z-index="1" draw:style-name="gr1" draw:text-style-name="P3" svg:width="4.169cm" svg:height="1.028cm" svg:x="0.076cm" svg:y="0.001cm" draw:control="control2"/>
          </table:table-cell>
          <table:table-cell table:style-name="ce58"/>
          <table:table-cell table:style-name="ce58">
            <draw:control table:end-cell-address="GRAPH.Z1" table:end-x="0.075cm" table:end-y="1.029cm" draw:z-index="2" draw:style-name="gr1" draw:text-style-name="P4" svg:width="2.084cm" svg:height="1.028cm" svg:x="0.075cm" svg:y="0.001cm" draw:control="control3"/>
          </table:table-cell>
          <table:table-cell table:style-name="ce62" table:number-columns-repeated="14"/>
          <table:table-cell table:number-columns-repeated="11"/>
          <table:table-cell table:style-name="ce62" table:number-columns-repeated="973"/>
          <table:table-cell table:style-name="ce63"/>
        </table:table-row>
        <table:table-row table:style-name="ro2">
          <table:table-cell table:style-name="ce39"/>
          <table:table-cell table:style-name="ce46" table:formula="of:=+[$Feuille5.E$41]" office:value-type="percentage" office:value="0.286">
            <text:p>28,60%</text:p>
          </table:table-cell>
          <table:table-cell table:style-name="ce46" table:number-columns-repeated="10"/>
          <table:table-cell table:number-columns-repeated="9"/>
          <table:table-cell office:value-type="float" office:value="0">
            <text:p>0</text:p>
          </table:table-cell>
          <table:table-cell table:number-columns-repeated="1002"/>
        </table:table-row>
        <table:table-row table:style-name="ro5">
          <table:table-cell table:style-name="ce40" office:value-type="date" office:date-value="2017-08-21">
            <text:p>21/08/17</text:p>
          </table:table-cell>
          <table:table-cell table:style-name="ce46" office:value-type="percentage" office:value="0">
            <text:p>0,00%</text:p>
          </table:table-cell>
          <table:table-cell table:style-name="Default" table:number-columns-repeated="37"/>
          <table:table-cell table:number-columns-repeated="11"/>
          <table:table-cell table:style-name="Default" table:number-columns-repeated="973"/>
          <table:table-cell/>
        </table:table-row>
        <table:table-row table:style-name="ro5">
          <table:table-cell table:style-name="ce40" office:value-type="date" office:date-value="2017-08-25">
            <text:p>25/08/17</text:p>
          </table:table-cell>
          <table:table-cell table:style-name="ce46" office:value-type="percentage" office:value="0.02">
            <text:p>2,00%</text:p>
          </table:table-cell>
          <table:table-cell table:style-name="Default" table:number-columns-repeated="37"/>
          <table:table-cell table:number-columns-repeated="11"/>
          <table:table-cell table:style-name="Default" table:number-columns-repeated="973"/>
          <table:table-cell/>
        </table:table-row>
        <table:table-row table:style-name="ro5">
          <table:table-cell table:style-name="ce40" office:value-type="date" office:date-value="2017-08-29T17:30:48.370001">
            <text:p>29/08/17</text:p>
          </table:table-cell>
          <table:table-cell table:style-name="ce46" office:value-type="percentage" office:value="0.055">
            <text:p>5,50%</text:p>
          </table:table-cell>
          <table:table-cell table:style-name="Default" table:number-columns-repeated="37"/>
          <table:table-cell table:number-columns-repeated="11"/>
          <table:table-cell table:style-name="Default" table:number-columns-repeated="973"/>
          <table:table-cell/>
        </table:table-row>
        <table:table-row table:style-name="ro5">
          <table:table-cell table:style-name="ce40" office:value-type="date" office:date-value="2017-09-06T15:08:39.36">
            <text:p>06/09/17</text:p>
          </table:table-cell>
          <table:table-cell table:style-name="ce47" office:value-type="percentage" office:value="0.201633333333333">
            <text:p>20,16%</text:p>
          </table:table-cell>
          <table:table-cell table:style-name="ce48"/>
          <table:table-cell table:number-columns-repeated="8"/>
          <table:table-cell table:style-name="ce48"/>
          <table:table-cell table:number-columns-repeated="9"/>
          <table:table-cell office:value-type="float" office:value="50">
            <text:p>50</text:p>
          </table:table-cell>
          <table:table-cell table:number-columns-repeated="1002"/>
        </table:table-row>
        <table:table-row table:style-name="ro5">
          <table:table-cell table:style-name="ce41" office:value-type="date" office:date-value="2017-10-01">
            <text:p>01/10/17</text:p>
          </table:table-cell>
          <table:table-cell table:style-name="ce47" office:value-type="percentage" office:value="0.228683333333333">
            <text:p>22,87%</text:p>
          </table:table-cell>
          <table:table-cell table:style-name="ce48"/>
          <table:table-cell table:number-columns-repeated="8"/>
          <table:table-cell table:style-name="ce48"/>
          <table:table-cell table:number-columns-repeated="1012"/>
        </table:table-row>
        <table:table-row table:style-name="ro5">
          <table:table-cell table:style-name="ce41" office:value-type="date" office:date-value="2017-10-16T21:07:06.94">
            <text:p>16/10/17</text:p>
          </table:table-cell>
          <table:table-cell table:style-name="ce48" office:value-type="percentage" office:value="0.23545">
            <text:p>23,55%</text:p>
          </table:table-cell>
          <table:table-cell table:style-name="ce48"/>
          <table:table-cell table:number-columns-repeated="8"/>
          <table:table-cell table:style-name="ce48"/>
          <table:table-cell table:number-columns-repeated="1012"/>
        </table:table-row>
        <table:table-row table:style-name="ro5">
          <table:table-cell table:style-name="ce41" office:value-type="date" office:date-value="2017-11-24">
            <text:p>24/11/17</text:p>
          </table:table-cell>
          <table:table-cell table:style-name="ce48" office:value-type="percentage" office:value="0.2598">
            <text:p>25,98%</text:p>
          </table:table-cell>
          <table:table-cell table:style-name="ce48"/>
          <table:table-cell table:number-columns-repeated="8"/>
          <table:table-cell table:style-name="ce48"/>
          <table:table-cell table:number-columns-repeated="1012"/>
        </table:table-row>
        <table:table-row table:style-name="ro5">
          <table:table-cell table:style-name="ce41" office:value-type="date" office:date-value="2017-11-27">
            <text:p>27/11/17</text:p>
          </table:table-cell>
          <table:table-cell table:style-name="ce48" office:value-type="percentage" office:value="0.286">
            <text:p>28,60%</text:p>
          </table:table-cell>
          <table:table-cell table:style-name="ce48"/>
          <table:table-cell table:number-columns-repeated="8"/>
          <table:table-cell table:style-name="ce48"/>
          <table:table-cell table:number-columns-repeated="1012"/>
        </table:table-row>
        <table:table-row table:style-name="ro5" table:number-rows-repeated="12">
          <table:table-cell table:style-name="ce41"/>
          <table:table-cell table:style-name="ce48" table:number-columns-repeated="2"/>
          <table:table-cell table:number-columns-repeated="8"/>
          <table:table-cell table:style-name="ce48"/>
          <table:table-cell table:number-columns-repeated="1012"/>
        </table:table-row>
        <table:table-row table:style-name="ro2" table:number-rows-repeated="13">
          <table:table-cell table:style-name="ce42"/>
          <table:table-cell table:style-name="ce48" table:number-columns-repeated="2"/>
          <table:table-cell table:number-columns-repeated="8"/>
          <table:table-cell table:style-name="ce48"/>
          <table:table-cell table:number-columns-repeated="1012"/>
        </table:table-row>
        <table:table-row table:style-name="ro2" table:number-rows-repeated="3">
          <table:table-cell table:style-name="ce42"/>
          <table:table-cell table:style-name="ce48" table:number-columns-repeated="2"/>
          <table:table-cell table:number-columns-repeated="1021"/>
        </table:table-row>
        <table:table-row table:style-name="ro2" table:number-rows-repeated="2">
          <table:table-cell table:style-name="ce42"/>
          <table:table-cell table:style-name="ce48" table:number-columns-repeated="2"/>
          <table:table-cell table:number-columns-repeated="8"/>
          <table:table-cell table:style-name="ce54"/>
          <table:table-cell table:number-columns-repeated="1012"/>
        </table:table-row>
        <table:table-row table:style-name="ro2" table:number-rows-repeated="4">
          <table:table-cell table:style-name="ce42"/>
          <table:table-cell table:style-name="ce48" table:number-columns-repeated="2"/>
          <table:table-cell table:number-columns-repeated="8"/>
          <table:table-cell table:style-name="ce48"/>
          <table:table-cell table:number-columns-repeated="1012"/>
        </table:table-row>
        <table:table-row table:style-name="ro2">
          <table:table-cell table:style-name="ce42"/>
          <table:table-cell table:style-name="ce48"/>
          <table:table-cell table:style-name="Default" table:number-columns-repeated="37"/>
          <table:table-cell table:number-columns-repeated="11"/>
          <table:table-cell table:style-name="Default" table:number-columns-repeated="973"/>
          <table:table-cell/>
        </table:table-row>
        <table:table-row table:style-name="ro2">
          <table:table-cell table:style-name="ce43"/>
          <table:table-cell table:style-name="ce48"/>
          <table:table-cell table:style-name="Default" table:number-columns-repeated="37"/>
          <table:table-cell table:number-columns-repeated="11"/>
          <table:table-cell table:style-name="Default" table:number-columns-repeated="973"/>
          <table:table-cell/>
        </table:table-row>
        <table:table-row table:style-name="ro2" table:number-rows-repeated="10">
          <table:table-cell table:style-name="ce43"/>
          <table:table-cell table:style-name="ce47"/>
          <table:table-cell table:style-name="Default" table:number-columns-repeated="37"/>
          <table:table-cell table:number-columns-repeated="11"/>
          <table:table-cell table:style-name="Default" table:number-columns-repeated="973"/>
          <table:table-cell/>
        </table:table-row>
        <table:table-row table:style-name="ro2" table:number-rows-repeated="2">
          <table:table-cell table:style-name="ce43"/>
          <table:table-cell table:style-name="ce47"/>
          <table:table-cell table:style-name="Default" table:number-columns-repeated="11"/>
          <table:table-cell table:number-columns-repeated="1011"/>
        </table:table-row>
        <table:table-row table:style-name="ro2" table:number-rows-repeated="2">
          <table:table-cell/>
          <table:table-cell table:style-name="ce47"/>
          <table:table-cell table:style-name="Default" table:number-columns-repeated="11"/>
          <table:table-cell table:number-columns-repeated="1011"/>
        </table:table-row>
        <table:table-row table:style-name="ro2">
          <table:table-cell table:style-name="ce43" office:value-type="date" office:date-value="2018-03-14">
            <text:p>14/03/18</text:p>
          </table:table-cell>
          <table:table-cell table:style-name="ce49" office:value-type="percentage" office:value="1">
            <text:p>100,0%</text:p>
          </table:table-cell>
          <table:table-cell/>
          <table:table-cell table:style-name="ce51" office:value-type="percentage" office:value="1">
            <text:p>100%</text:p>
          </table:table-cell>
          <table:table-cell table:number-columns-repeated="7"/>
          <table:table-cell table:style-name="ce48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47"/>
          <table:table-cell table:number-columns-repeated="1022"/>
        </table:table-row>
        <table:table-row table:style-name="ro2" table:number-rows-repeated="936">
          <table:table-cell table:number-columns-repeated="1024"/>
        </table:table-row>
        <table:table-row table:style-name="ro2">
          <table:table-cell table:number-columns-repeated="21"/>
          <table:table-cell table:style-name="ce61"/>
          <table:table-cell table:number-columns-repeated="1002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Feuille5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number-columns-repeated="2" table:default-cell-style-name="ce49"/>
        <table:table-column table:style-name="co16" table:number-columns-repeated="2" table:default-cell-style-name="Default"/>
        <table:table-column table:style-name="co16" table:default-cell-style-name="ce84"/>
        <table:table-column table:style-name="co16" table:number-columns-repeated="1018" table:default-cell-style-name="Default"/>
        <table:table-row table:style-name="ro3">
          <table:table-cell table:style-name="ce64"/>
          <table:table-cell table:style-name="ce71" office:value-type="string">
            <text:p>weight</text:p>
          </table:table-cell>
          <table:table-cell table:style-name="ce71" office:value-type="string">
            <text:p>achieved</text:p>
          </table:table-cell>
          <table:table-cell table:style-name="ce71" office:value-type="string">
            <text:p>target</text:p>
          </table:table-cell>
          <table:table-cell table:style-name="ce77" office:value-type="string">
            <text:p>progress</text:p>
          </table:table-cell>
          <table:table-cell table:style-name="ce81" office:value-type="string">
            <text:p>rest</text:p>
          </table:table-cell>
          <table:table-cell/>
          <table:table-cell table:style-name="ce85" table:number-columns-repeated="5"/>
          <table:table-cell table:style-name="ce86" table:number-columns-repeated="10"/>
          <table:table-cell table:style-name="ce85"/>
          <table:table-cell table:style-name="ce86" table:number-columns-repeated="1001"/>
        </table:table-row>
        <table:table-row table:style-name="ro2">
          <table:table-cell table:style-name="ce65"/>
          <table:table-cell table:style-name="ce72" table:number-columns-repeated="3"/>
          <table:table-cell table:style-name="ce78"/>
          <table:table-cell table:style-name="ce82"/>
          <table:table-cell/>
          <table:table-cell table:style-name="ce86" table:number-columns-repeated="15"/>
          <table:table-cell table:style-name="ce86" office:value-type="float" office:value="1">
            <text:p>1</text:p>
          </table:table-cell>
          <table:table-cell table:style-name="ce86" table:number-columns-repeated="1001"/>
        </table:table-row>
        <table:table-row table:style-name="ro6">
          <table:table-cell table:style-name="ce66" office:value-type="string">
            <text:p>REGLES <text:s text:c="7"/></text:p>
          </table:table-cell>
          <table:table-cell table:style-name="ce73" table:formula="of:=[.G3]-SUM([.B4:.B13])" office:value-type="percentage" office:value="0">
            <text:p>0,0%</text:p>
          </table:table-cell>
          <table:table-cell table:style-name="ce74" table:number-columns-repeated="2"/>
          <table:table-cell table:style-name="ce79"/>
          <table:table-cell table:style-name="ce83"/>
          <table:table-cell table:style-name="ce47" office:value-type="percentage" office:value="0.1">
            <text:p>10,00%</text:p>
          </table:table-cell>
          <table:table-cell table:style-name="ce86" table:number-columns-repeated="1017"/>
        </table:table-row>
        <table:table-row table:style-name="ro3">
          <table:table-cell table:style-name="ce67" office:value-type="string">
            <text:p>première idée</text:p>
          </table:table-cell>
          <table:table-cell table:style-name="ce74" office:value-type="percentage" office:value="0.001">
            <text:p>0,1%</text:p>
          </table:table-cell>
          <table:table-cell table:number-columns-repeated="2" table:style-name="ce74" office:value-type="percentage" office:value="1">
            <text:p>100,0%</text:p>
          </table:table-cell>
          <table:table-cell table:style-name="ce79" table:formula="of:=IF([.D4]=0;0;+[.C4]/[.D4]*[.B4])" office:value-type="percentage" office:value="0.001">
            <text:p>0,1%</text:p>
          </table:table-cell>
          <table:table-cell table:style-name="ce83" table:formula="of:=IF([.B4]-[.E4]=0;&quot;&quot;;[.B4]-[.E4])">
            <text:p/>
          </table:table-cell>
          <table:table-cell/>
          <table:table-cell table:style-name="ce86" table:number-columns-repeated="1017"/>
        </table:table-row>
        <table:table-row table:style-name="ro3">
          <table:table-cell table:style-name="ce67" office:value-type="string">
            <text:p>conceptualisation, choix du milieu</text:p>
          </table:table-cell>
          <table:table-cell table:style-name="ce74" office:value-type="percentage" office:value="0.001">
            <text:p>0,1%</text:p>
          </table:table-cell>
          <table:table-cell table:number-columns-repeated="2" table:style-name="ce74" office:value-type="percentage" office:value="1">
            <text:p>100,0%</text:p>
          </table:table-cell>
          <table:table-cell table:style-name="ce79" table:formula="of:=IF([.D5]=0;0;+[.C5]/[.D5]*[.B5])" office:value-type="percentage" office:value="0.001">
            <text:p>0,1%</text:p>
          </table:table-cell>
          <table:table-cell table:style-name="ce83" table:formula="of:=IF([.B5]-[.E5]=0;&quot;&quot;;[.B5]-[.E5])">
            <text:p/>
          </table:table-cell>
          <table:table-cell/>
          <table:table-cell table:style-name="ce86" table:number-columns-repeated="1017"/>
        </table:table-row>
        <table:table-row table:style-name="ro3">
          <table:table-cell table:style-name="ce67" office:value-type="string">
            <text:p>comment le joueur peut-il interagir ?</text:p>
          </table:table-cell>
          <table:table-cell table:style-name="ce74" office:value-type="percentage" office:value="0.003">
            <text:p>0,3%</text:p>
          </table:table-cell>
          <table:table-cell table:number-columns-repeated="2" table:style-name="ce74" office:value-type="percentage" office:value="1">
            <text:p>100,0%</text:p>
          </table:table-cell>
          <table:table-cell table:style-name="ce79" office:value-type="percentage" office:value="0">
            <text:p>0,0%</text:p>
          </table:table-cell>
          <table:table-cell table:style-name="ce83"/>
          <table:table-cell/>
          <table:table-cell table:style-name="ce86" table:number-columns-repeated="1017"/>
        </table:table-row>
        <table:table-row table:style-name="ro3">
          <table:table-cell table:style-name="ce67" office:value-type="string">
            <text:p>conditions du milieu</text:p>
          </table:table-cell>
          <table:table-cell table:style-name="ce74" office:value-type="percentage" office:value="0.015">
            <text:p>1,5%</text:p>
          </table:table-cell>
          <table:table-cell table:number-columns-repeated="2" table:style-name="ce74" office:value-type="percentage" office:value="1">
            <text:p>100,0%</text:p>
          </table:table-cell>
          <table:table-cell table:style-name="ce79" table:formula="of:=IF([.D7]=0;0;+[.C7]/[.D7]*[.B7])" office:value-type="percentage" office:value="0.015">
            <text:p>1,5%</text:p>
          </table:table-cell>
          <table:table-cell table:style-name="ce83" table:formula="of:=IF([.B7]-[.E7]=0;&quot;&quot;;[.B7]-[.E7])">
            <text:p/>
          </table:table-cell>
          <table:table-cell/>
          <table:table-cell table:style-name="ce86" table:number-columns-repeated="1017"/>
        </table:table-row>
        <table:table-row table:style-name="ro3">
          <table:table-cell table:style-name="ce67" office:value-type="string">
            <text:p>conditions idéales des plantes</text:p>
          </table:table-cell>
          <table:table-cell table:style-name="ce74" office:value-type="percentage" office:value="0.015">
            <text:p>1,5%</text:p>
          </table:table-cell>
          <table:table-cell table:number-columns-repeated="2" table:style-name="ce74" office:value-type="percentage" office:value="1">
            <text:p>100,0%</text:p>
          </table:table-cell>
          <table:table-cell table:style-name="ce79" table:formula="of:=IF([.D8]=0;0;+[.C8]/[.D8]*[.B8])" office:value-type="percentage" office:value="0.015">
            <text:p>1,5%</text:p>
          </table:table-cell>
          <table:table-cell table:style-name="ce83" table:formula="of:=IF([.B8]-[.E8]=0;&quot;&quot;;[.B8]-[.E8])">
            <text:p/>
          </table:table-cell>
          <table:table-cell/>
          <table:table-cell table:style-name="ce86" table:number-columns-repeated="1017"/>
        </table:table-row>
        <table:table-row table:style-name="ro3">
          <table:table-cell table:style-name="ce67" office:value-type="string">
            <text:p>événements</text:p>
          </table:table-cell>
          <table:table-cell table:style-name="ce74" office:value-type="percentage" office:value="0.01">
            <text:p>1,0%</text:p>
          </table:table-cell>
          <table:table-cell table:number-columns-repeated="2" table:style-name="ce74" office:value-type="percentage" office:value="1">
            <text:p>100,0%</text:p>
          </table:table-cell>
          <table:table-cell table:style-name="ce79" table:formula="of:=IF([.D9]=0;0;+[.C9]/[.D9]*[.B9])" office:value-type="percentage" office:value="0.01">
            <text:p>1,0%</text:p>
          </table:table-cell>
          <table:table-cell table:style-name="ce83" table:formula="of:=IF([.B9]-[.E9]=0;&quot;&quot;;[.B9]-[.E9])">
            <text:p/>
          </table:table-cell>
          <table:table-cell/>
          <table:table-cell table:style-name="ce87"/>
          <table:table-cell table:style-name="ce86" table:number-columns-repeated="1016"/>
        </table:table-row>
        <table:table-row table:style-name="ro3">
          <table:table-cell table:style-name="ce67" office:value-type="string">
            <text:p>bonus</text:p>
          </table:table-cell>
          <table:table-cell table:style-name="ce74" office:value-type="percentage" office:value="0.02">
            <text:p>2,0%</text:p>
          </table:table-cell>
          <table:table-cell table:number-columns-repeated="2" table:style-name="ce74" office:value-type="percentage" office:value="1">
            <text:p>100,0%</text:p>
          </table:table-cell>
          <table:table-cell table:style-name="ce79" table:formula="of:=IF([.D10]=0;0;+[.C10]/[.D10]*[.B10])" office:value-type="percentage" office:value="0.02">
            <text:p>2,0%</text:p>
          </table:table-cell>
          <table:table-cell table:style-name="ce83" table:formula="of:=IF([.B10]-[.E10]=0;&quot;&quot;;[.B10]-[.E10])">
            <text:p/>
          </table:table-cell>
          <table:table-cell/>
          <table:table-cell table:style-name="ce87"/>
          <table:table-cell table:style-name="ce86" table:number-columns-repeated="1016"/>
        </table:table-row>
        <table:table-row table:style-name="ro3">
          <table:table-cell table:style-name="ce67" office:value-type="string">
            <text:p>plantes non joueur</text:p>
          </table:table-cell>
          <table:table-cell table:style-name="ce74" office:value-type="percentage" office:value="0.01">
            <text:p>1,0%</text:p>
          </table:table-cell>
          <table:table-cell table:number-columns-repeated="2" table:style-name="ce74" office:value-type="percentage" office:value="1">
            <text:p>100,0%</text:p>
          </table:table-cell>
          <table:table-cell table:style-name="ce79" table:formula="of:=IF([.D11]=0;0;+[.C11]/[.D11]*[.B11])" office:value-type="percentage" office:value="0.01">
            <text:p>1,0%</text:p>
          </table:table-cell>
          <table:table-cell table:style-name="ce83" table:formula="of:=IF([.B11]-[.E11]=0;&quot;&quot;;[.B11]-[.E11])">
            <text:p/>
          </table:table-cell>
          <table:table-cell/>
          <table:table-cell table:style-name="ce87"/>
          <table:table-cell table:style-name="ce86" table:number-columns-repeated="1016"/>
        </table:table-row>
        <table:table-row table:style-name="ro3">
          <table:table-cell table:style-name="ce67" office:value-type="string">
            <text:p>fin de partie</text:p>
          </table:table-cell>
          <table:table-cell table:style-name="ce74" office:value-type="percentage" office:value="0.01">
            <text:p>1,0%</text:p>
          </table:table-cell>
          <table:table-cell table:number-columns-repeated="2" table:style-name="ce74" office:value-type="percentage" office:value="1">
            <text:p>100,0%</text:p>
          </table:table-cell>
          <table:table-cell table:style-name="ce79" table:formula="of:=IF([.D12]=0;0;+[.C12]/[.D12]*[.B12])" office:value-type="percentage" office:value="0.01">
            <text:p>1,0%</text:p>
          </table:table-cell>
          <table:table-cell table:style-name="ce83" table:formula="of:=IF([.B12]-[.E12]=0;&quot;&quot;;[.B12]-[.E12])">
            <text:p/>
          </table:table-cell>
          <table:table-cell/>
          <table:table-cell table:style-name="ce87"/>
          <table:table-cell table:style-name="ce86" table:number-columns-repeated="1016"/>
        </table:table-row>
        <table:table-row table:style-name="ro3">
          <table:table-cell table:style-name="ce67" office:value-type="string">
            <text:p>documentation</text:p>
          </table:table-cell>
          <table:table-cell table:style-name="ce74" office:value-type="percentage" office:value="0.015">
            <text:p>1,5%</text:p>
          </table:table-cell>
          <table:table-cell table:style-name="ce74" office:value-type="percentage" office:value="0">
            <text:p>0,0%</text:p>
          </table:table-cell>
          <table:table-cell table:style-name="ce74" office:value-type="percentage" office:value="1">
            <text:p>100,0%</text:p>
          </table:table-cell>
          <table:table-cell table:style-name="ce79" table:formula="of:=IF([.D13]=0;0;+[.C13]/[.D13]*[.B13])" office:value-type="percentage" office:value="0">
            <text:p>0,0%</text:p>
          </table:table-cell>
          <table:table-cell table:style-name="ce83" table:formula="of:=IF([.B13]-[.E13]=0;&quot;&quot;;[.B13]-[.E13])" office:value-type="percentage" office:value="0.015">
            <text:p>1,5%</text:p>
          </table:table-cell>
          <table:table-cell/>
          <table:table-cell table:style-name="ce86" table:number-columns-repeated="1017"/>
        </table:table-row>
        <table:table-row table:style-name="ro2">
          <table:table-cell table:number-columns-repeated="1024"/>
        </table:table-row>
        <table:table-row table:style-name="ro7">
          <table:table-cell table:style-name="ce68" office:value-type="string">
            <text:p>VERSION PYTHON</text:p>
          </table:table-cell>
          <table:table-cell table:style-name="ce73" table:formula="of:=[.G15]-SUM([.B16:.B18])" office:value-type="percentage" office:value="0">
            <text:p>0,0%</text:p>
          </table:table-cell>
          <table:table-cell table:style-name="ce74" table:number-columns-repeated="2"/>
          <table:table-cell table:style-name="ce79"/>
          <table:table-cell table:style-name="ce83"/>
          <table:table-cell table:style-name="ce47" office:value-type="percentage" office:value="0.15">
            <text:p>15,00%</text:p>
          </table:table-cell>
          <table:table-cell table:style-name="ce86" table:number-columns-repeated="1017"/>
        </table:table-row>
        <table:table-row table:style-name="ro3">
          <table:table-cell office:value-type="string">
            <text:p>idée</text:p>
          </table:table-cell>
          <table:table-cell office:value-type="percentage" office:value="0.001">
            <text:p>0,1%</text:p>
          </table:table-cell>
          <table:table-cell office:value-type="percentage" office:value="1">
            <text:p>100,0%</text:p>
          </table:table-cell>
          <table:table-cell table:style-name="ce74" office:value-type="percentage" office:value="1">
            <text:p>100,0%</text:p>
          </table:table-cell>
          <table:table-cell table:style-name="ce79" table:formula="of:=IF([.D16]=0;0;+[.C16]/[.D16]*[.B16])" office:value-type="percentage" office:value="0.001">
            <text:p>0,1%</text:p>
          </table:table-cell>
          <table:table-cell table:style-name="ce83" table:formula="of:=IF([.B16]-[.E16]=0;&quot;&quot;;[.B16]-[.E16])">
            <text:p/>
          </table:table-cell>
          <table:table-cell table:number-columns-repeated="1018"/>
        </table:table-row>
        <table:table-row table:style-name="ro3">
          <table:table-cell office:value-type="string">
            <text:p>codage</text:p>
          </table:table-cell>
          <table:table-cell office:value-type="percentage" office:value="0.129">
            <text:p>12,9%</text:p>
          </table:table-cell>
          <table:table-cell office:value-type="percentage" office:value="1">
            <text:p>100,0%</text:p>
          </table:table-cell>
          <table:table-cell table:style-name="ce74" office:value-type="percentage" office:value="1">
            <text:p>100,0%</text:p>
          </table:table-cell>
          <table:table-cell table:style-name="ce79" table:formula="of:=IF([.D17]=0;0;+[.C17]/[.D17]*[.B17])" office:value-type="percentage" office:value="0.129">
            <text:p>12,9%</text:p>
          </table:table-cell>
          <table:table-cell table:style-name="ce83" table:formula="of:=IF([.B17]-[.E17]=0;&quot;&quot;;[.B17]-[.E17])">
            <text:p/>
          </table:table-cell>
          <table:table-cell table:number-columns-repeated="1018"/>
        </table:table-row>
        <table:table-row table:style-name="ro3">
          <table:table-cell office:value-type="string">
            <text:p>Test et amélioration</text:p>
          </table:table-cell>
          <table:table-cell office:value-type="percentage" office:value="0.02">
            <text:p>2,0%</text:p>
          </table:table-cell>
          <table:table-cell office:value-type="percentage" office:value="0.25">
            <text:p>25,0%</text:p>
          </table:table-cell>
          <table:table-cell table:style-name="ce74" office:value-type="percentage" office:value="1">
            <text:p>100,0%</text:p>
          </table:table-cell>
          <table:table-cell table:style-name="ce79" table:formula="of:=IF([.D18]=0;0;+[.C18]/[.D18]*[.B18])" office:value-type="percentage" office:value="0.005">
            <text:p>0,5%</text:p>
          </table:table-cell>
          <table:table-cell table:style-name="ce83" table:formula="of:=IF([.B18]-[.E18]=0;&quot;&quot;;[.B18]-[.E18])" office:value-type="percentage" office:value="0.015">
            <text:p>1,5%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7">
          <table:table-cell table:style-name="ce68" office:value-type="string">
            <text:p>VERSION UNITY (programmation)</text:p>
          </table:table-cell>
          <table:table-cell table:style-name="ce73" table:formula="of:=[.G20]-SUM([.B21:.B30])" office:value-type="percentage" office:value="0.22">
            <text:p>22,0%</text:p>
          </table:table-cell>
          <table:table-cell table:style-name="ce74" table:number-columns-repeated="2"/>
          <table:table-cell table:style-name="ce79"/>
          <table:table-cell table:style-name="ce83"/>
          <table:table-cell table:style-name="ce47" office:value-type="percentage" office:value="0.5">
            <text:p>50,00%</text:p>
          </table:table-cell>
          <table:table-cell table:style-name="ce86" table:number-columns-repeated="1017"/>
        </table:table-row>
        <table:table-row table:style-name="ro3">
          <table:table-cell table:style-name="ce69" office:value-type="string">
            <text:p>apprentissage de unity</text:p>
          </table:table-cell>
          <table:table-cell table:style-name="ce75" office:value-type="percentage" office:value="0.05">
            <text:p>5,0%</text:p>
          </table:table-cell>
          <table:table-cell table:style-name="ce74" office:value-type="percentage" office:value="0.18">
            <text:p>18,0%</text:p>
          </table:table-cell>
          <table:table-cell table:style-name="ce74" office:value-type="percentage" office:value="1">
            <text:p>100,0%</text:p>
          </table:table-cell>
          <table:table-cell table:style-name="ce79" table:formula="of:=IF([.D21]=0;0;+[.C21]/[.D21]*[.B21])" office:value-type="percentage" office:value="0.009">
            <text:p>0,9%</text:p>
          </table:table-cell>
          <table:table-cell table:style-name="ce83" table:formula="of:=IF([.B21]-[.E21]=0;&quot;&quot;;[.B21]-[.E21])" office:value-type="percentage" office:value="0.041">
            <text:p>4,1%</text:p>
          </table:table-cell>
          <table:table-cell table:style-name="ce47"/>
          <table:table-cell table:style-name="ce86" table:number-columns-repeated="1017"/>
        </table:table-row>
        <table:table-row table:style-name="ro3">
          <table:table-cell office:value-type="string">
            <text:p>curseurs</text:p>
          </table:table-cell>
          <table:table-cell office:value-type="percentage" office:value="0.01">
            <text:p>1,0%</text:p>
          </table:table-cell>
          <table:table-cell office:value-type="percentage" office:value="1">
            <text:p>100,0%</text:p>
          </table:table-cell>
          <table:table-cell table:style-name="ce49" office:value-type="percentage" office:value="1">
            <text:p>100,0%</text:p>
          </table:table-cell>
          <table:table-cell table:style-name="ce79" table:formula="of:=IF([.D22]=0;0;+[.C22]/[.D22]*[.B22])" office:value-type="percentage" office:value="0.01">
            <text:p>1,0%</text:p>
          </table:table-cell>
          <table:table-cell table:style-name="ce83" table:formula="of:=IF([.B22]-[.E22]=0;&quot;&quot;;[.B22]-[.E22])">
            <text:p/>
          </table:table-cell>
          <table:table-cell table:number-columns-repeated="1018"/>
        </table:table-row>
        <table:table-row table:style-name="ro3">
          <table:table-cell office:value-type="string">
            <text:p>système de grille hexagonale</text:p>
          </table:table-cell>
          <table:table-cell office:value-type="percentage" office:value="0.05">
            <text:p>5,0%</text:p>
          </table:table-cell>
          <table:table-cell office:value-type="percentage" office:value="1">
            <text:p>100,0%</text:p>
          </table:table-cell>
          <table:table-cell table:style-name="ce49" office:value-type="percentage" office:value="1">
            <text:p>100,0%</text:p>
          </table:table-cell>
          <table:table-cell table:style-name="ce79" table:formula="of:=IF([.D23]=0;0;+[.C23]/[.D23]*[.B23])" office:value-type="percentage" office:value="0.05">
            <text:p>5,0%</text:p>
          </table:table-cell>
          <table:table-cell table:style-name="ce83" table:formula="of:=IF([.B23]-[.E23]=0;&quot;&quot;;[.B23]-[.E23])">
            <text:p/>
          </table:table-cell>
          <table:table-cell table:number-columns-repeated="1018"/>
        </table:table-row>
        <table:table-row table:style-name="ro3">
          <table:table-cell office:value-type="string">
            <text:p>algorithme de croissance</text:p>
          </table:table-cell>
          <table:table-cell office:value-type="percentage" office:value="0.05">
            <text:p>5,0%</text:p>
          </table:table-cell>
          <table:table-cell office:value-type="percentage" office:value="0">
            <text:p>0,0%</text:p>
          </table:table-cell>
          <table:table-cell table:style-name="ce49" office:value-type="percentage" office:value="1">
            <text:p>100,0%</text:p>
          </table:table-cell>
          <table:table-cell table:style-name="ce79" table:formula="of:=IF([.D24]=0;0;+[.C24]/[.D24]*[.B24])" office:value-type="percentage" office:value="0">
            <text:p>0,0%</text:p>
          </table:table-cell>
          <table:table-cell table:style-name="ce83" table:formula="of:=IF([.B24]-[.E24]=0;&quot;&quot;;[.B24]-[.E24])" office:value-type="percentage" office:value="0.05">
            <text:p>5,0%</text:p>
          </table:table-cell>
          <table:table-cell table:number-columns-repeated="1018"/>
        </table:table-row>
        <table:table-row table:style-name="ro3">
          <table:table-cell office:value-type="string">
            <text:p>design graphique</text:p>
          </table:table-cell>
          <table:table-cell office:value-type="percentage" office:value="0.05">
            <text:p>5,0%</text:p>
          </table:table-cell>
          <table:table-cell office:value-type="percentage" office:value="0">
            <text:p>0,0%</text:p>
          </table:table-cell>
          <table:table-cell table:style-name="ce49" office:value-type="percentage" office:value="1">
            <text:p>100,0%</text:p>
          </table:table-cell>
          <table:table-cell table:style-name="ce79" table:formula="of:=IF([.D25]=0;0;+[.C25]/[.D25]*[.B25])" office:value-type="percentage" office:value="0">
            <text:p>0,0%</text:p>
          </table:table-cell>
          <table:table-cell table:style-name="ce83" table:formula="of:=IF([.B25]-[.E25]=0;&quot;&quot;;[.B25]-[.E25])" office:value-type="percentage" office:value="0.05">
            <text:p>5,0%</text:p>
          </table:table-cell>
          <table:table-cell table:number-columns-repeated="1018"/>
        </table:table-row>
        <table:table-row table:style-name="ro3">
          <table:table-cell office:value-type="string">
            <text:p>mécanique de jeu</text:p>
          </table:table-cell>
          <table:table-cell office:value-type="percentage" office:value="0.05">
            <text:p>5,0%</text:p>
          </table:table-cell>
          <table:table-cell office:value-type="percentage" office:value="0">
            <text:p>0,0%</text:p>
          </table:table-cell>
          <table:table-cell table:style-name="ce49" office:value-type="percentage" office:value="1">
            <text:p>100,0%</text:p>
          </table:table-cell>
          <table:table-cell table:style-name="ce79" table:formula="of:=IF([.D26]=0;0;+[.C26]/[.D26]*[.B26])" office:value-type="percentage" office:value="0">
            <text:p>0,0%</text:p>
          </table:table-cell>
          <table:table-cell table:style-name="ce83" table:formula="of:=IF([.B26]-[.E26]=0;&quot;&quot;;[.B26]-[.E26])" office:value-type="percentage" office:value="0.05">
            <text:p>5,0%</text:p>
          </table:table-cell>
          <table:table-cell table:number-columns-repeated="1018"/>
        </table:table-row>
        <table:table-row table:style-name="ro3">
          <table:table-cell office:value-type="string">
            <text:p>création de la map</text:p>
          </table:table-cell>
          <table:table-cell office:value-type="percentage" office:value="0.02">
            <text:p>2,0%</text:p>
          </table:table-cell>
          <table:table-cell office:value-type="percentage" office:value="0">
            <text:p>0,0%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7">
          <table:table-cell table:style-name="ce68" office:value-type="string">
            <text:p>VERSION UNITY (finalisation)</text:p>
          </table:table-cell>
          <table:table-cell table:style-name="ce73" table:formula="of:=[.G32]-SUM([.B33:.B38])" office:value-type="percentage" office:value="0">
            <text:p>0,0%</text:p>
          </table:table-cell>
          <table:table-cell table:style-name="ce74" table:number-columns-repeated="2"/>
          <table:table-cell table:style-name="ce79"/>
          <table:table-cell table:style-name="ce83"/>
          <table:table-cell table:style-name="ce47" office:value-type="percentage" office:value="0.25">
            <text:p>25,00%</text:p>
          </table:table-cell>
          <table:table-cell table:style-name="ce86" table:number-columns-repeated="1017"/>
        </table:table-row>
        <table:table-row table:style-name="ro2">
          <table:table-cell office:value-type="string">
            <text:p>Test</text:p>
          </table:table-cell>
          <table:table-cell office:value-type="percentage" office:value="0.1">
            <text:p>10,0%</text:p>
          </table:table-cell>
          <table:table-cell table:number-columns-repeated="1022"/>
        </table:table-row>
        <table:table-row table:style-name="ro2">
          <table:table-cell office:value-type="string">
            <text:p>amélioration</text:p>
          </table:table-cell>
          <table:table-cell office:value-type="percentage" office:value="0.15">
            <text:p>15,0%</text:p>
          </table:table-cell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style-name="ce70" office:value-type="string">
            <text:p>TOTAL PROGRESS</text:p>
          </table:table-cell>
          <table:table-cell table:style-name="ce76" table:formula="of:=+SUM([.B1:.B38])" office:value-type="percentage" office:value="1">
            <text:p>100,0%</text:p>
          </table:table-cell>
          <table:table-cell table:style-name="ce74" table:number-columns-repeated="2"/>
          <table:table-cell table:style-name="ce80" table:formula="of:=+SUM([.E1:.E39])" office:value-type="percentage" office:value="0.286">
            <text:p>28,6%</text:p>
          </table:table-cell>
          <table:table-cell table:style-name="ce82"/>
          <table:table-cell table:formula="of:=SUM([.G3:.G39])" office:value-type="percentage" office:value="1">
            <text:p>100,00%</text:p>
          </table:table-cell>
          <table:table-cell table:style-name="ce86" table:number-columns-repeated="1017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Feuil1" table:style-name="ta4" table:print="false">
        <table:table-column table:style-name="co17" table:default-cell-style-name="Excel_20_Built-in_20_Normal"/>
        <table:table-column table:style-name="co13" table:number-columns-repeated="5" table:default-cell-style-name="ce92"/>
        <table:table-column table:style-name="co13" table:number-columns-repeated="2" table:default-cell-style-name="ce93"/>
        <table:table-column table:style-name="co6" table:number-columns-repeated="1016" table:default-cell-style-name="Excel_20_Built-in_20_Normal"/>
        <table:table-row table:style-name="ro2">
          <table:table-cell office:value-type="string">
            <text:p>GATEWAY AND DATA CONCENTRATOR </text:p>
          </table:table-cell>
          <table:table-cell/>
          <table:table-cell table:number-columns-repeated="1022"/>
        </table:table-row>
        <table:table-row table:style-name="ro2">
          <table:table-cell table:style-name="ce88" office:value-type="string">
            <text:p>PACiS gateway as rugged device solution, without any rotating part, running on Windows 7 and offering a real time operating system extension capability based on RTX2009</text:p>
          </table:table-cell>
          <table:table-cell table:number-columns-repeated="1023"/>
        </table:table-row>
        <table:table-row table:style-name="ro2">
          <table:table-cell office:value-type="string">
            <text:p>Data concentrator : collect data from one or several networks</text:p>
          </table:table-cell>
          <table:table-cell table:number-columns-repeated="1023"/>
        </table:table-row>
        <table:table-row table:style-name="ro2">
          <table:table-cell office:value-type="string">
            <text:p>Protocol converter : transfer these data to one or several networks</text:p>
          </table:table-cell>
          <table:table-cell table:number-columns-repeated="1023"/>
        </table:table-row>
        <table:table-row table:style-name="ro2">
          <table:table-cell table:style-name="ce88" office:value-type="string">
            <text:p>real time extension to manage IEC61131-3 automation execution</text:p>
          </table:table-cell>
          <table:table-cell table:number-columns-repeated="1023"/>
        </table:table-row>
        <table:table-row table:style-name="ro2">
          <table:table-cell table:style-name="ce88" office:value-type="string">
            <text:p>real time extension to manage Inter-LAN GOOSE transfer between two different IEC61850 networks</text:p>
          </table:table-cell>
          <table:table-cell table:number-columns-repeated="1023"/>
        </table:table-row>
        <table:table-row table:style-name="ro2">
          <table:table-cell table:style-name="ce89" office:value-type="string">
            <text:p>Main supported protocols for Gateway data acquisition</text:p>
          </table:table-cell>
          <table:table-cell table:number-columns-repeated="1023"/>
        </table:table-row>
        <table:table-row table:style-name="ro2">
          <table:table-cell table:style-name="ce89" office:value-type="string">
            <text:p>IEC61850</text:p>
          </table:table-cell>
          <table:table-cell table:number-columns-repeated="1023"/>
        </table:table-row>
        <table:table-row table:style-name="ro2">
          <table:table-cell table:style-name="ce89" office:value-type="string">
            <text:p>ModBus RTU </text:p>
          </table:table-cell>
          <table:table-cell table:number-columns-repeated="1023"/>
        </table:table-row>
        <table:table-row table:style-name="ro2">
          <table:table-cell table:style-name="ce89" office:value-type="string">
            <text:p>Modbus TCP</text:p>
          </table:table-cell>
          <table:table-cell table:number-columns-repeated="1023"/>
        </table:table-row>
        <table:table-row table:style-name="ro2">
          <table:table-cell table:style-name="ce89" office:value-type="string">
            <text:p>IEC60870-5-101 (T101) in version 1, NUC and version 2</text:p>
          </table:table-cell>
          <table:table-cell table:number-columns-repeated="1023"/>
        </table:table-row>
        <table:table-row table:style-name="ro2">
          <table:table-cell table:style-name="ce89" office:value-type="string">
            <text:p>DNP3.0 TCP/IP</text:p>
          </table:table-cell>
          <table:table-cell table:number-columns-repeated="1023"/>
        </table:table-row>
        <table:table-row table:style-name="ro2">
          <table:table-cell table:style-name="ce89" office:value-type="string">
            <text:p>Optional additional protocols (Proffibus DP0, OPC DA 2.0, …)</text:p>
          </table:table-cell>
          <table:table-cell table:number-columns-repeated="1023"/>
        </table:table-row>
        <table:table-row table:style-name="ro2">
          <table:table-cell table:style-name="ce89" office:value-type="string">
            <text:p>Hot Redundanc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9" office:value-type="string">
            <text:p>TIME MANAGEMENT</text:p>
          </table:table-cell>
          <table:table-cell table:number-columns-repeated="1023"/>
        </table:table-row>
        <table:table-row table:style-name="ro2">
          <table:table-cell table:style-name="ce89" office:value-type="string">
            <text:p>Time Synchronization</text:p>
          </table:table-cell>
          <table:table-cell table:number-columns-repeated="1023"/>
        </table:table-row>
        <table:table-row table:style-name="ro2">
          <table:table-cell table:style-name="ce90" office:value-type="string">
            <text:p>System devices connected with the ETHERNET are synchronized:</text:p>
          </table:table-cell>
          <table:table-cell table:number-columns-repeated="1023"/>
        </table:table-row>
        <table:table-row table:style-name="ro2">
          <table:table-cell table:style-name="ce89" office:value-type="string">
            <text:p>from a defined MiCOM C264/C264P (master clock) via a dedicated IRIG-B link with redundant capabilities</text:p>
          </table:table-cell>
          <table:table-cell table:number-columns-repeated="1023"/>
        </table:table-row>
        <table:table-row table:style-name="ro2">
          <table:table-cell table:style-name="ce89" office:value-type="string">
            <text:p>from a dedicated SNTP server connected on the Ethernet IEC61850 network</text:p>
          </table:table-cell>
          <table:table-cell table:number-columns-repeated="1023"/>
        </table:table-row>
        <table:table-row table:style-name="ro2">
          <table:table-cell table:style-name="ce89" office:value-type="string">
            <text:p>from SCADA/RCC via the Remote Communication link and the PACIS GTW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9" office:value-type="string">
            <text:p>Time Distribution</text:p>
          </table:table-cell>
          <table:table-cell table:number-columns-repeated="1023"/>
        </table:table-row>
        <table:table-row table:style-name="ro2">
          <table:table-cell table:style-name="ce88" office:value-type="string">
            <text:p>time stamping at source on Ethernet devices distributed via Ethernet</text:p>
          </table:table-cell>
          <table:table-cell table:number-columns-repeated="1023"/>
        </table:table-row>
        <table:table-row table:style-name="ro2">
          <table:table-cell table:style-name="ce88" office:value-type="string">
            <text:p>time synchronization at relay level through the secondary network, when the relays allow that functi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9" office:value-type="string">
            <text:p>AUTOMATION FOR SUBSTATIONS</text:p>
          </table:table-cell>
          <table:table-cell table:number-columns-repeated="1023"/>
        </table:table-row>
        <table:table-row table:style-name="ro2">
          <table:table-cell table:style-name="ce88" office:value-type="string">
            <text:p>Automation development facilities according IEC61131 Automation languag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90" office:value-type="string">
            <text:p>SYNCHRONIZATION CHECK provided on the HMI to facilitate the connection and to offer maximum secur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UTOMATIC TRANSFORMER VOLTAGE REGULATOR- MICOM C26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8" office:value-type="string">
            <text:p>MV SELF-HEALING</text:p>
          </table:table-cell>
          <table:table-cell table:number-columns-repeated="1023"/>
        </table:table-row>
        <table:table-row table:style-name="ro2">
          <table:table-cell office:value-type="string">
            <text:p>Fast Self-Healing automatic scheme is to isolate any faulty part of a ring micro-grid and repower the rest of the valid elements in the shortest time without any operator acti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90" office:value-type="string">
            <text:p>MV AUTOMATIC TRANSFER SWITCH on a confirmed voltage drop to switch from one source to the oth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8" office:value-type="string">
            <text:p>POWER MANAGEMENT AVANCED FUNCTIONS</text:p>
          </table:table-cell>
          <table:table-cell table:number-columns-repeated="1023"/>
        </table:table-row>
        <table:table-row table:style-name="ro2">
          <table:table-cell table:style-name="ce88" office:value-type="string">
            <text:p>FAST LOAD SHEDDING, SPINNING RESERVE MANAGEMENT: PACIS IFLS </text:p>
          </table:table-cell>
          <table:table-cell table:number-columns-repeated="1023"/>
        </table:table-row>
        <table:table-row table:style-name="ro3">
          <table:table-cell table:style-name="ce88" office:value-type="string">
            <text:p>Generator spinning reserve management</text:p>
          </table:table-cell>
          <table:table-cell table:number-columns-repeated="1023"/>
        </table:table-row>
        <table:table-row table:style-name="ro3">
          <table:table-cell table:style-name="ce88" office:value-type="string">
            <text:p>Load Restore</text:p>
          </table:table-cell>
          <table:table-cell table:number-columns-repeated="1023"/>
        </table:table-row>
        <table:table-row table:style-name="ro2">
          <table:table-cell table:style-name="ce88" office:value-type="string">
            <text:p>UNDER FREQUENCY LOAD SHEDDING PRINCIPLE</text:p>
          </table:table-cell>
          <table:table-cell table:number-columns-repeated="1023"/>
        </table:table-row>
        <table:table-row table:style-name="ro2">
          <table:table-cell office:value-type="string">
            <text:p>LOAD SHEDDING ON GRADUAL OVERLOAD</text:p>
          </table:table-cell>
          <table:table-cell table:number-columns-repeated="1023"/>
        </table:table-row>
        <table:table-row table:style-name="ro2">
          <table:table-cell office:value-type="string">
            <text:p>INHIBITION OF MOTOR START</text:p>
          </table:table-cell>
          <table:table-cell table:number-columns-repeated="1023"/>
        </table:table-row>
        <table:table-row table:style-name="ro2">
          <table:table-cell office:value-type="string">
            <text:p>LOAD RESTORE FUNCTION</text:p>
          </table:table-cell>
          <table:table-cell table:number-columns-repeated="1023"/>
        </table:table-row>
        <table:table-row table:style-name="ro2">
          <table:table-cell office:value-type="string">
            <text:p>LOAD SHARING AND GENERATOR REGULATION MODES-PM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90" office:value-type="string">
            <text:p>MiCOM C264 and C264P</text:p>
          </table:table-cell>
          <table:table-cell table:number-columns-repeated="1023"/>
        </table:table-row>
        <table:table-row table:style-name="ro3">
          <table:table-cell office:value-type="string">
            <text:p>RTU functions;</text:p>
          </table:table-cell>
          <table:table-cell table:number-columns-repeated="1023"/>
        </table:table-row>
        <table:table-row table:style-name="ro3">
          <table:table-cell office:value-type="string">
            <text:p>Energy monitoring and metering functions;</text:p>
          </table:table-cell>
          <table:table-cell table:number-columns-repeated="1023"/>
        </table:table-row>
        <table:table-row table:style-name="ro3">
          <table:table-cell office:value-type="string">
            <text:p>PLC functions;</text:p>
          </table:table-cell>
          <table:table-cell table:number-columns-repeated="1023"/>
        </table:table-row>
        <table:table-row table:style-name="ro3">
          <table:table-cell office:value-type="string">
            <text:p>Protections functions;</text:p>
          </table:table-cell>
          <table:table-cell table:number-columns-repeated="1023"/>
        </table:table-row>
        <table:table-row table:style-name="ro3">
          <table:table-cell office:value-type="string">
            <text:p>Waveform recording;</text:p>
          </table:table-cell>
          <table:table-cell table:number-columns-repeated="1023"/>
        </table:table-row>
        <table:table-row table:style-name="ro3">
          <table:table-cell office:value-type="string">
            <text:p>Power quality monitoring;</text:p>
          </table:table-cell>
          <table:table-cell table:number-columns-repeated="1023"/>
        </table:table-row>
        <table:table-row table:style-name="ro3">
          <table:table-cell office:value-type="string">
            <text:p>Standard communication protocols towards upper and lower bay levels;</text:p>
          </table:table-cell>
          <table:table-cell table:number-columns-repeated="1023"/>
        </table:table-row>
        <table:table-row table:style-name="ro3">
          <table:table-cell office:value-type="string">
            <text:p>Local advanced mimic control</text:p>
          </table:table-cell>
          <table:table-cell table:number-columns-repeated="1023"/>
        </table:table-row>
        <table:table-row table:style-name="ro3">
          <table:table-cell office:value-type="string">
            <text:p>Maintenance Web server </text:p>
          </table:table-cell>
          <table:table-cell table:number-columns-repeated="1023"/>
        </table:table-row>
        <table:table-row table:style-name="ro3">
          <table:table-cell office:value-type="string">
            <text:p>Secured Administration Tools</text:p>
          </table:table-cell>
          <table:table-cell table:number-columns-repeated="1023"/>
        </table:table-row>
        <table:table-row table:style-name="ro3">
          <table:table-cell office:value-type="string">
            <text:p>Cyber-security (NERC-CIP) </text:p>
          </table:table-cell>
          <table:table-cell table:number-columns-repeated="1023"/>
        </table:table-row>
        <table:table-row table:style-name="ro2">
          <table:table-cell table:style-name="ce88"/>
          <table:table-cell table:number-columns-repeated="1023"/>
        </table:table-row>
        <table:table-row table:style-name="ro3">
          <table:table-cell table:style-name="ce88" office:value-type="string">
            <text:p>MiCOM C264P being C264 with typical feeder protection functions</text:p>
          </table:table-cell>
          <table:table-cell table:number-columns-repeated="1023"/>
        </table:table-row>
        <table:table-row table:style-name="ro2">
          <table:table-cell table:style-name="ce88"/>
          <table:table-cell table:number-columns-repeated="1023"/>
        </table:table-row>
        <table:table-row table:style-name="ro3">
          <table:table-cell table:style-name="ce90" office:value-type="string">
            <text:p>C264 Legacy communication (L-BUS)</text:p>
          </table:table-cell>
          <table:table-cell table:number-columns-repeated="1023"/>
        </table:table-row>
        <table:table-row table:style-name="ro2">
          <table:table-cell table:style-name="ce90" office:value-type="string">
            <text:p>IEC 60870-5-103 (T103) Master</text:p>
          </table:table-cell>
          <table:table-cell table:number-columns-repeated="1023"/>
        </table:table-row>
        <table:table-row table:style-name="ro2">
          <table:table-cell table:style-name="ce90" office:value-type="string">
            <text:p>IEC 60870-5-101 (T101) Master</text:p>
          </table:table-cell>
          <table:table-cell table:number-columns-repeated="1023"/>
        </table:table-row>
        <table:table-row table:style-name="ro3">
          <table:table-cell table:style-name="ce90" office:value-type="string">
            <text:p>ModBus (MiCOM &amp; SEPAM) Master</text:p>
          </table:table-cell>
          <table:table-cell table:number-columns-repeated="1023"/>
        </table:table-row>
        <table:table-row table:style-name="ro3">
          <table:table-cell table:style-name="ce90" office:value-type="string">
            <text:p>DNP3.0 Level2 serial Master</text:p>
          </table:table-cell>
          <table:table-cell table:number-columns-repeated="1023"/>
        </table:table-row>
        <table:table-row table:style-name="ro2">
          <table:table-cell table:style-name="ce88"/>
          <table:table-cell table:number-columns-repeated="1023"/>
        </table:table-row>
        <table:table-row table:style-name="ro2">
          <table:table-cell table:style-name="ce90" office:value-type="string">
            <text:p>C264 SCADA communication (T-BUS)</text:p>
          </table:table-cell>
          <table:table-cell table:number-columns-repeated="1023"/>
        </table:table-row>
        <table:table-row table:style-name="ro3">
          <table:table-cell table:style-name="ce91" office:value-type="string">
            <text:p>IEC 60870-5-101 (T101) in version 1, NUC and version 2</text:p>
          </table:table-cell>
          <table:table-cell table:number-columns-repeated="1023"/>
        </table:table-row>
        <table:table-row table:style-name="ro3">
          <table:table-cell table:style-name="ce90" office:value-type="string">
            <text:p>IEC 60870-5-104 (T104) in version 1, NUC and version 2</text:p>
          </table:table-cell>
          <table:table-cell table:number-columns-repeated="1023"/>
        </table:table-row>
        <table:table-row table:style-name="ro3">
          <table:table-cell table:style-name="ce90" office:value-type="string">
            <text:p>ModBus MODICON</text:p>
          </table:table-cell>
          <table:table-cell table:number-columns-repeated="1023"/>
        </table:table-row>
        <table:table-row table:style-name="ro3">
          <table:table-cell table:style-name="ce90" office:value-type="string">
            <text:p>ModBus SCHNEIDER ELECTRIC</text:p>
          </table:table-cell>
          <table:table-cell table:number-columns-repeated="1023"/>
        </table:table-row>
        <table:table-row table:style-name="ro3">
          <table:table-cell table:style-name="ce90" office:value-type="string">
            <text:p>DNP3. Level3 serial</text:p>
          </table:table-cell>
          <table:table-cell table:number-columns-repeated="1023"/>
        </table:table-row>
        <table:table-row table:style-name="ro2">
          <table:table-cell table:style-name="ce90" office:value-type="string">
            <text:p>DNP3. Level3 TCP/IP</text:p>
          </table:table-cell>
          <table:table-cell table:number-columns-repeated="1023"/>
        </table:table-row>
        <table:table-row table:style-name="ro2">
          <table:table-cell table:style-name="ce90" office:value-type="string">
            <text:p>IEC 61850 8-1</text:p>
          </table:table-cell>
          <table:table-cell table:number-columns-repeated="1023"/>
        </table:table-row>
        <table:table-row table:style-name="ro2">
          <table:table-cell table:style-name="ce90" office:value-type="string">
            <text:p>HNZ 66 S 1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88" office:value-type="string">
            <text:p>MiCOM C264/C264P redundancy managed using two identical C264/C264P with same hardware and databas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90" office:value-type="string">
            <text:p>PACIS ENGINEERING TOOLS</text:p>
          </table:table-cell>
          <table:table-cell table:number-columns-repeated="1023"/>
        </table:table-row>
        <table:table-row table:style-name="ro3">
          <table:table-cell table:style-name="ce88" office:value-type="string">
            <text:p>System Configuration Editor PACiS SCE</text:p>
          </table:table-cell>
          <table:table-cell table:number-columns-repeated="1023"/>
        </table:table-row>
        <table:table-row table:style-name="ro3">
          <table:table-cell table:style-name="ce88" office:value-type="string">
            <text:p>System Management Tool PACiS SMT</text:p>
          </table:table-cell>
          <table:table-cell table:number-columns-repeated="1023"/>
        </table:table-row>
        <table:table-row table:style-name="ro3">
          <table:table-cell table:style-name="ce88" office:value-type="string">
            <text:p>MiCOM C264/C264P Maintenance Web Server Standard Internet Browser</text:p>
          </table:table-cell>
          <table:table-cell table:number-columns-repeated="1023"/>
        </table:table-row>
        <table:table-row table:style-name="ro3">
          <table:table-cell table:style-name="ce88" office:value-type="string">
            <text:p>MiCOM C264/C264P Administration Tool CAT</text:p>
          </table:table-cell>
          <table:table-cell table:number-columns-repeated="1023"/>
        </table:table-row>
        <table:table-row table:style-name="ro3">
          <table:table-cell table:style-name="ce88" office:value-type="string">
            <text:p>MiCOM IED Setting Tool MiCOM S1 Studio</text:p>
          </table:table-cell>
          <table:table-cell table:number-columns-repeated="1023"/>
        </table:table-row>
        <table:table-row table:style-name="ro2">
          <table:table-cell table:style-name="ce90" office:value-type="string">
            <text:p>MICOM S1 STUDIO</text:p>
          </table:table-cell>
          <table:table-cell table:number-columns-repeated="1023"/>
        </table:table-row>
        <table:table-row table:style-name="ro2">
          <table:table-cell table:style-name="ce92"/>
          <table:table-cell table:number-columns-repeated="1023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_Toc380066138" table:base-cell-address="$DATA.$A$1" table:expression="tasks!#ref!"/>
          <table:named-range table:name="_Toc380066217" table:base-cell-address="$DATA.$A$1" table:cell-range-address="$Feuil1.$B$33"/>
          <table:named-range table:name="_Toc380066218" table:base-cell-address="$DATA.$A$1" table:cell-range-address="$Feuil1.$B$36"/>
          <table:named-range table:name="_Toc380066219" table:base-cell-address="$DATA.$A$1" table:cell-range-address="$Feuil1.$B$50"/>
          <table:named-range table:name="_Toc380066220" table:base-cell-address="$DATA.$A$1" table:cell-range-address="$Feuil1.$B$71"/>
          <table:named-range table:name="_Toc380066221" table:base-cell-address="$DATA.$A$1" table:cell-range-address="$Feuil1.$B$72"/>
          <table:named-range table:name="_Toc380066223" table:base-cell-address="$DATA.$A$1" table:cell-range-address="$Feuil1.$B$106"/>
          <table:named-range table:name="_Toc380066225" table:base-cell-address="$DATA.$A$1" table:cell-range-address="$Feuil1.$B$170"/>
          <table:named-range table:name="_Toc380066226" table:base-cell-address="$DATA.$A$1" table:cell-range-address="$Feuil1.$B$176"/>
          <table:named-range table:name="_Toc380066228" table:base-cell-address="$DATA.$A$1" table:cell-range-address="$Feuil1.$B$244"/>
          <table:named-range table:name="_Toc380066232" table:base-cell-address="$DATA.$A$1" table:cell-range-address="$Feuil1.$B$260"/>
          <table:named-range table:name="_Toc380066235" table:base-cell-address="$DATA.$A$1" table:cell-range-address="$Feuil1.$B$279"/>
          <table:named-range table:name="_Toc380066236" table:base-cell-address="$DATA.$A$1" table:cell-range-address="$Feuil1.$B$288"/>
          <table:named-range table:name="_Toc380066238" table:base-cell-address="$DATA.$A$1" table:cell-range-address="$Feuil1.$B$299"/>
          <table:named-range table:name="_Toc507169738" table:base-cell-address="$DATA.$A$1" table:cell-range-address="$Feuil1.$B$161"/>
          <table:named-range table:name="_Toc507169739" table:base-cell-address="$DATA.$A$1" table:cell-range-address="$Feuil1.$B$169"/>
          <table:named-range table:name="_Toc507169758" table:base-cell-address="$DATA.$A$1" table:cell-range-address="$Feuil1.$B$255"/>
          <table:named-range table:name="_Toc507169760" table:base-cell-address="$DATA.$A$1" table:cell-range-address="$Feuil1.$B$257"/>
          <table:named-range table:name="_Toc507169761" table:base-cell-address="$DATA.$A$1" table:cell-range-address="$Feuil1.$B$258"/>
          <table:named-range table:name="_Toc507169762" table:base-cell-address="$DATA.$A$1" table:cell-range-address="$Feuil1.$B$263"/>
          <table:named-range table:name="_Toc507169763" table:base-cell-address="$DATA.$A$1" table:cell-range-address="$Feuil1.$B$275"/>
          <table:named-range table:name="_Toc507169765" table:base-cell-address="$DATA.$A$1" table:cell-range-address="$Feuil1.$B$290"/>
          <table:named-range table:name="_Toc507169766" table:base-cell-address="$DATA.$A$1" table:cell-range-address="$Feuil1.$B$298"/>
          <table:named-range table:name="_Toc520269405" table:base-cell-address="$DATA.$A$1" table:cell-range-address="$Feuil1.$B$83"/>
          <table:named-range table:name="_Toc520269409" table:base-cell-address="$DATA.$A$1" table:cell-range-address="$Feuil1.$B$195"/>
          <table:named-range table:name="_Toc525376930" table:base-cell-address="$DATA.$A$1" table:cell-range-address="$Feuil1.$B$156"/>
        </table:named-expressions>
      </table:table>
      <table:named-expressions>
        <table:named-expression table:name="_map1" table:base-cell-address="$DATA.$A$1" table:expression="&quot;map1&quot;"/>
        <table:named-expression table:name="_map2" table:base-cell-address="$DATA.$A$1" table:expression="&quot;map2&quot;"/>
        <table:named-expression table:name="_map3" table:base-cell-address="$DATA.$A$1" table:expression="&quot;map2&quot;"/>
        <table:named-expression table:name="HTML_CodePage" table:base-cell-address="$DATA.$A$1" table:expression="1252"/>
        <table:named-expression table:name="HTML_Control" table:base-cell-address="$DATA.$A$1" table:expression="{&quot;'charts'!$A$1:$I$79&quot;}"/>
        <table:named-expression table:name="HTML_Description" table:base-cell-address="$DATA.$A$1" table:expression="&quot;&quot;"/>
        <table:named-expression table:name="HTML_Email" table:base-cell-address="$DATA.$A$1" table:expression="&quot;&quot;"/>
        <table:named-expression table:name="HTML_Header" table:base-cell-address="$DATA.$A$1" table:expression="&quot;charts&quot;"/>
        <table:named-expression table:name="HTML_LastUpdate" table:base-cell-address="$DATA.$A$1" table:expression="&quot;8/7/98&quot;"/>
        <table:named-expression table:name="HTML_LineAfter" table:base-cell-address="$DATA.$A$1" table:expression="0"/>
        <table:named-expression table:name="HTML_LineBefore" table:base-cell-address="$DATA.$A$1" table:expression="0"/>
        <table:named-expression table:name="HTML_Name" table:base-cell-address="$DATA.$A$1" table:expression="&quot;Karl Ho&quot;"/>
        <table:named-expression table:name="HTML_OBDlg2" table:base-cell-address="$DATA.$A$1" table:expression="1"/>
        <table:named-expression table:name="HTML_OBDlg4" table:base-cell-address="$DATA.$A$1" table:expression="1"/>
        <table:named-expression table:name="HTML_OS" table:base-cell-address="$DATA.$A$1" table:expression="0"/>
        <table:named-expression table:name="HTML_PathFile" table:base-cell-address="$DATA.$A$1" table:expression="&quot;D:\ACS\ACS-Class\mapws\charts.htm&quot;"/>
        <table:named-expression table:name="HTML_Title" table:base-cell-address="$DATA.$A$1" table:expression="&quot;mapws1&quot;"/>
        <table:named-expression table:name="Qatar2" table:base-cell-address="$DATA.$A$1" table:expression="&quot;Qatar2&quot;"/>
        <table:named-expression table:name="Worldpop" table:base-cell-address="$DATA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min-integer-digits="1" number:grouping="true"/>
      <number:text>    </number:text>
    </number:number-style>
    <number:number-style style:name="N109P1" style:volatile="true">
      <number:text>-</number:text>
      <number:number number:decimal-places="2" number:min-integer-digits="1" number:grouping="true"/>
      <number:text>    </number:text>
    </number:number-style>
    <number:number-style style:name="N109P2" style:volatile="true">
      <number:text> -</number:text>
      <number:number number:decimal-places="0" number:min-integer-digits="0"/>
      <number:text>   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8000" number:language="fr" number:country="FR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number:date-style style:name="N113P0" style:volatile="true">
      <number:day/>
      <number:text>/</number:text>
      <number:month/>
      <number:text>/</number:text>
      <number:year/>
      <number:text> </number:text>
      <number:hours/>
      <number:text>:</number:text>
      <number:minutes number:style="long"/>
    </number:date-style>
    <number:text-style style:name="N113">
      <number:text-content/>
      <style:map style:condition="value()&gt;=0" style:apply-style-name="N113P0"/>
    </number:text-style>
    <number:percentage-style style:name="N114">
      <number:number number:decimal-places="1" number:min-integer-digits="1"/>
      <number:text>%</number:text>
    </number:percentage-style>
    <number:date-style style:name="N116P0" style:volatile="true">
      <number:day/>
      <number:text>-</number:text>
      <number:month number:textual="true"/>
    </number:date-style>
    <number:text-style style:name="N116">
      <number:text-content/>
      <style:map style:condition="value()&gt;=0" style:apply-style-name="N116P0"/>
    </number:text-style>
    <number:date-style style:name="N118P0" style:volatile="true">
      <number:day/>
      <number:text>/</number:text>
      <number:month/>
    </number:date-style>
    <number:text-style style:name="N118">
      <number:text-content/>
      <style:map style:condition="value()&gt;=0" style:apply-style-name="N118P0"/>
    </number:text-style>
    <number:percentage-style style:name="N119">
      <number:text>1</number:text>
      <number:number number:decimal-places="0" number:min-integer-digits="2"/>
      <number:text>%</number:text>
    </number:percentage-style>
    <number:number-style style:name="N120">
      <number:number number:decimal-places="9" number:min-integer-digits="0"/>
    </number:number-style>
    <number:number-style style:name="N121">
      <number:number number:decimal-places="10" number:min-integer-digits="0"/>
    </number:number-style>
    <number:number-style style:name="N122">
      <number:number number:decimal-places="4" number:min-integer-digits="0"/>
    </number:number-style>
    <number:number-style style:name="N123">
      <number:number number:decimal-places="0" number:min-integer-digits="3"/>
    </number:number-style>
    <number:percentage-style style:name="N124">
      <number:number number:decimal-places="2" number:min-integer-digits="3"/>
      <number:text>%</number:text>
    </number:percentage-style>
    <number:percentage-style style:name="N125">
      <number:number number:decimal-places="4" number:min-integer-digits="3"/>
      <number:text>%</number:text>
    </number:percentage-style>
    <number:percentage-style style:name="N126">
      <number:number number:decimal-places="0" number:min-integer-digits="0"/>
      <number:text>%</number:text>
    </number:percentage-style>
    <number:percentage-style style:name="N127">
      <number:number number:decimal-places="3" number:min-integer-digits="3"/>
      <number:text>%</number:text>
    </number:percentage-style>
    <number:currency-style style:name="N1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fr" number:country="FR">
      <number:minutes number:style="long"/>
      <number:text>:</number:text>
      <number:seconds number:style="long"/>
    </number:time-style>
    <number:time-style style:name="N8137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fr" number:country="FR">
      <number:minutes number:style="long"/>
      <number:text>:</number:text>
      <number:seconds number:style="long" number:decimal-places="1"/>
    </number:time-style>
    <number:number-style style:name="N8139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lliers_20_2" style:display-name="Milliers 2" style:family="table-cell" style:parent-style-name="Excel_20_Built-in_20_Normal" style:data-style-name="N109"/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ourcentage_20_2" style:display-name="Pourcentage 2" style:family="table-cell" style:parent-style-name="Excel_20_Built-in_20_Normal" style:data-style-name="N8010"/>
    <style:style style:name="Excel_20_Built-in_20_Percent" style:display-name="Excel Built-in Percent" style:family="table-cell" style:parent-style-name="Excel_20_Built-in_20_Normal" style:data-style-name="N8010"/>
    <style:style style:name="ConditionalStyle_5f_25" style:display-name="ConditionalStyle_25" style:family="table-cell" style:parent-style-name="Default">
      <style:table-cell-properties fo:background-color="#ff0000"/>
    </style:style>
    <style:style style:name="ConditionalStyle_5f_24" style:display-name="ConditionalStyle_24" style:family="table-cell" style:parent-style-name="Default">
      <style:text-properties fo:color="#008000" style:text-line-through-style="solid"/>
    </style:style>
    <style:style style:name="ConditionalStyle_5f_23" style:display-name="ConditionalStyle_23" style:family="table-cell" style:parent-style-name="Default">
      <style:text-properties fo:color="#ff0000"/>
    </style:style>
    <style:style style:name="ConditionalStyle_5f_22" style:display-name="ConditionalStyle_22" style:family="table-cell" style:parent-style-name="Default">
      <style:table-cell-properties fo:background-color="#ff0000"/>
      <style:text-properties style:use-window-font-color="true"/>
    </style:style>
    <style:style style:name="ConditionalStyle_5f_21" style:display-name="ConditionalStyle_21" style:family="table-cell" style:parent-style-name="Default">
      <style:text-properties fo:color="#008000" style:text-line-through-style="solid"/>
    </style:style>
    <style:style style:name="ConditionalStyle_5f_20" style:display-name="ConditionalStyle_20" style:family="table-cell" style:parent-style-name="Default">
      <style:text-properties fo:color="#ff0000"/>
    </style:style>
    <style:style style:name="ConditionalStyle_5f_19" style:display-name="ConditionalStyle_19" style:family="table-cell" style:parent-style-name="Default">
      <style:text-properties fo:color="#008000" style:text-line-through-style="solid"/>
    </style:style>
    <style:style style:name="ConditionalStyle_5f_18" style:display-name="ConditionalStyle_18" style:family="table-cell" style:parent-style-name="Default">
      <style:text-properties fo:color="#ff0000"/>
    </style:style>
    <style:style style:name="ConditionalStyle_5f_17" style:display-name="ConditionalStyle_17" style:family="table-cell" style:parent-style-name="Default">
      <style:table-cell-properties fo:background-color="#ff0000"/>
      <style:text-properties style:use-window-font-color="true"/>
    </style:style>
    <style:style style:name="ConditionalStyle_5f_16" style:display-name="ConditionalStyle_16" style:family="table-cell" style:parent-style-name="Default">
      <style:text-properties fo:color="#008000" style:text-line-through-style="solid"/>
    </style:style>
    <style:style style:name="ConditionalStyle_5f_15" style:display-name="ConditionalStyle_15" style:family="table-cell" style:parent-style-name="Default">
      <style:text-properties fo:color="#ff0000"/>
    </style:style>
    <style:style style:name="ConditionalStyle_5f_14" style:display-name="ConditionalStyle_14" style:family="table-cell" style:parent-style-name="Default">
      <style:table-cell-properties fo:background-color="#ff0000"/>
      <style:text-properties style:use-window-font-color="true"/>
    </style:style>
    <style:style style:name="ConditionalStyle_5f_13" style:display-name="ConditionalStyle_13" style:family="table-cell" style:parent-style-name="Default">
      <style:text-properties fo:color="#008000" style:text-line-through-style="solid"/>
    </style:style>
    <style:style style:name="ConditionalStyle_5f_12" style:display-name="ConditionalStyle_12" style:family="table-cell" style:parent-style-name="Default">
      <style:text-properties fo:color="#ff0000"/>
    </style:style>
    <style:style style:name="ConditionalStyle_5f_11" style:display-name="ConditionalStyle_11" style:family="table-cell" style:parent-style-name="Default">
      <style:table-cell-properties fo:background-color="#ff0000"/>
      <style:text-properties style:use-window-font-color="true"/>
    </style:style>
    <style:style style:name="ConditionalStyle_5f_10" style:display-name="ConditionalStyle_10" style:family="table-cell" style:parent-style-name="Default">
      <style:text-properties fo:color="#008000" style:text-line-through-style="solid"/>
    </style:style>
    <style:style style:name="ConditionalStyle_5f_9" style:display-name="ConditionalStyle_9" style:family="table-cell" style:parent-style-name="Default">
      <style:text-properties fo:color="#ff0000"/>
    </style:style>
    <style:style style:name="ConditionalStyle_5f_8" style:display-name="ConditionalStyle_8" style:family="table-cell" style:parent-style-name="Default">
      <style:table-cell-properties fo:background-color="#ff0000"/>
      <style:text-properties style:use-window-font-color="true"/>
    </style:style>
    <style:style style:name="ConditionalStyle_5f_7" style:display-name="ConditionalStyle_7" style:family="table-cell" style:parent-style-name="Default">
      <style:text-properties fo:color="#008000" style:text-line-through-style="solid"/>
    </style:style>
    <style:style style:name="ConditionalStyle_5f_6" style:display-name="ConditionalStyle_6" style:family="table-cell" style:parent-style-name="Default">
      <style:text-properties fo:color="#ff0000"/>
    </style:style>
    <style:style style:name="ConditionalStyle_5f_5" style:display-name="ConditionalStyle_5" style:family="table-cell" style:parent-style-name="Default">
      <style:table-cell-properties fo:background-color="#ff0000"/>
      <style:text-properties style:use-window-font-color="true"/>
    </style:style>
    <style:style style:name="ConditionalStyle_5f_4" style:display-name="ConditionalStyle_4" style:family="table-cell" style:parent-style-name="Default">
      <style:table-cell-properties fo:background-color="#ff0000"/>
      <style:text-properties style:use-window-font-color="true"/>
    </style:style>
    <style:style style:name="ConditionalStyle_5f_3" style:display-name="ConditionalStyle_3" style:family="table-cell" style:parent-style-name="Default">
      <style:text-properties fo:color="#008000" style:text-line-through-style="solid"/>
    </style:style>
    <style:style style:name="ConditionalStyle_5f_2" style:display-name="ConditionalStyle_2" style:family="table-cell" style:parent-style-name="Default">
      <style:text-properties fo:color="#ff0000"/>
    </style:style>
    <style:style style:name="ConditionalStyle_5f_1" style:display-name="ConditionalStyle_1" style:family="table-cell" style:parent-style-name="Default">
      <style:table-cell-properties fo:background-color="#ff0000"/>
      <style:text-properties style:use-window-font-color="true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27/11/2017</text:date>, <text:time>21:1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S_20_SAS" style:display-name="PageStyle_LOS S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APH" style:display-name="PageStyle_GRAP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SKS" style:display-name="PageStyle_TASK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21:17:00.45</dc:date>
    <dc:creator>Silène Godard-Cadillac</dc:creator>
    <meta:generator>OpenOffice/4.1.3$Win32 OpenOffice.org_project/413m1$Build-9783</meta:generator>
    <meta:editing-duration>P1DT11H31M27S</meta:editing-duration>
    <meta:editing-cycles>46</meta:editing-cycles>
    <meta:document-statistic meta:table-count="4" meta:cell-count="2266" meta:object-count="4"/>
  </office:meta>
</office:document-meta>
</file>

<file path=Basic/Standard/COLOR_ADAPT.xml><?xml version="1.0" encoding="utf-8"?>
<!DOCTYPE module  PUBLIC '-//OpenOffice.org//DTD OfficeDocument 1.0//EN'  'module.dtd'>
<script:module xmlns:script="http://openoffice.org/2000/script" script:name="COLOR_ADAPT" script:language="StarBasic" script:moduleType="normal">Rem Attribute VBA_ModuleType=VBAModule
Sub COLOR_ADAPT
Rem Public PAYS As Variant
Rem 
Rem 
Rem 
Rem Sub APPLY_COLOR()
Rem '
Rem ' Macro1 Macro
Rem ' Macro enregistrée le 24/12/2009 par jgodard
Rem '
Rem 
Rem '
Rem Sheets(1).Select
Rem Application.ScreenUpdating = False
Rem 
Rem 
Rem Sheets("DATA").Select
Rem PAYS = Cells(5, 3)
Rem Sheets(1).Select
Rem ActiveSheet.Shapes("Algeria").Select   'Algeria
Rem COLOR_ADAPT
Rem PAYS = Cells(23, 3)
Rem Sheets(1).Select
Rem ActiveSheet.Shapes("benin").Select   'benin
Rem COLOR_ADAPT
Rem PAYS = Cells(28, 3)
Rem Sheets(1).Select
Rem ActiveSheet.Shapes("botswana").Select   'botswana
Rem COLOR_ADAPT
Rem PAYS = Cells(33, 3)
Rem Sheets(1).Select
Rem ActiveSheet.Shapes("burkina").Select   'burkina
Rem COLOR_ADAPT
Rem PAYS = Cells(34, 3)
Rem Sheets(1).Select
Rem ActiveSheet.Shapes("burundi").Select   'burundi
Rem COLOR_ADAPT
Rem PAYS = Cells(162, 3)
Rem Sheets(1).Select
Rem ActiveSheet.Shapes("rwanda").Select   'rwanda
Rem COLOR_ADAPT
Rem PAYS = Cells(40, 3)
Rem Sheets(1).Select
Rem ActiveSheet.Shapes("Central African Republic").Select   'Central African Republic
Rem COLOR_ADAPT
Rem PAYS = Cells(41, 3)
Rem Sheets(1).Select
Rem ActiveSheet.Shapes("Chad").Select   'Chad
Rem COLOR_ADAPT
Rem PAYS = Cells(46, 3)
Rem Sheets(1).Select
Rem ActiveSheet.Shapes("Congo").Select   'Congo
Rem COLOR_ADAPT
Rem PAYS = Cells(58, 3)
Rem Sheets(1).Select
Rem ActiveSheet.Shapes("Egypt").Select   'Egypt
Rem COLOR_ADAPT
Rem PAYS = Cells(180, 3)
Rem Sheets(1).Select
Rem ActiveSheet.Shapes("Sudan").Select   'Sudan
Rem COLOR_ADAPT
Rem PAYS = Cells(60, 3)
Rem Sheets(1).Select
Rem ActiveSheet.Shapes("Equatorial Guinea").Select   'Equatorial Guinea
Rem COLOR_ADAPT
Rem PAYS = Cells(63, 3)
Rem Sheets(1).Select
Rem ActiveSheet.Shapes("Ethiopia").Select   'Ethiopia
Rem COLOR_ADAPT
Rem PAYS = Cells(70, 3)
Rem Sheets(1).Select
Rem ActiveSheet.Shapes("Gabon").Select   'Gabon
Rem COLOR_ADAPT
Rem PAYS = Cells(74, 3)
Rem Sheets(1).Select
Rem ActiveSheet.Shapes("Ghana").Select   'Ghana
Rem COLOR_ADAPT
Rem PAYS = Cells(82, 3)
Rem Sheets(1).Select
Rem ActiveSheet.Shapes("Guinea").Select   'Guinea
Rem COLOR_ADAPT
Rem PAYS = Cells(83, 3)
Rem Sheets(1).Select
Rem ActiveSheet.Shapes("Guinea Bissau").Select   'Guinea Bissau
Rem COLOR_ADAPT
Rem PAYS = Cells(97, 3)
Rem Sheets(1).Select
Rem ActiveSheet.Shapes("Ivory Coast").Select   'Ivory Coast
Rem COLOR_ADAPT
Rem PAYS = Cells(102, 3)
Rem Sheets(1).Select
Rem ActiveSheet.Shapes("Kenya").Select   'Kenya
Rem COLOR_ADAPT
Rem PAYS = Cells(111, 3)
Rem Sheets(1).Select
Rem ActiveSheet.Shapes("Lesotho").Select   'Lesotho
Rem COLOR_ADAPT
Rem PAYS = Cells(112, 3)
Rem Sheets(1).Select
Rem ActiveSheet.Shapes("Liberia").Select   'Liberia
Rem COLOR_ADAPT
Rem PAYS = Cells(113, 3)
Rem Sheets(1).Select
Rem ActiveSheet.Shapes("Libya Arab Jamahiriy").Select   'Libya Arab Jamahiriy
Rem COLOR_ADAPT
Rem PAYS = Cells(117, 3)
Rem Sheets(1).Select
Rem ActiveSheet.Shapes("Madagascar").Select   'Madagascar
Rem COLOR_ADAPT
Rem PAYS = Cells(118, 3)
Rem Sheets(1).Select
Rem ActiveSheet.Shapes("Malawi").Select   'Malawi
Rem COLOR_ADAPT
Rem PAYS = Cells(121, 3)
Rem Sheets(1).Select
Rem ActiveSheet.Shapes("Mali").Select   'Mali
Rem COLOR_ADAPT
Rem PAYS = Cells(125, 3)
Rem Sheets(1).Select
Rem ActiveSheet.Shapes("Mauritania").Select   'Mauritania
Rem COLOR_ADAPT
Rem PAYS = Cells(126, 3)
Rem Sheets(1).Select
Rem ActiveSheet.Shapes("Mauritius").Select   'Mauritius
Rem COLOR_ADAPT
Rem 
Rem PAYS = Cells(3, 3)
Rem Sheets(1).Select
Rem ActiveSheet.Shapes("Afghanistan").Select   'Afghanistan
Rem COLOR_ADAPT
Rem PAYS = Cells(4, 3)
Rem Sheets(1).Select
Rem ActiveSheet.Shapes("Albania").Select   'Albania
Rem COLOR_ADAPT
Rem PAYS = Cells(7, 3)
Rem Sheets(1).Select
Rem ActiveSheet.Shapes("Angola").Select   'Angola
Rem COLOR_ADAPT
Rem PAYS = Cells(9, 3)
Rem Sheets(1).Select
Rem ActiveSheet.Shapes("Argentina").Select      'Argentina
Rem COLOR_ADAPT
Rem PAYS = Cells(10, 3)
Rem Sheets(1).Select
Rem ActiveSheet.Shapes("Armenia").Select   'Armenia
Rem COLOR_ADAPT
Rem PAYS = Cells(12, 3)
Rem Sheets(1).Select
Rem ActiveSheet.Shapes("Australia1").Select   'Australia1
Rem COLOR_ADAPT
Rem Sheets(1).Select
Rem ActiveSheet.Shapes("Australia2").Select   'Australia2
Rem COLOR_ADAPT
Rem PAYS = Cells(13, 3)
Rem Sheets(1).Select
Rem ActiveSheet.Shapes("Austria").Select   'Austria
Rem COLOR_ADAPT
Rem PAYS = Cells(14, 3)
Rem Sheets(1).Select
Rem ActiveSheet.Shapes("Azerbaijan").Select   'Azerbaijan
Rem COLOR_ADAPT
Rem PAYS = Cells(18, 3)
Rem Sheets(1).Select
Rem ActiveSheet.Shapes("Bangladesh").Select   'Bangladesh
Rem COLOR_ADAPT
Rem PAYS = Cells(20, 3)
Rem Sheets(1).Select
Rem ActiveSheet.Shapes("Belarus").Select   'Belarus
Rem COLOR_ADAPT
Rem PAYS = Cells(21, 3)
Rem Sheets(1).Select
Rem ActiveSheet.Shapes("Belgium").Select   'Belgium
Rem COLOR_ADAPT
Rem PAYS = Cells(22, 3)
Rem Sheets(1).Select
Rem ActiveSheet.Shapes("Belize").Select   'Belize
Rem COLOR_ADAPT
Rem 
Rem PAYS = Cells(26, 3)
Rem Sheets(1).Select
Rem ActiveSheet.Shapes("Bolivia").Select   'Bolivia
Rem COLOR_ADAPT
Rem PAYS = Cells(27, 3)
Rem Sheets(1).Select
Rem ActiveSheet.Shapes("Bosnia and Herzegovina").Select   'Bosnia and Herzegovina
Rem COLOR_ADAPT
Rem PAYS = Cells(29, 3)
Rem Sheets(1).Select
Rem ActiveSheet.Shapes("Brazil").Select   'Brazil
Rem COLOR_ADAPT
Rem PAYS = Cells(32, 3)
Rem Sheets(1).Select
Rem ActiveSheet.Shapes("Bulgaria").Select   'Bulgaria
Rem COLOR_ADAPT
Rem PAYS = Cells(35, 3)
Rem Sheets(1).Select
Rem ActiveSheet.Shapes("Cambodia").Select   'Cambodia
Rem COLOR_ADAPT
Rem PAYS = Cells(36, 3)
Rem Sheets(1).Select
Rem ActiveSheet.Shapes("Cameroon").Select   'Cameroon
Rem COLOR_ADAPT
Rem PAYS = Cells(37, 3)
Rem Sheets(1).Select
Rem ActiveSheet.Shapes("Canada").Select   'Canada
Rem COLOR_ADAPT
Rem PAYS = Cells(42, 3)
Rem Sheets(1).Select
Rem ActiveSheet.Shapes("Chile").Select   'Chile
Rem COLOR_ADAPT
Rem PAYS = Cells(43, 3)
Rem Sheets(1).Select
Rem ActiveSheet.Shapes("China").Select   'China
Rem COLOR_ADAPT
Rem PAYS = Cells(44, 3)
Rem Sheets(1).Select
Rem ActiveSheet.Shapes("Colombia").Select   'Colombia
Rem COLOR_ADAPT
Rem PAYS = Cells(48, 3)
Rem Sheets(1).Select
Rem ActiveSheet.Shapes("Costa Rica").Select   'Costa Rica
Rem COLOR_ADAPT
Rem PAYS = Cells(49, 3)
Rem Sheets(1).Select
Rem ActiveSheet.Shapes("Croatia").Select   'Croatia
Rem COLOR_ADAPT
Rem PAYS = Cells(50, 3)
Rem Sheets(1).Select
Rem ActiveSheet.Shapes("Cuba").Select   'Cuba
Rem COLOR_ADAPT
Rem PAYS = Cells(51, 3)
Rem Sheets(1).Select
Rem ActiveSheet.Shapes("Cyprus").Select   'Cyprus
Rem COLOR_ADAPT
Rem PAYS = Cells(52, 3)
Rem Sheets(1).Select
Rem ActiveSheet.Shapes("Czech Republic").Select   'Czech Republic
Rem COLOR_ADAPT
Rem PAYS = Cells(53, 3)
Rem Sheets(1).Select
Rem ActiveSheet.Shapes("Denmark1").Select   'Denmark1
Rem COLOR_ADAPT
Rem Sheets(1).Select
Rem ActiveSheet.Shapes("Denmark2").Select   'Denmark2
Rem COLOR_ADAPT
Rem Sheets(1).Select
Rem ActiveSheet.Shapes("Denmark3").Select   'Denmark3
Rem COLOR_ADAPT
Rem 
Rem PAYS = Cells(56, 3)
Rem Sheets(1).Select
Rem ActiveSheet.Shapes("Dominican Republic").Select   'Dominican Republic
Rem COLOR_ADAPT
Rem PAYS = Cells(57, 3)
Rem Sheets(1).Select
Rem ActiveSheet.Shapes("Ecuador").Select   'Ecuador
Rem COLOR_ADAPT
Rem PAYS = Cells(62, 3)
Rem Sheets(1).Select
Rem ActiveSheet.Shapes("Estonia").Select   'Estonia
Rem COLOR_ADAPT
Rem PAYS = Cells(66, 3)
Rem Sheets(1).Select
Rem ActiveSheet.Shapes("Finland").Select   'Finland
Rem COLOR_ADAPT
Rem PAYS = Cells(67, 3)
Rem Sheets(1).Select
Rem ActiveSheet.Shapes("France").Select   'France
Rem COLOR_ADAPT
Rem PAYS = Cells(68, 3)
Rem Sheets(1).Select
Rem ActiveSheet.Shapes("French Guyana").Select   'French Guyana
Rem COLOR_ADAPT
Rem PAYS = Cells(69, 3)
Rem Sheets(1).Select
Rem ActiveSheet.Shapes("French Polynesia").Select   'French Polynesia
Rem COLOR_ADAPT
Rem PAYS = Cells(72, 3)
Rem Sheets(1).Select
Rem ActiveSheet.Shapes("Georgia").Select   'Georgia
Rem COLOR_ADAPT
Rem PAYS = Cells(73, 3)
Rem Sheets(1).Select
Rem ActiveSheet.Shapes("Germany").Select   'Germany
Rem COLOR_ADAPT
Rem PAYS = Cells(76, 3)
Rem Sheets(1).Select
Rem ActiveSheet.Shapes("Greece").Select   'Greece
Rem COLOR_ADAPT
Rem PAYS = Cells(81, 3)
Rem Sheets(1).Select
Rem ActiveSheet.Shapes("Guatemala").Select   'Guatemala
Rem COLOR_ADAPT
Rem PAYS = Cells(84, 3)
Rem Sheets(1).Select
Rem ActiveSheet.Shapes("Guyana").Select   'Guyana
Rem COLOR_ADAPT
Rem 
Rem PAYS = Cells(85, 3)
Rem Sheets(1).Select
Rem ActiveSheet.Shapes("Haiti").Select   'Haiti
Rem COLOR_ADAPT
Rem PAYS = Cells(86, 3)
Rem Sheets(1).Select
Rem ActiveSheet.Shapes("Honduras").Select   'Honduras
Rem COLOR_ADAPT
Rem PAYS = Cells(88, 3)
Rem Sheets(1).Select
Rem ActiveSheet.Shapes("Hungary").Select   'Hungary
Rem COLOR_ADAPT
Rem PAYS = Cells(89, 3)
Rem Sheets(1).Select
Rem ActiveSheet.Shapes("Iceland").Select   'Iceland
Rem COLOR_ADAPT
Rem PAYS = Cells(90, 3)
Rem Sheets(1).Select
Rem ActiveSheet.Shapes("India").Select   'India
Rem COLOR_ADAPT
Rem PAYS = Cells(91, 3)
Rem Sheets(1).Select
Rem ActiveSheet.Shapes("Indonesia1").Select   'Indonesia1
Rem COLOR_ADAPT
Rem Sheets(1).Select
Rem ActiveSheet.Shapes("Indonesia2").Select   'Indonesia2
Rem COLOR_ADAPT
Rem Sheets(1).Select
Rem ActiveSheet.Shapes("Indonesia3").Select   'Indonesia3
Rem COLOR_ADAPT
Rem Sheets(1).Select
Rem ActiveSheet.Shapes("Indonesia4").Select   'Indonesia4
Rem COLOR_ADAPT
Rem Sheets(1).Select
Rem ActiveSheet.Shapes("Indonesia5").Select   'Indonesia5
Rem COLOR_ADAPT
Rem Sheets(1).Select
Rem ActiveSheet.Shapes("Indonesia6").Select   'Indonesia6
Rem COLOR_ADAPT
Rem Sheets(1).Select
Rem ActiveSheet.Shapes("Indonesia7").Select   'Indonesia7
Rem COLOR_ADAPT
Rem Sheets(1).Select
Rem ActiveSheet.Shapes("Indonesia8").Select   'Indonesia8
Rem COLOR_ADAPT
Rem Sheets(1).Select
Rem ActiveSheet.Shapes("Indonesia9").Select   'Indonesia9
Rem COLOR_ADAPT
Rem Sheets(1).Select
Rem ActiveSheet.Shapes("Indonesia10").Select   'Indonesia10
Rem COLOR_ADAPT
Rem Sheets(1).Select
Rem ActiveSheet.Shapes("Indonesia11").Select   'Indonesia11
Rem COLOR_ADAPT
Rem PAYS = Cells(92, 3)
Rem Sheets(1).Select
Rem ActiveSheet.Shapes("Iran").Select   'Iran
Rem COLOR_ADAPT
Rem PAYS = Cells(93, 3)
Rem Sheets(1).Select
Rem ActiveSheet.Shapes("Iraq").Select   'Iraq
Rem COLOR_ADAPT
Rem PAYS = Cells(94, 3)
Rem Sheets(1).Select
Rem ActiveSheet.Shapes("Ireland").Select   'Ireland
Rem COLOR_ADAPT
Rem PAYS = Cells(95, 3)
Rem Sheets(1).Select
Rem ActiveSheet.Shapes("Israel").Select   'Israel
Rem COLOR_ADAPT
Rem PAYS = Cells(96, 3)
Rem Sheets(1).Select
Rem ActiveSheet.Shapes("Italy").Select   'Italy
Rem COLOR_ADAPT
Rem PAYS = Cells(98, 3)
Rem Sheets(1).Select
Rem ActiveSheet.Shapes("Jamaica").Select   'Jamaica
Rem COLOR_ADAPT
Rem PAYS = Cells(99, 3)
Rem Sheets(1).Select
Rem ActiveSheet.Shapes("Japan1").Select   'Japan1
Rem COLOR_ADAPT
Rem Sheets(1).Select
Rem ActiveSheet.Shapes("Japan2").Select   'Japan2
Rem COLOR_ADAPT
Rem Sheets(1).Select
Rem ActiveSheet.Shapes("Japan3").Select   'Japan3
Rem COLOR_ADAPT
Rem Sheets(1).Select
Rem ActiveSheet.Shapes("Japan4").Select   'Japan4
Rem COLOR_ADAPT
Rem PAYS = Cells(100, 3)
Rem Sheets(1).Select
Rem ActiveSheet.Shapes("Jordan").Select   'Jordan
Rem COLOR_ADAPT
Rem PAYS = Cells(101, 3)
Rem Sheets(1).Select
Rem ActiveSheet.Shapes("Kazakhstan").Select   'Kazakhstan
Rem COLOR_ADAPT
Rem PAYS = Cells(104, 3)
Rem Sheets(1).Select
Rem ActiveSheet.Shapes("Korea Dem.Peoples Rep.").Select   'Korea Dem.Peoples Rep.
Rem COLOR_ADAPT
Rem PAYS = Cells(105, 3)
Rem Sheets(1).Select
Rem ActiveSheet.Shapes("Korea, Republic of").Select   'Korea, Republic of
Rem COLOR_ADAPT
Rem PAYS = Cells(106, 3)
Rem Sheets(1).Select
Rem ActiveSheet.Shapes("Kuwait").Select   'Kuwait
Rem COLOR_ADAPT
Rem PAYS = Cells(107, 3)
Rem Sheets(1).Select
Rem ActiveSheet.Shapes("Kyrgyzstan").Select   'Kyrgyzstan
Rem COLOR_ADAPT
Rem 
Rem PAYS = Cells(108, 3)
Rem Sheets(1).Select
Rem ActiveSheet.Shapes("Lao PDR").Select   'Lao PDR
Rem COLOR_ADAPT
Rem PAYS = Cells(109, 3)
Rem Sheets(1).Select
Rem ActiveSheet.Shapes("Latvia").Select   'Latvia
Rem COLOR_ADAPT
Rem PAYS = Cells(110, 3)
Rem Sheets(1).Select
Rem ActiveSheet.Shapes("Lebanon").Select   'Lebanon
Rem COLOR_ADAPT
Rem PAYS = Cells(115, 3)
Rem Sheets(1).Select
Rem ActiveSheet.Shapes("Lithuania").Select   'Lithuania
Rem COLOR_ADAPT
Rem PAYS = Cells(116, 3)
Rem Sheets(1).Select
Rem ActiveSheet.Shapes("Luxembourg").Select   'Luxembourg
Rem COLOR_ADAPT
Rem PAYS = Cells(119, 3)
Rem Sheets(1).Select
Rem ActiveSheet.Shapes("Malaysia").Select   'Malaysia
Rem COLOR_ADAPT
Rem PAYS = Cells(122, 3)
Rem Sheets(1).Select
Rem ActiveSheet.Shapes("Malta").Select   'Malta
Rem COLOR_ADAPT
Rem PAYS = Cells(127, 3)
Rem Sheets(1).Select
Rem ActiveSheet.Shapes("Mexico").Select   'Mexico
Rem COLOR_ADAPT
Rem PAYS = Cells(129, 3)
Rem Sheets(1).Select
Rem ActiveSheet.Shapes("Moldova, Republic of").Select   'Moldova, Republic of
Rem COLOR_ADAPT
Rem PAYS = Cells(131, 3)
Rem Sheets(1).Select
Rem ActiveSheet.Shapes("Mongolia").Select   'Mongolia
Rem COLOR_ADAPT
Rem PAYS = Cells(132, 3)
Rem Sheets(1).Select
Rem ActiveSheet.Shapes("Morocco").Select   'Morocco
Rem COLOR_ADAPT
Rem Sheets(1).Select
Rem ActiveSheet.Shapes("Morocco Western Sahara").Select   'Morocco Western Sahara
Rem COLOR_ADAPT
Rem PAYS = Cells(133, 3)
Rem Sheets(1).Select
Rem ActiveSheet.Shapes("Mozambique").Select   'Mozambique
Rem COLOR_ADAPT
Rem PAYS = Cells(134, 3)
Rem Sheets(1).Select
Rem ActiveSheet.Shapes("Myanmar").Select   'Myanmar
Rem COLOR_ADAPT
Rem PAYS = Cells(135, 3)
Rem Sheets(1).Select
Rem ActiveSheet.Shapes("Namibia").Select   'Namibia
Rem COLOR_ADAPT
Rem PAYS = Cells(137, 3)
Rem Sheets(1).Select
Rem ActiveSheet.Shapes("Nepal").Select   'Nepal
Rem COLOR_ADAPT
Rem PAYS = Cells(138, 3)
Rem Sheets(1).Select
Rem ActiveSheet.Shapes("Netherlands").Select   'Netherlands
Rem COLOR_ADAPT
Rem PAYS = Cells(139, 3)
Rem Sheets(1).Select
Rem ActiveSheet.Shapes("New Caledonia").Select   'New Caledonia
Rem COLOR_ADAPT
Rem PAYS = Cells(140, 3)
Rem Sheets(1).Select
Rem ActiveSheet.Shapes("New Zealand").Select   'New Zealand
Rem COLOR_ADAPT
Rem PAYS = Cells(141, 3)
Rem Sheets(1).Select
Rem ActiveSheet.Shapes("Nicaragua").Select   'Nicaragua
Rem COLOR_ADAPT
Rem PAYS = Cells(142, 3)
Rem Sheets(1).Select
Rem ActiveSheet.Shapes("Niger").Select   'Niger
Rem COLOR_ADAPT
Rem PAYS = Cells(143, 3)
Rem Sheets(1).Select
Rem ActiveSheet.Shapes("Nigeria").Select   'Nigeria
Rem COLOR_ADAPT
Rem PAYS = Cells(146, 3)
Rem Sheets(1).Select
Rem ActiveSheet.Shapes("Norway1").Select   'Norway1
Rem COLOR_ADAPT
Rem Sheets(1).Select
Rem ActiveSheet.Shapes("Norway2").Select   'Norway2
Rem COLOR_ADAPT
Rem 
Rem PAYS = Cells(147, 3)
Rem Sheets(1).Select
Rem ActiveSheet.Shapes("Oman").Select   'Oman
Rem COLOR_ADAPT
Rem PAYS = Cells(148, 3)
Rem Sheets(1).Select
Rem ActiveSheet.Shapes("Pakistan").Select   'Pakistan
Rem COLOR_ADAPT
Rem PAYS = Cells(150, 3)
Rem Sheets(1).Select
Rem ActiveSheet.Shapes("Panama").Select   'Panama
Rem COLOR_ADAPT
Rem PAYS = Cells(151, 3)
Rem Sheets(1).Select
Rem ActiveSheet.Shapes("Papua New Guinea").Select   'Papua New Guinea
Rem COLOR_ADAPT
Rem PAYS = Cells(152, 3)
Rem Sheets(1).Select
Rem ActiveSheet.Shapes("Paraguay").Select   'Paraguay
Rem COLOR_ADAPT
Rem PAYS = Cells(153, 3)
Rem Sheets(1).Select
Rem ActiveSheet.Shapes("Peru").Select   'Peru
Rem COLOR_ADAPT
Rem PAYS = Cells(154, 3)
Rem Sheets(1).Select
Rem ActiveSheet.Shapes("Philippines").Select   'Philippines
Rem COLOR_ADAPT
Rem PAYS = Cells(155, 3)
Rem Sheets(1).Select
Rem ActiveSheet.Shapes("Poland").Select   'Poland
Rem COLOR_ADAPT
Rem PAYS = Cells(156, 3)
Rem Sheets(1).Select
Rem ActiveSheet.Shapes("Portugal").Select   'Portugal
Rem COLOR_ADAPT
Rem PAYS = Cells(157, 3)
Rem Sheets(1).Select
Rem ActiveSheet.Shapes("Puerto Rico").Select   'Puerto Rico
Rem COLOR_ADAPT
Rem PAYS = Cells(158, 3)
Rem Sheets(1).Select
Rem ActiveSheet.Shapes("Qatar").Select   'Qatar
Rem COLOR_ADAPT
Rem PAYS = Cells(160, 3)
Rem Sheets(1).Select
Rem ActiveSheet.Shapes("Romania").Select   'Romania
Rem COLOR_ADAPT
Rem PAYS = Cells(161, 3)
Rem Sheets(1).Select
Rem ActiveSheet.Shapes("Russian Federation").Select   'Russian Federation
Rem COLOR_ADAPT
Rem PAYS = Cells(163, 3)
Rem Sheets(1).Select
Rem ActiveSheet.Shapes("Salvador").Select   'Salvador
Rem COLOR_ADAPT
Rem PAYS = Cells(166, 3)
Rem Sheets(1).Select
Rem ActiveSheet.Shapes("Saudi Arabia").Select   'Saudi Arabia
Rem COLOR_ADAPT
Rem PAYS = Cells(167, 3)
Rem Sheets(1).Select
Rem ActiveSheet.Shapes("Senegal").Select   'Senegal
Rem COLOR_ADAPT
Rem PAYS = Cells(169, 3)
Rem Sheets(1).Select
Rem ActiveSheet.Shapes("Sierra Leone").Select   'Sierra Leone
Rem COLOR_ADAPT
Rem PAYS = Cells(170, 3)
Rem Sheets(1).Select
Rem ActiveSheet.Shapes("Singapore").Select   'Singapore
Rem COLOR_ADAPT
Rem PAYS = Cells(171, 3)
Rem Sheets(1).Select
Rem ActiveSheet.Shapes("Slovakia").Select   'Slovakia
Rem COLOR_ADAPT
Rem PAYS = Cells(172, 3)
Rem Sheets(1).Select
Rem ActiveSheet.Shapes("Slovenia").Select   'Slovenia
Rem COLOR_ADAPT
Rem PAYS = Cells(174, 3)
Rem Sheets(1).Select
Rem ActiveSheet.Shapes("Somalia").Select   'Somalia
Rem COLOR_ADAPT
Rem PAYS = Cells(175, 3)
Rem Sheets(1).Select
Rem ActiveSheet.Shapes("South Africa").Select   'South Africa
Rem COLOR_ADAPT
Rem PAYS = Cells(176, 3)
Rem Sheets(1).Select
Rem ActiveSheet.Shapes("Spain").Select   'Spain
Rem COLOR_ADAPT
Rem PAYS = Cells(177, 3)
Rem Sheets(1).Select
Rem ActiveSheet.Shapes("Sri Lanka").Select   'Sri Lanka
Rem COLOR_ADAPT
Rem PAYS = Cells(180, 3)
Rem Sheets(1).Select
Rem ActiveSheet.Shapes("Sudan").Select   'Sudan
Rem COLOR_ADAPT
Rem PAYS = Cells(181, 3)
Rem Sheets(1).Select
Rem ActiveSheet.Shapes("Suriname").Select   'Suriname
Rem COLOR_ADAPT
Rem PAYS = Cells(182, 3)
Rem Sheets(1).Select
Rem ActiveSheet.Shapes("Swaziland").Select   'Swaziland
Rem COLOR_ADAPT
Rem PAYS = Cells(183, 3)
Rem Sheets(1).Select
Rem ActiveSheet.Shapes("Sweden").Select   'Sweden
Rem COLOR_ADAPT
Rem PAYS = Cells(184, 3)
Rem Sheets(1).Select
Rem ActiveSheet.Shapes("Switzerland").Select   'Switzerland
Rem COLOR_ADAPT
Rem PAYS = Cells(185, 3)
Rem Sheets(1).Select
Rem ActiveSheet.Shapes("Syrian Arab Rep.").Select   'Syrian Arab Rep.
Rem COLOR_ADAPT
Rem PAYS = Cells(186, 3)
Rem Sheets(1).Select
Rem ActiveSheet.Shapes("Taiwan").Select   'Taiwan
Rem COLOR_ADAPT
Rem PAYS = Cells(187, 3)
Rem Sheets(1).Select
Rem ActiveSheet.Shapes("Tajikistan").Select   'Tajikistan
Rem COLOR_ADAPT
Rem PAYS = Cells(188, 3)
Rem Sheets(1).Select
Rem ActiveSheet.Shapes("Tanzania").Select   'Tanzania
Rem COLOR_ADAPT
Rem PAYS = Cells(189, 3)
Rem Sheets(1).Select
Rem ActiveSheet.Shapes("Thailand").Select   'Thailand
Rem COLOR_ADAPT
Rem PAYS = Cells(190, 3)
Rem Sheets(1).Select
Rem ActiveSheet.Shapes("The fmr Yug Rep Macedonia").Select   'The fmr Yug Rep Macedonia
Rem COLOR_ADAPT
Rem PAYS = Cells(191, 3)
Rem Sheets(1).Select
Rem ActiveSheet.Shapes("Togo").Select   'Togo
Rem COLOR_ADAPT
Rem PAYS = Cells(194, 3)
Rem Sheets(1).Select
Rem ActiveSheet.Shapes("Tunisia").Select   'Tunisia
Rem COLOR_ADAPT
Rem PAYS = Cells(195, 3)
Rem Sheets(1).Select
Rem ActiveSheet.Shapes("Turkey").Select   'Turkey
Rem COLOR_ADAPT
Rem PAYS = Cells(196, 3)
Rem Sheets(1).Select
Rem ActiveSheet.Shapes("Turkmenistan").Select   'Turkmenistan
Rem COLOR_ADAPT
Rem PAYS = Cells(200, 3)
Rem Sheets(1).Select
Rem ActiveSheet.Shapes("Uganda").Select   'Uganda
Rem COLOR_ADAPT
Rem PAYS = Cells(201, 3)
Rem Sheets(1).Select
Rem ActiveSheet.Shapes("Ukraine").Select   'Ukraine
Rem COLOR_ADAPT
Rem PAYS = Cells(202, 3)
Rem Sheets(1).Select
Rem ActiveSheet.Shapes("United Arab Emirates").Select   'United Arab Emirates
Rem COLOR_ADAPT
Rem PAYS = Cells(203, 3)
Rem Sheets(1).Select
Rem ActiveSheet.Shapes("United Kingdom").Select   'United Kingdom
Rem COLOR_ADAPT
Rem PAYS = Cells(204, 3)
Rem Sheets(1).Select
Rem ActiveSheet.Shapes("United States1").Select   'United States1
Rem COLOR_ADAPT
Rem Sheets(1).Select
Rem ActiveSheet.Shapes("United States2").Select   'United States2
Rem COLOR_ADAPT
Rem PAYS = Cells(205, 3)
Rem Sheets(1).Select
Rem ActiveSheet.Shapes("Uruguay").Select   'Uruguay
Rem COLOR_ADAPT
Rem PAYS = Cells(206, 3)
Rem Sheets(1).Select
Rem ActiveSheet.Shapes("Uzbekistan").Select   'Uzbekistan
Rem COLOR_ADAPT
Rem PAYS = Cells(209, 3)
Rem Sheets(1).Select
Rem ActiveSheet.Shapes("Venezuela").Select   'Venezuela
Rem COLOR_ADAPT
Rem PAYS = Cells(210, 3)
Rem Sheets(1).Select
Rem ActiveSheet.Shapes("Viet Nam").Select   'Viet Nam
Rem COLOR_ADAPT
Rem PAYS = Cells(213, 3)
Rem Sheets(1).Select
Rem ActiveSheet.Shapes("Yemen").Select   'Yemen
Rem COLOR_ADAPT
Rem PAYS = Cells(214, 3)
Rem Sheets(1).Select
Rem ActiveSheet.Shapes("Yugoslavia/Serbia").Select   'Yugoslavia/Serbia
Rem COLOR_ADAPT
Rem PAYS = Cells(215, 3)
Rem Sheets(1).Select
Rem ActiveSheet.Shapes("Zaire").Select   'Zaire
Rem COLOR_ADAPT
Rem PAYS = Cells(216, 3)
Rem Sheets(1).Select
Rem ActiveSheet.Shapes("Zambia").Select   'Zambia
Rem COLOR_ADAPT
Rem PAYS = Cells(217, 3)
Rem Sheets(1).Select
Rem ActiveSheet.Shapes("Zimbabwe").Select   'Zimbabwe
Rem COLOR_ADAPT
Rem 
Rem Sheets(1).Select
Rem Range("A1").Select
Rem 
Rem 
Rem End Sub
Rem 
Rem Sub COLOR_ADAPT()
Rem     
Rem If PAYS = 0 Then
Rem     Selection.ShapeRange.Fill.Solid
Rem     Selection.ShapeRange.Fill.ForeColor.SchemeColor = 10
Rem ElseIf PAYS = 0.01 Then
Rem     Selection.ShapeRange.Fill.Solid
Rem     Selection.ShapeRange.Fill.ForeColor.SchemeColor = 53
Rem ElseIf PAYS = 0.02 Then
Rem     Selection.ShapeRange.Fill.Solid
Rem     Selection.ShapeRange.Fill.ForeColor.SchemeColor = 53
Rem ElseIf PAYS = 0.03 Then
Rem     Selection.ShapeRange.Fill.Solid
Rem     Selection.ShapeRange.Fill.ForeColor.SchemeColor = 52
Rem ElseIf PAYS = 0.04 Then
Rem     Selection.ShapeRange.Fill.Solid
Rem     Selection.ShapeRange.Fill.ForeColor.SchemeColor = 51
Rem ElseIf PAYS = 0.05 Then
Rem     Selection.ShapeRange.Fill.Solid
Rem     Selection.ShapeRange.Fill.ForeColor.SchemeColor = 13
Rem ElseIf PAYS = 0.06 Then
Rem     Selection.ShapeRange.Fill.Solid
Rem     Selection.ShapeRange.Fill.ForeColor.SchemeColor = 43
Rem ElseIf PAYS = 0.07 Then
Rem     Selection.ShapeRange.Fill.Solid
Rem     Selection.ShapeRange.Fill.ForeColor.SchemeColor = 42
Rem ElseIf PAYS = 0.08 Then
Rem     Selection.ShapeRange.Fill.Solid
Rem     Selection.ShapeRange.Fill.ForeColor.SchemeColor = 11
Rem ElseIf PAYS = 0.09 Then
Rem     Selection.ShapeRange.Fill.Solid
Rem     Selection.ShapeRange.Fill.ForeColor.SchemeColor = 57
Rem ElseIf PAYS = 0.1 Then
Rem     Selection.ShapeRange.Fill.Solid
Rem     Selection.ShapeRange.Fill.ForeColor.SchemeColor = 17
Rem ElseIf PAYS = 0.11 Then
Rem     Selection.ShapeRange.Fill.Solid
Rem     Selection.ShapeRange.Fill.ForeColor.SchemeColor = 22
Rem ElseIf PAYS = 0.12 Then
Rem     'Selection.ShapeRange.Fill.Transparency = 0#
Rem     'Selection.ShapeRange.Line.Weight = 0.75
Rem     'Selection.ShapeRange.Line.DashStyle = msoLineSolid
Rem     'Selection.ShapeRange.Line.Style = msoLineSingle
Rem     'Selection.ShapeRange.Line.Transparency = 0#
Rem     'Selection.ShapeRange.Line.Visible = msoTrue
Rem     'Selection.ShapeRange.Line.ForeColor.RGB = RGB(255, 255, 255)
Rem     'Selection.ShapeRange.Line.BackColor.RGB = RGB(255, 255, 255)
Rem     'Selection.ShapeRange.Line.BeginArrowheadLength = msoArrowheadLengthMedium
Rem     'Selection.ShapeRange.Line.BeginArrowheadWidth = msoArrowheadWidthMedium
Rem     'Selection.ShapeRange.Line.BeginArrowheadStyle = msoArrowheadNone
Rem     'Selection.ShapeRange.Line.EndArrowheadLength = msoArrowheadLengthMedium
Rem     'Selection.ShapeRange.Line.EndArrowheadWidth = msoArrowheadWidthMedium
Rem     'Selection.ShapeRange.Line.EndArrowheadStyle = msoArrowheadNone
Rem     'Selection.ShapeRange.Fill.Visible = msoTrue
Rem     Selection.ShapeRange.Fill.ForeColor.SchemeColor = 9
Rem     Selection.ShapeRange.Fill.BackColor.SchemeColor = 55
Rem     Selection.ShapeRange.Fill.Patterned msoPatternLightUpwardDiagonal
Rem Else
Rem End If
Rem Sheets("DATA").Select
Rem 
Rem End Sub
Rem 
Rem 
Rem     
Rem Sub PALETTE()
Rem 
Rem For i = 1 To 256
Rem     Cells(i, 1) = i
Rem     Cells(i, 2).Interior.ColorIndex = i
Rem Next i
Rem End Sub
End Sub
</script:module>
</file>

<file path=Basic/Standard/Feuil1.xml><?xml version="1.0" encoding="utf-8"?>
<!DOCTYPE module  PUBLIC '-//OpenOffice.org//DTD OfficeDocument 1.0//EN'  'module.dtd'>
<script:module xmlns:script="http://openoffice.org/2000/script" script:name="Feuil1" script:language="StarBasic" script:moduleType="document">Rem Attribute VBA_ModuleType=VBADocumentModule
Sub Feuil1
End Sub
</script:module>
</file>

<file path=Basic/Standard/Feuil2.xml><?xml version="1.0" encoding="utf-8"?>
<!DOCTYPE module  PUBLIC '-//OpenOffice.org//DTD OfficeDocument 1.0//EN'  'module.dtd'>
<script:module xmlns:script="http://openoffice.org/2000/script" script:name="Feuil2" script:language="StarBasic" script:moduleType="document">Rem Attribute VBA_ModuleType=VBADocumentModule
Sub Feuil2
End Sub
</script:module>
</file>

<file path=Basic/Standard/Feuil3.xml><?xml version="1.0" encoding="utf-8"?>
<!DOCTYPE module  PUBLIC '-//OpenOffice.org//DTD OfficeDocument 1.0//EN'  'module.dtd'>
<script:module xmlns:script="http://openoffice.org/2000/script" script:name="Feuil3" script:language="StarBasic" script:moduleType="document">Rem Attribute VBA_ModuleType=VBADocumentModule
Sub Feuil3
End Sub
</script:module>
</file>

<file path=Basic/Standard/Feuil4.xml><?xml version="1.0" encoding="utf-8"?>
<!DOCTYPE module  PUBLIC '-//OpenOffice.org//DTD OfficeDocument 1.0//EN'  'module.dtd'>
<script:module xmlns:script="http://openoffice.org/2000/script" script:name="Feuil4" script:language="StarBasic" script:moduleType="document">Rem Attribute VBA_ModuleType=VBADocumentModule
Sub Feuil4
End Sub
</script:module>
</file>

<file path=Basic/Standard/Feuil5.xml><?xml version="1.0" encoding="utf-8"?>
<!DOCTYPE module  PUBLIC '-//OpenOffice.org//DTD OfficeDocument 1.0//EN'  'module.dtd'>
<script:module xmlns:script="http://openoffice.org/2000/script" script:name="Feuil5" script:language="StarBasic" script:moduleType="document">Rem Attribute VBA_ModuleType=VBADocumentModule
Sub Feuil5
End Sub
</script:module>
</file>

<file path=Basic/Standard/NEW_POINT.xml><?xml version="1.0" encoding="utf-8"?>
<!DOCTYPE module  PUBLIC '-//OpenOffice.org//DTD OfficeDocument 1.0//EN'  'module.dtd'>
<script:module xmlns:script="http://openoffice.org/2000/script" script:name="NEW_POINT" script:language="StarBasic" script:moduleType="normal">Rem Attribute VBA_ModuleType=VBAModule
Sub NEW_POINT
REM  mark_a_point()
 '
 ' Macro13 Macro
 ' Macro enregistrée le 17/09/2012 par jgodard
 '
 Dim ACTIVE_ROW As Double
 Dim ACTIVE_COL As Double
 '
     Range("A1").Select
     Application.ScreenUpdating = False
     Range("W1000").Select
     Selection.End(xlUp).Select
     ACTIVE_ROW = Selection.Row
     ACTIVE_COL = Selection.Column
     Range(Cells(ACTIVE_ROW, 1), Cells(ACTIVE_ROW, 12)).Select
     Selection.Copy
     Selection.PasteSpecial Paste:=xlPasteValues, Operation:=xlNone, SkipBlanks _
         :=False, Transpose:=False
     With Selection.Interior
         .ColorIndex = 15
         .Pattern = xlSolid
     End With
     
     Cells(ACTIVE_ROW + 1, ACTIVE_COL) = Cells(ACTIVE_ROW, ACTIVE_COL) + 1
     Cells(ACTIVE_ROW, ACTIVE_COL).Select
     With Selection.Interior
         .ColorIndex = 15
         .Pattern = xlSolid
     End With
     
     Range("A1").Select
     Application.CutCopyMode = False
     
     
     
 End Sub
</script:module>
</file>

<file path=Basic/Standard/PAYS.xml><?xml version="1.0" encoding="utf-8"?>
<!DOCTYPE module  PUBLIC '-//OpenOffice.org//DTD OfficeDocument 1.0//EN'  'module.dtd'>
<script:module xmlns:script="http://openoffice.org/2000/script" script:name="PAYS" script:language="StarBasic" script:moduleType="normal">Rem Attribute VBA_ModuleType=VBAModule
Sub PAYS
Rem Sub Macro2()
Rem '
Rem ' Macro2 Macro
Rem ' Macro enregistrée le 05/01/2010 par jgodard
Rem '
Rem 
Rem '
Rem     ActiveSheet.Shapes("Freeform 388").Select
Rem     Selection.Name = "Angola"
Rem 
Rem PAYS = Cells(5, 3)
Rem ActiveSheet.Shapes("Algeria").Select
Rem Selection.Name = "Algeria"
Rem PAYS = Cells(23, 3)
Rem ActiveSheet.Shapes("Freeform 277").Select
Rem Selection.Name = "benin"
Rem PAYS = Cells(28, 3)
Rem ActiveSheet.Shapes("Freeform 260").Select
Rem Selection.Name = "botswana"
Rem PAYS = Cells(33, 3)
Rem ActiveSheet.Shapes("Freeform 455").Select
Rem Selection.Name = "burkina"
Rem PAYS = Cells(34, 3)
Rem ActiveSheet.Shapes("Freeform 262").Select
Rem Selection.Name = "burundi"
Rem 
Rem PAYS = Cells(162, 3)
Rem ActiveSheet.Shapes("Freeform 263").Select
Rem Selection.Name = "rwanda"
Rem 
Rem PAYS = Cells(40, 3)
Rem ActiveSheet.Shapes("Freeform 255").Select
Rem Selection.Name = "Central African Republic"
Rem 
Rem PAYS = Cells(41, 3)
Rem ActiveSheet.Shapes("Freeform 444").Select
Rem Selection.Name = "Chad"
Rem 
Rem PAYS = Cells(46, 3)
Rem ActiveSheet.Shapes("Freeform 459").Select
Rem Selection.Name = "Congo"
Rem 
Rem PAYS = Cells(58, 3)
Rem ActiveSheet.Shapes("Freeform 465").Select
Rem Selection.Name = "Egypt"
Rem 
Rem PAYS = Cells(180, 3)
Rem ActiveSheet.Shapes("Freeform 391").Select
Rem Selection.Name = "Sudan"
Rem 
Rem PAYS = Cells(60, 3)
Rem ActiveSheet.Shapes("Freeform 257").Select
Rem Selection.Name = "Equatorial Guinea"
Rem 
Rem PAYS = Cells(63, 3)
Rem ActiveSheet.Shapes("Freeform 366").Select
Rem Selection.Name = "Ethiopia"
Rem 
Rem PAYS = Cells(70, 3)
Rem ActiveSheet.Shapes("Freeform 258").Select
Rem Selection.Name = "Gabon"
Rem 
Rem PAYS = Cells(74, 3)
Rem ActiveSheet.Shapes("Freeform 274").Select
Rem Selection.Name = "Ghana"
Rem 
Rem PAYS = Cells(82, 3)
Rem ActiveSheet.Shapes("Freeform 471").Select
Rem Selection.Name = "Guinea"
Rem 
Rem PAYS = Cells(83, 3)
Rem ActiveSheet.Shapes("Freeform 275").Select
Rem Selection.Name = "Guinea Bissau"
Rem 
Rem PAYS = Cells(97, 3)
Rem ActiveSheet.Shapes("Freeform 473").Select
Rem Selection.Name = "Ivory Coast"
Rem 
Rem PAYS = Cells(102, 3)
Rem ActiveSheet.Shapes("Freeform 474").Select
Rem Selection.Name = "Kenya"
Rem 
Rem PAYS = Cells(111, 3)
Rem ActiveSheet.Shapes("Freeform 479").Select
Rem Selection.Name = "Lesotho"
Rem 
Rem PAYS = Cells(112, 3)
Rem ActiveSheet.Shapes("Freeform 273").Select
Rem Selection.Name = "Liberia"
Rem 
Rem PAYS = Cells(113, 3)
Rem ActiveSheet.Shapes("Freeform 246").Select
Rem Selection.Name = "Libya Arab Jamahiriy"
Rem 
Rem PAYS = Cells(117, 3)
Rem ActiveSheet.Shapes("Freeform 261").Select
Rem Selection.Name = "Madagascar"
Rem 
Rem PAYS = Cells(118, 3)
Rem ActiveSheet.Shapes("Freeform 482").Select
Rem Selection.Name = "Malawi"
Rem 
Rem PAYS = Cells(121, 3)
Rem ActiveSheet.Shapes("Freeform 244").Select
Rem Selection.Name = "Mali"
Rem 
Rem PAYS = Cells(125, 3)
Rem ActiveSheet.Shapes("Freeform 243").Select
Rem Selection.Name = "Mauritania"
Rem 
Rem PAYS = Cells(126, 3)
Rem ActiveSheet.Shapes("Freeform 375").Select
Rem Selection.Name = "Mauritius"
Rem 
Rem 
Rem PAYS = Cells(3, 3)
Rem ActiveSheet.Shapes("Afghanistan").Select
Rem Selection.Name = "Afghanistan"
Rem 
Rem PAYS = Cells(4, 3)
Rem ActiveSheet.Shapes("Albania").Select
Rem Selection.Name = "Albania"
Rem 
Rem PAYS = Cells(7, 3)
Rem ActiveSheet.Shapes("Freeform 388").Select
Rem Selection.Name = "Angola"
Rem 
Rem PAYS = Cells(9, 3)
Rem ActiveSheet.Shapes("Group 446").Select
Rem Selection.Name = "Argentina"
Rem 
Rem PAYS = Cells(10, 3)
Rem ActiveSheet.Shapes("Freeform 357").Select
Rem Selection.Name = "Armenia"
Rem 
Rem PAYS = Cells(12, 3)
Rem ActiveSheet.Shapes("Freeform 200").Select
Rem Selection.Name = "Australia"
Rem 
Rem ActiveSheet.Shapes("Freeform 194").Select
Rem Selection.Name = "Australia"
Rem 
Rem PAYS = Cells(13, 3)
Rem ActiveSheet.Shapes("Freeform 21").Select
Rem Selection.Name = "Austria"
Rem 
Rem PAYS = Cells(14, 3)
Rem ActiveSheet.Shapes("Freeform 450").Select
Rem Selection.Name = "Azerbaijan"
Rem 
Rem PAYS = Cells(18, 3)
Rem ActiveSheet.Shapes("Freeform 283").Select
Rem Selection.Name = "Bangladesh"
Rem 
Rem PAYS = Cells(20, 3)
Rem ActiveSheet.Shapes("Freeform 451").Select
Rem Selection.Name = "Belarus"
Rem 
Rem PAYS = Cells(21, 3)
Rem ActiveSheet.Shapes("Freeform 239").Select
Rem Selection.Name = "Belgium"
Rem 
Rem PAYS = Cells(22, 3)
Rem ActiveSheet.Shapes("Freeform 226").Select
Rem Selection.Name = "Belize"
Rem 
Rem 
Rem PAYS = Cells(26, 3)
Rem ActiveSheet.Shapes("Freeform 170").Select
Rem Selection.Name = "Bolivia"
Rem 
Rem PAYS = Cells(27, 3)
Rem ActiveSheet.Shapes("Freeform 452").Select
Rem Selection.Name = "Bosnia and Herzegovina"
Rem 
Rem PAYS = Cells(29, 3)
Rem ActiveSheet.Shapes("Freeform 17").Select
Rem Selection.Name = "Brazil"
Rem 
Rem PAYS = Cells(32, 3)
Rem ActiveSheet.Shapes("Freeform 454").Select
Rem Selection.Name = "Bulgaria"
Rem 
Rem PAYS = Cells(35, 3)
Rem ActiveSheet.Shapes("Freeform 285").Select
Rem Selection.Name = "Cambodia"
Rem 
Rem PAYS = Cells(36, 3)
Rem ActiveSheet.Shapes("Freeform 456").Select
Rem Selection.Name = "Cameroon"
Rem 
Rem PAYS = Cells(37, 3)
Rem ActiveSheet.Shapes("Group 399").Select
Rem Selection.Name = "Canada"
Rem 
Rem PAYS = Cells(42, 3)
Rem ActiveSheet.Shapes("Freeform 16").Select
Rem Selection.Name = "Chile"
Rem 
Rem PAYS = Cells(43, 3)
Rem ActiveSheet.Shapes("Freeform 22").Select
Rem Selection.Name = "China"
Rem 
Rem PAYS = Cells(44, 3)
Rem ActiveSheet.Shapes("Freeform 458").Select
Rem Selection.Name = "Colombia"
Rem 
Rem PAYS = Cells(48, 3)
Rem ActiveSheet.Shapes("Freeform 231").Select
Rem Selection.Name = "Costa Rica"
Rem 
Rem PAYS = Cells(49, 3)
Rem ActiveSheet.Shapes("Freeform 460").Select
Rem Selection.Name = "Croatia"
Rem 
Rem PAYS = Cells(50, 3)
Rem ActiveSheet.Shapes("Freeform 224").Select
Rem Selection.Name = "Cuba"
Rem 
Rem PAYS = Cells(51, 3)
Rem ActiveSheet.Shapes("Freeform 470").Select
Rem Selection.Name = "Cyprus"
Rem 
Rem PAYS = Cells(52, 3)
Rem ActiveSheet.Shapes("Freeform 461").Select
Rem Selection.Name = "Czech Republic"
Rem 
Rem PAYS = Cells(53, 3)
Rem ActiveSheet.Shapes("Freeform 462").Select
Rem Selection.Name = "Denmark1"
Rem 
Rem ActiveSheet.Shapes("Freeform 463").Select
Rem Selection.Name = "Denmark2"
Rem 
Rem ActiveSheet.Shapes("Freeform 464").Select
Rem Selection.Name = "Denmark3"
Rem 
Rem 
Rem PAYS = Cells(56, 3)
Rem ActiveSheet.Shapes("Freeform 225").Select
Rem Selection.Name = "Dominican Republic"
Rem 
Rem PAYS = Cells(57, 3)
Rem ActiveSheet.Shapes("Group 370").Select
Rem Selection.Name = "Ecuador"
Rem 
Rem PAYS = Cells(62, 3)
Rem ActiveSheet.Shapes("Freeform 352").Select
Rem Selection.Name = "Estonia"
Rem 
Rem PAYS = Cells(66, 3)
Rem ActiveSheet.Shapes("Freeform 23").Select
Rem Selection.Name = "Finland"
Rem 
Rem PAYS = Cells(67, 3)
Rem ActiveSheet.Shapes("Freeform 467").Select
Rem Selection.Name = "France"
Rem 
Rem PAYS = Cells(68, 3)
Rem ActiveSheet.Shapes("Freeform 203").Select
Rem Selection.Name = "French Guyana"
Rem 
Rem PAYS = Cells(69, 3)
Rem ActiveSheet.Shapes("Group 102").Select
Rem Selection.Name = "French Polynesia"
Rem 
Rem PAYS = Cells(72, 3)
Rem ActiveSheet.Shapes("Freeform 468").Select
Rem Selection.Name = "Georgia"
Rem 
Rem PAYS = Cells(73, 3)
Rem ActiveSheet.Shapes("Freeform 24").Select
Rem Selection.Name = "Germany"
Rem 
Rem PAYS = Cells(76, 3)
Rem ActiveSheet.Shapes("Freeform 469").Select
Rem Selection.Name = "Greece"
Rem 
Rem PAYS = Cells(81, 3)
Rem ActiveSheet.Shapes("Freeform 227").Select
Rem Selection.Name = "Guatemala"
Rem 
Rem PAYS = Cells(84, 3)
Rem ActiveSheet.Shapes("Freeform 171").Select
Rem Selection.Name = "Guyana"
Rem 
Rem 
Rem PAYS = Cells(85, 3)
Rem ActiveSheet.Shapes("Freeform 204").Select
Rem Selection.Name = "Haiti"
Rem 
Rem PAYS = Cells(86, 3)
Rem ActiveSheet.Shapes("Freeform 229").Select
Rem Selection.Name = "Honduras"
Rem 
Rem PAYS = Cells(88, 3)
Rem ActiveSheet.Shapes("Freeform 351").Select
Rem Selection.Name = "Hungary"
Rem 
Rem PAYS = Cells(89, 3)
Rem ActiveSheet.Shapes("Freeform 249").Select
Rem Selection.Name = "Iceland"
Rem 
Rem PAYS = Cells(90, 3)
Rem ActiveSheet.Shapes("Freeform 472").Select
Rem Selection.Name = "India"
Rem 
Rem PAYS = Cells(91, 3)
Rem ActiveSheet.Shapes("Freeform 340").Select
Rem Selection.Name = "Indonesia1"
Rem 
Rem ActiveSheet.Shapes("Freeform 341").Select
Rem Selection.Name = "Indonesia2"
Rem 
Rem ActiveSheet.Shapes("Freeform 342").Select
Rem Selection.Name = "Indonesia3"
Rem 
Rem ActiveSheet.Shapes("Freeform 343").Select
Rem Selection.Name = "Indonesia4"
Rem 
Rem ActiveSheet.Shapes("Freeform 327").Select
Rem Selection.Name = "Indonesia5"
Rem 
Rem ActiveSheet.Shapes("Freeform 329").Select
Rem Selection.Name = "Indonesia6"
Rem 
Rem ActiveSheet.Shapes("Freeform 338").Select
Rem Selection.Name = "Indonesia7"
Rem 
Rem ActiveSheet.Shapes("Freeform 345").Select
Rem Selection.Name = "Indonesia8"
Rem 
Rem ActiveSheet.Shapes("Freeform 346").Select
Rem Selection.Name = "Indonesia9"
Rem 
Rem ActiveSheet.Shapes("Freeform 347").Select
Rem Selection.Name = "Indonesia10"
Rem 
Rem ActiveSheet.Shapes("Freeform 348").Select
Rem Selection.Name = "Indonesia11"
Rem 
Rem PAYS = Cells(92, 3)
Rem ActiveSheet.Shapes("Freeform 264").Select
Rem Selection.Name = "Iran"
Rem 
Rem 
Rem PAYS = Cells(93, 3)
Rem ActiveSheet.Shapes("Freeform 267").Select
Rem Selection.Name = "Iraq"
Rem 
Rem PAYS = Cells(94, 3)
Rem ActiveSheet.Shapes("Freeform 242").Select
Rem Selection.Name = "Ireland"
Rem 
Rem PAYS = Cells(95, 3)
Rem ActiveSheet.Shapes("Freeform 240").Select
Rem Selection.Name = "Israel"
Rem 
Rem PAYS = Cells(96, 3)
Rem ActiveSheet.Shapes("Freeform 25").Select
Rem Selection.Name = "Italy"
Rem 
Rem PAYS = Cells(98, 3)
Rem ActiveSheet.Shapes("Freeform 223").Select
Rem Selection.Name = "Jamaica"
Rem 
Rem PAYS = Cells(99, 3)
Rem ActiveSheet.Shapes("Freeform 490").Select
Rem Selection.Name = "Japan1"
Rem 
Rem ActiveSheet.Shapes("Freeform 491").Select
Rem Selection.Name = "Japan2"
Rem 
Rem ActiveSheet.Shapes("Freeform 492").Select
Rem Selection.Name = "Japan3"
Rem 
Rem ActiveSheet.Shapes("Freeform 493").Select
Rem Selection.Name = "Japan4"
Rem 
Rem PAYS = Cells(100, 3)
Rem ActiveSheet.Shapes("Freeform 475").Select
Rem Selection.Name = "Jordan"
Rem 
Rem PAYS = Cells(101, 3)
Rem ActiveSheet.Shapes("Freeform 38").Select
Rem Selection.Name = "Kazakhstan"
Rem 
Rem PAYS = Cells(104, 3)
Rem ActiveSheet.Shapes("Freeform 280").Select
Rem Selection.Name = "Korea Dem.Peoples Rep."
Rem 
Rem PAYS = Cells(105, 3)
Rem ActiveSheet.Shapes("Freeform 286").Select
Rem Selection.Name = "Korea, Republic of"
Rem 
Rem PAYS = Cells(106, 3)
Rem ActiveSheet.Shapes("Freeform 476").Select
Rem Selection.Name = "Kuwait"
Rem 
Rem PAYS = Cells(107, 3)
Rem ActiveSheet.Shapes("Freeform 359").Select
Rem Selection.Name = "Kyrgyzstan"
Rem 
Rem 
Rem PAYS = Cells(108, 3)
Rem ActiveSheet.Shapes("Freeform 284").Select
Rem Selection.Name = "Lao PDR"
Rem 
Rem PAYS = Cells(109, 3)
Rem ActiveSheet.Shapes("Freeform 477").Select
Rem Selection.Name = "Latvia"
Rem 
Rem PAYS = Cells(110, 3)
Rem ActiveSheet.Shapes("Freeform 478").Select
Rem Selection.Name = "Lebanon"
Rem 
Rem PAYS = Cells(115, 3)
Rem ActiveSheet.Shapes("Freeform 527").Select
Rem Selection.Name = "Lithuania"
Rem 
Rem PAYS = Cells(116, 3)
Rem ActiveSheet.Shapes("Freeform 481").Select
Rem Selection.Name = "Luxembourg"
Rem 
Rem PAYS = Cells(119, 3)
Rem ActiveSheet.Shapes("Group 27").Select
Rem Selection.Name = "Malaysia"
Rem 
Rem PAYS = Cells(122, 3)
Rem ActiveSheet.Shapes("Freeform 483").Select
Rem Selection.Name = "Malta"
Rem 
Rem PAYS = Cells(127, 3)
Rem ActiveSheet.Shapes("Freeform 201").Select
Rem Selection.Name = "Mexico"
Rem 
Rem PAYS = Cells(129, 3)
Rem ActiveSheet.Shapes("Freeform 355").Select
Rem Selection.Name = "Moldova, Republic of"
Rem 
Rem PAYS = Cells(131, 3)
Rem ActiveSheet.Shapes("Freeform 169").Select
Rem Selection.Name = "Mongolia"
Rem 
Rem PAYS = Cells(132, 3)
Rem ActiveSheet.Shapes("Freeform 554").Select
Rem Selection.Name = "Morocco"
Rem 
Rem ActiveSheet.Shapes("Freeform 248").Select
Rem Selection.Name = "Morocco Western Sahara"
Rem 
Rem PAYS = Cells(133, 3)
Rem ActiveSheet.Shapes("Freeform 259").Select
Rem Selection.Name = "Mozambique"
Rem 
Rem PAYS = Cells(134, 3)
Rem ActiveSheet.Shapes("Freeform 270").Select
Rem Selection.Name = "Myanmar"
Rem 
Rem PAYS = Cells(135, 3)
Rem ActiveSheet.Shapes("Freeform 486").Select
Rem Selection.Name = "Namibia"
Rem 
Rem PAYS = Cells(137, 3)
Rem ActiveSheet.Shapes("Freeform 281").Select
Rem Selection.Name = "Nepal"
Rem 
Rem PAYS = Cells(138, 3)
Rem ActiveSheet.Shapes("Freeform 238").Select
Rem Selection.Name = "Netherlands"
Rem 
Rem PAYS = Cells(139, 3)
Rem ActiveSheet.Shapes("Freeform 79").Select
Rem Selection.Name = "New Caledonia"
Rem 
Rem PAYS = Cells(140, 3)
Rem ActiveSheet.Shapes("Group 81").Select
Rem Selection.Name = "New Zealand"
Rem 
Rem PAYS = Cells(141, 3)
Rem ActiveSheet.Shapes("Freeform 230").Select
Rem Selection.Name = "Nicaragua"
Rem 
Rem PAYS = Cells(142, 3)
Rem ActiveSheet.Shapes("Freeform 553").Select
Rem Selection.Name = "Niger"
Rem 
Rem PAYS = Cells(143, 3)
Rem ActiveSheet.Shapes("Freeform 40").Select
Rem Selection.Name = "Nigeria"
Rem 
Rem PAYS = Cells(146, 3)
Rem ActiveSheet.Shapes("Freeform 235").Select
Rem Selection.Name = "Norway1"
Rem 
Rem ActiveSheet.Shapes("Freeform 234").Select
Rem Selection.Name = "Norway2"
Rem 
Rem 
Rem PAYS = Cells(147, 3)
Rem ActiveSheet.Shapes("Freeform 552").Select
Rem Selection.Name = "Oman"
Rem 
Rem PAYS = Cells(148, 3)
Rem ActiveSheet.Shapes("Freeform 269").Select
Rem Selection.Name = "Pakistan"
Rem 
Rem PAYS = Cells(150, 3)
Rem ActiveSheet.Shapes("Freeform 232").Select
Rem Selection.Name = "Panama"
Rem 
Rem PAYS = Cells(151, 3)
Rem ActiveSheet.Shapes("Freeform 287").Select
Rem Selection.Name = "Papua New Guinea"
Rem 
Rem PAYS = Cells(152, 3)
Rem ActiveSheet.Shapes("Freeform 202").Select
Rem Selection.Name = "Paraguay"
Rem 
Rem PAYS = Cells(153, 3)
Rem ActiveSheet.Shapes("Freeform 15").Select
Rem Selection.Name = "Peru"
Rem 
Rem PAYS = Cells(154, 3)
Rem ActiveSheet.Shapes("Group 290").Select
Rem Selection.Name = "Philippines"
Rem 
Rem PAYS = Cells(155, 3)
Rem ActiveSheet.Shapes("Freeform 350").Select
Rem Selection.Name = "Poland"
Rem 
Rem PAYS = Cells(156, 3)
Rem ActiveSheet.Shapes("Freeform 19").Select
Rem Selection.Name = "Portugal"
Rem 
Rem PAYS = Cells(157, 3)
Rem ActiveSheet.Shapes("Freeform 49").Select
Rem Selection.Name = "Puerto Rico"
Rem 
Rem PAYS = Cells(158, 3)
Rem ActiveSheet.Shapes("Freeform 43").Select
Rem Selection.Name = "Qatar"
Rem 
Rem PAYS = Cells(160, 3)
Rem ActiveSheet.Shapes("Freeform 353").Select
Rem Selection.Name = "Romania"
Rem 
Rem PAYS = Cells(161, 3)
Rem ActiveSheet.Shapes("Freeform 30").Select
Rem Selection.Name = "Russian Federation"
Rem 
Rem PAYS = Cells(163, 3)
Rem ActiveSheet.Shapes("Freeform 228").Select
Rem Selection.Name = "Salvador"
Rem 
Rem PAYS = Cells(166, 3)
Rem ActiveSheet.Shapes("Freeform 535").Select
Rem Selection.Name = "Saudi Arabia"
Rem 
Rem PAYS = Cells(167, 3)
Rem ActiveSheet.Shapes("Freeform 487").Select
Rem Selection.Name = "Senegal"
Rem 
Rem PAYS = Cells(169, 3)
Rem ActiveSheet.Shapes("Freeform 272").Select
Rem Selection.Name = "Sierra Leone"
Rem 
Rem PAYS = Cells(170, 3)
Rem ActiveSheet.Shapes("Freeform 551").Select
Rem Selection.Name = "Singapore"
Rem 
Rem PAYS = Cells(171, 3)
Rem ActiveSheet.Shapes("Freeform 42").Select
Rem Selection.Name = "Slovakia"
Rem 
Rem PAYS = Cells(172, 3)
Rem ActiveSheet.Shapes("Freeform 536").Select
Rem Selection.Name = "Slovenia"
Rem 
Rem PAYS = Cells(174, 3)
Rem ActiveSheet.Shapes("Freeform 364").Select
Rem Selection.Name = "Somalia"
Rem 
Rem PAYS = Cells(175, 3)
Rem ActiveSheet.Shapes("Freeform 390").Select
Rem Selection.Name = "South Africa"
Rem 
Rem PAYS = Cells(176, 3)
Rem ActiveSheet.Shapes("Freeform 31").Select
Rem Selection.Name = "Spain"
Rem 
Rem PAYS = Cells(177, 3)
Rem ActiveSheet.Shapes("Freeform 289").Select
Rem Selection.Name = "Sri Lanka"
Rem 
Rem PAYS = Cells(180, 3)
Rem ActiveSheet.Shapes("Freeform 391").Select
Rem Selection.Name = "Sudan"
Rem 
Rem PAYS = Cells(181, 3)
Rem ActiveSheet.Shapes("Freeform 549").Select
Rem Selection.Name = "Suriname"
Rem 
Rem PAYS = Cells(182, 3)
Rem ActiveSheet.Shapes("Freeform 278").Select
Rem Selection.Name = "Swaziland"
Rem 
Rem PAYS = Cells(183, 3)
Rem ActiveSheet.Shapes("Freeform 251").Select
Rem Selection.Name = "Sweden"
Rem 
Rem PAYS = Cells(184, 3)
Rem ActiveSheet.Shapes("Freeform 237").Select
Rem Selection.Name = "Switzerland"
Rem 
Rem PAYS = Cells(185, 3)
Rem ActiveSheet.Shapes("Freeform 541").Select
Rem Selection.Name = "Syrian Arab Rep."
Rem 
Rem PAYS = Cells(186, 3)
Rem ActiveSheet.Shapes("Freeform 542").Select
Rem Selection.Name = "Taiwan"
Rem 
Rem PAYS = Cells(187, 3)
Rem ActiveSheet.Shapes("Freeform 358").Select
Rem Selection.Name = "Tajikistan"
Rem 
Rem PAYS = Cells(188, 3)
Rem ActiveSheet.Shapes("Freeform 488").Select
Rem Selection.Name = "Tanzania"
Rem 
Rem PAYS = Cells(189, 3)
Rem ActiveSheet.Shapes("Freeform 32").Select
Rem Selection.Name = "Thailand"
Rem 
Rem PAYS = Cells(190, 3)
Rem ActiveSheet.Shapes("Freeform 362").Select
Rem Selection.Name = "The fmr Yug Rep Macedonia"
Rem 
Rem PAYS = Cells(191, 3)
Rem ActiveSheet.Shapes("Freeform 276").Select
Rem Selection.Name = "Togo"
Rem 
Rem PAYS = Cells(194, 3)
Rem ActiveSheet.Shapes("Freeform 247").Select
Rem Selection.Name = "Tunisia"
Rem 
Rem PAYS = Cells(195, 3)
Rem ActiveSheet.Shapes("Group 543").Select
Rem Selection.Name = "Turkey"
Rem 
Rem PAYS = Cells(196, 3)
Rem ActiveSheet.Shapes("Freeform 360").Select
Rem Selection.Name = "Turkmenistan"
Rem 
Rem PAYS = Cells(200, 3)
Rem ActiveSheet.Shapes("Freeform 442").Select
Rem Selection.Name = "Uganda"
Rem 
Rem PAYS = Cells(201, 3)
Rem ActiveSheet.Shapes("Freeform 356").Select
Rem Selection.Name = "Ukraine"
Rem 
Rem PAYS = Cells(202, 3)
Rem ActiveSheet.Shapes("Freeform 266").Select
Rem Selection.Name = "United Arab Emirates"
Rem 
Rem PAYS = Cells(203, 3)
Rem ActiveSheet.Shapes("Freeform 20").Select
Rem Selection.Name = "United Kingdom"
Rem 
Rem PAYS = Cells(204, 3)
Rem ActiveSheet.Shapes("Freeform 14").Select
Rem Selection.Name = "United States"
Rem 
Rem ActiveSheet.Shapes("Freeform 13").Select
Rem Selection.Name = "United States"
Rem 
Rem PAYS = Cells(205, 3)
Rem ActiveSheet.Shapes("Freeform 233").Select
Rem Selection.Name = "Uruguay"
Rem 
Rem PAYS = Cells(206, 3)
Rem ActiveSheet.Shapes("Freeform 39").Select
Rem Selection.Name = "Uzbekistan"
Rem 
Rem PAYS = Cells(209, 3)
Rem ActiveSheet.Shapes("Group 172").Select
Rem Selection.Name = "Venezuela"
Rem 
Rem PAYS = Cells(210, 3)
Rem ActiveSheet.Shapes("Freeform 550").Select
Rem Selection.Name = "Viet Nam"
Rem 
Rem PAYS = Cells(213, 3)
Rem ActiveSheet.Shapes("Freeform 265").Select
Rem Selection.Name = "Yemen"
Rem 
Rem PAYS = Cells(214, 3)
Rem ActiveSheet.Shapes("Freeform 361").Select
Rem Selection.Name = "Yugoslavia/Serbia"
Rem 
Rem PAYS = Cells(215, 3)
Rem ActiveSheet.Shapes("Freeform 256").Select
Rem Selection.Name = "Zaire"
Rem 
Rem PAYS = Cells(216, 3)
Rem ActiveSheet.Shapes("Freeform 485").Select
Rem Selection.Name = "Zambia"
Rem 
Rem PAYS = Cells(217, 3)
Rem ActiveSheet.Shapes("Freeform 484").Select
Rem Selection.Name = "Zimbabwe"
Rem 
Rem 
Rem Range("A1").Select
Rem 
Rem End Sub
End Sub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LOR_ADAPT"/>
  <library:element library:name="Feuil1"/>
  <library:element library:name="Feuil2"/>
  <library:element library:name="Feuil3"/>
  <library:element library:name="Feuil4"/>
  <library:element library:name="Feuil5"/>
  <library:element library:name="NEW_POINT"/>
  <library:element library:name="PAYS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date-style style:name="N118P0" style:volatile="true">
      <number:day/>
      <number:text>/</number:text>
      <number:month/>
    </number:date-style>
    <number:text-style style:name="N118">
      <number:text-content/>
      <style:map style:condition="value()&gt;=0" style:apply-style-name="N118P0"/>
    </number:text-style>
    <number:percentage-style style:name="N8011" number:language="fr" number:country="FR">
      <number:number number:decimal-places="2" number:min-integer-digits="1"/>
      <number:text>%</number:text>
    </number:percentage-style>
    <style:style style:name="ch1" style:family="chart">
      <style:graphic-properties draw:stroke="solid" svg:stroke-width="0.009cm"/>
    </style:style>
    <style:style style:name="ch2" style:family="chart">
      <style:graphic-properties svg:stroke-width="0.071cm"/>
      <style:text-properties fo:color="#000000" fo:font-size="16.75pt" fo:font-weight="bold" style:font-family-asian="Arial" style:font-size-asian="16.75pt" style:font-weight-asian="bold" style:font-size-complex="16.75pt" style:font-weight-complex="bold"/>
    </style:style>
    <style:style style:name="ch3" style:family="chart">
      <style:chart-properties chart:interpolation="cubic-spline" chart:symbol-type="automatic" chart:include-hidden-cells="false" chart:treat-empty-cells="leave-gap" chart:regression-type="linear"/>
    </style:style>
    <style:style style:name="ch4" style:family="chart" style:data-style-name="N118">
      <style:chart-properties chart:display-label="true" chart:logarithmic="false" chart:maximum="43235" chart:reverse-direction="false" text:line-break="false" chart:link-data-style-to-source="false" chart:axis-position="0" chart:tick-mark-position="at-axis" style:rotation-angle="90"/>
      <style:graphic-properties svg:stroke-width="0.009cm"/>
      <style:text-properties fo:color="#000000" fo:font-size="9pt" style:font-family-asian="Arial" style:font-size-asian="9pt" style:font-size-complex="9pt"/>
    </style:style>
    <style:style style:name="ch5" style:family="chart" style:data-style-name="N8011">
      <style:chart-properties chart:display-label="true" chart:logarithmic="false" chart:minimum="0" chart:maximum="1" chart:interval-major="0.2" chart:reverse-direction="false" text:line-break="false" chart:axis-position="0" chart:tick-mark-position="at-axis"/>
      <style:graphic-properties svg:stroke-width="0.009cm"/>
      <style:text-properties fo:color="#000000" fo:font-size="12pt" style:font-family-asian="Arial" style:font-size-asian="12pt" style:font-size-complex="12pt"/>
    </style:style>
    <style:style style:name="ch6" style:family="chart">
      <style:graphic-properties svg:stroke-width="0.009cm"/>
    </style:style>
    <style:style style:name="ch7" style:family="chart" style:data-style-name="N8011">
      <style:chart-properties chart:symbol-type="named-symbol" chart:symbol-name="square" chart:symbol-width="0.106cm" chart:symbol-height="0.106cm" chart:regression-type="linear" chart:label-position="right">
        <chart:label-separator>
          <text:p>; </text:p>
        </chart:label-separator>
      </style:chart-properties>
      <style:graphic-properties svg:stroke-width="0.106cm" svg:stroke-color="#ff6600" draw:fill-color="#ff6600"/>
      <style:text-properties fo:color="#000000" fo:font-size="12pt" style:font-family-asian="Arial" style:font-size-asian="12pt" style:font-size-complex="12pt"/>
    </style:style>
    <style:style style:name="ch8" style:family="chart">
      <style:graphic-properties draw:stroke="dash" draw:stroke-dash="msLineDash_20_1" svg:stroke-width="0.026cm" svg:stroke-color="#ff6600"/>
    </style:style>
    <style:style style:name="ch9" style:family="chart">
      <style:chart-properties chart:solid-type="cuboid" chart:symbol-type="named-symbol" chart:symbol-name="square" chart:symbol-width="0.106cm" chart:symbol-height="0.106cm"/>
    </style:style>
    <style:style style:name="ch10" style:family="chart">
      <style:graphic-properties draw:stroke="solid" svg:stroke-width="0.035cm" draw:fill="solid" draw:fill-color="#ffffcc"/>
    </style:style>
    <style:style style:name="ch11" style:family="chart">
      <style:graphic-properties draw:fill-color="#d9d9d9"/>
    </style:style>
  </office:automatic-styles>
  <office:body>
    <office:chart>
      <chart:chart svg:width="15.191cm" svg:height="7.985cm" xlink:href=".." xlink:type="simple" chart:class="chart:scatter" chart:column-mapping="1 0" chart:style-name="ch1">
        <chart:title svg:x="5.056cm" svg:y="0.104cm" chart:style-name="ch2">
          <text:p>ECOSYSTEME</text:p>
        </chart:title>
        <chart:plot-area chart:style-name="ch3" table:cell-range-address="Feuil1.B1:Feuil1.B1 GRAPH.A3:GRAPH.B61" chart:data-source-has-labels="column" svg:x="0.426cm" svg:y="0.748cm" svg:width="13.182cm" svg:height="7.134cm">
          <chartooo:coordinate-region svg:x="2.344cm" svg:y="0.987cm" svg:width="11.065cm" svg:height="5.825cm"/>
          <chart:axis chart:dimension="x" chart:name="primary-x" chart:style-name="ch4" chartooo:axis-type="auto">
            <chart:categories table:cell-range-address="Feuil1.B1:Feuil1.B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.B3:GRAPH.B61" chart:class="chart:scatter">
            <chart:domain table:cell-range-address="GRAPH.A3:GRAPH.A61"/>
            <chart:regression-curve chart:style-name="ch8"/>
            <chart:data-point chart:repeated="2"/>
            <chart:data-point chart:style-name="ch9"/>
            <chart:data-point chart:repeated="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euil1.B1:Feuil1.B1</svg:desc>
                </draw:g>
              </table:table-cell>
              <table:table-cell office:value-type="float" office:value="42968">
                <text:p>42968</text:p>
                <draw:g>
                  <svg:desc>GRAPH.A3:GRAPH.A61</svg:desc>
                </draw:g>
              </table:table-cell>
              <table:table-cell office:value-type="float" office:value="0">
                <text:p>0</text:p>
                <draw:g>
                  <svg:desc>GRAPH.B3:GRAPH.B61</svg:desc>
                </draw:g>
              </table:table-cell>
            </table:table-row>
            <table:table-row>
              <table:table-cell office:value-type="string"/>
              <table:table-cell office:value-type="float" office:value="42972">
                <text:p>4297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/>
              <table:table-cell office:value-type="float" office:value="42976.7297265046">
                <text:p>42976.7297265046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/>
              <table:table-cell office:value-type="float" office:value="42984.6310111111">
                <text:p>42984.6310111111</text:p>
              </table:table-cell>
              <table:table-cell office:value-type="float" office:value="0.201633333333333">
                <text:p>0.201633333333333</text:p>
              </table:table-cell>
            </table:table-row>
            <table:table-row>
              <table:table-cell office:value-type="string"/>
              <table:table-cell office:value-type="float" office:value="43009">
                <text:p>43009</text:p>
              </table:table-cell>
              <table:table-cell office:value-type="float" office:value="0.228683333333333">
                <text:p>0.228683333333333</text:p>
              </table:table-cell>
            </table:table-row>
            <table:table-row>
              <table:table-cell office:value-type="string"/>
              <table:table-cell office:value-type="float" office:value="43024.8799414352">
                <text:p>43024.8799414352</text:p>
              </table:table-cell>
              <table:table-cell office:value-type="float" office:value="0.23545">
                <text:p>0.23545</text:p>
              </table:table-cell>
            </table:table-row>
            <table:table-row>
              <table:table-cell office:value-type="string"/>
              <table:table-cell office:value-type="float" office:value="43063">
                <text:p>43063</text:p>
              </table:table-cell>
              <table:table-cell office:value-type="float" office:value="0.2598">
                <text:p>0.2598</text:p>
              </table:table-cell>
            </table:table-row>
            <table:table-row>
              <table:table-cell office:value-type="string"/>
              <table:table-cell office:value-type="float" office:value="43066">
                <text:p>43066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173">
                <text:p>4317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msLineDash_20_1" draw:display-name="msLineDash 1" draw:style="rect" draw:dots2="1" draw:dots2-length="0.14cm" draw:distance="0.105cm"/>
  </office:styles>
</office:document-styles>
</file>